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1.1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7772in" svg:height="6.8457in" svg:x="4.9059in" svg:y="1.0764in">
            <draw:object draw:notify-on-update-of-ranges="Sheet1.A2:Sheet1.A843 Sheet1.B2:Sheet1.B8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float" office:value="38.4865050588907" calcext:value-type="float">
            <text:p>38.4865050589</text:p>
          </table:table-cell>
          <table:table-cell office:value-type="float" office:value="-16.2289561469259" calcext:value-type="float">
            <text:p>-16.2289561469</text:p>
          </table:table-cell>
        </table:table-row>
        <table:table-row table:style-name="ro1">
          <table:table-cell office:value-type="float" office:value="42.6901408752345" calcext:value-type="float">
            <text:p>42.6901408752</text:p>
          </table:table-cell>
          <table:table-cell office:value-type="float" office:value="-14.4044695017431" calcext:value-type="float">
            <text:p>-14.4044695017</text:p>
          </table:table-cell>
        </table:table-row>
        <table:table-row table:style-name="ro1">
          <table:table-cell office:value-type="float" office:value="35.6247595076243" calcext:value-type="float">
            <text:p>35.6247595076</text:p>
          </table:table-cell>
          <table:table-cell office:value-type="float" office:value="-15.0666060655081" calcext:value-type="float">
            <text:p>-15.0666060655</text:p>
          </table:table-cell>
        </table:table-row>
        <table:table-row table:style-name="ro1">
          <table:table-cell office:value-type="float" office:value="37.6366301466784" calcext:value-type="float">
            <text:p>37.6366301467</text:p>
          </table:table-cell>
          <table:table-cell office:value-type="float" office:value="-17.5550779188624" calcext:value-type="float">
            <text:p>-17.5550779189</text:p>
          </table:table-cell>
        </table:table-row>
        <table:table-row table:style-name="ro1">
          <table:table-cell office:value-type="float" office:value="42.460842213657" calcext:value-type="float">
            <text:p>42.4608422137</text:p>
          </table:table-cell>
          <table:table-cell office:value-type="float" office:value="-28.4679792519137" calcext:value-type="float">
            <text:p>-28.4679792519</text:p>
          </table:table-cell>
        </table:table-row>
        <table:table-row table:style-name="ro1">
          <table:table-cell office:value-type="float" office:value="45.6099344254183" calcext:value-type="float">
            <text:p>45.6099344254</text:p>
          </table:table-cell>
          <table:table-cell office:value-type="float" office:value="-18.8257533232139" calcext:value-type="float">
            <text:p>-18.8257533232</text:p>
          </table:table-cell>
        </table:table-row>
        <table:table-row table:style-name="ro1">
          <table:table-cell office:value-type="float" office:value="38.5006553741948" calcext:value-type="float">
            <text:p>38.5006553742</text:p>
          </table:table-cell>
          <table:table-cell office:value-type="float" office:value="-20.9727998455966" calcext:value-type="float">
            <text:p>-20.9727998456</text:p>
          </table:table-cell>
        </table:table-row>
        <table:table-row table:style-name="ro1">
          <table:table-cell office:value-type="float" office:value="48.3453771118076" calcext:value-type="float">
            <text:p>48.3453771118</text:p>
          </table:table-cell>
          <table:table-cell office:value-type="float" office:value="-27.9408523334396" calcext:value-type="float">
            <text:p>-27.9408523334</text:p>
          </table:table-cell>
        </table:table-row>
        <table:table-row table:style-name="ro1">
          <table:table-cell office:value-type="float" office:value="48.9391546232653" calcext:value-type="float">
            <text:p>48.9391546233</text:p>
          </table:table-cell>
          <table:table-cell office:value-type="float" office:value="-25.6048811845804" calcext:value-type="float">
            <text:p>-25.6048811846</text:p>
          </table:table-cell>
        </table:table-row>
        <table:table-row table:style-name="ro1">
          <table:table-cell office:value-type="float" office:value="53.0288378046896" calcext:value-type="float">
            <text:p>53.0288378047</text:p>
          </table:table-cell>
          <table:table-cell office:value-type="float" office:value="-14.9416840547304" calcext:value-type="float">
            <text:p>-14.9416840547</text:p>
          </table:table-cell>
        </table:table-row>
        <table:table-row table:style-name="ro1">
          <table:table-cell office:value-type="float" office:value="37.7567263690043" calcext:value-type="float">
            <text:p>37.756726369</text:p>
          </table:table-cell>
          <table:table-cell office:value-type="float" office:value="-17.1163113568906" calcext:value-type="float">
            <text:p>-17.1163113569</text:p>
          </table:table-cell>
        </table:table-row>
        <table:table-row table:style-name="ro1">
          <table:table-cell office:value-type="float" office:value="51.7583434520478" calcext:value-type="float">
            <text:p>51.758343452</text:p>
          </table:table-cell>
          <table:table-cell office:value-type="float" office:value="-12.6728236742661" calcext:value-type="float">
            <text:p>-12.6728236743</text:p>
          </table:table-cell>
        </table:table-row>
        <table:table-row table:style-name="ro1">
          <table:table-cell office:value-type="float" office:value="37.3340038987176" calcext:value-type="float">
            <text:p>37.3340038987</text:p>
          </table:table-cell>
          <table:table-cell office:value-type="float" office:value="-14.5560850709953" calcext:value-type="float">
            <text:p>-14.556085071</text:p>
          </table:table-cell>
        </table:table-row>
        <table:table-row table:style-name="ro1">
          <table:table-cell office:value-type="float" office:value="50.3636831203693" calcext:value-type="float">
            <text:p>50.3636831204</text:p>
          </table:table-cell>
          <table:table-cell office:value-type="float" office:value="-26.8733984003046" calcext:value-type="float">
            <text:p>-26.8733984003</text:p>
          </table:table-cell>
        </table:table-row>
        <table:table-row table:style-name="ro1">
          <table:table-cell office:value-type="float" office:value="41.780359112062" calcext:value-type="float">
            <text:p>41.7803591121</text:p>
          </table:table-cell>
          <table:table-cell office:value-type="float" office:value="-18.6965457354799" calcext:value-type="float">
            <text:p>-18.6965457355</text:p>
          </table:table-cell>
        </table:table-row>
        <table:table-row table:style-name="ro1">
          <table:table-cell office:value-type="float" office:value="36.4362284794163" calcext:value-type="float">
            <text:p>36.4362284794</text:p>
          </table:table-cell>
          <table:table-cell office:value-type="float" office:value="-16.9179016952028" calcext:value-type="float">
            <text:p>-16.9179016952</text:p>
          </table:table-cell>
        </table:table-row>
        <table:table-row table:style-name="ro1">
          <table:table-cell office:value-type="float" office:value="40.7599149653533" calcext:value-type="float">
            <text:p>40.7599149654</text:p>
          </table:table-cell>
          <table:table-cell office:value-type="float" office:value="-13.7057196135789" calcext:value-type="float">
            <text:p>-13.7057196136</text:p>
          </table:table-cell>
        </table:table-row>
        <table:table-row table:style-name="ro1">
          <table:table-cell office:value-type="float" office:value="50.4190753946629" calcext:value-type="float">
            <text:p>50.4190753947</text:p>
          </table:table-cell>
          <table:table-cell office:value-type="float" office:value="-19.0981444896681" calcext:value-type="float">
            <text:p>-19.0981444897</text:p>
          </table:table-cell>
        </table:table-row>
        <table:table-row table:style-name="ro1">
          <table:table-cell office:value-type="float" office:value="36.0318901991035" calcext:value-type="float">
            <text:p>36.0318901991</text:p>
          </table:table-cell>
          <table:table-cell office:value-type="float" office:value="-17.5679176090013" calcext:value-type="float">
            <text:p>-17.567917609</text:p>
          </table:table-cell>
        </table:table-row>
        <table:table-row table:style-name="ro1">
          <table:table-cell office:value-type="float" office:value="27.269421330633" calcext:value-type="float">
            <text:p>27.2694213306</text:p>
          </table:table-cell>
          <table:table-cell office:value-type="float" office:value="-18.1525125783858" calcext:value-type="float">
            <text:p>-18.1525125784</text:p>
          </table:table-cell>
        </table:table-row>
        <table:table-row table:style-name="ro1">
          <table:table-cell office:value-type="float" office:value="32.4263528758402" calcext:value-type="float">
            <text:p>32.4263528758</text:p>
          </table:table-cell>
          <table:table-cell office:value-type="float" office:value="-17.3797842427477" calcext:value-type="float">
            <text:p>-17.3797842427</text:p>
          </table:table-cell>
        </table:table-row>
        <table:table-row table:style-name="ro1">
          <table:table-cell office:value-type="float" office:value="43.1231428079335" calcext:value-type="float">
            <text:p>43.1231428079</text:p>
          </table:table-cell>
          <table:table-cell office:value-type="float" office:value="-18.4442982068744" calcext:value-type="float">
            <text:p>-18.4442982069</text:p>
          </table:table-cell>
        </table:table-row>
        <table:table-row table:style-name="ro1">
          <table:table-cell office:value-type="float" office:value="34.3284933492123" calcext:value-type="float">
            <text:p>34.3284933492</text:p>
          </table:table-cell>
          <table:table-cell office:value-type="float" office:value="-18.2342715443019" calcext:value-type="float">
            <text:p>-18.2342715443</text:p>
          </table:table-cell>
        </table:table-row>
        <table:table-row table:style-name="ro1">
          <table:table-cell office:value-type="float" office:value="37.366722756471" calcext:value-type="float">
            <text:p>37.3667227565</text:p>
          </table:table-cell>
          <table:table-cell office:value-type="float" office:value="-14.7713445264882" calcext:value-type="float">
            <text:p>-14.7713445265</text:p>
          </table:table-cell>
        </table:table-row>
        <table:table-row table:style-name="ro1">
          <table:table-cell office:value-type="float" office:value="36.9572880480021" calcext:value-type="float">
            <text:p>36.957288048</text:p>
          </table:table-cell>
          <table:table-cell office:value-type="float" office:value="-15.0217519295729" calcext:value-type="float">
            <text:p>-15.0217519296</text:p>
          </table:table-cell>
        </table:table-row>
        <table:table-row table:style-name="ro1">
          <table:table-cell office:value-type="float" office:value="34.9129109749783" calcext:value-type="float">
            <text:p>34.912910975</text:p>
          </table:table-cell>
          <table:table-cell office:value-type="float" office:value="-20.6412936237575" calcext:value-type="float">
            <text:p>-20.6412936238</text:p>
          </table:table-cell>
        </table:table-row>
        <table:table-row table:style-name="ro1">
          <table:table-cell office:value-type="float" office:value="27.8850357518453" calcext:value-type="float">
            <text:p>27.8850357518</text:p>
          </table:table-cell>
          <table:table-cell office:value-type="float" office:value="-17.5874245356818" calcext:value-type="float">
            <text:p>-17.5874245357</text:p>
          </table:table-cell>
        </table:table-row>
        <table:table-row table:style-name="ro1">
          <table:table-cell office:value-type="float" office:value="31.1115935135983" calcext:value-type="float">
            <text:p>31.1115935136</text:p>
          </table:table-cell>
          <table:table-cell office:value-type="float" office:value="-21.901223080561" calcext:value-type="float">
            <text:p>-21.9012230806</text:p>
          </table:table-cell>
        </table:table-row>
        <table:table-row table:style-name="ro1">
          <table:table-cell office:value-type="float" office:value="31.8731247357891" calcext:value-type="float">
            <text:p>31.8731247358</text:p>
          </table:table-cell>
          <table:table-cell office:value-type="float" office:value="-16.4269960472764" calcext:value-type="float">
            <text:p>-16.4269960473</text:p>
          </table:table-cell>
        </table:table-row>
        <table:table-row table:style-name="ro1">
          <table:table-cell office:value-type="float" office:value="35.0577936013678" calcext:value-type="float">
            <text:p>35.0577936014</text:p>
          </table:table-cell>
          <table:table-cell office:value-type="float" office:value="-18.4893588088718" calcext:value-type="float">
            <text:p>-18.4893588089</text:p>
          </table:table-cell>
        </table:table-row>
        <table:table-row table:style-name="ro1">
          <table:table-cell office:value-type="float" office:value="37.0237432560193" calcext:value-type="float">
            <text:p>37.023743256</text:p>
          </table:table-cell>
          <table:table-cell office:value-type="float" office:value="-13.4254270042584" calcext:value-type="float">
            <text:p>-13.4254270043</text:p>
          </table:table-cell>
        </table:table-row>
        <table:table-row table:style-name="ro1">
          <table:table-cell office:value-type="float" office:value="39.1821068234999" calcext:value-type="float">
            <text:p>39.1821068235</text:p>
          </table:table-cell>
          <table:table-cell office:value-type="float" office:value="-20.3274338536742" calcext:value-type="float">
            <text:p>-20.3274338537</text:p>
          </table:table-cell>
        </table:table-row>
        <table:table-row table:style-name="ro1">
          <table:table-cell office:value-type="float" office:value="36.4159311316177" calcext:value-type="float">
            <text:p>36.4159311316</text:p>
          </table:table-cell>
          <table:table-cell office:value-type="float" office:value="-20.2201867174999" calcext:value-type="float">
            <text:p>-20.2201867175</text:p>
          </table:table-cell>
        </table:table-row>
        <table:table-row table:style-name="ro1">
          <table:table-cell office:value-type="float" office:value="36.7304368352024" calcext:value-type="float">
            <text:p>36.7304368352</text:p>
          </table:table-cell>
          <table:table-cell office:value-type="float" office:value="-15.5175087293832" calcext:value-type="float">
            <text:p>-15.5175087294</text:p>
          </table:table-cell>
        </table:table-row>
        <table:table-row table:style-name="ro1">
          <table:table-cell office:value-type="float" office:value="43.9848336162594" calcext:value-type="float">
            <text:p>43.9848336163</text:p>
          </table:table-cell>
          <table:table-cell office:value-type="float" office:value="-26.8356426063849" calcext:value-type="float">
            <text:p>-26.8356426064</text:p>
          </table:table-cell>
        </table:table-row>
        <table:table-row table:style-name="ro1">
          <table:table-cell office:value-type="float" office:value="42.4117515615206" calcext:value-type="float">
            <text:p>42.4117515615</text:p>
          </table:table-cell>
          <table:table-cell office:value-type="float" office:value="-25.4330453166898" calcext:value-type="float">
            <text:p>-25.4330453167</text:p>
          </table:table-cell>
        </table:table-row>
        <table:table-row table:style-name="ro1">
          <table:table-cell office:value-type="float" office:value="37.734453269355" calcext:value-type="float">
            <text:p>37.7344532694</text:p>
          </table:table-cell>
          <table:table-cell office:value-type="float" office:value="-21.7458942296468" calcext:value-type="float">
            <text:p>-21.7458942296</text:p>
          </table:table-cell>
        </table:table-row>
        <table:table-row table:style-name="ro1">
          <table:table-cell office:value-type="float" office:value="35.559837082732" calcext:value-type="float">
            <text:p>35.5598370827</text:p>
          </table:table-cell>
          <table:table-cell office:value-type="float" office:value="-16.8072528933607" calcext:value-type="float">
            <text:p>-16.8072528934</text:p>
          </table:table-cell>
        </table:table-row>
        <table:table-row table:style-name="ro1">
          <table:table-cell office:value-type="float" office:value="40.5477712469592" calcext:value-type="float">
            <text:p>40.547771247</text:p>
          </table:table-cell>
          <table:table-cell office:value-type="float" office:value="-18.4654996755231" calcext:value-type="float">
            <text:p>-18.4654996755</text:p>
          </table:table-cell>
        </table:table-row>
        <table:table-row table:style-name="ro1">
          <table:table-cell office:value-type="float" office:value="33.0520065996883" calcext:value-type="float">
            <text:p>33.0520065997</text:p>
          </table:table-cell>
          <table:table-cell office:value-type="float" office:value="-18.1352857909461" calcext:value-type="float">
            <text:p>-18.1352857909</text:p>
          </table:table-cell>
        </table:table-row>
        <table:table-row table:style-name="ro1">
          <table:table-cell office:value-type="float" office:value="45.5656202055987" calcext:value-type="float">
            <text:p>45.5656202056</text:p>
          </table:table-cell>
          <table:table-cell office:value-type="float" office:value="-17.2353561606964" calcext:value-type="float">
            <text:p>-17.2353561607</text:p>
          </table:table-cell>
        </table:table-row>
        <table:table-row table:style-name="ro1">
          <table:table-cell office:value-type="float" office:value="35.6079455086259" calcext:value-type="float">
            <text:p>35.6079455086</text:p>
          </table:table-cell>
          <table:table-cell office:value-type="float" office:value="-13.5213343602638" calcext:value-type="float">
            <text:p>-13.5213343603</text:p>
          </table:table-cell>
        </table:table-row>
        <table:table-row table:style-name="ro1">
          <table:table-cell office:value-type="float" office:value="35.0882480957954" calcext:value-type="float">
            <text:p>35.0882480958</text:p>
          </table:table-cell>
          <table:table-cell office:value-type="float" office:value="-18.9510420107375" calcext:value-type="float">
            <text:p>-18.9510420107</text:p>
          </table:table-cell>
        </table:table-row>
        <table:table-row table:style-name="ro1">
          <table:table-cell office:value-type="float" office:value="30.0253880392706" calcext:value-type="float">
            <text:p>30.0253880393</text:p>
          </table:table-cell>
          <table:table-cell office:value-type="float" office:value="-18.4155127658887" calcext:value-type="float">
            <text:p>-18.4155127659</text:p>
          </table:table-cell>
        </table:table-row>
        <table:table-row table:style-name="ro1">
          <table:table-cell office:value-type="float" office:value="28.6301639601431" calcext:value-type="float">
            <text:p>28.6301639601</text:p>
          </table:table-cell>
          <table:table-cell office:value-type="float" office:value="-16.8619407705116" calcext:value-type="float">
            <text:p>-16.8619407705</text:p>
          </table:table-cell>
        </table:table-row>
        <table:table-row table:style-name="ro1">
          <table:table-cell office:value-type="float" office:value="27.3286810243771" calcext:value-type="float">
            <text:p>27.3286810244</text:p>
          </table:table-cell>
          <table:table-cell office:value-type="float" office:value="-18.2822437034119" calcext:value-type="float">
            <text:p>-18.2822437034</text:p>
          </table:table-cell>
        </table:table-row>
        <table:table-row table:style-name="ro1">
          <table:table-cell office:value-type="float" office:value="31.8337619927" calcext:value-type="float">
            <text:p>31.8337619927</text:p>
          </table:table-cell>
          <table:table-cell office:value-type="float" office:value="-14.8563599520569" calcext:value-type="float">
            <text:p>-14.8563599521</text:p>
          </table:table-cell>
        </table:table-row>
        <table:table-row table:style-name="ro1">
          <table:table-cell office:value-type="float" office:value="67.0107010302696" calcext:value-type="float">
            <text:p>67.0107010303</text:p>
          </table:table-cell>
          <table:table-cell office:value-type="float" office:value="-12.5219699679984" calcext:value-type="float">
            <text:p>-12.521969968</text:p>
          </table:table-cell>
        </table:table-row>
        <table:table-row table:style-name="ro1">
          <table:table-cell office:value-type="float" office:value="32.2401965505594" calcext:value-type="float">
            <text:p>32.2401965506</text:p>
          </table:table-cell>
          <table:table-cell office:value-type="float" office:value="-17.426892717231" calcext:value-type="float">
            <text:p>-17.4268927172</text:p>
          </table:table-cell>
        </table:table-row>
        <table:table-row table:style-name="ro1">
          <table:table-cell office:value-type="float" office:value="29.4827694508889" calcext:value-type="float">
            <text:p>29.4827694509</text:p>
          </table:table-cell>
          <table:table-cell office:value-type="float" office:value="-17.5996975392485" calcext:value-type="float">
            <text:p>-17.5996975392</text:p>
          </table:table-cell>
        </table:table-row>
        <table:table-row table:style-name="ro1">
          <table:table-cell office:value-type="float" office:value="39.8590507846588" calcext:value-type="float">
            <text:p>39.8590507847</text:p>
          </table:table-cell>
          <table:table-cell office:value-type="float" office:value="-16.2849372238557" calcext:value-type="float">
            <text:p>-16.2849372239</text:p>
          </table:table-cell>
        </table:table-row>
        <table:table-row table:style-name="ro1">
          <table:table-cell office:value-type="float" office:value="44.0799292911201" calcext:value-type="float">
            <text:p>44.0799292911</text:p>
          </table:table-cell>
          <table:table-cell office:value-type="float" office:value="-14.3086887667526" calcext:value-type="float">
            <text:p>-14.3086887668</text:p>
          </table:table-cell>
        </table:table-row>
        <table:table-row table:style-name="ro1">
          <table:table-cell office:value-type="float" office:value="34.3905838562111" calcext:value-type="float">
            <text:p>34.3905838562</text:p>
          </table:table-cell>
          <table:table-cell office:value-type="float" office:value="-25.8437032897306" calcext:value-type="float">
            <text:p>-25.8437032897</text:p>
          </table:table-cell>
        </table:table-row>
        <table:table-row table:style-name="ro1">
          <table:table-cell office:value-type="float" office:value="28.3687542307916" calcext:value-type="float">
            <text:p>28.3687542308</text:p>
          </table:table-cell>
          <table:table-cell office:value-type="float" office:value="-15.6049603234953" calcext:value-type="float">
            <text:p>-15.6049603235</text:p>
          </table:table-cell>
        </table:table-row>
        <table:table-row table:style-name="ro1">
          <table:table-cell office:value-type="float" office:value="27.9265015132976" calcext:value-type="float">
            <text:p>27.9265015133</text:p>
          </table:table-cell>
          <table:table-cell office:value-type="float" office:value="-15.9620814741045" calcext:value-type="float">
            <text:p>-15.9620814741</text:p>
          </table:table-cell>
        </table:table-row>
        <table:table-row table:style-name="ro1">
          <table:table-cell office:value-type="float" office:value="44.9898579266491" calcext:value-type="float">
            <text:p>44.9898579266</text:p>
          </table:table-cell>
          <table:table-cell office:value-type="float" office:value="-27.2321543641678" calcext:value-type="float">
            <text:p>-27.2321543642</text:p>
          </table:table-cell>
        </table:table-row>
        <table:table-row table:style-name="ro1">
          <table:table-cell office:value-type="float" office:value="28.8270448544255" calcext:value-type="float">
            <text:p>28.8270448544</text:p>
          </table:table-cell>
          <table:table-cell office:value-type="float" office:value="-13.6847493938766" calcext:value-type="float">
            <text:p>-13.6847493939</text:p>
          </table:table-cell>
        </table:table-row>
        <table:table-row table:style-name="ro1">
          <table:table-cell office:value-type="float" office:value="34.3594047156215" calcext:value-type="float">
            <text:p>34.3594047156</text:p>
          </table:table-cell>
          <table:table-cell office:value-type="float" office:value="-16.4277902868426" calcext:value-type="float">
            <text:p>-16.4277902868</text:p>
          </table:table-cell>
        </table:table-row>
        <table:table-row table:style-name="ro1">
          <table:table-cell office:value-type="float" office:value="27.3461516215783" calcext:value-type="float">
            <text:p>27.3461516216</text:p>
          </table:table-cell>
          <table:table-cell office:value-type="float" office:value="-18.3565345372244" calcext:value-type="float">
            <text:p>-18.3565345372</text:p>
          </table:table-cell>
        </table:table-row>
        <table:table-row table:style-name="ro1">
          <table:table-cell office:value-type="float" office:value="24.3608237778501" calcext:value-type="float">
            <text:p>24.3608237779</text:p>
          </table:table-cell>
          <table:table-cell office:value-type="float" office:value="-20.873463207929" calcext:value-type="float">
            <text:p>-20.8734632079</text:p>
          </table:table-cell>
        </table:table-row>
        <table:table-row table:style-name="ro1">
          <table:table-cell office:value-type="float" office:value="53.276674454938" calcext:value-type="float">
            <text:p>53.2766744549</text:p>
          </table:table-cell>
          <table:table-cell office:value-type="float" office:value="-17.3506038240771" calcext:value-type="float">
            <text:p>-17.3506038241</text:p>
          </table:table-cell>
        </table:table-row>
        <table:table-row table:style-name="ro1">
          <table:table-cell office:value-type="float" office:value="56.8206649816136" calcext:value-type="float">
            <text:p>56.8206649816</text:p>
          </table:table-cell>
          <table:table-cell office:value-type="float" office:value="-28.9685816481313" calcext:value-type="float">
            <text:p>-28.9685816481</text:p>
          </table:table-cell>
        </table:table-row>
        <table:table-row table:style-name="ro1">
          <table:table-cell office:value-type="float" office:value="46.6425037494981" calcext:value-type="float">
            <text:p>46.6425037495</text:p>
          </table:table-cell>
          <table:table-cell office:value-type="float" office:value="-22.4190947668861" calcext:value-type="float">
            <text:p>-22.4190947669</text:p>
          </table:table-cell>
        </table:table-row>
        <table:table-row table:style-name="ro1">
          <table:table-cell office:value-type="float" office:value="43.7176865818181" calcext:value-type="float">
            <text:p>43.7176865818</text:p>
          </table:table-cell>
          <table:table-cell office:value-type="float" office:value="-13.121174482066" calcext:value-type="float">
            <text:p>-13.1211744821</text:p>
          </table:table-cell>
        </table:table-row>
        <table:table-row table:style-name="ro1">
          <table:table-cell office:value-type="float" office:value="44.6745127838765" calcext:value-type="float">
            <text:p>44.6745127839</text:p>
          </table:table-cell>
          <table:table-cell office:value-type="float" office:value="-13.7929172328924" calcext:value-type="float">
            <text:p>-13.7929172329</text:p>
          </table:table-cell>
        </table:table-row>
        <table:table-row table:style-name="ro1">
          <table:table-cell office:value-type="float" office:value="43.490154939" calcext:value-type="float">
            <text:p>43.490154939</text:p>
          </table:table-cell>
          <table:table-cell office:value-type="float" office:value="-16.5334986937895" calcext:value-type="float">
            <text:p>-16.5334986938</text:p>
          </table:table-cell>
        </table:table-row>
        <table:table-row table:style-name="ro1">
          <table:table-cell office:value-type="float" office:value="36.3989824290843" calcext:value-type="float">
            <text:p>36.3989824291</text:p>
          </table:table-cell>
          <table:table-cell office:value-type="float" office:value="-20.3946480654054" calcext:value-type="float">
            <text:p>-20.3946480654</text:p>
          </table:table-cell>
        </table:table-row>
        <table:table-row table:style-name="ro1">
          <table:table-cell office:value-type="float" office:value="51.6807965383033" calcext:value-type="float">
            <text:p>51.6807965383</text:p>
          </table:table-cell>
          <table:table-cell office:value-type="float" office:value="-16.4976679845405" calcext:value-type="float">
            <text:p>-16.4976679845</text:p>
          </table:table-cell>
        </table:table-row>
        <table:table-row table:style-name="ro1">
          <table:table-cell office:value-type="float" office:value="45.4731185496364" calcext:value-type="float">
            <text:p>45.4731185496</text:p>
          </table:table-cell>
          <table:table-cell office:value-type="float" office:value="-20.7847223556269" calcext:value-type="float">
            <text:p>-20.7847223556</text:p>
          </table:table-cell>
        </table:table-row>
        <table:table-row table:style-name="ro1">
          <table:table-cell office:value-type="float" office:value="45.6315019652928" calcext:value-type="float">
            <text:p>45.6315019653</text:p>
          </table:table-cell>
          <table:table-cell office:value-type="float" office:value="-18.5678961924548" calcext:value-type="float">
            <text:p>-18.5678961925</text:p>
          </table:table-cell>
        </table:table-row>
        <table:table-row table:style-name="ro1">
          <table:table-cell office:value-type="float" office:value="38.6731678860439" calcext:value-type="float">
            <text:p>38.673167886</text:p>
          </table:table-cell>
          <table:table-cell office:value-type="float" office:value="-19.1869969819245" calcext:value-type="float">
            <text:p>-19.1869969819</text:p>
          </table:table-cell>
        </table:table-row>
        <table:table-row table:style-name="ro1">
          <table:table-cell office:value-type="float" office:value="43.0912243833253" calcext:value-type="float">
            <text:p>43.0912243833</text:p>
          </table:table-cell>
          <table:table-cell office:value-type="float" office:value="-31.015573914046" calcext:value-type="float">
            <text:p>-31.015573914</text:p>
          </table:table-cell>
        </table:table-row>
        <table:table-row table:style-name="ro1">
          <table:table-cell office:value-type="float" office:value="41.9242541019706" calcext:value-type="float">
            <text:p>41.924254102</text:p>
          </table:table-cell>
          <table:table-cell office:value-type="float" office:value="-15.3447106107597" calcext:value-type="float">
            <text:p>-15.3447106108</text:p>
          </table:table-cell>
        </table:table-row>
        <table:table-row table:style-name="ro1">
          <table:table-cell office:value-type="float" office:value="43.7941553903086" calcext:value-type="float">
            <text:p>43.7941553903</text:p>
          </table:table-cell>
          <table:table-cell office:value-type="float" office:value="-19.1570907898263" calcext:value-type="float">
            <text:p>-19.1570907898</text:p>
          </table:table-cell>
        </table:table-row>
        <table:table-row table:style-name="ro1">
          <table:table-cell office:value-type="float" office:value="47.7506264125952" calcext:value-type="float">
            <text:p>47.7506264126</text:p>
          </table:table-cell>
          <table:table-cell office:value-type="float" office:value="-15.9701334480431" calcext:value-type="float">
            <text:p>-15.970133448</text:p>
          </table:table-cell>
        </table:table-row>
        <table:table-row table:style-name="ro1">
          <table:table-cell office:value-type="float" office:value="40.3592667935936" calcext:value-type="float">
            <text:p>40.3592667936</text:p>
          </table:table-cell>
          <table:table-cell office:value-type="float" office:value="-12.3505556505317" calcext:value-type="float">
            <text:p>-12.3505556505</text:p>
          </table:table-cell>
        </table:table-row>
        <table:table-row table:style-name="ro1">
          <table:table-cell office:value-type="float" office:value="35.6140419342827" calcext:value-type="float">
            <text:p>35.6140419343</text:p>
          </table:table-cell>
          <table:table-cell office:value-type="float" office:value="-16.7370667018432" calcext:value-type="float">
            <text:p>-16.7370667018</text:p>
          </table:table-cell>
        </table:table-row>
        <table:table-row table:style-name="ro1">
          <table:table-cell office:value-type="float" office:value="40.7014752158392" calcext:value-type="float">
            <text:p>40.7014752158</text:p>
          </table:table-cell>
          <table:table-cell office:value-type="float" office:value="-18.2005110082384" calcext:value-type="float">
            <text:p>-18.2005110082</text:p>
          </table:table-cell>
        </table:table-row>
        <table:table-row table:style-name="ro1">
          <table:table-cell office:value-type="float" office:value="32.7444302059404" calcext:value-type="float">
            <text:p>32.7444302059</text:p>
          </table:table-cell>
          <table:table-cell office:value-type="float" office:value="-25.9496074567018" calcext:value-type="float">
            <text:p>-25.9496074567</text:p>
          </table:table-cell>
        </table:table-row>
        <table:table-row table:style-name="ro1">
          <table:table-cell office:value-type="float" office:value="44.2789911789412" calcext:value-type="float">
            <text:p>44.2789911789</text:p>
          </table:table-cell>
          <table:table-cell office:value-type="float" office:value="-18.799728360654" calcext:value-type="float">
            <text:p>-18.7997283607</text:p>
          </table:table-cell>
        </table:table-row>
        <table:table-row table:style-name="ro1">
          <table:table-cell office:value-type="float" office:value="37.0034324479581" calcext:value-type="float">
            <text:p>37.003432448</text:p>
          </table:table-cell>
          <table:table-cell office:value-type="float" office:value="-17.9327316929586" calcext:value-type="float">
            <text:p>-17.932731693</text:p>
          </table:table-cell>
        </table:table-row>
        <table:table-row table:style-name="ro1">
          <table:table-cell office:value-type="float" office:value="45.8656200039562" calcext:value-type="float">
            <text:p>45.865620004</text:p>
          </table:table-cell>
          <table:table-cell office:value-type="float" office:value="-20.0708213675571" calcext:value-type="float">
            <text:p>-20.0708213676</text:p>
          </table:table-cell>
        </table:table-row>
        <table:table-row table:style-name="ro1">
          <table:table-cell office:value-type="float" office:value="32.7129233657405" calcext:value-type="float">
            <text:p>32.7129233657</text:p>
          </table:table-cell>
          <table:table-cell office:value-type="float" office:value="-16.8149601144751" calcext:value-type="float">
            <text:p>-16.8149601145</text:p>
          </table:table-cell>
        </table:table-row>
        <table:table-row table:style-name="ro1">
          <table:table-cell office:value-type="float" office:value="33.4953706254257" calcext:value-type="float">
            <text:p>33.4953706254</text:p>
          </table:table-cell>
          <table:table-cell office:value-type="float" office:value="-17.2659510016267" calcext:value-type="float">
            <text:p>-17.2659510016</text:p>
          </table:table-cell>
        </table:table-row>
        <table:table-row table:style-name="ro1">
          <table:table-cell office:value-type="float" office:value="49.949704683221" calcext:value-type="float">
            <text:p>49.9497046832</text:p>
          </table:table-cell>
          <table:table-cell office:value-type="float" office:value="-18.2034703656256" calcext:value-type="float">
            <text:p>-18.2034703656</text:p>
          </table:table-cell>
        </table:table-row>
        <table:table-row table:style-name="ro1">
          <table:table-cell office:value-type="float" office:value="41.8793422097359" calcext:value-type="float">
            <text:p>41.8793422097</text:p>
          </table:table-cell>
          <table:table-cell office:value-type="float" office:value="-17.2681459666183" calcext:value-type="float">
            <text:p>-17.2681459666</text:p>
          </table:table-cell>
        </table:table-row>
        <table:table-row table:style-name="ro1">
          <table:table-cell office:value-type="float" office:value="52.4035186853261" calcext:value-type="float">
            <text:p>52.4035186853</text:p>
          </table:table-cell>
          <table:table-cell office:value-type="float" office:value="-13.9121450723939" calcext:value-type="float">
            <text:p>-13.9121450724</text:p>
          </table:table-cell>
        </table:table-row>
        <table:table-row table:style-name="ro1">
          <table:table-cell office:value-type="float" office:value="48.2839223689071" calcext:value-type="float">
            <text:p>48.2839223689</text:p>
          </table:table-cell>
          <table:table-cell office:value-type="float" office:value="-14.3817971840273" calcext:value-type="float">
            <text:p>-14.381797184</text:p>
          </table:table-cell>
        </table:table-row>
        <table:table-row table:style-name="ro1">
          <table:table-cell office:value-type="float" office:value="38.786590361943" calcext:value-type="float">
            <text:p>38.7865903619</text:p>
          </table:table-cell>
          <table:table-cell office:value-type="float" office:value="-16.1874201621444" calcext:value-type="float">
            <text:p>-16.1874201621</text:p>
          </table:table-cell>
        </table:table-row>
        <table:table-row table:style-name="ro1">
          <table:table-cell office:value-type="float" office:value="41.9499958923298" calcext:value-type="float">
            <text:p>41.9499958923</text:p>
          </table:table-cell>
          <table:table-cell office:value-type="float" office:value="-13.878853378733" calcext:value-type="float">
            <text:p>-13.8788533787</text:p>
          </table:table-cell>
        </table:table-row>
        <table:table-row table:style-name="ro1">
          <table:table-cell office:value-type="float" office:value="39.9532314943051" calcext:value-type="float">
            <text:p>39.9532314943</text:p>
          </table:table-cell>
          <table:table-cell office:value-type="float" office:value="-15.9788773218678" calcext:value-type="float">
            <text:p>-15.9788773219</text:p>
          </table:table-cell>
        </table:table-row>
        <table:table-row table:style-name="ro1">
          <table:table-cell office:value-type="float" office:value="46.4574155798481" calcext:value-type="float">
            <text:p>46.4574155798</text:p>
          </table:table-cell>
          <table:table-cell office:value-type="float" office:value="-30.3783184759301" calcext:value-type="float">
            <text:p>-30.3783184759</text:p>
          </table:table-cell>
        </table:table-row>
        <table:table-row table:style-name="ro1">
          <table:table-cell office:value-type="float" office:value="44.2823429881429" calcext:value-type="float">
            <text:p>44.2823429881</text:p>
          </table:table-cell>
          <table:table-cell office:value-type="float" office:value="-17.2358364999094" calcext:value-type="float">
            <text:p>-17.2358364999</text:p>
          </table:table-cell>
        </table:table-row>
        <table:table-row table:style-name="ro1">
          <table:table-cell office:value-type="float" office:value="44.7284715130151" calcext:value-type="float">
            <text:p>44.728471513</text:p>
          </table:table-cell>
          <table:table-cell office:value-type="float" office:value="-16.6576688611703" calcext:value-type="float">
            <text:p>-16.6576688612</text:p>
          </table:table-cell>
        </table:table-row>
        <table:table-row table:style-name="ro1">
          <table:table-cell office:value-type="float" office:value="32.6667891192441" calcext:value-type="float">
            <text:p>32.6667891192</text:p>
          </table:table-cell>
          <table:table-cell office:value-type="float" office:value="-18.5477504935767" calcext:value-type="float">
            <text:p>-18.5477504936</text:p>
          </table:table-cell>
        </table:table-row>
        <table:table-row table:style-name="ro1">
          <table:table-cell office:value-type="float" office:value="32.8730217407278" calcext:value-type="float">
            <text:p>32.8730217407</text:p>
          </table:table-cell>
          <table:table-cell office:value-type="float" office:value="-14.9334422425876" calcext:value-type="float">
            <text:p>-14.9334422426</text:p>
          </table:table-cell>
        </table:table-row>
        <table:table-row table:style-name="ro1">
          <table:table-cell office:value-type="float" office:value="30.6563170598299" calcext:value-type="float">
            <text:p>30.6563170598</text:p>
          </table:table-cell>
          <table:table-cell office:value-type="float" office:value="-14.4683084690862" calcext:value-type="float">
            <text:p>-14.4683084691</text:p>
          </table:table-cell>
        </table:table-row>
        <table:table-row table:style-name="ro1">
          <table:table-cell office:value-type="float" office:value="38.9543491799414" calcext:value-type="float">
            <text:p>38.9543491799</text:p>
          </table:table-cell>
          <table:table-cell office:value-type="float" office:value="-22.0781567508677" calcext:value-type="float">
            <text:p>-22.0781567509</text:p>
          </table:table-cell>
        </table:table-row>
        <table:table-row table:style-name="ro1">
          <table:table-cell office:value-type="float" office:value="33.1184469442384" calcext:value-type="float">
            <text:p>33.1184469442</text:p>
          </table:table-cell>
          <table:table-cell office:value-type="float" office:value="-19.2377239161127" calcext:value-type="float">
            <text:p>-19.2377239161</text:p>
          </table:table-cell>
        </table:table-row>
        <table:table-row table:style-name="ro1">
          <table:table-cell office:value-type="float" office:value="44.5196671035286" calcext:value-type="float">
            <text:p>44.5196671035</text:p>
          </table:table-cell>
          <table:table-cell office:value-type="float" office:value="-21.2507088816245" calcext:value-type="float">
            <text:p>-21.2507088816</text:p>
          </table:table-cell>
        </table:table-row>
        <table:table-row table:style-name="ro1">
          <table:table-cell office:value-type="float" office:value="41.923271070966" calcext:value-type="float">
            <text:p>41.923271071</text:p>
          </table:table-cell>
          <table:table-cell office:value-type="float" office:value="-18.6201266676851" calcext:value-type="float">
            <text:p>-18.6201266677</text:p>
          </table:table-cell>
        </table:table-row>
        <table:table-row table:style-name="ro1">
          <table:table-cell office:value-type="float" office:value="30.5302580594224" calcext:value-type="float">
            <text:p>30.5302580594</text:p>
          </table:table-cell>
          <table:table-cell office:value-type="float" office:value="-14.8448527655738" calcext:value-type="float">
            <text:p>-14.8448527656</text:p>
          </table:table-cell>
        </table:table-row>
        <table:table-row table:style-name="ro1">
          <table:table-cell office:value-type="float" office:value="30.5784847448413" calcext:value-type="float">
            <text:p>30.5784847448</text:p>
          </table:table-cell>
          <table:table-cell office:value-type="float" office:value="-25.3484119138112" calcext:value-type="float">
            <text:p>-25.3484119138</text:p>
          </table:table-cell>
        </table:table-row>
        <table:table-row table:style-name="ro1">
          <table:table-cell office:value-type="float" office:value="24.1108827569547" calcext:value-type="float">
            <text:p>24.110882757</text:p>
          </table:table-cell>
          <table:table-cell office:value-type="float" office:value="-16.1870330086218" calcext:value-type="float">
            <text:p>-16.1870330086</text:p>
          </table:table-cell>
        </table:table-row>
        <table:table-row table:style-name="ro1">
          <table:table-cell office:value-type="float" office:value="25.1358249142682" calcext:value-type="float">
            <text:p>25.1358249143</text:p>
          </table:table-cell>
          <table:table-cell office:value-type="float" office:value="-19.4859285116741" calcext:value-type="float">
            <text:p>-19.4859285117</text:p>
          </table:table-cell>
        </table:table-row>
        <table:table-row table:style-name="ro1">
          <table:table-cell office:value-type="float" office:value="29.9091271669187" calcext:value-type="float">
            <text:p>29.9091271669</text:p>
          </table:table-cell>
          <table:table-cell office:value-type="float" office:value="-18.3949975784111" calcext:value-type="float">
            <text:p>-18.3949975784</text:p>
          </table:table-cell>
        </table:table-row>
        <table:table-row table:style-name="ro1">
          <table:table-cell office:value-type="float" office:value="31.442686657138" calcext:value-type="float">
            <text:p>31.4426866571</text:p>
          </table:table-cell>
          <table:table-cell office:value-type="float" office:value="-15.5126260192957" calcext:value-type="float">
            <text:p>-15.5126260193</text:p>
          </table:table-cell>
        </table:table-row>
        <table:table-row table:style-name="ro1">
          <table:table-cell office:value-type="float" office:value="36.2388939188304" calcext:value-type="float">
            <text:p>36.2388939188</text:p>
          </table:table-cell>
          <table:table-cell office:value-type="float" office:value="-15.5976999480083" calcext:value-type="float">
            <text:p>-15.597699948</text:p>
          </table:table-cell>
        </table:table-row>
        <table:table-row table:style-name="ro1">
          <table:table-cell office:value-type="float" office:value="37.1935827120197" calcext:value-type="float">
            <text:p>37.193582712</text:p>
          </table:table-cell>
          <table:table-cell office:value-type="float" office:value="-19.3431813734692" calcext:value-type="float">
            <text:p>-19.3431813735</text:p>
          </table:table-cell>
        </table:table-row>
        <table:table-row table:style-name="ro1">
          <table:table-cell office:value-type="float" office:value="25.5621173708151" calcext:value-type="float">
            <text:p>25.5621173708</text:p>
          </table:table-cell>
          <table:table-cell office:value-type="float" office:value="-17.5348900221421" calcext:value-type="float">
            <text:p>-17.5348900221</text:p>
          </table:table-cell>
        </table:table-row>
        <table:table-row table:style-name="ro1">
          <table:table-cell office:value-type="float" office:value="33.7190520500821" calcext:value-type="float">
            <text:p>33.7190520501</text:p>
          </table:table-cell>
          <table:table-cell office:value-type="float" office:value="-24.9342236748971" calcext:value-type="float">
            <text:p>-24.9342236749</text:p>
          </table:table-cell>
        </table:table-row>
        <table:table-row table:style-name="ro1">
          <table:table-cell office:value-type="float" office:value="29.0218337233448" calcext:value-type="float">
            <text:p>29.0218337233</text:p>
          </table:table-cell>
          <table:table-cell office:value-type="float" office:value="-16.9135717202792" calcext:value-type="float">
            <text:p>-16.9135717203</text:p>
          </table:table-cell>
        </table:table-row>
        <table:table-row table:style-name="ro1">
          <table:table-cell office:value-type="float" office:value="32.3407690621886" calcext:value-type="float">
            <text:p>32.3407690622</text:p>
          </table:table-cell>
          <table:table-cell office:value-type="float" office:value="-23.6163799865854" calcext:value-type="float">
            <text:p>-23.6163799866</text:p>
          </table:table-cell>
        </table:table-row>
        <table:table-row table:style-name="ro1">
          <table:table-cell office:value-type="float" office:value="25.5333434387003" calcext:value-type="float">
            <text:p>25.5333434387</text:p>
          </table:table-cell>
          <table:table-cell office:value-type="float" office:value="-17.6550330336868" calcext:value-type="float">
            <text:p>-17.6550330337</text:p>
          </table:table-cell>
        </table:table-row>
        <table:table-row table:style-name="ro1">
          <table:table-cell office:value-type="float" office:value="24.5301380442239" calcext:value-type="float">
            <text:p>24.5301380442</text:p>
          </table:table-cell>
          <table:table-cell office:value-type="float" office:value="-18.5654575316086" calcext:value-type="float">
            <text:p>-18.5654575316</text:p>
          </table:table-cell>
        </table:table-row>
        <table:table-row table:style-name="ro1">
          <table:table-cell office:value-type="float" office:value="22.9622952214931" calcext:value-type="float">
            <text:p>22.9622952215</text:p>
          </table:table-cell>
          <table:table-cell office:value-type="float" office:value="-19.0594437438421" calcext:value-type="float">
            <text:p>-19.0594437438</text:p>
          </table:table-cell>
        </table:table-row>
        <table:table-row table:style-name="ro1">
          <table:table-cell office:value-type="float" office:value="37.8048065656971" calcext:value-type="float">
            <text:p>37.8048065657</text:p>
          </table:table-cell>
          <table:table-cell office:value-type="float" office:value="-26.0965769617222" calcext:value-type="float">
            <text:p>-26.0965769617</text:p>
          </table:table-cell>
        </table:table-row>
        <table:table-row table:style-name="ro1">
          <table:table-cell office:value-type="float" office:value="42.311609861758" calcext:value-type="float">
            <text:p>42.3116098618</text:p>
          </table:table-cell>
          <table:table-cell office:value-type="float" office:value="-22.6797076163339" calcext:value-type="float">
            <text:p>-22.6797076163</text:p>
          </table:table-cell>
        </table:table-row>
        <table:table-row table:style-name="ro1">
          <table:table-cell office:value-type="float" office:value="46.684826294963" calcext:value-type="float">
            <text:p>46.684826295</text:p>
          </table:table-cell>
          <table:table-cell office:value-type="float" office:value="-16.0493191187771" calcext:value-type="float">
            <text:p>-16.0493191188</text:p>
          </table:table-cell>
        </table:table-row>
        <table:table-row table:style-name="ro1">
          <table:table-cell office:value-type="float" office:value="44.6042747721367" calcext:value-type="float">
            <text:p>44.6042747721</text:p>
          </table:table-cell>
          <table:table-cell office:value-type="float" office:value="-13.4812706726928" calcext:value-type="float">
            <text:p>-13.4812706727</text:p>
          </table:table-cell>
        </table:table-row>
        <table:table-row table:style-name="ro1">
          <table:table-cell office:value-type="float" office:value="52.6613551743248" calcext:value-type="float">
            <text:p>52.6613551743</text:p>
          </table:table-cell>
          <table:table-cell office:value-type="float" office:value="-18.369645537257" calcext:value-type="float">
            <text:p>-18.3696455373</text:p>
          </table:table-cell>
        </table:table-row>
        <table:table-row table:style-name="ro1">
          <table:table-cell office:value-type="float" office:value="44.9594071780386" calcext:value-type="float">
            <text:p>44.959407178</text:p>
          </table:table-cell>
          <table:table-cell office:value-type="float" office:value="-17.8557247623351" calcext:value-type="float">
            <text:p>-17.8557247623</text:p>
          </table:table-cell>
        </table:table-row>
        <table:table-row table:style-name="ro1">
          <table:table-cell office:value-type="float" office:value="33.1904553469492" calcext:value-type="float">
            <text:p>33.1904553469</text:p>
          </table:table-cell>
          <table:table-cell office:value-type="float" office:value="-14.6075574367002" calcext:value-type="float">
            <text:p>-14.6075574367</text:p>
          </table:table-cell>
        </table:table-row>
        <table:table-row table:style-name="ro1">
          <table:table-cell office:value-type="float" office:value="53.139888321556" calcext:value-type="float">
            <text:p>53.1398883216</text:p>
          </table:table-cell>
          <table:table-cell office:value-type="float" office:value="-14.7076126665618" calcext:value-type="float">
            <text:p>-14.7076126666</text:p>
          </table:table-cell>
        </table:table-row>
        <table:table-row table:style-name="ro1">
          <table:table-cell office:value-type="float" office:value="37.7359546197619" calcext:value-type="float">
            <text:p>37.7359546198</text:p>
          </table:table-cell>
          <table:table-cell office:value-type="float" office:value="-16.8934780447149" calcext:value-type="float">
            <text:p>-16.8934780447</text:p>
          </table:table-cell>
        </table:table-row>
        <table:table-row table:style-name="ro1">
          <table:table-cell office:value-type="float" office:value="44.0186931588941" calcext:value-type="float">
            <text:p>44.0186931589</text:p>
          </table:table-cell>
          <table:table-cell office:value-type="float" office:value="-21.7743607590776" calcext:value-type="float">
            <text:p>-21.7743607591</text:p>
          </table:table-cell>
        </table:table-row>
        <table:table-row table:style-name="ro1">
          <table:table-cell office:value-type="float" office:value="41.6093632046827" calcext:value-type="float">
            <text:p>41.6093632047</text:p>
          </table:table-cell>
          <table:table-cell office:value-type="float" office:value="-21.7651624868585" calcext:value-type="float">
            <text:p>-21.7651624869</text:p>
          </table:table-cell>
        </table:table-row>
        <table:table-row table:style-name="ro1">
          <table:table-cell office:value-type="float" office:value="57.050435149561" calcext:value-type="float">
            <text:p>57.0504351496</text:p>
          </table:table-cell>
          <table:table-cell office:value-type="float" office:value="-17.8844326362039" calcext:value-type="float">
            <text:p>-17.8844326362</text:p>
          </table:table-cell>
        </table:table-row>
        <table:table-row table:style-name="ro1">
          <table:table-cell office:value-type="float" office:value="53.9675084180487" calcext:value-type="float">
            <text:p>53.967508418</text:p>
          </table:table-cell>
          <table:table-cell office:value-type="float" office:value="-15.3422371622096" calcext:value-type="float">
            <text:p>-15.3422371622</text:p>
          </table:table-cell>
        </table:table-row>
        <table:table-row table:style-name="ro1">
          <table:table-cell office:value-type="float" office:value="51.7947521078563" calcext:value-type="float">
            <text:p>51.7947521079</text:p>
          </table:table-cell>
          <table:table-cell office:value-type="float" office:value="-14.7811433610251" calcext:value-type="float">
            <text:p>-14.781143361</text:p>
          </table:table-cell>
        </table:table-row>
        <table:table-row table:style-name="ro1">
          <table:table-cell office:value-type="float" office:value="49.1465844264291" calcext:value-type="float">
            <text:p>49.1465844264</text:p>
          </table:table-cell>
          <table:table-cell office:value-type="float" office:value="-17.9605563016352" calcext:value-type="float">
            <text:p>-17.9605563016</text:p>
          </table:table-cell>
        </table:table-row>
        <table:table-row table:style-name="ro1">
          <table:table-cell office:value-type="float" office:value="44.7430468883127" calcext:value-type="float">
            <text:p>44.7430468883</text:p>
          </table:table-cell>
          <table:table-cell office:value-type="float" office:value="-15.1972768646598" calcext:value-type="float">
            <text:p>-15.1972768647</text:p>
          </table:table-cell>
        </table:table-row>
        <table:table-row table:style-name="ro1">
          <table:table-cell office:value-type="float" office:value="39.6236643689162" calcext:value-type="float">
            <text:p>39.6236643689</text:p>
          </table:table-cell>
          <table:table-cell office:value-type="float" office:value="-28.8466904066488" calcext:value-type="float">
            <text:p>-28.8466904066</text:p>
          </table:table-cell>
        </table:table-row>
        <table:table-row table:style-name="ro1">
          <table:table-cell office:value-type="float" office:value="36.8028783245887" calcext:value-type="float">
            <text:p>36.8028783246</text:p>
          </table:table-cell>
          <table:table-cell office:value-type="float" office:value="-27.3712333485785" calcext:value-type="float">
            <text:p>-27.3712333486</text:p>
          </table:table-cell>
        </table:table-row>
        <table:table-row table:style-name="ro1">
          <table:table-cell office:value-type="float" office:value="46.7529822592707" calcext:value-type="float">
            <text:p>46.7529822593</text:p>
          </table:table-cell>
          <table:table-cell office:value-type="float" office:value="-28.3607937418353" calcext:value-type="float">
            <text:p>-28.3607937418</text:p>
          </table:table-cell>
        </table:table-row>
        <table:table-row table:style-name="ro1">
          <table:table-cell office:value-type="float" office:value="37.7861263529566" calcext:value-type="float">
            <text:p>37.786126353</text:p>
          </table:table-cell>
          <table:table-cell office:value-type="float" office:value="-27.852820484368" calcext:value-type="float">
            <text:p>-27.8528204844</text:p>
          </table:table-cell>
        </table:table-row>
        <table:table-row table:style-name="ro1">
          <table:table-cell office:value-type="float" office:value="45.9854969555069" calcext:value-type="float">
            <text:p>45.9854969555</text:p>
          </table:table-cell>
          <table:table-cell office:value-type="float" office:value="-27.5175569527392" calcext:value-type="float">
            <text:p>-27.5175569527</text:p>
          </table:table-cell>
        </table:table-row>
        <table:table-row table:style-name="ro1">
          <table:table-cell office:value-type="float" office:value="40.8883619419275" calcext:value-type="float">
            <text:p>40.8883619419</text:p>
          </table:table-cell>
          <table:table-cell office:value-type="float" office:value="-21.2705233394709" calcext:value-type="float">
            <text:p>-21.2705233395</text:p>
          </table:table-cell>
        </table:table-row>
        <table:table-row table:style-name="ro1">
          <table:table-cell office:value-type="float" office:value="40.0039021870048" calcext:value-type="float">
            <text:p>40.003902187</text:p>
          </table:table-cell>
          <table:table-cell office:value-type="float" office:value="-25.3057123269742" calcext:value-type="float">
            <text:p>-25.305712327</text:p>
          </table:table-cell>
        </table:table-row>
        <table:table-row table:style-name="ro1">
          <table:table-cell office:value-type="float" office:value="35.8375281971708" calcext:value-type="float">
            <text:p>35.8375281972</text:p>
          </table:table-cell>
          <table:table-cell office:value-type="float" office:value="-24.0387245973001" calcext:value-type="float">
            <text:p>-24.0387245973</text:p>
          </table:table-cell>
        </table:table-row>
        <table:table-row table:style-name="ro1">
          <table:table-cell office:value-type="float" office:value="38.5062595542453" calcext:value-type="float">
            <text:p>38.5062595542</text:p>
          </table:table-cell>
          <table:table-cell office:value-type="float" office:value="-14.591352192614" calcext:value-type="float">
            <text:p>-14.5913521926</text:p>
          </table:table-cell>
        </table:table-row>
        <table:table-row table:style-name="ro1">
          <table:table-cell office:value-type="float" office:value="40.8632544979771" calcext:value-type="float">
            <text:p>40.863254498</text:p>
          </table:table-cell>
          <table:table-cell office:value-type="float" office:value="-30.6113840746154" calcext:value-type="float">
            <text:p>-30.6113840746</text:p>
          </table:table-cell>
        </table:table-row>
        <table:table-row table:style-name="ro1">
          <table:table-cell office:value-type="float" office:value="38.9099986385608" calcext:value-type="float">
            <text:p>38.9099986386</text:p>
          </table:table-cell>
          <table:table-cell office:value-type="float" office:value="-23.7168379619894" calcext:value-type="float">
            <text:p>-23.716837962</text:p>
          </table:table-cell>
        </table:table-row>
        <table:table-row table:style-name="ro1">
          <table:table-cell office:value-type="float" office:value="36.8808378620084" calcext:value-type="float">
            <text:p>36.880837862</text:p>
          </table:table-cell>
          <table:table-cell office:value-type="float" office:value="-26.0122250922942" calcext:value-type="float">
            <text:p>-26.0122250923</text:p>
          </table:table-cell>
        </table:table-row>
        <table:table-row table:style-name="ro1">
          <table:table-cell office:value-type="float" office:value="31.6765661356884" calcext:value-type="float">
            <text:p>31.6765661357</text:p>
          </table:table-cell>
          <table:table-cell office:value-type="float" office:value="-22.3959965643137" calcext:value-type="float">
            <text:p>-22.3959965643</text:p>
          </table:table-cell>
        </table:table-row>
        <table:table-row table:style-name="ro1">
          <table:table-cell office:value-type="float" office:value="36.929510587844" calcext:value-type="float">
            <text:p>36.9295105878</text:p>
          </table:table-cell>
          <table:table-cell office:value-type="float" office:value="-18.3621774796527" calcext:value-type="float">
            <text:p>-18.3621774797</text:p>
          </table:table-cell>
        </table:table-row>
        <table:table-row table:style-name="ro1">
          <table:table-cell office:value-type="float" office:value="43.6133944241521" calcext:value-type="float">
            <text:p>43.6133944242</text:p>
          </table:table-cell>
          <table:table-cell office:value-type="float" office:value="-30.2931149314313" calcext:value-type="float">
            <text:p>-30.2931149314</text:p>
          </table:table-cell>
        </table:table-row>
        <table:table-row table:style-name="ro1">
          <table:table-cell office:value-type="float" office:value="40.995744490499" calcext:value-type="float">
            <text:p>40.9957444905</text:p>
          </table:table-cell>
          <table:table-cell office:value-type="float" office:value="-30.2219953406234" calcext:value-type="float">
            <text:p>-30.2219953406</text:p>
          </table:table-cell>
        </table:table-row>
        <table:table-row table:style-name="ro1">
          <table:table-cell office:value-type="float" office:value="40.5164457038778" calcext:value-type="float">
            <text:p>40.5164457039</text:p>
          </table:table-cell>
          <table:table-cell office:value-type="float" office:value="-19.9417185500003" calcext:value-type="float">
            <text:p>-19.94171855</text:p>
          </table:table-cell>
        </table:table-row>
        <table:table-row table:style-name="ro1">
          <table:table-cell office:value-type="float" office:value="44.8746189849343" calcext:value-type="float">
            <text:p>44.8746189849</text:p>
          </table:table-cell>
          <table:table-cell office:value-type="float" office:value="-27.6588626229011" calcext:value-type="float">
            <text:p>-27.6588626229</text:p>
          </table:table-cell>
        </table:table-row>
        <table:table-row table:style-name="ro1">
          <table:table-cell office:value-type="float" office:value="43.5622052820476" calcext:value-type="float">
            <text:p>43.562205282</text:p>
          </table:table-cell>
          <table:table-cell office:value-type="float" office:value="-19.6913789369703" calcext:value-type="float">
            <text:p>-19.691378937</text:p>
          </table:table-cell>
        </table:table-row>
        <table:table-row table:style-name="ro1">
          <table:table-cell office:value-type="float" office:value="44.9492676571064" calcext:value-type="float">
            <text:p>44.9492676571</text:p>
          </table:table-cell>
          <table:table-cell office:value-type="float" office:value="-13.2224293076007" calcext:value-type="float">
            <text:p>-13.2224293076</text:p>
          </table:table-cell>
        </table:table-row>
        <table:table-row table:style-name="ro1">
          <table:table-cell office:value-type="float" office:value="43.7213955651984" calcext:value-type="float">
            <text:p>43.7213955652</text:p>
          </table:table-cell>
          <table:table-cell office:value-type="float" office:value="-20.7843926848181" calcext:value-type="float">
            <text:p>-20.7843926848</text:p>
          </table:table-cell>
        </table:table-row>
        <table:table-row table:style-name="ro1">
          <table:table-cell office:value-type="float" office:value="41.7789409281452" calcext:value-type="float">
            <text:p>41.7789409281</text:p>
          </table:table-cell>
          <table:table-cell office:value-type="float" office:value="-16.983027414149" calcext:value-type="float">
            <text:p>-16.9830274141</text:p>
          </table:table-cell>
        </table:table-row>
        <table:table-row table:style-name="ro1">
          <table:table-cell office:value-type="float" office:value="45.1437032627835" calcext:value-type="float">
            <text:p>45.1437032628</text:p>
          </table:table-cell>
          <table:table-cell office:value-type="float" office:value="-20.8407744838947" calcext:value-type="float">
            <text:p>-20.8407744839</text:p>
          </table:table-cell>
        </table:table-row>
        <table:table-row table:style-name="ro1">
          <table:table-cell office:value-type="float" office:value="45.5860105656148" calcext:value-type="float">
            <text:p>45.5860105656</text:p>
          </table:table-cell>
          <table:table-cell office:value-type="float" office:value="-14.3889650627097" calcext:value-type="float">
            <text:p>-14.3889650627</text:p>
          </table:table-cell>
        </table:table-row>
        <table:table-row table:style-name="ro1">
          <table:table-cell office:value-type="float" office:value="45.2366880963659" calcext:value-type="float">
            <text:p>45.2366880964</text:p>
          </table:table-cell>
          <table:table-cell office:value-type="float" office:value="-14.6308873098213" calcext:value-type="float">
            <text:p>-14.6308873098</text:p>
          </table:table-cell>
        </table:table-row>
        <table:table-row table:style-name="ro1">
          <table:table-cell office:value-type="float" office:value="39.8340891970857" calcext:value-type="float">
            <text:p>39.8340891971</text:p>
          </table:table-cell>
          <table:table-cell office:value-type="float" office:value="-16.0642624372572" calcext:value-type="float">
            <text:p>-16.0642624373</text:p>
          </table:table-cell>
        </table:table-row>
        <table:table-row table:style-name="ro1">
          <table:table-cell office:value-type="float" office:value="48.0839056975825" calcext:value-type="float">
            <text:p>48.0839056976</text:p>
          </table:table-cell>
          <table:table-cell office:value-type="float" office:value="-16.1755963170432" calcext:value-type="float">
            <text:p>-16.175596317</text:p>
          </table:table-cell>
        </table:table-row>
        <table:table-row table:style-name="ro1">
          <table:table-cell office:value-type="float" office:value="41.8290359658493" calcext:value-type="float">
            <text:p>41.8290359658</text:p>
          </table:table-cell>
          <table:table-cell office:value-type="float" office:value="-15.1599711288801" calcext:value-type="float">
            <text:p>-15.1599711289</text:p>
          </table:table-cell>
        </table:table-row>
        <table:table-row table:style-name="ro1">
          <table:table-cell office:value-type="float" office:value="27.3957678897823" calcext:value-type="float">
            <text:p>27.3957678898</text:p>
          </table:table-cell>
          <table:table-cell office:value-type="float" office:value="-18.4817766128456" calcext:value-type="float">
            <text:p>-18.4817766128</text:p>
          </table:table-cell>
        </table:table-row>
        <table:table-row table:style-name="ro1">
          <table:table-cell office:value-type="float" office:value="39.0636115462972" calcext:value-type="float">
            <text:p>39.0636115463</text:p>
          </table:table-cell>
          <table:table-cell office:value-type="float" office:value="-17.1868957248518" calcext:value-type="float">
            <text:p>-17.1868957249</text:p>
          </table:table-cell>
        </table:table-row>
        <table:table-row table:style-name="ro1">
          <table:table-cell office:value-type="float" office:value="48.8892534758965" calcext:value-type="float">
            <text:p>48.8892534759</text:p>
          </table:table-cell>
          <table:table-cell office:value-type="float" office:value="-13.4490594738346" calcext:value-type="float">
            <text:p>-13.4490594738</text:p>
          </table:table-cell>
        </table:table-row>
        <table:table-row table:style-name="ro1">
          <table:table-cell office:value-type="float" office:value="46.1402133291147" calcext:value-type="float">
            <text:p>46.1402133291</text:p>
          </table:table-cell>
          <table:table-cell office:value-type="float" office:value="-14.9692610079681" calcext:value-type="float">
            <text:p>-14.969261008</text:p>
          </table:table-cell>
        </table:table-row>
        <table:table-row table:style-name="ro1">
          <table:table-cell office:value-type="float" office:value="41.3649207116294" calcext:value-type="float">
            <text:p>41.3649207116</text:p>
          </table:table-cell>
          <table:table-cell office:value-type="float" office:value="-17.4906164071209" calcext:value-type="float">
            <text:p>-17.4906164071</text:p>
          </table:table-cell>
        </table:table-row>
        <table:table-row table:style-name="ro1">
          <table:table-cell office:value-type="float" office:value="36.4787600787123" calcext:value-type="float">
            <text:p>36.4787600787</text:p>
          </table:table-cell>
          <table:table-cell office:value-type="float" office:value="-20.1344858881352" calcext:value-type="float">
            <text:p>-20.1344858881</text:p>
          </table:table-cell>
        </table:table-row>
        <table:table-row table:style-name="ro1">
          <table:table-cell office:value-type="float" office:value="50.3578677844436" calcext:value-type="float">
            <text:p>50.3578677844</text:p>
          </table:table-cell>
          <table:table-cell office:value-type="float" office:value="-16.4064717166519" calcext:value-type="float">
            <text:p>-16.4064717167</text:p>
          </table:table-cell>
        </table:table-row>
        <table:table-row table:style-name="ro1">
          <table:table-cell office:value-type="float" office:value="46.9822842174499" calcext:value-type="float">
            <text:p>46.9822842174</text:p>
          </table:table-cell>
          <table:table-cell office:value-type="float" office:value="-17.3668426323682" calcext:value-type="float">
            <text:p>-17.3668426324</text:p>
          </table:table-cell>
        </table:table-row>
        <table:table-row table:style-name="ro1">
          <table:table-cell office:value-type="float" office:value="47.5941788617041" calcext:value-type="float">
            <text:p>47.5941788617</text:p>
          </table:table-cell>
          <table:table-cell office:value-type="float" office:value="-16.513994720144" calcext:value-type="float">
            <text:p>-16.5139947201</text:p>
          </table:table-cell>
        </table:table-row>
        <table:table-row table:style-name="ro1">
          <table:table-cell office:value-type="float" office:value="37.9236315728935" calcext:value-type="float">
            <text:p>37.9236315729</text:p>
          </table:table-cell>
          <table:table-cell office:value-type="float" office:value="-29.1955002282986" calcext:value-type="float">
            <text:p>-29.1955002283</text:p>
          </table:table-cell>
        </table:table-row>
        <table:table-row table:style-name="ro1">
          <table:table-cell office:value-type="float" office:value="39.3788072994662" calcext:value-type="float">
            <text:p>39.3788072995</text:p>
          </table:table-cell>
          <table:table-cell office:value-type="float" office:value="-28.7680592330715" calcext:value-type="float">
            <text:p>-28.7680592331</text:p>
          </table:table-cell>
        </table:table-row>
        <table:table-row table:style-name="ro1">
          <table:table-cell office:value-type="float" office:value="40.7215892243402" calcext:value-type="float">
            <text:p>40.7215892243</text:p>
          </table:table-cell>
          <table:table-cell office:value-type="float" office:value="-22.9324735187175" calcext:value-type="float">
            <text:p>-22.9324735187</text:p>
          </table:table-cell>
        </table:table-row>
        <table:table-row table:style-name="ro1">
          <table:table-cell office:value-type="float" office:value="39.2054552025823" calcext:value-type="float">
            <text:p>39.2054552026</text:p>
          </table:table-cell>
          <table:table-cell office:value-type="float" office:value="-19.961290484567" calcext:value-type="float">
            <text:p>-19.9612904846</text:p>
          </table:table-cell>
        </table:table-row>
        <table:table-row table:style-name="ro1">
          <table:table-cell office:value-type="float" office:value="51.5824054557735" calcext:value-type="float">
            <text:p>51.5824054558</text:p>
          </table:table-cell>
          <table:table-cell office:value-type="float" office:value="-13.4258529850542" calcext:value-type="float">
            <text:p>-13.4258529851</text:p>
          </table:table-cell>
        </table:table-row>
        <table:table-row table:style-name="ro1">
          <table:table-cell office:value-type="float" office:value="40.8981617423155" calcext:value-type="float">
            <text:p>40.8981617423</text:p>
          </table:table-cell>
          <table:table-cell office:value-type="float" office:value="-21.0053892456701" calcext:value-type="float">
            <text:p>-21.0053892457</text:p>
          </table:table-cell>
        </table:table-row>
        <table:table-row table:style-name="ro1">
          <table:table-cell office:value-type="float" office:value="47.0358865474945" calcext:value-type="float">
            <text:p>47.0358865475</text:p>
          </table:table-cell>
          <table:table-cell office:value-type="float" office:value="-26.5037517764222" calcext:value-type="float">
            <text:p>-26.5037517764</text:p>
          </table:table-cell>
        </table:table-row>
        <table:table-row table:style-name="ro1">
          <table:table-cell office:value-type="float" office:value="43.4273921365576" calcext:value-type="float">
            <text:p>43.4273921366</text:p>
          </table:table-cell>
          <table:table-cell office:value-type="float" office:value="-14.972943034336" calcext:value-type="float">
            <text:p>-14.9729430343</text:p>
          </table:table-cell>
        </table:table-row>
        <table:table-row table:style-name="ro1">
          <table:table-cell office:value-type="float" office:value="43.7226638886691" calcext:value-type="float">
            <text:p>43.7226638887</text:p>
          </table:table-cell>
          <table:table-cell office:value-type="float" office:value="-13.0711583701333" calcext:value-type="float">
            <text:p>-13.0711583701</text:p>
          </table:table-cell>
        </table:table-row>
        <table:table-row table:style-name="ro1">
          <table:table-cell office:value-type="float" office:value="37.4275266206017" calcext:value-type="float">
            <text:p>37.4275266206</text:p>
          </table:table-cell>
          <table:table-cell office:value-type="float" office:value="-16.1206659063386" calcext:value-type="float">
            <text:p>-16.1206659063</text:p>
          </table:table-cell>
        </table:table-row>
        <table:table-row table:style-name="ro1">
          <table:table-cell office:value-type="float" office:value="42.9406822350019" calcext:value-type="float">
            <text:p>42.940682235</text:p>
          </table:table-cell>
          <table:table-cell office:value-type="float" office:value="-17.122333408074" calcext:value-type="float">
            <text:p>-17.1223334081</text:p>
          </table:table-cell>
        </table:table-row>
        <table:table-row table:style-name="ro1">
          <table:table-cell office:value-type="float" office:value="32.9159753846244" calcext:value-type="float">
            <text:p>32.9159753846</text:p>
          </table:table-cell>
          <table:table-cell office:value-type="float" office:value="-21.3058467436917" calcext:value-type="float">
            <text:p>-21.3058467437</text:p>
          </table:table-cell>
        </table:table-row>
        <table:table-row table:style-name="ro1">
          <table:table-cell office:value-type="float" office:value="31.5910837819295" calcext:value-type="float">
            <text:p>31.5910837819</text:p>
          </table:table-cell>
          <table:table-cell office:value-type="float" office:value="-21.1669461721752" calcext:value-type="float">
            <text:p>-21.1669461722</text:p>
          </table:table-cell>
        </table:table-row>
        <table:table-row table:style-name="ro1">
          <table:table-cell office:value-type="float" office:value="36.142474848155" calcext:value-type="float">
            <text:p>36.1424748482</text:p>
          </table:table-cell>
          <table:table-cell office:value-type="float" office:value="-23.5064406468757" calcext:value-type="float">
            <text:p>-23.5064406469</text:p>
          </table:table-cell>
        </table:table-row>
        <table:table-row table:style-name="ro1">
          <table:table-cell office:value-type="float" office:value="41.3640346781658" calcext:value-type="float">
            <text:p>41.3640346782</text:p>
          </table:table-cell>
          <table:table-cell office:value-type="float" office:value="-22.5137503340229" calcext:value-type="float">
            <text:p>-22.513750334</text:p>
          </table:table-cell>
        </table:table-row>
        <table:table-row table:style-name="ro1">
          <table:table-cell office:value-type="float" office:value="31.0581348960407" calcext:value-type="float">
            <text:p>31.058134896</text:p>
          </table:table-cell>
          <table:table-cell office:value-type="float" office:value="-23.364252376908" calcext:value-type="float">
            <text:p>-23.3642523769</text:p>
          </table:table-cell>
        </table:table-row>
        <table:table-row table:style-name="ro1">
          <table:table-cell office:value-type="float" office:value="49.1686937674024" calcext:value-type="float">
            <text:p>49.1686937674</text:p>
          </table:table-cell>
          <table:table-cell office:value-type="float" office:value="-31.5321333475633" calcext:value-type="float">
            <text:p>-31.5321333476</text:p>
          </table:table-cell>
        </table:table-row>
        <table:table-row table:style-name="ro1">
          <table:table-cell office:value-type="float" office:value="39.9637240807037" calcext:value-type="float">
            <text:p>39.9637240807</text:p>
          </table:table-cell>
          <table:table-cell office:value-type="float" office:value="-15.794148523246" calcext:value-type="float">
            <text:p>-15.7941485232</text:p>
          </table:table-cell>
        </table:table-row>
        <table:table-row table:style-name="ro1">
          <table:table-cell office:value-type="float" office:value="33.2194764077675" calcext:value-type="float">
            <text:p>33.2194764078</text:p>
          </table:table-cell>
          <table:table-cell office:value-type="float" office:value="-26.90825632777" calcext:value-type="float">
            <text:p>-26.9082563278</text:p>
          </table:table-cell>
        </table:table-row>
        <table:table-row table:style-name="ro1">
          <table:table-cell office:value-type="float" office:value="33.6745011789179" calcext:value-type="float">
            <text:p>33.6745011789</text:p>
          </table:table-cell>
          <table:table-cell office:value-type="float" office:value="-18.5239763833371" calcext:value-type="float">
            <text:p>-18.5239763833</text:p>
          </table:table-cell>
        </table:table-row>
        <table:table-row table:style-name="ro1">
          <table:table-cell office:value-type="float" office:value="55.8010637164483" calcext:value-type="float">
            <text:p>55.8010637164</text:p>
          </table:table-cell>
          <table:table-cell office:value-type="float" office:value="-20.914215408497" calcext:value-type="float">
            <text:p>-20.9142154085</text:p>
          </table:table-cell>
        </table:table-row>
        <table:table-row table:style-name="ro1">
          <table:table-cell office:value-type="float" office:value="40.5030137720194" calcext:value-type="float">
            <text:p>40.503013772</text:p>
          </table:table-cell>
          <table:table-cell office:value-type="float" office:value="-23.160100463633" calcext:value-type="float">
            <text:p>-23.1601004636</text:p>
          </table:table-cell>
        </table:table-row>
        <table:table-row table:style-name="ro1">
          <table:table-cell office:value-type="float" office:value="27.8243296106085" calcext:value-type="float">
            <text:p>27.8243296106</text:p>
          </table:table-cell>
          <table:table-cell office:value-type="float" office:value="-24.4492493051883" calcext:value-type="float">
            <text:p>-24.4492493052</text:p>
          </table:table-cell>
        </table:table-row>
        <table:table-row table:style-name="ro1">
          <table:table-cell office:value-type="float" office:value="32.6811615045185" calcext:value-type="float">
            <text:p>32.6811615045</text:p>
          </table:table-cell>
          <table:table-cell office:value-type="float" office:value="-29.1263281736144" calcext:value-type="float">
            <text:p>-29.1263281736</text:p>
          </table:table-cell>
        </table:table-row>
        <table:table-row table:style-name="ro1">
          <table:table-cell office:value-type="float" office:value="53.1874841592282" calcext:value-type="float">
            <text:p>53.1874841592</text:p>
          </table:table-cell>
          <table:table-cell office:value-type="float" office:value="-34.8167580675641" calcext:value-type="float">
            <text:p>-34.8167580676</text:p>
          </table:table-cell>
        </table:table-row>
        <table:table-row table:style-name="ro1">
          <table:table-cell office:value-type="float" office:value="39.8048715706278" calcext:value-type="float">
            <text:p>39.8048715706</text:p>
          </table:table-cell>
          <table:table-cell office:value-type="float" office:value="-26.798441018151" calcext:value-type="float">
            <text:p>-26.7984410182</text:p>
          </table:table-cell>
        </table:table-row>
        <table:table-row table:style-name="ro1">
          <table:table-cell office:value-type="float" office:value="61.8846302791458" calcext:value-type="float">
            <text:p>61.8846302791</text:p>
          </table:table-cell>
          <table:table-cell office:value-type="float" office:value="-32.0393245404219" calcext:value-type="float">
            <text:p>-32.0393245404</text:p>
          </table:table-cell>
        </table:table-row>
        <table:table-row table:style-name="ro1">
          <table:table-cell office:value-type="float" office:value="42.7586278340624" calcext:value-type="float">
            <text:p>42.7586278341</text:p>
          </table:table-cell>
          <table:table-cell office:value-type="float" office:value="-14.1070661116037" calcext:value-type="float">
            <text:p>-14.1070661116</text:p>
          </table:table-cell>
        </table:table-row>
        <table:table-row table:style-name="ro1">
          <table:table-cell office:value-type="float" office:value="49.414469540318" calcext:value-type="float">
            <text:p>49.4144695403</text:p>
          </table:table-cell>
          <table:table-cell office:value-type="float" office:value="-17.7029246491465" calcext:value-type="float">
            <text:p>-17.7029246491</text:p>
          </table:table-cell>
        </table:table-row>
        <table:table-row table:style-name="ro1">
          <table:table-cell office:value-type="float" office:value="48.5296809339974" calcext:value-type="float">
            <text:p>48.529680934</text:p>
          </table:table-cell>
          <table:table-cell office:value-type="float" office:value="-17.0452877848459" calcext:value-type="float">
            <text:p>-17.0452877848</text:p>
          </table:table-cell>
        </table:table-row>
        <table:table-row table:style-name="ro1">
          <table:table-cell office:value-type="float" office:value="39.1729095405054" calcext:value-type="float">
            <text:p>39.1729095405</text:p>
          </table:table-cell>
          <table:table-cell office:value-type="float" office:value="-15.4153227900312" calcext:value-type="float">
            <text:p>-15.41532279</text:p>
          </table:table-cell>
        </table:table-row>
        <table:table-row table:style-name="ro1">
          <table:table-cell office:value-type="float" office:value="48.5409286444634" calcext:value-type="float">
            <text:p>48.5409286445</text:p>
          </table:table-cell>
          <table:table-cell office:value-type="float" office:value="-13.9771583402192" calcext:value-type="float">
            <text:p>-13.9771583402</text:p>
          </table:table-cell>
        </table:table-row>
        <table:table-row table:style-name="ro1">
          <table:table-cell office:value-type="float" office:value="53.1002028970747" calcext:value-type="float">
            <text:p>53.1002028971</text:p>
          </table:table-cell>
          <table:table-cell office:value-type="float" office:value="-22.6894069116277" calcext:value-type="float">
            <text:p>-22.6894069116</text:p>
          </table:table-cell>
        </table:table-row>
        <table:table-row table:style-name="ro1">
          <table:table-cell office:value-type="float" office:value="36.8612577633626" calcext:value-type="float">
            <text:p>36.8612577634</text:p>
          </table:table-cell>
          <table:table-cell office:value-type="float" office:value="-24.4174477143397" calcext:value-type="float">
            <text:p>-24.4174477143</text:p>
          </table:table-cell>
        </table:table-row>
        <table:table-row table:style-name="ro1">
          <table:table-cell office:value-type="float" office:value="39.3030154109405" calcext:value-type="float">
            <text:p>39.3030154109</text:p>
          </table:table-cell>
          <table:table-cell office:value-type="float" office:value="-20.0873988572742" calcext:value-type="float">
            <text:p>-20.0873988573</text:p>
          </table:table-cell>
        </table:table-row>
        <table:table-row table:style-name="ro1">
          <table:table-cell office:value-type="float" office:value="38.3767938723207" calcext:value-type="float">
            <text:p>38.3767938723</text:p>
          </table:table-cell>
          <table:table-cell office:value-type="float" office:value="-25.3870915752446" calcext:value-type="float">
            <text:p>-25.3870915752</text:p>
          </table:table-cell>
        </table:table-row>
        <table:table-row table:style-name="ro1">
          <table:table-cell office:value-type="float" office:value="44.3165180926036" calcext:value-type="float">
            <text:p>44.3165180926</text:p>
          </table:table-cell>
          <table:table-cell office:value-type="float" office:value="-25.2965830046493" calcext:value-type="float">
            <text:p>-25.2965830046</text:p>
          </table:table-cell>
        </table:table-row>
        <table:table-row table:style-name="ro1">
          <table:table-cell office:value-type="float" office:value="34.8381185490957" calcext:value-type="float">
            <text:p>34.8381185491</text:p>
          </table:table-cell>
          <table:table-cell office:value-type="float" office:value="-15.9621137820221" calcext:value-type="float">
            <text:p>-15.962113782</text:p>
          </table:table-cell>
        </table:table-row>
        <table:table-row table:style-name="ro1">
          <table:table-cell office:value-type="float" office:value="43.4713425269948" calcext:value-type="float">
            <text:p>43.471342527</text:p>
          </table:table-cell>
          <table:table-cell office:value-type="float" office:value="-25.8003108449304" calcext:value-type="float">
            <text:p>-25.8003108449</text:p>
          </table:table-cell>
        </table:table-row>
        <table:table-row table:style-name="ro1">
          <table:table-cell office:value-type="float" office:value="39.8209728004576" calcext:value-type="float">
            <text:p>39.8209728005</text:p>
          </table:table-cell>
          <table:table-cell office:value-type="float" office:value="-21.091146507185" calcext:value-type="float">
            <text:p>-21.0911465072</text:p>
          </table:table-cell>
        </table:table-row>
        <table:table-row table:style-name="ro1">
          <table:table-cell office:value-type="float" office:value="38.2376076331139" calcext:value-type="float">
            <text:p>38.2376076331</text:p>
          </table:table-cell>
          <table:table-cell office:value-type="float" office:value="-24.2224113396959" calcext:value-type="float">
            <text:p>-24.2224113397</text:p>
          </table:table-cell>
        </table:table-row>
        <table:table-row table:style-name="ro1">
          <table:table-cell office:value-type="float" office:value="38.9115638898934" calcext:value-type="float">
            <text:p>38.9115638899</text:p>
          </table:table-cell>
          <table:table-cell office:value-type="float" office:value="-26.5020710943965" calcext:value-type="float">
            <text:p>-26.5020710944</text:p>
          </table:table-cell>
        </table:table-row>
        <table:table-row table:style-name="ro1">
          <table:table-cell office:value-type="float" office:value="42.3750771217661" calcext:value-type="float">
            <text:p>42.3750771218</text:p>
          </table:table-cell>
          <table:table-cell office:value-type="float" office:value="-31.8431361950259" calcext:value-type="float">
            <text:p>-31.843136195</text:p>
          </table:table-cell>
        </table:table-row>
        <table:table-row table:style-name="ro1">
          <table:table-cell office:value-type="float" office:value="34.2762438550278" calcext:value-type="float">
            <text:p>34.276243855</text:p>
          </table:table-cell>
          <table:table-cell office:value-type="float" office:value="-30.1688147120033" calcext:value-type="float">
            <text:p>-30.168814712</text:p>
          </table:table-cell>
        </table:table-row>
        <table:table-row table:style-name="ro1">
          <table:table-cell office:value-type="float" office:value="38.4519839830183" calcext:value-type="float">
            <text:p>38.451983983</text:p>
          </table:table-cell>
          <table:table-cell office:value-type="float" office:value="-28.6966993874386" calcext:value-type="float">
            <text:p>-28.6966993874</text:p>
          </table:table-cell>
        </table:table-row>
        <table:table-row table:style-name="ro1">
          <table:table-cell office:value-type="float" office:value="30.9197891431383" calcext:value-type="float">
            <text:p>30.9197891431</text:p>
          </table:table-cell>
          <table:table-cell office:value-type="float" office:value="-20.3066624606427" calcext:value-type="float">
            <text:p>-20.3066624606</text:p>
          </table:table-cell>
        </table:table-row>
        <table:table-row table:style-name="ro1">
          <table:table-cell office:value-type="float" office:value="49.4080099269767" calcext:value-type="float">
            <text:p>49.408009927</text:p>
          </table:table-cell>
          <table:table-cell office:value-type="float" office:value="-27.8937424400139" calcext:value-type="float">
            <text:p>-27.89374244</text:p>
          </table:table-cell>
        </table:table-row>
        <table:table-row table:style-name="ro1">
          <table:table-cell office:value-type="float" office:value="30.7798903468303" calcext:value-type="float">
            <text:p>30.7798903468</text:p>
          </table:table-cell>
          <table:table-cell office:value-type="float" office:value="-20.6635768541711" calcext:value-type="float">
            <text:p>-20.6635768542</text:p>
          </table:table-cell>
        </table:table-row>
        <table:table-row table:style-name="ro1">
          <table:table-cell office:value-type="float" office:value="25.1957689077806" calcext:value-type="float">
            <text:p>25.1957689078</text:p>
          </table:table-cell>
          <table:table-cell office:value-type="float" office:value="-17.4674004460667" calcext:value-type="float">
            <text:p>-17.4674004461</text:p>
          </table:table-cell>
        </table:table-row>
        <table:table-row table:style-name="ro1">
          <table:table-cell office:value-type="float" office:value="50.5576510796821" calcext:value-type="float">
            <text:p>50.5576510797</text:p>
          </table:table-cell>
          <table:table-cell office:value-type="float" office:value="-19.3214216887842" calcext:value-type="float">
            <text:p>-19.3214216888</text:p>
          </table:table-cell>
        </table:table-row>
        <table:table-row table:style-name="ro1">
          <table:table-cell office:value-type="float" office:value="30.0876388623361" calcext:value-type="float">
            <text:p>30.0876388623</text:p>
          </table:table-cell>
          <table:table-cell office:value-type="float" office:value="-15.2960894521068" calcext:value-type="float">
            <text:p>-15.2960894521</text:p>
          </table:table-cell>
        </table:table-row>
        <table:table-row table:style-name="ro1">
          <table:table-cell office:value-type="float" office:value="31.3086268070815" calcext:value-type="float">
            <text:p>31.3086268071</text:p>
          </table:table-cell>
          <table:table-cell office:value-type="float" office:value="-15.7072814272073" calcext:value-type="float">
            <text:p>-15.7072814272</text:p>
          </table:table-cell>
        </table:table-row>
        <table:table-row table:style-name="ro1">
          <table:table-cell office:value-type="float" office:value="25.7828118235799" calcext:value-type="float">
            <text:p>25.7828118236</text:p>
          </table:table-cell>
          <table:table-cell office:value-type="float" office:value="-20.4321179453725" calcext:value-type="float">
            <text:p>-20.4321179454</text:p>
          </table:table-cell>
        </table:table-row>
        <table:table-row table:style-name="ro1">
          <table:table-cell office:value-type="float" office:value="30.7265688756578" calcext:value-type="float">
            <text:p>30.7265688757</text:p>
          </table:table-cell>
          <table:table-cell office:value-type="float" office:value="-20.7457176762562" calcext:value-type="float">
            <text:p>-20.7457176763</text:p>
          </table:table-cell>
        </table:table-row>
        <table:table-row table:style-name="ro1">
          <table:table-cell office:value-type="float" office:value="35.9034220313417" calcext:value-type="float">
            <text:p>35.9034220313</text:p>
          </table:table-cell>
          <table:table-cell office:value-type="float" office:value="-19.4565574038694" calcext:value-type="float">
            <text:p>-19.4565574039</text:p>
          </table:table-cell>
        </table:table-row>
        <table:table-row table:style-name="ro1">
          <table:table-cell office:value-type="float" office:value="31.437156816849" calcext:value-type="float">
            <text:p>31.4371568168</text:p>
          </table:table-cell>
          <table:table-cell office:value-type="float" office:value="-15.2700802077309" calcext:value-type="float">
            <text:p>-15.2700802077</text:p>
          </table:table-cell>
        </table:table-row>
        <table:table-row table:style-name="ro1">
          <table:table-cell office:value-type="float" office:value="32.1723588089625" calcext:value-type="float">
            <text:p>32.172358809</text:p>
          </table:table-cell>
          <table:table-cell office:value-type="float" office:value="-20.7872422390055" calcext:value-type="float">
            <text:p>-20.787242239</text:p>
          </table:table-cell>
        </table:table-row>
        <table:table-row table:style-name="ro1">
          <table:table-cell office:value-type="float" office:value="26.7171938780272" calcext:value-type="float">
            <text:p>26.717193878</text:p>
          </table:table-cell>
          <table:table-cell office:value-type="float" office:value="-20.800521166271" calcext:value-type="float">
            <text:p>-20.8005211663</text:p>
          </table:table-cell>
        </table:table-row>
        <table:table-row table:style-name="ro1">
          <table:table-cell office:value-type="float" office:value="47.9871861029967" calcext:value-type="float">
            <text:p>47.987186103</text:p>
          </table:table-cell>
          <table:table-cell office:value-type="float" office:value="-20.71065276311" calcext:value-type="float">
            <text:p>-20.7106527631</text:p>
          </table:table-cell>
        </table:table-row>
        <table:table-row table:style-name="ro1">
          <table:table-cell office:value-type="float" office:value="35.0895906809765" calcext:value-type="float">
            <text:p>35.089590681</text:p>
          </table:table-cell>
          <table:table-cell office:value-type="float" office:value="-18.6629773649822" calcext:value-type="float">
            <text:p>-18.662977365</text:p>
          </table:table-cell>
        </table:table-row>
        <table:table-row table:style-name="ro1">
          <table:table-cell office:value-type="float" office:value="36.4922522811655" calcext:value-type="float">
            <text:p>36.4922522812</text:p>
          </table:table-cell>
          <table:table-cell office:value-type="float" office:value="-16.9608962256801" calcext:value-type="float">
            <text:p>-16.9608962257</text:p>
          </table:table-cell>
        </table:table-row>
        <table:table-row table:style-name="ro1">
          <table:table-cell office:value-type="float" office:value="39.9919253969868" calcext:value-type="float">
            <text:p>39.991925397</text:p>
          </table:table-cell>
          <table:table-cell office:value-type="float" office:value="-14.311288328026" calcext:value-type="float">
            <text:p>-14.311288328</text:p>
          </table:table-cell>
        </table:table-row>
        <table:table-row table:style-name="ro1">
          <table:table-cell office:value-type="float" office:value="36.518981959438" calcext:value-type="float">
            <text:p>36.5189819594</text:p>
          </table:table-cell>
          <table:table-cell office:value-type="float" office:value="-20.3137574165503" calcext:value-type="float">
            <text:p>-20.3137574166</text:p>
          </table:table-cell>
        </table:table-row>
        <table:table-row table:style-name="ro1">
          <table:table-cell office:value-type="float" office:value="40.6913614203322" calcext:value-type="float">
            <text:p>40.6913614203</text:p>
          </table:table-cell>
          <table:table-cell office:value-type="float" office:value="-17.0141815801685" calcext:value-type="float">
            <text:p>-17.0141815802</text:p>
          </table:table-cell>
        </table:table-row>
        <table:table-row table:style-name="ro1">
          <table:table-cell office:value-type="float" office:value="33.9691860103162" calcext:value-type="float">
            <text:p>33.9691860103</text:p>
          </table:table-cell>
          <table:table-cell office:value-type="float" office:value="-15.2926218221559" calcext:value-type="float">
            <text:p>-15.2926218222</text:p>
          </table:table-cell>
        </table:table-row>
        <table:table-row table:style-name="ro1">
          <table:table-cell office:value-type="float" office:value="50.5051105349336" calcext:value-type="float">
            <text:p>50.5051105349</text:p>
          </table:table-cell>
          <table:table-cell office:value-type="float" office:value="-13.3139218557651" calcext:value-type="float">
            <text:p>-13.3139218558</text:p>
          </table:table-cell>
        </table:table-row>
        <table:table-row table:style-name="ro1">
          <table:table-cell office:value-type="float" office:value="28.5352226202732" calcext:value-type="float">
            <text:p>28.5352226203</text:p>
          </table:table-cell>
          <table:table-cell office:value-type="float" office:value="-20.147886556064" calcext:value-type="float">
            <text:p>-20.1478865561</text:p>
          </table:table-cell>
        </table:table-row>
        <table:table-row table:style-name="ro1">
          <table:table-cell office:value-type="float" office:value="34.8901093396706" calcext:value-type="float">
            <text:p>34.8901093397</text:p>
          </table:table-cell>
          <table:table-cell office:value-type="float" office:value="-27.9620023831418" calcext:value-type="float">
            <text:p>-27.9620023831</text:p>
          </table:table-cell>
        </table:table-row>
        <table:table-row table:style-name="ro1">
          <table:table-cell office:value-type="float" office:value="28.0787856511103" calcext:value-type="float">
            <text:p>28.0787856511</text:p>
          </table:table-cell>
          <table:table-cell office:value-type="float" office:value="-22.4302512655157" calcext:value-type="float">
            <text:p>-22.4302512655</text:p>
          </table:table-cell>
        </table:table-row>
        <table:table-row table:style-name="ro1">
          <table:table-cell office:value-type="float" office:value="32.8030287304145" calcext:value-type="float">
            <text:p>32.8030287304</text:p>
          </table:table-cell>
          <table:table-cell office:value-type="float" office:value="-16.9114617201225" calcext:value-type="float">
            <text:p>-16.9114617201</text:p>
          </table:table-cell>
        </table:table-row>
        <table:table-row table:style-name="ro1">
          <table:table-cell office:value-type="float" office:value="31.0021521596906" calcext:value-type="float">
            <text:p>31.0021521597</text:p>
          </table:table-cell>
          <table:table-cell office:value-type="float" office:value="-23.3543001837845" calcext:value-type="float">
            <text:p>-23.3543001838</text:p>
          </table:table-cell>
        </table:table-row>
        <table:table-row table:style-name="ro1">
          <table:table-cell office:value-type="float" office:value="47.5969645916473" calcext:value-type="float">
            <text:p>47.5969645916</text:p>
          </table:table-cell>
          <table:table-cell office:value-type="float" office:value="-13.2958175199001" calcext:value-type="float">
            <text:p>-13.2958175199</text:p>
          </table:table-cell>
        </table:table-row>
        <table:table-row table:style-name="ro1">
          <table:table-cell office:value-type="float" office:value="40.2564807564347" calcext:value-type="float">
            <text:p>40.2564807564</text:p>
          </table:table-cell>
          <table:table-cell office:value-type="float" office:value="-23.5370425378966" calcext:value-type="float">
            <text:p>-23.5370425379</text:p>
          </table:table-cell>
        </table:table-row>
        <table:table-row table:style-name="ro1">
          <table:table-cell office:value-type="float" office:value="46.8653012500125" calcext:value-type="float">
            <text:p>46.86530125</text:p>
          </table:table-cell>
          <table:table-cell office:value-type="float" office:value="-15.9308821291674" calcext:value-type="float">
            <text:p>-15.9308821292</text:p>
          </table:table-cell>
        </table:table-row>
        <table:table-row table:style-name="ro1">
          <table:table-cell office:value-type="float" office:value="38.4364512057057" calcext:value-type="float">
            <text:p>38.4364512057</text:p>
          </table:table-cell>
          <table:table-cell office:value-type="float" office:value="-17.9487097281309" calcext:value-type="float">
            <text:p>-17.9487097281</text:p>
          </table:table-cell>
        </table:table-row>
        <table:table-row table:style-name="ro1">
          <table:table-cell office:value-type="float" office:value="29.369542212206" calcext:value-type="float">
            <text:p>29.3695422122</text:p>
          </table:table-cell>
          <table:table-cell office:value-type="float" office:value="-16.1453035370605" calcext:value-type="float">
            <text:p>-16.1453035371</text:p>
          </table:table-cell>
        </table:table-row>
        <table:table-row table:style-name="ro1">
          <table:table-cell office:value-type="float" office:value="53.1709292901538" calcext:value-type="float">
            <text:p>53.1709292902</text:p>
          </table:table-cell>
          <table:table-cell office:value-type="float" office:value="-14.7495370120365" calcext:value-type="float">
            <text:p>-14.749537012</text:p>
          </table:table-cell>
        </table:table-row>
        <table:table-row table:style-name="ro1">
          <table:table-cell office:value-type="float" office:value="40.2106568058524" calcext:value-type="float">
            <text:p>40.2106568059</text:p>
          </table:table-cell>
          <table:table-cell office:value-type="float" office:value="-34.4659900257127" calcext:value-type="float">
            <text:p>-34.4659900257</text:p>
          </table:table-cell>
        </table:table-row>
        <table:table-row table:style-name="ro1">
          <table:table-cell office:value-type="float" office:value="39.9351249576553" calcext:value-type="float">
            <text:p>39.9351249577</text:p>
          </table:table-cell>
          <table:table-cell office:value-type="float" office:value="-15.9436675676991" calcext:value-type="float">
            <text:p>-15.9436675677</text:p>
          </table:table-cell>
        </table:table-row>
        <table:table-row table:style-name="ro1">
          <table:table-cell office:value-type="float" office:value="34.2245133189645" calcext:value-type="float">
            <text:p>34.224513319</text:p>
          </table:table-cell>
          <table:table-cell office:value-type="float" office:value="-18.2549189676055" calcext:value-type="float">
            <text:p>-18.2549189676</text:p>
          </table:table-cell>
        </table:table-row>
        <table:table-row table:style-name="ro1">
          <table:table-cell office:value-type="float" office:value="51.0521577765999" calcext:value-type="float">
            <text:p>51.0521577766</text:p>
          </table:table-cell>
          <table:table-cell office:value-type="float" office:value="-26.3036028466327" calcext:value-type="float">
            <text:p>-26.3036028466</text:p>
          </table:table-cell>
        </table:table-row>
        <table:table-row table:style-name="ro1">
          <table:table-cell office:value-type="float" office:value="39.3059870634585" calcext:value-type="float">
            <text:p>39.3059870635</text:p>
          </table:table-cell>
          <table:table-cell office:value-type="float" office:value="-22.7137759935835" calcext:value-type="float">
            <text:p>-22.7137759936</text:p>
          </table:table-cell>
        </table:table-row>
        <table:table-row table:style-name="ro1">
          <table:table-cell office:value-type="float" office:value="36.1510772064874" calcext:value-type="float">
            <text:p>36.1510772065</text:p>
          </table:table-cell>
          <table:table-cell office:value-type="float" office:value="-21.9896707588416" calcext:value-type="float">
            <text:p>-21.9896707588</text:p>
          </table:table-cell>
        </table:table-row>
        <table:table-row table:style-name="ro1">
          <table:table-cell office:value-type="float" office:value="42.831957492301" calcext:value-type="float">
            <text:p>42.8319574923</text:p>
          </table:table-cell>
          <table:table-cell office:value-type="float" office:value="-18.9062338295984" calcext:value-type="float">
            <text:p>-18.9062338296</text:p>
          </table:table-cell>
        </table:table-row>
        <table:table-row table:style-name="ro1">
          <table:table-cell office:value-type="float" office:value="42.6330031080762" calcext:value-type="float">
            <text:p>42.6330031081</text:p>
          </table:table-cell>
          <table:table-cell office:value-type="float" office:value="-14.6580514326306" calcext:value-type="float">
            <text:p>-14.6580514326</text:p>
          </table:table-cell>
        </table:table-row>
        <table:table-row table:style-name="ro1">
          <table:table-cell office:value-type="float" office:value="42.2002685217842" calcext:value-type="float">
            <text:p>42.2002685218</text:p>
          </table:table-cell>
          <table:table-cell office:value-type="float" office:value="-24.2169638438687" calcext:value-type="float">
            <text:p>-24.2169638439</text:p>
          </table:table-cell>
        </table:table-row>
        <table:table-row table:style-name="ro1">
          <table:table-cell office:value-type="float" office:value="32.7461660486992" calcext:value-type="float">
            <text:p>32.7461660487</text:p>
          </table:table-cell>
          <table:table-cell office:value-type="float" office:value="-15.1612360369379" calcext:value-type="float">
            <text:p>-15.1612360369</text:p>
          </table:table-cell>
        </table:table-row>
        <table:table-row table:style-name="ro1">
          <table:table-cell office:value-type="float" office:value="26.9247255044531" calcext:value-type="float">
            <text:p>26.9247255045</text:p>
          </table:table-cell>
          <table:table-cell office:value-type="float" office:value="-17.5731972875237" calcext:value-type="float">
            <text:p>-17.5731972875</text:p>
          </table:table-cell>
        </table:table-row>
        <table:table-row table:style-name="ro1">
          <table:table-cell office:value-type="float" office:value="38.1466966254716" calcext:value-type="float">
            <text:p>38.1466966255</text:p>
          </table:table-cell>
          <table:table-cell office:value-type="float" office:value="-21.265869889166" calcext:value-type="float">
            <text:p>-21.2658698892</text:p>
          </table:table-cell>
        </table:table-row>
        <table:table-row table:style-name="ro1">
          <table:table-cell office:value-type="float" office:value="34.6811168812456" calcext:value-type="float">
            <text:p>34.6811168812</text:p>
          </table:table-cell>
          <table:table-cell office:value-type="float" office:value="-25.5020867852957" calcext:value-type="float">
            <text:p>-25.5020867853</text:p>
          </table:table-cell>
        </table:table-row>
        <table:table-row table:style-name="ro1">
          <table:table-cell office:value-type="float" office:value="24.8533184805045" calcext:value-type="float">
            <text:p>24.8533184805</text:p>
          </table:table-cell>
          <table:table-cell office:value-type="float" office:value="-19.5287507902013" calcext:value-type="float">
            <text:p>-19.5287507902</text:p>
          </table:table-cell>
        </table:table-row>
        <table:table-row table:style-name="ro1">
          <table:table-cell office:value-type="float" office:value="30.373885014135" calcext:value-type="float">
            <text:p>30.3738850141</text:p>
          </table:table-cell>
          <table:table-cell office:value-type="float" office:value="-22.177753386508" calcext:value-type="float">
            <text:p>-22.1777533865</text:p>
          </table:table-cell>
        </table:table-row>
        <table:table-row table:style-name="ro1">
          <table:table-cell office:value-type="float" office:value="32.2295933324592" calcext:value-type="float">
            <text:p>32.2295933325</text:p>
          </table:table-cell>
          <table:table-cell office:value-type="float" office:value="-12.8302129397612" calcext:value-type="float">
            <text:p>-12.8302129398</text:p>
          </table:table-cell>
        </table:table-row>
        <table:table-row table:style-name="ro1">
          <table:table-cell office:value-type="float" office:value="40.4442312556002" calcext:value-type="float">
            <text:p>40.4442312556</text:p>
          </table:table-cell>
          <table:table-cell office:value-type="float" office:value="-23.011326363904" calcext:value-type="float">
            <text:p>-23.0113263639</text:p>
          </table:table-cell>
        </table:table-row>
        <table:table-row table:style-name="ro1">
          <table:table-cell office:value-type="float" office:value="47.9756090982997" calcext:value-type="float">
            <text:p>47.9756090983</text:p>
          </table:table-cell>
          <table:table-cell office:value-type="float" office:value="-29.5443701743628" calcext:value-type="float">
            <text:p>-29.5443701744</text:p>
          </table:table-cell>
        </table:table-row>
        <table:table-row table:style-name="ro1">
          <table:table-cell office:value-type="float" office:value="40.054648167804" calcext:value-type="float">
            <text:p>40.0546481678</text:p>
          </table:table-cell>
          <table:table-cell office:value-type="float" office:value="-17.2312547638025" calcext:value-type="float">
            <text:p>-17.2312547638</text:p>
          </table:table-cell>
        </table:table-row>
        <table:table-row table:style-name="ro1">
          <table:table-cell office:value-type="float" office:value="40.0062385722045" calcext:value-type="float">
            <text:p>40.0062385722</text:p>
          </table:table-cell>
          <table:table-cell office:value-type="float" office:value="-17.5094382310835" calcext:value-type="float">
            <text:p>-17.5094382311</text:p>
          </table:table-cell>
        </table:table-row>
        <table:table-row table:style-name="ro1">
          <table:table-cell office:value-type="float" office:value="48.1513048665885" calcext:value-type="float">
            <text:p>48.1513048666</text:p>
          </table:table-cell>
          <table:table-cell office:value-type="float" office:value="-14.580894336692" calcext:value-type="float">
            <text:p>-14.5808943367</text:p>
          </table:table-cell>
        </table:table-row>
        <table:table-row table:style-name="ro1">
          <table:table-cell office:value-type="float" office:value="49.7173075508701" calcext:value-type="float">
            <text:p>49.7173075509</text:p>
          </table:table-cell>
          <table:table-cell office:value-type="float" office:value="-13.8650485051301" calcext:value-type="float">
            <text:p>-13.8650485051</text:p>
          </table:table-cell>
        </table:table-row>
        <table:table-row table:style-name="ro1">
          <table:table-cell office:value-type="float" office:value="53.6419916182313" calcext:value-type="float">
            <text:p>53.6419916182</text:p>
          </table:table-cell>
          <table:table-cell office:value-type="float" office:value="-21.918150132497" calcext:value-type="float">
            <text:p>-21.9181501325</text:p>
          </table:table-cell>
        </table:table-row>
        <table:table-row table:style-name="ro1">
          <table:table-cell office:value-type="float" office:value="53.7669004466939" calcext:value-type="float">
            <text:p>53.7669004467</text:p>
          </table:table-cell>
          <table:table-cell office:value-type="float" office:value="-27.642212822445" calcext:value-type="float">
            <text:p>-27.6422128224</text:p>
          </table:table-cell>
        </table:table-row>
        <table:table-row table:style-name="ro1">
          <table:table-cell office:value-type="float" office:value="27.2375915064309" calcext:value-type="float">
            <text:p>27.2375915064</text:p>
          </table:table-cell>
          <table:table-cell office:value-type="float" office:value="-20.2089081339725" calcext:value-type="float">
            <text:p>-20.208908134</text:p>
          </table:table-cell>
        </table:table-row>
        <table:table-row table:style-name="ro1">
          <table:table-cell office:value-type="float" office:value="30.3367724669991" calcext:value-type="float">
            <text:p>30.336772467</text:p>
          </table:table-cell>
          <table:table-cell office:value-type="float" office:value="-24.2768508532593" calcext:value-type="float">
            <text:p>-24.2768508533</text:p>
          </table:table-cell>
        </table:table-row>
        <table:table-row table:style-name="ro1">
          <table:table-cell office:value-type="float" office:value="49.5326496397554" calcext:value-type="float">
            <text:p>49.5326496398</text:p>
          </table:table-cell>
          <table:table-cell office:value-type="float" office:value="-17.6547741998616" calcext:value-type="float">
            <text:p>-17.6547741999</text:p>
          </table:table-cell>
        </table:table-row>
        <table:table-row table:style-name="ro1">
          <table:table-cell office:value-type="float" office:value="32.1630135389194" calcext:value-type="float">
            <text:p>32.1630135389</text:p>
          </table:table-cell>
          <table:table-cell office:value-type="float" office:value="-17.494604684099" calcext:value-type="float">
            <text:p>-17.4946046841</text:p>
          </table:table-cell>
        </table:table-row>
        <table:table-row table:style-name="ro1">
          <table:table-cell office:value-type="float" office:value="25.48669372351" calcext:value-type="float">
            <text:p>25.4866937235</text:p>
          </table:table-cell>
          <table:table-cell office:value-type="float" office:value="-20.6948740806651" calcext:value-type="float">
            <text:p>-20.6948740807</text:p>
          </table:table-cell>
        </table:table-row>
        <table:table-row table:style-name="ro1">
          <table:table-cell office:value-type="float" office:value="41.3942221808288" calcext:value-type="float">
            <text:p>41.3942221808</text:p>
          </table:table-cell>
          <table:table-cell office:value-type="float" office:value="-26.6893690217243" calcext:value-type="float">
            <text:p>-26.6893690217</text:p>
          </table:table-cell>
        </table:table-row>
        <table:table-row table:style-name="ro1">
          <table:table-cell office:value-type="float" office:value="50.4505812463396" calcext:value-type="float">
            <text:p>50.4505812463</text:p>
          </table:table-cell>
          <table:table-cell office:value-type="float" office:value="-13.1049396827242" calcext:value-type="float">
            <text:p>-13.1049396827</text:p>
          </table:table-cell>
        </table:table-row>
        <table:table-row table:style-name="ro1">
          <table:table-cell office:value-type="float" office:value="39.0209908320516" calcext:value-type="float">
            <text:p>39.0209908321</text:p>
          </table:table-cell>
          <table:table-cell office:value-type="float" office:value="-15.060186519302" calcext:value-type="float">
            <text:p>-15.0601865193</text:p>
          </table:table-cell>
        </table:table-row>
        <table:table-row table:style-name="ro1">
          <table:table-cell office:value-type="float" office:value="34.415868714665" calcext:value-type="float">
            <text:p>34.4158687147</text:p>
          </table:table-cell>
          <table:table-cell office:value-type="float" office:value="-17.9227081639487" calcext:value-type="float">
            <text:p>-17.9227081639</text:p>
          </table:table-cell>
        </table:table-row>
        <table:table-row table:style-name="ro1">
          <table:table-cell office:value-type="float" office:value="40.3106943257394" calcext:value-type="float">
            <text:p>40.3106943257</text:p>
          </table:table-cell>
          <table:table-cell office:value-type="float" office:value="-19.9901794438584" calcext:value-type="float">
            <text:p>-19.9901794439</text:p>
          </table:table-cell>
        </table:table-row>
        <table:table-row table:style-name="ro1">
          <table:table-cell office:value-type="float" office:value="31.5155026746769" calcext:value-type="float">
            <text:p>31.5155026747</text:p>
          </table:table-cell>
          <table:table-cell office:value-type="float" office:value="-18.1083900169225" calcext:value-type="float">
            <text:p>-18.1083900169</text:p>
          </table:table-cell>
        </table:table-row>
        <table:table-row table:style-name="ro1">
          <table:table-cell office:value-type="float" office:value="34.4909455971426" calcext:value-type="float">
            <text:p>34.4909455971</text:p>
          </table:table-cell>
          <table:table-cell office:value-type="float" office:value="-21.1314139973857" calcext:value-type="float">
            <text:p>-21.1314139974</text:p>
          </table:table-cell>
        </table:table-row>
        <table:table-row table:style-name="ro1">
          <table:table-cell office:value-type="float" office:value="37.7405514577742" calcext:value-type="float">
            <text:p>37.7405514578</text:p>
          </table:table-cell>
          <table:table-cell office:value-type="float" office:value="-17.206096173862" calcext:value-type="float">
            <text:p>-17.2060961739</text:p>
          </table:table-cell>
        </table:table-row>
        <table:table-row table:style-name="ro1">
          <table:table-cell office:value-type="float" office:value="32.1877344934405" calcext:value-type="float">
            <text:p>32.1877344934</text:p>
          </table:table-cell>
          <table:table-cell office:value-type="float" office:value="-19.1692020549239" calcext:value-type="float">
            <text:p>-19.1692020549</text:p>
          </table:table-cell>
        </table:table-row>
        <table:table-row table:style-name="ro1">
          <table:table-cell office:value-type="float" office:value="37.9716028379686" calcext:value-type="float">
            <text:p>37.971602838</text:p>
          </table:table-cell>
          <table:table-cell office:value-type="float" office:value="-18.211050114847" calcext:value-type="float">
            <text:p>-18.2110501148</text:p>
          </table:table-cell>
        </table:table-row>
        <table:table-row table:style-name="ro1">
          <table:table-cell office:value-type="float" office:value="42.9521760133858" calcext:value-type="float">
            <text:p>42.9521760134</text:p>
          </table:table-cell>
          <table:table-cell office:value-type="float" office:value="-16.7223485610351" calcext:value-type="float">
            <text:p>-16.722348561</text:p>
          </table:table-cell>
        </table:table-row>
        <table:table-row table:style-name="ro1">
          <table:table-cell office:value-type="float" office:value="69.5782519554372" calcext:value-type="float">
            <text:p>69.5782519554</text:p>
          </table:table-cell>
          <table:table-cell office:value-type="float" office:value="-15.4548493163632" calcext:value-type="float">
            <text:p>-15.4548493164</text:p>
          </table:table-cell>
        </table:table-row>
        <table:table-row table:style-name="ro1">
          <table:table-cell office:value-type="float" office:value="34.2412181430821" calcext:value-type="float">
            <text:p>34.2412181431</text:p>
          </table:table-cell>
          <table:table-cell office:value-type="float" office:value="-17.9570111945237" calcext:value-type="float">
            <text:p>-17.9570111945</text:p>
          </table:table-cell>
        </table:table-row>
        <table:table-row table:style-name="ro1">
          <table:table-cell office:value-type="float" office:value="44.4662168763541" calcext:value-type="float">
            <text:p>44.4662168764</text:p>
          </table:table-cell>
          <table:table-cell office:value-type="float" office:value="-30.9286664967921" calcext:value-type="float">
            <text:p>-30.9286664968</text:p>
          </table:table-cell>
        </table:table-row>
        <table:table-row table:style-name="ro1">
          <table:table-cell office:value-type="float" office:value="29.9228710423812" calcext:value-type="float">
            <text:p>29.9228710424</text:p>
          </table:table-cell>
          <table:table-cell office:value-type="float" office:value="-19.8276320907462" calcext:value-type="float">
            <text:p>-19.8276320907</text:p>
          </table:table-cell>
        </table:table-row>
        <table:table-row table:style-name="ro1">
          <table:table-cell office:value-type="float" office:value="41.3888498858793" calcext:value-type="float">
            <text:p>41.3888498859</text:p>
          </table:table-cell>
          <table:table-cell office:value-type="float" office:value="-22.3186886014858" calcext:value-type="float">
            <text:p>-22.3186886015</text:p>
          </table:table-cell>
        </table:table-row>
        <table:table-row table:style-name="ro1">
          <table:table-cell office:value-type="float" office:value="42.4947809376719" calcext:value-type="float">
            <text:p>42.4947809377</text:p>
          </table:table-cell>
          <table:table-cell office:value-type="float" office:value="-14.5604256846802" calcext:value-type="float">
            <text:p>-14.5604256847</text:p>
          </table:table-cell>
        </table:table-row>
        <table:table-row table:style-name="ro1">
          <table:table-cell office:value-type="float" office:value="43.0364117842247" calcext:value-type="float">
            <text:p>43.0364117842</text:p>
          </table:table-cell>
          <table:table-cell office:value-type="float" office:value="-18.3261286543242" calcext:value-type="float">
            <text:p>-18.3261286543</text:p>
          </table:table-cell>
        </table:table-row>
        <table:table-row table:style-name="ro1">
          <table:table-cell office:value-type="float" office:value="37.465647784962" calcext:value-type="float">
            <text:p>37.465647785</text:p>
          </table:table-cell>
          <table:table-cell office:value-type="float" office:value="-21.928030112596" calcext:value-type="float">
            <text:p>-21.9280301126</text:p>
          </table:table-cell>
        </table:table-row>
        <table:table-row table:style-name="ro1">
          <table:table-cell office:value-type="float" office:value="41.0548917504294" calcext:value-type="float">
            <text:p>41.0548917504</text:p>
          </table:table-cell>
          <table:table-cell office:value-type="float" office:value="-23.9720440238954" calcext:value-type="float">
            <text:p>-23.9720440239</text:p>
          </table:table-cell>
        </table:table-row>
        <table:table-row table:style-name="ro1">
          <table:table-cell office:value-type="float" office:value="35.8051749283966" calcext:value-type="float">
            <text:p>35.8051749284</text:p>
          </table:table-cell>
          <table:table-cell office:value-type="float" office:value="-27.0715152610482" calcext:value-type="float">
            <text:p>-27.071515261</text:p>
          </table:table-cell>
        </table:table-row>
        <table:table-row table:style-name="ro1">
          <table:table-cell office:value-type="float" office:value="37.1841630780687" calcext:value-type="float">
            <text:p>37.1841630781</text:p>
          </table:table-cell>
          <table:table-cell office:value-type="float" office:value="-19.2912344468057" calcext:value-type="float">
            <text:p>-19.2912344468</text:p>
          </table:table-cell>
        </table:table-row>
        <table:table-row table:style-name="ro1">
          <table:table-cell office:value-type="float" office:value="34.1343200374021" calcext:value-type="float">
            <text:p>34.1343200374</text:p>
          </table:table-cell>
          <table:table-cell office:value-type="float" office:value="-20.1524290212506" calcext:value-type="float">
            <text:p>-20.1524290213</text:p>
          </table:table-cell>
        </table:table-row>
        <table:table-row table:style-name="ro1">
          <table:table-cell office:value-type="float" office:value="28.9883868590419" calcext:value-type="float">
            <text:p>28.988386859</text:p>
          </table:table-cell>
          <table:table-cell office:value-type="float" office:value="-22.8021105546127" calcext:value-type="float">
            <text:p>-22.8021105546</text:p>
          </table:table-cell>
        </table:table-row>
        <table:table-row table:style-name="ro1">
          <table:table-cell office:value-type="float" office:value="37.271613460758" calcext:value-type="float">
            <text:p>37.2716134608</text:p>
          </table:table-cell>
          <table:table-cell office:value-type="float" office:value="-18.0141308467036" calcext:value-type="float">
            <text:p>-18.0141308467</text:p>
          </table:table-cell>
        </table:table-row>
        <table:table-row table:style-name="ro1">
          <table:table-cell office:value-type="float" office:value="57.7448114536905" calcext:value-type="float">
            <text:p>57.7448114537</text:p>
          </table:table-cell>
          <table:table-cell office:value-type="float" office:value="-38.5035123210239" calcext:value-type="float">
            <text:p>-38.503512321</text:p>
          </table:table-cell>
        </table:table-row>
        <table:table-row table:style-name="ro1">
          <table:table-cell office:value-type="float" office:value="30.1971936197019" calcext:value-type="float">
            <text:p>30.1971936197</text:p>
          </table:table-cell>
          <table:table-cell office:value-type="float" office:value="-22.9303575455814" calcext:value-type="float">
            <text:p>-22.9303575456</text:p>
          </table:table-cell>
        </table:table-row>
        <table:table-row table:style-name="ro1">
          <table:table-cell office:value-type="float" office:value="25.3100268379503" calcext:value-type="float">
            <text:p>25.310026838</text:p>
          </table:table-cell>
          <table:table-cell office:value-type="float" office:value="-16.1826809666784" calcext:value-type="float">
            <text:p>-16.1826809667</text:p>
          </table:table-cell>
        </table:table-row>
        <table:table-row table:style-name="ro1">
          <table:table-cell office:value-type="float" office:value="30.9280856008702" calcext:value-type="float">
            <text:p>30.9280856009</text:p>
          </table:table-cell>
          <table:table-cell office:value-type="float" office:value="-16.0922684705369" calcext:value-type="float">
            <text:p>-16.0922684705</text:p>
          </table:table-cell>
        </table:table-row>
        <table:table-row table:style-name="ro1">
          <table:table-cell office:value-type="float" office:value="52.4827106556877" calcext:value-type="float">
            <text:p>52.4827106557</text:p>
          </table:table-cell>
          <table:table-cell office:value-type="float" office:value="-17.0472597555598" calcext:value-type="float">
            <text:p>-17.0472597556</text:p>
          </table:table-cell>
        </table:table-row>
        <table:table-row table:style-name="ro1">
          <table:table-cell office:value-type="float" office:value="38.9122406780449" calcext:value-type="float">
            <text:p>38.912240678</text:p>
          </table:table-cell>
          <table:table-cell office:value-type="float" office:value="-21.7966829008435" calcext:value-type="float">
            <text:p>-21.7966829008</text:p>
          </table:table-cell>
        </table:table-row>
        <table:table-row table:style-name="ro1">
          <table:table-cell office:value-type="float" office:value="36.5342799907246" calcext:value-type="float">
            <text:p>36.5342799907</text:p>
          </table:table-cell>
          <table:table-cell office:value-type="float" office:value="-20.3695040263712" calcext:value-type="float">
            <text:p>-20.3695040264</text:p>
          </table:table-cell>
        </table:table-row>
        <table:table-row table:style-name="ro1">
          <table:table-cell office:value-type="float" office:value="33.9122139075017" calcext:value-type="float">
            <text:p>33.9122139075</text:p>
          </table:table-cell>
          <table:table-cell office:value-type="float" office:value="-23.1273266877337" calcext:value-type="float">
            <text:p>-23.1273266877</text:p>
          </table:table-cell>
        </table:table-row>
        <table:table-row table:style-name="ro1">
          <table:table-cell office:value-type="float" office:value="39.0523712885165" calcext:value-type="float">
            <text:p>39.0523712885</text:p>
          </table:table-cell>
          <table:table-cell office:value-type="float" office:value="-26.4074897597813" calcext:value-type="float">
            <text:p>-26.4074897598</text:p>
          </table:table-cell>
        </table:table-row>
        <table:table-row table:style-name="ro1">
          <table:table-cell office:value-type="float" office:value="32.5454285710059" calcext:value-type="float">
            <text:p>32.545428571</text:p>
          </table:table-cell>
          <table:table-cell office:value-type="float" office:value="-13.804064593363" calcext:value-type="float">
            <text:p>-13.8040645934</text:p>
          </table:table-cell>
        </table:table-row>
        <table:table-row table:style-name="ro1">
          <table:table-cell office:value-type="float" office:value="32.1879519205908" calcext:value-type="float">
            <text:p>32.1879519206</text:p>
          </table:table-cell>
          <table:table-cell office:value-type="float" office:value="-25.2441429869102" calcext:value-type="float">
            <text:p>-25.2441429869</text:p>
          </table:table-cell>
        </table:table-row>
        <table:table-row table:style-name="ro1">
          <table:table-cell office:value-type="float" office:value="40.0134626309054" calcext:value-type="float">
            <text:p>40.0134626309</text:p>
          </table:table-cell>
          <table:table-cell office:value-type="float" office:value="-17.2307250699361" calcext:value-type="float">
            <text:p>-17.2307250699</text:p>
          </table:table-cell>
        </table:table-row>
        <table:table-row table:style-name="ro1">
          <table:table-cell office:value-type="float" office:value="34.5616270412022" calcext:value-type="float">
            <text:p>34.5616270412</text:p>
          </table:table-cell>
          <table:table-cell office:value-type="float" office:value="-24.2479942788806" calcext:value-type="float">
            <text:p>-24.2479942789</text:p>
          </table:table-cell>
        </table:table-row>
        <table:table-row table:style-name="ro1">
          <table:table-cell office:value-type="float" office:value="36.2609604600268" calcext:value-type="float">
            <text:p>36.26096046</text:p>
          </table:table-cell>
          <table:table-cell office:value-type="float" office:value="-17.4705169076437" calcext:value-type="float">
            <text:p>-17.4705169076</text:p>
          </table:table-cell>
        </table:table-row>
        <table:table-row table:style-name="ro1">
          <table:table-cell office:value-type="float" office:value="30.0013472923599" calcext:value-type="float">
            <text:p>30.0013472924</text:p>
          </table:table-cell>
          <table:table-cell office:value-type="float" office:value="-24.7797077487085" calcext:value-type="float">
            <text:p>-24.7797077487</text:p>
          </table:table-cell>
        </table:table-row>
        <table:table-row table:style-name="ro1">
          <table:table-cell office:value-type="float" office:value="26.5592730094029" calcext:value-type="float">
            <text:p>26.5592730094</text:p>
          </table:table-cell>
          <table:table-cell office:value-type="float" office:value="-19.1716976056818" calcext:value-type="float">
            <text:p>-19.1716976057</text:p>
          </table:table-cell>
        </table:table-row>
        <table:table-row table:style-name="ro1">
          <table:table-cell office:value-type="float" office:value="42.4372466360082" calcext:value-type="float">
            <text:p>42.437246636</text:p>
          </table:table-cell>
          <table:table-cell office:value-type="float" office:value="-34.7545298982564" calcext:value-type="float">
            <text:p>-34.7545298983</text:p>
          </table:table-cell>
        </table:table-row>
        <table:table-row table:style-name="ro1">
          <table:table-cell office:value-type="float" office:value="23.6686479240806" calcext:value-type="float">
            <text:p>23.6686479241</text:p>
          </table:table-cell>
          <table:table-cell office:value-type="float" office:value="-8.85522386699879" calcext:value-type="float">
            <text:p>-8.855223867</text:p>
          </table:table-cell>
        </table:table-row>
        <table:table-row table:style-name="ro1">
          <table:table-cell office:value-type="float" office:value="53.4555417601451" calcext:value-type="float">
            <text:p>53.4555417601</text:p>
          </table:table-cell>
          <table:table-cell office:value-type="float" office:value="-33.779478216787" calcext:value-type="float">
            <text:p>-33.7794782168</text:p>
          </table:table-cell>
        </table:table-row>
        <table:table-row table:style-name="ro1">
          <table:table-cell office:value-type="float" office:value="45.2908914063051" calcext:value-type="float">
            <text:p>45.2908914063</text:p>
          </table:table-cell>
          <table:table-cell office:value-type="float" office:value="-28.4428643524056" calcext:value-type="float">
            <text:p>-28.4428643524</text:p>
          </table:table-cell>
        </table:table-row>
        <table:table-row table:style-name="ro1">
          <table:table-cell office:value-type="float" office:value="43.1791464840622" calcext:value-type="float">
            <text:p>43.1791464841</text:p>
          </table:table-cell>
          <table:table-cell office:value-type="float" office:value="-28.9849863007866" calcext:value-type="float">
            <text:p>-28.9849863008</text:p>
          </table:table-cell>
        </table:table-row>
        <table:table-row table:style-name="ro1">
          <table:table-cell office:value-type="float" office:value="43.8477414523299" calcext:value-type="float">
            <text:p>43.8477414523</text:p>
          </table:table-cell>
          <table:table-cell office:value-type="float" office:value="-16.3921664191742" calcext:value-type="float">
            <text:p>-16.3921664192</text:p>
          </table:table-cell>
        </table:table-row>
        <table:table-row table:style-name="ro1">
          <table:table-cell office:value-type="float" office:value="40.5167871417434" calcext:value-type="float">
            <text:p>40.5167871417</text:p>
          </table:table-cell>
          <table:table-cell office:value-type="float" office:value="-26.1154951083594" calcext:value-type="float">
            <text:p>-26.1154951084</text:p>
          </table:table-cell>
        </table:table-row>
        <table:table-row table:style-name="ro1">
          <table:table-cell office:value-type="float" office:value="44.8328576908187" calcext:value-type="float">
            <text:p>44.8328576908</text:p>
          </table:table-cell>
          <table:table-cell office:value-type="float" office:value="-13.1543311710748" calcext:value-type="float">
            <text:p>-13.1543311711</text:p>
          </table:table-cell>
        </table:table-row>
        <table:table-row table:style-name="ro1">
          <table:table-cell office:value-type="float" office:value="37.1752453609703" calcext:value-type="float">
            <text:p>37.175245361</text:p>
          </table:table-cell>
          <table:table-cell office:value-type="float" office:value="-20.9070936929624" calcext:value-type="float">
            <text:p>-20.907093693</text:p>
          </table:table-cell>
        </table:table-row>
        <table:table-row table:style-name="ro1">
          <table:table-cell office:value-type="float" office:value="36.1608865989606" calcext:value-type="float">
            <text:p>36.160886599</text:p>
          </table:table-cell>
          <table:table-cell office:value-type="float" office:value="-20.4920021247612" calcext:value-type="float">
            <text:p>-20.4920021248</text:p>
          </table:table-cell>
        </table:table-row>
        <table:table-row table:style-name="ro1">
          <table:table-cell office:value-type="float" office:value="31.4216851272285" calcext:value-type="float">
            <text:p>31.4216851272</text:p>
          </table:table-cell>
          <table:table-cell office:value-type="float" office:value="-19.6148256203688" calcext:value-type="float">
            <text:p>-19.6148256204</text:p>
          </table:table-cell>
        </table:table-row>
        <table:table-row table:style-name="ro1">
          <table:table-cell office:value-type="float" office:value="35.253327229905" calcext:value-type="float">
            <text:p>35.2533272299</text:p>
          </table:table-cell>
          <table:table-cell office:value-type="float" office:value="-21.4209686059133" calcext:value-type="float">
            <text:p>-21.4209686059</text:p>
          </table:table-cell>
        </table:table-row>
        <table:table-row table:style-name="ro1">
          <table:table-cell office:value-type="float" office:value="33.2712389932088" calcext:value-type="float">
            <text:p>33.2712389932</text:p>
          </table:table-cell>
          <table:table-cell office:value-type="float" office:value="-23.6295157685712" calcext:value-type="float">
            <text:p>-23.6295157686</text:p>
          </table:table-cell>
        </table:table-row>
        <table:table-row table:style-name="ro1">
          <table:table-cell office:value-type="float" office:value="34.6143318890034" calcext:value-type="float">
            <text:p>34.614331889</text:p>
          </table:table-cell>
          <table:table-cell office:value-type="float" office:value="-23.8243645001726" calcext:value-type="float">
            <text:p>-23.8243645002</text:p>
          </table:table-cell>
        </table:table-row>
        <table:table-row table:style-name="ro1">
          <table:table-cell office:value-type="float" office:value="36.5824924860243" calcext:value-type="float">
            <text:p>36.582492486</text:p>
          </table:table-cell>
          <table:table-cell office:value-type="float" office:value="-30.6268089052951" calcext:value-type="float">
            <text:p>-30.6268089053</text:p>
          </table:table-cell>
        </table:table-row>
        <table:table-row table:style-name="ro1">
          <table:table-cell office:value-type="float" office:value="28.6984850739136" calcext:value-type="float">
            <text:p>28.6984850739</text:p>
          </table:table-cell>
          <table:table-cell office:value-type="float" office:value="-20.1603533993153" calcext:value-type="float">
            <text:p>-20.1603533993</text:p>
          </table:table-cell>
        </table:table-row>
        <table:table-row table:style-name="ro1">
          <table:table-cell office:value-type="float" office:value="31.7416426630536" calcext:value-type="float">
            <text:p>31.7416426631</text:p>
          </table:table-cell>
          <table:table-cell office:value-type="float" office:value="-16.7324027385915" calcext:value-type="float">
            <text:p>-16.7324027386</text:p>
          </table:table-cell>
        </table:table-row>
        <table:table-row table:style-name="ro1">
          <table:table-cell office:value-type="float" office:value="29.534868277748" calcext:value-type="float">
            <text:p>29.5348682777</text:p>
          </table:table-cell>
          <table:table-cell office:value-type="float" office:value="-23.5110742347815" calcext:value-type="float">
            <text:p>-23.5110742348</text:p>
          </table:table-cell>
        </table:table-row>
        <table:table-row table:style-name="ro1">
          <table:table-cell office:value-type="float" office:value="20.8781587588004" calcext:value-type="float">
            <text:p>20.8781587588</text:p>
          </table:table-cell>
          <table:table-cell office:value-type="float" office:value="-18.3817195243272" calcext:value-type="float">
            <text:p>-18.3817195243</text:p>
          </table:table-cell>
        </table:table-row>
        <table:table-row table:style-name="ro1">
          <table:table-cell office:value-type="float" office:value="27.9520931243752" calcext:value-type="float">
            <text:p>27.9520931244</text:p>
          </table:table-cell>
          <table:table-cell office:value-type="float" office:value="-20.434873414602" calcext:value-type="float">
            <text:p>-20.4348734146</text:p>
          </table:table-cell>
        </table:table-row>
        <table:table-row table:style-name="ro1">
          <table:table-cell office:value-type="float" office:value="31.7414632743677" calcext:value-type="float">
            <text:p>31.7414632744</text:p>
          </table:table-cell>
          <table:table-cell office:value-type="float" office:value="-17.8928010076281" calcext:value-type="float">
            <text:p>-17.8928010076</text:p>
          </table:table-cell>
        </table:table-row>
        <table:table-row table:style-name="ro1">
          <table:table-cell office:value-type="float" office:value="48.9749339779135" calcext:value-type="float">
            <text:p>48.9749339779</text:p>
          </table:table-cell>
          <table:table-cell office:value-type="float" office:value="-13.2460683275464" calcext:value-type="float">
            <text:p>-13.2460683275</text:p>
          </table:table-cell>
        </table:table-row>
        <table:table-row table:style-name="ro1">
          <table:table-cell office:value-type="float" office:value="39.3015758727413" calcext:value-type="float">
            <text:p>39.3015758727</text:p>
          </table:table-cell>
          <table:table-cell office:value-type="float" office:value="-26.0549178658837" calcext:value-type="float">
            <text:p>-26.0549178659</text:p>
          </table:table-cell>
        </table:table-row>
        <table:table-row table:style-name="ro1">
          <table:table-cell office:value-type="float" office:value="28.6303415334921" calcext:value-type="float">
            <text:p>28.6303415335</text:p>
          </table:table-cell>
          <table:table-cell office:value-type="float" office:value="-21.5959563695965" calcext:value-type="float">
            <text:p>-21.5959563696</text:p>
          </table:table-cell>
        </table:table-row>
        <table:table-row table:style-name="ro1">
          <table:table-cell office:value-type="float" office:value="35.850511130448" calcext:value-type="float">
            <text:p>35.8505111304</text:p>
          </table:table-cell>
          <table:table-cell office:value-type="float" office:value="-24.2471653672108" calcext:value-type="float">
            <text:p>-24.2471653672</text:p>
          </table:table-cell>
        </table:table-row>
        <table:table-row table:style-name="ro1">
          <table:table-cell office:value-type="float" office:value="27.0057992512562" calcext:value-type="float">
            <text:p>27.0057992513</text:p>
          </table:table-cell>
          <table:table-cell office:value-type="float" office:value="-17.3122650748602" calcext:value-type="float">
            <text:p>-17.3122650749</text:p>
          </table:table-cell>
        </table:table-row>
        <table:table-row table:style-name="ro1">
          <table:table-cell office:value-type="float" office:value="28.5551228271141" calcext:value-type="float">
            <text:p>28.5551228271</text:p>
          </table:table-cell>
          <table:table-cell office:value-type="float" office:value="-18.6559034605921" calcext:value-type="float">
            <text:p>-18.6559034606</text:p>
          </table:table-cell>
        </table:table-row>
        <table:table-row table:style-name="ro1">
          <table:table-cell office:value-type="float" office:value="35.4657815436343" calcext:value-type="float">
            <text:p>35.4657815436</text:p>
          </table:table-cell>
          <table:table-cell office:value-type="float" office:value="-16.6600981363169" calcext:value-type="float">
            <text:p>-16.6600981363</text:p>
          </table:table-cell>
        </table:table-row>
        <table:table-row table:style-name="ro1">
          <table:table-cell office:value-type="float" office:value="34.0456479290252" calcext:value-type="float">
            <text:p>34.045647929</text:p>
          </table:table-cell>
          <table:table-cell office:value-type="float" office:value="-24.5329172870559" calcext:value-type="float">
            <text:p>-24.5329172871</text:p>
          </table:table-cell>
        </table:table-row>
        <table:table-row table:style-name="ro1">
          <table:table-cell office:value-type="float" office:value="41.7092230218157" calcext:value-type="float">
            <text:p>41.7092230218</text:p>
          </table:table-cell>
          <table:table-cell office:value-type="float" office:value="-18.998414311286" calcext:value-type="float">
            <text:p>-18.9984143113</text:p>
          </table:table-cell>
        </table:table-row>
        <table:table-row table:style-name="ro1">
          <table:table-cell office:value-type="float" office:value="27.9323631035789" calcext:value-type="float">
            <text:p>27.9323631036</text:p>
          </table:table-cell>
          <table:table-cell office:value-type="float" office:value="-17.4970292325677" calcext:value-type="float">
            <text:p>-17.4970292326</text:p>
          </table:table-cell>
        </table:table-row>
        <table:table-row table:style-name="ro1">
          <table:table-cell office:value-type="float" office:value="42.4618662070058" calcext:value-type="float">
            <text:p>42.461866207</text:p>
          </table:table-cell>
          <table:table-cell office:value-type="float" office:value="-14.7779565144731" calcext:value-type="float">
            <text:p>-14.7779565145</text:p>
          </table:table-cell>
        </table:table-row>
        <table:table-row table:style-name="ro1">
          <table:table-cell office:value-type="float" office:value="31.5401559377765" calcext:value-type="float">
            <text:p>31.5401559378</text:p>
          </table:table-cell>
          <table:table-cell office:value-type="float" office:value="-17.9580966365463" calcext:value-type="float">
            <text:p>-17.9580966365</text:p>
          </table:table-cell>
        </table:table-row>
        <table:table-row table:style-name="ro1">
          <table:table-cell office:value-type="float" office:value="37.9651877581332" calcext:value-type="float">
            <text:p>37.9651877581</text:p>
          </table:table-cell>
          <table:table-cell office:value-type="float" office:value="-21.2338238614158" calcext:value-type="float">
            <text:p>-21.2338238614</text:p>
          </table:table-cell>
        </table:table-row>
        <table:table-row table:style-name="ro1">
          <table:table-cell office:value-type="float" office:value="36.6849628000011" calcext:value-type="float">
            <text:p>36.6849628</text:p>
          </table:table-cell>
          <table:table-cell office:value-type="float" office:value="-25.7708927479642" calcext:value-type="float">
            <text:p>-25.770892748</text:p>
          </table:table-cell>
        </table:table-row>
        <table:table-row table:style-name="ro1">
          <table:table-cell office:value-type="float" office:value="32.9677580998877" calcext:value-type="float">
            <text:p>32.9677580999</text:p>
          </table:table-cell>
          <table:table-cell office:value-type="float" office:value="-19.6257679722742" calcext:value-type="float">
            <text:p>-19.6257679723</text:p>
          </table:table-cell>
        </table:table-row>
        <table:table-row table:style-name="ro1">
          <table:table-cell office:value-type="float" office:value="46.1423819846677" calcext:value-type="float">
            <text:p>46.1423819847</text:p>
          </table:table-cell>
          <table:table-cell office:value-type="float" office:value="-33.2840436682721" calcext:value-type="float">
            <text:p>-33.2840436683</text:p>
          </table:table-cell>
        </table:table-row>
        <table:table-row table:style-name="ro1">
          <table:table-cell office:value-type="float" office:value="52.2426582179117" calcext:value-type="float">
            <text:p>52.2426582179</text:p>
          </table:table-cell>
          <table:table-cell office:value-type="float" office:value="-12.5970017171329" calcext:value-type="float">
            <text:p>-12.5970017171</text:p>
          </table:table-cell>
        </table:table-row>
        <table:table-row table:style-name="ro1">
          <table:table-cell office:value-type="float" office:value="32.7249122843157" calcext:value-type="float">
            <text:p>32.7249122843</text:p>
          </table:table-cell>
          <table:table-cell office:value-type="float" office:value="-13.6079636521254" calcext:value-type="float">
            <text:p>-13.6079636521</text:p>
          </table:table-cell>
        </table:table-row>
        <table:table-row table:style-name="ro1">
          <table:table-cell office:value-type="float" office:value="53.2923769326985" calcext:value-type="float">
            <text:p>53.2923769327</text:p>
          </table:table-cell>
          <table:table-cell office:value-type="float" office:value="-14.327414544325" calcext:value-type="float">
            <text:p>-14.3274145443</text:p>
          </table:table-cell>
        </table:table-row>
        <table:table-row table:style-name="ro1">
          <table:table-cell office:value-type="float" office:value="33.2863266152593" calcext:value-type="float">
            <text:p>33.2863266153</text:p>
          </table:table-cell>
          <table:table-cell office:value-type="float" office:value="-16.4085919717295" calcext:value-type="float">
            <text:p>-16.4085919717</text:p>
          </table:table-cell>
        </table:table-row>
        <table:table-row table:style-name="ro1">
          <table:table-cell office:value-type="float" office:value="31.1201285846637" calcext:value-type="float">
            <text:p>31.1201285847</text:p>
          </table:table-cell>
          <table:table-cell office:value-type="float" office:value="-18.6461307878906" calcext:value-type="float">
            <text:p>-18.6461307879</text:p>
          </table:table-cell>
        </table:table-row>
        <table:table-row table:style-name="ro1">
          <table:table-cell office:value-type="float" office:value="21.4361604189313" calcext:value-type="float">
            <text:p>21.4361604189</text:p>
          </table:table-cell>
          <table:table-cell office:value-type="float" office:value="-19.308133777845" calcext:value-type="float">
            <text:p>-19.3081337778</text:p>
          </table:table-cell>
        </table:table-row>
        <table:table-row table:style-name="ro1">
          <table:table-cell office:value-type="float" office:value="27.7279928223603" calcext:value-type="float">
            <text:p>27.7279928224</text:p>
          </table:table-cell>
          <table:table-cell office:value-type="float" office:value="-18.1152106313654" calcext:value-type="float">
            <text:p>-18.1152106314</text:p>
          </table:table-cell>
        </table:table-row>
        <table:table-row table:style-name="ro1">
          <table:table-cell office:value-type="float" office:value="53.0021995473825" calcext:value-type="float">
            <text:p>53.0021995474</text:p>
          </table:table-cell>
          <table:table-cell office:value-type="float" office:value="-15.0939242873709" calcext:value-type="float">
            <text:p>-15.0939242874</text:p>
          </table:table-cell>
        </table:table-row>
        <table:table-row table:style-name="ro1">
          <table:table-cell office:value-type="float" office:value="38.9035518384525" calcext:value-type="float">
            <text:p>38.9035518385</text:p>
          </table:table-cell>
          <table:table-cell office:value-type="float" office:value="-21.779819321048" calcext:value-type="float">
            <text:p>-21.779819321</text:p>
          </table:table-cell>
        </table:table-row>
        <table:table-row table:style-name="ro1">
          <table:table-cell office:value-type="float" office:value="41.1151129360622" calcext:value-type="float">
            <text:p>41.1151129361</text:p>
          </table:table-cell>
          <table:table-cell office:value-type="float" office:value="-23.8374838439625" calcext:value-type="float">
            <text:p>-23.837483844</text:p>
          </table:table-cell>
        </table:table-row>
        <table:table-row table:style-name="ro1">
          <table:table-cell office:value-type="float" office:value="38.7052894449531" calcext:value-type="float">
            <text:p>38.705289445</text:p>
          </table:table-cell>
          <table:table-cell office:value-type="float" office:value="-29.6450939913293" calcext:value-type="float">
            <text:p>-29.6450939913</text:p>
          </table:table-cell>
        </table:table-row>
        <table:table-row table:style-name="ro1">
          <table:table-cell office:value-type="float" office:value="35.0493068630329" calcext:value-type="float">
            <text:p>35.049306863</text:p>
          </table:table-cell>
          <table:table-cell office:value-type="float" office:value="-18.7927374417733" calcext:value-type="float">
            <text:p>-18.7927374418</text:p>
          </table:table-cell>
        </table:table-row>
        <table:table-row table:style-name="ro1">
          <table:table-cell office:value-type="float" office:value="49.1386487187229" calcext:value-type="float">
            <text:p>49.1386487187</text:p>
          </table:table-cell>
          <table:table-cell office:value-type="float" office:value="-34.7094970303108" calcext:value-type="float">
            <text:p>-34.7094970303</text:p>
          </table:table-cell>
        </table:table-row>
        <table:table-row table:style-name="ro1">
          <table:table-cell office:value-type="float" office:value="43.8834199537591" calcext:value-type="float">
            <text:p>43.8834199538</text:p>
          </table:table-cell>
          <table:table-cell office:value-type="float" office:value="-34.8869115914895" calcext:value-type="float">
            <text:p>-34.8869115915</text:p>
          </table:table-cell>
        </table:table-row>
        <table:table-row table:style-name="ro1">
          <table:table-cell office:value-type="float" office:value="46.8668467655645" calcext:value-type="float">
            <text:p>46.8668467656</text:p>
          </table:table-cell>
          <table:table-cell office:value-type="float" office:value="-15.8248696375605" calcext:value-type="float">
            <text:p>-15.8248696376</text:p>
          </table:table-cell>
        </table:table-row>
        <table:table-row table:style-name="ro1">
          <table:table-cell office:value-type="float" office:value="37.6506755539861" calcext:value-type="float">
            <text:p>37.650675554</text:p>
          </table:table-cell>
          <table:table-cell office:value-type="float" office:value="-18.5906643265616" calcext:value-type="float">
            <text:p>-18.5906643266</text:p>
          </table:table-cell>
        </table:table-row>
        <table:table-row table:style-name="ro1">
          <table:table-cell office:value-type="float" office:value="45.2021413499196" calcext:value-type="float">
            <text:p>45.2021413499</text:p>
          </table:table-cell>
          <table:table-cell office:value-type="float" office:value="-16.147365408947" calcext:value-type="float">
            <text:p>-16.1473654089</text:p>
          </table:table-cell>
        </table:table-row>
        <table:table-row table:style-name="ro1">
          <table:table-cell office:value-type="float" office:value="22.3735052162343" calcext:value-type="float">
            <text:p>22.3735052162</text:p>
          </table:table-cell>
          <table:table-cell office:value-type="float" office:value="-16.4900116226218" calcext:value-type="float">
            <text:p>-16.4900116226</text:p>
          </table:table-cell>
        </table:table-row>
        <table:table-row table:style-name="ro1">
          <table:table-cell office:value-type="float" office:value="39.5802462700381" calcext:value-type="float">
            <text:p>39.58024627</text:p>
          </table:table-cell>
          <table:table-cell office:value-type="float" office:value="-28.9138845100913" calcext:value-type="float">
            <text:p>-28.9138845101</text:p>
          </table:table-cell>
        </table:table-row>
        <table:table-row table:style-name="ro1">
          <table:table-cell office:value-type="float" office:value="32.6162717197067" calcext:value-type="float">
            <text:p>32.6162717197</text:p>
          </table:table-cell>
          <table:table-cell office:value-type="float" office:value="-21.8704489236562" calcext:value-type="float">
            <text:p>-21.8704489237</text:p>
          </table:table-cell>
        </table:table-row>
        <table:table-row table:style-name="ro1">
          <table:table-cell office:value-type="float" office:value="29.698330463985" calcext:value-type="float">
            <text:p>29.698330464</text:p>
          </table:table-cell>
          <table:table-cell office:value-type="float" office:value="-22.2045921614208" calcext:value-type="float">
            <text:p>-22.2045921614</text:p>
          </table:table-cell>
        </table:table-row>
        <table:table-row table:style-name="ro1">
          <table:table-cell office:value-type="float" office:value="41.9179553691475" calcext:value-type="float">
            <text:p>41.9179553691</text:p>
          </table:table-cell>
          <table:table-cell office:value-type="float" office:value="-33.5528061664019" calcext:value-type="float">
            <text:p>-33.5528061664</text:p>
          </table:table-cell>
        </table:table-row>
        <table:table-row table:style-name="ro1">
          <table:table-cell office:value-type="float" office:value="38.5771232116393" calcext:value-type="float">
            <text:p>38.5771232116</text:p>
          </table:table-cell>
          <table:table-cell office:value-type="float" office:value="-25.0652916633045" calcext:value-type="float">
            <text:p>-25.0652916633</text:p>
          </table:table-cell>
        </table:table-row>
        <table:table-row table:style-name="ro1">
          <table:table-cell office:value-type="float" office:value="40.4136553069771" calcext:value-type="float">
            <text:p>40.413655307</text:p>
          </table:table-cell>
          <table:table-cell office:value-type="float" office:value="-23.1747354804241" calcext:value-type="float">
            <text:p>-23.1747354804</text:p>
          </table:table-cell>
        </table:table-row>
        <table:table-row table:style-name="ro1">
          <table:table-cell office:value-type="float" office:value="33.2177274344216" calcext:value-type="float">
            <text:p>33.2177274344</text:p>
          </table:table-cell>
          <table:table-cell office:value-type="float" office:value="-24.0871883378923" calcext:value-type="float">
            <text:p>-24.0871883379</text:p>
          </table:table-cell>
        </table:table-row>
        <table:table-row table:style-name="ro1">
          <table:table-cell office:value-type="float" office:value="28.9149217221001" calcext:value-type="float">
            <text:p>28.9149217221</text:p>
          </table:table-cell>
          <table:table-cell office:value-type="float" office:value="-19.2916896272042" calcext:value-type="float">
            <text:p>-19.2916896272</text:p>
          </table:table-cell>
        </table:table-row>
        <table:table-row table:style-name="ro1">
          <table:table-cell office:value-type="float" office:value="35.8356807891972" calcext:value-type="float">
            <text:p>35.8356807892</text:p>
          </table:table-cell>
          <table:table-cell office:value-type="float" office:value="-16.1332045124414" calcext:value-type="float">
            <text:p>-16.1332045124</text:p>
          </table:table-cell>
        </table:table-row>
        <table:table-row table:style-name="ro1">
          <table:table-cell office:value-type="float" office:value="23.200043253756" calcext:value-type="float">
            <text:p>23.2000432538</text:p>
          </table:table-cell>
          <table:table-cell office:value-type="float" office:value="-15.8261620757145" calcext:value-type="float">
            <text:p>-15.8261620757</text:p>
          </table:table-cell>
        </table:table-row>
        <table:table-row table:style-name="ro1">
          <table:table-cell office:value-type="float" office:value="36.8060393280961" calcext:value-type="float">
            <text:p>36.8060393281</text:p>
          </table:table-cell>
          <table:table-cell office:value-type="float" office:value="-32.0451746186123" calcext:value-type="float">
            <text:p>-32.0451746186</text:p>
          </table:table-cell>
        </table:table-row>
        <table:table-row table:style-name="ro1">
          <table:table-cell office:value-type="float" office:value="35.7715126275687" calcext:value-type="float">
            <text:p>35.7715126276</text:p>
          </table:table-cell>
          <table:table-cell office:value-type="float" office:value="-22.8224790146279" calcext:value-type="float">
            <text:p>-22.8224790146</text:p>
          </table:table-cell>
        </table:table-row>
        <table:table-row table:style-name="ro1">
          <table:table-cell office:value-type="float" office:value="46.7067734466168" calcext:value-type="float">
            <text:p>46.7067734466</text:p>
          </table:table-cell>
          <table:table-cell office:value-type="float" office:value="-12.9726106194949" calcext:value-type="float">
            <text:p>-12.9726106195</text:p>
          </table:table-cell>
        </table:table-row>
        <table:table-row table:style-name="ro1">
          <table:table-cell office:value-type="float" office:value="25.5000852106367" calcext:value-type="float">
            <text:p>25.5000852106</text:p>
          </table:table-cell>
          <table:table-cell office:value-type="float" office:value="-17.3441256327184" calcext:value-type="float">
            <text:p>-17.3441256327</text:p>
          </table:table-cell>
        </table:table-row>
        <table:table-row table:style-name="ro1">
          <table:table-cell office:value-type="float" office:value="25.0764166511243" calcext:value-type="float">
            <text:p>25.0764166511</text:p>
          </table:table-cell>
          <table:table-cell office:value-type="float" office:value="-19.5719062586003" calcext:value-type="float">
            <text:p>-19.5719062586</text:p>
          </table:table-cell>
        </table:table-row>
        <table:table-row table:style-name="ro1">
          <table:table-cell office:value-type="float" office:value="29.9018626901319" calcext:value-type="float">
            <text:p>29.9018626901</text:p>
          </table:table-cell>
          <table:table-cell office:value-type="float" office:value="-17.1504066339712" calcext:value-type="float">
            <text:p>-17.150406634</text:p>
          </table:table-cell>
        </table:table-row>
        <table:table-row table:style-name="ro1">
          <table:table-cell office:value-type="float" office:value="21.5887001148338" calcext:value-type="float">
            <text:p>21.5887001148</text:p>
          </table:table-cell>
          <table:table-cell office:value-type="float" office:value="-19.0357499009414" calcext:value-type="float">
            <text:p>-19.0357499009</text:p>
          </table:table-cell>
        </table:table-row>
        <table:table-row table:style-name="ro1">
          <table:table-cell office:value-type="float" office:value="33.9447840160727" calcext:value-type="float">
            <text:p>33.9447840161</text:p>
          </table:table-cell>
          <table:table-cell office:value-type="float" office:value="-15.113622508098" calcext:value-type="float">
            <text:p>-15.1136225081</text:p>
          </table:table-cell>
        </table:table-row>
        <table:table-row table:style-name="ro1">
          <table:table-cell office:value-type="float" office:value="36.7129738078283" calcext:value-type="float">
            <text:p>36.7129738078</text:p>
          </table:table-cell>
          <table:table-cell office:value-type="float" office:value="-21.4874142910587" calcext:value-type="float">
            <text:p>-21.4874142911</text:p>
          </table:table-cell>
        </table:table-row>
        <table:table-row table:style-name="ro1">
          <table:table-cell office:value-type="float" office:value="25.2057087454841" calcext:value-type="float">
            <text:p>25.2057087455</text:p>
          </table:table-cell>
          <table:table-cell office:value-type="float" office:value="-21.0981791568061" calcext:value-type="float">
            <text:p>-21.0981791568</text:p>
          </table:table-cell>
        </table:table-row>
        <table:table-row table:style-name="ro1">
          <table:table-cell office:value-type="float" office:value="34.9720960658169" calcext:value-type="float">
            <text:p>34.9720960658</text:p>
          </table:table-cell>
          <table:table-cell office:value-type="float" office:value="-26.3878317780656" calcext:value-type="float">
            <text:p>-26.3878317781</text:p>
          </table:table-cell>
        </table:table-row>
        <table:table-row table:style-name="ro1">
          <table:table-cell office:value-type="float" office:value="31.9097195430428" calcext:value-type="float">
            <text:p>31.909719543</text:p>
          </table:table-cell>
          <table:table-cell office:value-type="float" office:value="-14.9145200435687" calcext:value-type="float">
            <text:p>-14.9145200436</text:p>
          </table:table-cell>
        </table:table-row>
        <table:table-row table:style-name="ro1">
          <table:table-cell office:value-type="float" office:value="55.3492494792476" calcext:value-type="float">
            <text:p>55.3492494792</text:p>
          </table:table-cell>
          <table:table-cell office:value-type="float" office:value="-16.7654999118568" calcext:value-type="float">
            <text:p>-16.7654999119</text:p>
          </table:table-cell>
        </table:table-row>
        <table:table-row table:style-name="ro1">
          <table:table-cell office:value-type="float" office:value="40.5033187131697" calcext:value-type="float">
            <text:p>40.5033187132</text:p>
          </table:table-cell>
          <table:table-cell office:value-type="float" office:value="-16.9861191414586" calcext:value-type="float">
            <text:p>-16.9861191415</text:p>
          </table:table-cell>
        </table:table-row>
        <table:table-row table:style-name="ro1">
          <table:table-cell office:value-type="float" office:value="28.8405927729956" calcext:value-type="float">
            <text:p>28.840592773</text:p>
          </table:table-cell>
          <table:table-cell office:value-type="float" office:value="-19.8840422876047" calcext:value-type="float">
            <text:p>-19.8840422876</text:p>
          </table:table-cell>
        </table:table-row>
        <table:table-row table:style-name="ro1">
          <table:table-cell office:value-type="float" office:value="32.4037121158728" calcext:value-type="float">
            <text:p>32.4037121159</text:p>
          </table:table-cell>
          <table:table-cell office:value-type="float" office:value="-25.0748897913726" calcext:value-type="float">
            <text:p>-25.0748897914</text:p>
          </table:table-cell>
        </table:table-row>
        <table:table-row table:style-name="ro1">
          <table:table-cell office:value-type="float" office:value="43.3936856162472" calcext:value-type="float">
            <text:p>43.3936856162</text:p>
          </table:table-cell>
          <table:table-cell office:value-type="float" office:value="-17.7734718147684" calcext:value-type="float">
            <text:p>-17.7734718148</text:p>
          </table:table-cell>
        </table:table-row>
        <table:table-row table:style-name="ro1">
          <table:table-cell office:value-type="float" office:value="35.5582881329084" calcext:value-type="float">
            <text:p>35.5582881329</text:p>
          </table:table-cell>
          <table:table-cell office:value-type="float" office:value="-26.0033214731451" calcext:value-type="float">
            <text:p>-26.0033214731</text:p>
          </table:table-cell>
        </table:table-row>
        <table:table-row table:style-name="ro1">
          <table:table-cell office:value-type="float" office:value="37.9981636281994" calcext:value-type="float">
            <text:p>37.9981636282</text:p>
          </table:table-cell>
          <table:table-cell office:value-type="float" office:value="-21.4780354318449" calcext:value-type="float">
            <text:p>-21.4780354318</text:p>
          </table:table-cell>
        </table:table-row>
        <table:table-row table:style-name="ro1">
          <table:table-cell office:value-type="float" office:value="25.7578794506777" calcext:value-type="float">
            <text:p>25.7578794507</text:p>
          </table:table-cell>
          <table:table-cell office:value-type="float" office:value="-20.6232451578397" calcext:value-type="float">
            <text:p>-20.6232451578</text:p>
          </table:table-cell>
        </table:table-row>
        <table:table-row table:style-name="ro1">
          <table:table-cell office:value-type="float" office:value="30.8588860354235" calcext:value-type="float">
            <text:p>30.8588860354</text:p>
          </table:table-cell>
          <table:table-cell office:value-type="float" office:value="-14.3460958006352" calcext:value-type="float">
            <text:p>-14.3460958006</text:p>
          </table:table-cell>
        </table:table-row>
        <table:table-row table:style-name="ro1">
          <table:table-cell office:value-type="float" office:value="27.1518384057519" calcext:value-type="float">
            <text:p>27.1518384058</text:p>
          </table:table-cell>
          <table:table-cell office:value-type="float" office:value="-18.6128520409434" calcext:value-type="float">
            <text:p>-18.6128520409</text:p>
          </table:table-cell>
        </table:table-row>
        <table:table-row table:style-name="ro1">
          <table:table-cell office:value-type="float" office:value="62.6016953621238" calcext:value-type="float">
            <text:p>62.6016953621</text:p>
          </table:table-cell>
          <table:table-cell office:value-type="float" office:value="-16.0008630760896" calcext:value-type="float">
            <text:p>-16.0008630761</text:p>
          </table:table-cell>
        </table:table-row>
        <table:table-row table:style-name="ro1">
          <table:table-cell office:value-type="float" office:value="36.6754854135381" calcext:value-type="float">
            <text:p>36.6754854135</text:p>
          </table:table-cell>
          <table:table-cell office:value-type="float" office:value="-22.9019399807623" calcext:value-type="float">
            <text:p>-22.9019399808</text:p>
          </table:table-cell>
        </table:table-row>
        <table:table-row table:style-name="ro1">
          <table:table-cell office:value-type="float" office:value="29.80832285828" calcext:value-type="float">
            <text:p>29.8083228583</text:p>
          </table:table-cell>
          <table:table-cell office:value-type="float" office:value="-23.422893496548" calcext:value-type="float">
            <text:p>-23.4228934965</text:p>
          </table:table-cell>
        </table:table-row>
        <table:table-row table:style-name="ro1">
          <table:table-cell office:value-type="float" office:value="28.2203691333056" calcext:value-type="float">
            <text:p>28.2203691333</text:p>
          </table:table-cell>
          <table:table-cell office:value-type="float" office:value="-22.285664240889" calcext:value-type="float">
            <text:p>-22.2856642409</text:p>
          </table:table-cell>
        </table:table-row>
        <table:table-row table:style-name="ro1">
          <table:table-cell office:value-type="float" office:value="33.7987687508627" calcext:value-type="float">
            <text:p>33.7987687509</text:p>
          </table:table-cell>
          <table:table-cell office:value-type="float" office:value="-29.3357880488007" calcext:value-type="float">
            <text:p>-29.3357880488</text:p>
          </table:table-cell>
        </table:table-row>
        <table:table-row table:style-name="ro1">
          <table:table-cell office:value-type="float" office:value="37.4001213273565" calcext:value-type="float">
            <text:p>37.4001213274</text:p>
          </table:table-cell>
          <table:table-cell office:value-type="float" office:value="-20.7660063947235" calcext:value-type="float">
            <text:p>-20.7660063947</text:p>
          </table:table-cell>
        </table:table-row>
        <table:table-row table:style-name="ro1">
          <table:table-cell office:value-type="float" office:value="35.8336383373045" calcext:value-type="float">
            <text:p>35.8336383373</text:p>
          </table:table-cell>
          <table:table-cell office:value-type="float" office:value="-22.6109483347486" calcext:value-type="float">
            <text:p>-22.6109483347</text:p>
          </table:table-cell>
        </table:table-row>
        <table:table-row table:style-name="ro1">
          <table:table-cell office:value-type="float" office:value="34.9274840001389" calcext:value-type="float">
            <text:p>34.9274840001</text:p>
          </table:table-cell>
          <table:table-cell office:value-type="float" office:value="-18.8112832082419" calcext:value-type="float">
            <text:p>-18.8112832082</text:p>
          </table:table-cell>
        </table:table-row>
        <table:table-row table:style-name="ro1">
          <table:table-cell office:value-type="float" office:value="41.2534714376855" calcext:value-type="float">
            <text:p>41.2534714377</text:p>
          </table:table-cell>
          <table:table-cell office:value-type="float" office:value="-16.1075430727705" calcext:value-type="float">
            <text:p>-16.1075430728</text:p>
          </table:table-cell>
        </table:table-row>
        <table:table-row table:style-name="ro1">
          <table:table-cell office:value-type="float" office:value="34.3103242349043" calcext:value-type="float">
            <text:p>34.3103242349</text:p>
          </table:table-cell>
          <table:table-cell office:value-type="float" office:value="-27.4321499718107" calcext:value-type="float">
            <text:p>-27.4321499718</text:p>
          </table:table-cell>
        </table:table-row>
        <table:table-row table:style-name="ro1">
          <table:table-cell office:value-type="float" office:value="28.1073299137551" calcext:value-type="float">
            <text:p>28.1073299138</text:p>
          </table:table-cell>
          <table:table-cell office:value-type="float" office:value="-22.2825314988035" calcext:value-type="float">
            <text:p>-22.2825314988</text:p>
          </table:table-cell>
        </table:table-row>
        <table:table-row table:style-name="ro1">
          <table:table-cell office:value-type="float" office:value="27.8477491803475" calcext:value-type="float">
            <text:p>27.8477491803</text:p>
          </table:table-cell>
          <table:table-cell office:value-type="float" office:value="-19.3646906692797" calcext:value-type="float">
            <text:p>-19.3646906693</text:p>
          </table:table-cell>
        </table:table-row>
        <table:table-row table:style-name="ro1">
          <table:table-cell office:value-type="float" office:value="58.6558269386928" calcext:value-type="float">
            <text:p>58.6558269387</text:p>
          </table:table-cell>
          <table:table-cell office:value-type="float" office:value="-18.8560760384008" calcext:value-type="float">
            <text:p>-18.8560760384</text:p>
          </table:table-cell>
        </table:table-row>
        <table:table-row table:style-name="ro1">
          <table:table-cell office:value-type="float" office:value="22.3493616466382" calcext:value-type="float">
            <text:p>22.3493616466</text:p>
          </table:table-cell>
          <table:table-cell office:value-type="float" office:value="-19.5598881114151" calcext:value-type="float">
            <text:p>-19.5598881114</text:p>
          </table:table-cell>
        </table:table-row>
        <table:table-row table:style-name="ro1">
          <table:table-cell office:value-type="float" office:value="42.3580374686279" calcext:value-type="float">
            <text:p>42.3580374686</text:p>
          </table:table-cell>
          <table:table-cell office:value-type="float" office:value="-27.126039084657" calcext:value-type="float">
            <text:p>-27.1260390847</text:p>
          </table:table-cell>
        </table:table-row>
        <table:table-row table:style-name="ro1">
          <table:table-cell office:value-type="float" office:value="22.2586069033924" calcext:value-type="float">
            <text:p>22.2586069034</text:p>
          </table:table-cell>
          <table:table-cell office:value-type="float" office:value="-17.832517590866" calcext:value-type="float">
            <text:p>-17.8325175909</text:p>
          </table:table-cell>
        </table:table-row>
        <table:table-row table:style-name="ro1">
          <table:table-cell office:value-type="float" office:value="32.4066604415135" calcext:value-type="float">
            <text:p>32.4066604415</text:p>
          </table:table-cell>
          <table:table-cell office:value-type="float" office:value="-20.3723212180367" calcext:value-type="float">
            <text:p>-20.372321218</text:p>
          </table:table-cell>
        </table:table-row>
        <table:table-row table:style-name="ro1">
          <table:table-cell office:value-type="float" office:value="45.3400798987285" calcext:value-type="float">
            <text:p>45.3400798987</text:p>
          </table:table-cell>
          <table:table-cell office:value-type="float" office:value="-23.8681240502619" calcext:value-type="float">
            <text:p>-23.8681240503</text:p>
          </table:table-cell>
        </table:table-row>
        <table:table-row table:style-name="ro1">
          <table:table-cell office:value-type="float" office:value="31.4569956963863" calcext:value-type="float">
            <text:p>31.4569956964</text:p>
          </table:table-cell>
          <table:table-cell office:value-type="float" office:value="-15.0237521762463" calcext:value-type="float">
            <text:p>-15.0237521762</text:p>
          </table:table-cell>
        </table:table-row>
        <table:table-row table:style-name="ro1">
          <table:table-cell office:value-type="float" office:value="43.721390990142" calcext:value-type="float">
            <text:p>43.7213909901</text:p>
          </table:table-cell>
          <table:table-cell office:value-type="float" office:value="-25.5296496324351" calcext:value-type="float">
            <text:p>-25.5296496324</text:p>
          </table:table-cell>
        </table:table-row>
        <table:table-row table:style-name="ro1">
          <table:table-cell office:value-type="float" office:value="35.6882802133444" calcext:value-type="float">
            <text:p>35.6882802133</text:p>
          </table:table-cell>
          <table:table-cell office:value-type="float" office:value="-30.491794665136" calcext:value-type="float">
            <text:p>-30.4917946651</text:p>
          </table:table-cell>
        </table:table-row>
        <table:table-row table:style-name="ro1">
          <table:table-cell office:value-type="float" office:value="27.2423192009075" calcext:value-type="float">
            <text:p>27.2423192009</text:p>
          </table:table-cell>
          <table:table-cell office:value-type="float" office:value="-20.0895196571663" calcext:value-type="float">
            <text:p>-20.0895196572</text:p>
          </table:table-cell>
        </table:table-row>
        <table:table-row table:style-name="ro1">
          <table:table-cell office:value-type="float" office:value="43.4056740290293" calcext:value-type="float">
            <text:p>43.405674029</text:p>
          </table:table-cell>
          <table:table-cell office:value-type="float" office:value="-19.637776439407" calcext:value-type="float">
            <text:p>-19.6377764394</text:p>
          </table:table-cell>
        </table:table-row>
        <table:table-row table:style-name="ro1">
          <table:table-cell office:value-type="float" office:value="21.5663070045059" calcext:value-type="float">
            <text:p>21.5663070045</text:p>
          </table:table-cell>
          <table:table-cell office:value-type="float" office:value="-17.4907889010469" calcext:value-type="float">
            <text:p>-17.490788901</text:p>
          </table:table-cell>
        </table:table-row>
        <table:table-row table:style-name="ro1">
          <table:table-cell office:value-type="float" office:value="30.0741765593763" calcext:value-type="float">
            <text:p>30.0741765594</text:p>
          </table:table-cell>
          <table:table-cell office:value-type="float" office:value="-18.3570733670953" calcext:value-type="float">
            <text:p>-18.3570733671</text:p>
          </table:table-cell>
        </table:table-row>
        <table:table-row table:style-name="ro1">
          <table:table-cell office:value-type="float" office:value="44.2614576775623" calcext:value-type="float">
            <text:p>44.2614576776</text:p>
          </table:table-cell>
          <table:table-cell office:value-type="float" office:value="-35.6420334576211" calcext:value-type="float">
            <text:p>-35.6420334576</text:p>
          </table:table-cell>
        </table:table-row>
        <table:table-row table:style-name="ro1">
          <table:table-cell office:value-type="float" office:value="41.6302917663595" calcext:value-type="float">
            <text:p>41.6302917664</text:p>
          </table:table-cell>
          <table:table-cell office:value-type="float" office:value="-18.5395900505857" calcext:value-type="float">
            <text:p>-18.5395900506</text:p>
          </table:table-cell>
        </table:table-row>
        <table:table-row table:style-name="ro1">
          <table:table-cell office:value-type="float" office:value="33.4359403451684" calcext:value-type="float">
            <text:p>33.4359403452</text:p>
          </table:table-cell>
          <table:table-cell office:value-type="float" office:value="-26.7500389399806" calcext:value-type="float">
            <text:p>-26.75003894</text:p>
          </table:table-cell>
        </table:table-row>
        <table:table-row table:style-name="ro1">
          <table:table-cell office:value-type="float" office:value="27.5194297438702" calcext:value-type="float">
            <text:p>27.5194297439</text:p>
          </table:table-cell>
          <table:table-cell office:value-type="float" office:value="-21.282392234023" calcext:value-type="float">
            <text:p>-21.282392234</text:p>
          </table:table-cell>
        </table:table-row>
        <table:table-row table:style-name="ro1">
          <table:table-cell office:value-type="float" office:value="36.8728783404614" calcext:value-type="float">
            <text:p>36.8728783405</text:p>
          </table:table-cell>
          <table:table-cell office:value-type="float" office:value="-27.374606605265" calcext:value-type="float">
            <text:p>-27.3746066053</text:p>
          </table:table-cell>
        </table:table-row>
        <table:table-row table:style-name="ro1">
          <table:table-cell office:value-type="float" office:value="30.4469150175335" calcext:value-type="float">
            <text:p>30.4469150175</text:p>
          </table:table-cell>
          <table:table-cell office:value-type="float" office:value="-24.073454462325" calcext:value-type="float">
            <text:p>-24.0734544623</text:p>
          </table:table-cell>
        </table:table-row>
        <table:table-row table:style-name="ro1">
          <table:table-cell office:value-type="float" office:value="29.5996646494154" calcext:value-type="float">
            <text:p>29.5996646494</text:p>
          </table:table-cell>
          <table:table-cell office:value-type="float" office:value="-20.6529089934285" calcext:value-type="float">
            <text:p>-20.6529089934</text:p>
          </table:table-cell>
        </table:table-row>
        <table:table-row table:style-name="ro1">
          <table:table-cell office:value-type="float" office:value="27.6186774870739" calcext:value-type="float">
            <text:p>27.6186774871</text:p>
          </table:table-cell>
          <table:table-cell office:value-type="float" office:value="-22.5349676248974" calcext:value-type="float">
            <text:p>-22.5349676249</text:p>
          </table:table-cell>
        </table:table-row>
        <table:table-row table:style-name="ro1">
          <table:table-cell office:value-type="float" office:value="20.7008703327494" calcext:value-type="float">
            <text:p>20.7008703327</text:p>
          </table:table-cell>
          <table:table-cell office:value-type="float" office:value="-18.88919638005" calcext:value-type="float">
            <text:p>-18.8891963801</text:p>
          </table:table-cell>
        </table:table-row>
        <table:table-row table:style-name="ro1">
          <table:table-cell office:value-type="float" office:value="29.8210877506787" calcext:value-type="float">
            <text:p>29.8210877507</text:p>
          </table:table-cell>
          <table:table-cell office:value-type="float" office:value="-22.0474890931877" calcext:value-type="float">
            <text:p>-22.0474890932</text:p>
          </table:table-cell>
        </table:table-row>
        <table:table-row table:style-name="ro1">
          <table:table-cell office:value-type="float" office:value="20.4645876067833" calcext:value-type="float">
            <text:p>20.4645876068</text:p>
          </table:table-cell>
          <table:table-cell office:value-type="float" office:value="-15.994110313368" calcext:value-type="float">
            <text:p>-15.9941103134</text:p>
          </table:table-cell>
        </table:table-row>
        <table:table-row table:style-name="ro1">
          <table:table-cell office:value-type="float" office:value="31.4671638980265" calcext:value-type="float">
            <text:p>31.467163898</text:p>
          </table:table-cell>
          <table:table-cell office:value-type="float" office:value="-24.2931900413613" calcext:value-type="float">
            <text:p>-24.2931900414</text:p>
          </table:table-cell>
        </table:table-row>
        <table:table-row table:style-name="ro1">
          <table:table-cell office:value-type="float" office:value="22.8396484927099" calcext:value-type="float">
            <text:p>22.8396484927</text:p>
          </table:table-cell>
          <table:table-cell office:value-type="float" office:value="-17.5688269396699" calcext:value-type="float">
            <text:p>-17.5688269397</text:p>
          </table:table-cell>
        </table:table-row>
        <table:table-row table:style-name="ro1">
          <table:table-cell office:value-type="float" office:value="42.8017552648107" calcext:value-type="float">
            <text:p>42.8017552648</text:p>
          </table:table-cell>
          <table:table-cell office:value-type="float" office:value="-28.5425523099781" calcext:value-type="float">
            <text:p>-28.54255231</text:p>
          </table:table-cell>
        </table:table-row>
        <table:table-row table:style-name="ro1">
          <table:table-cell office:value-type="float" office:value="26.0347196731973" calcext:value-type="float">
            <text:p>26.0347196732</text:p>
          </table:table-cell>
          <table:table-cell office:value-type="float" office:value="-20.2187498774064" calcext:value-type="float">
            <text:p>-20.2187498774</text:p>
          </table:table-cell>
        </table:table-row>
        <table:table-row table:style-name="ro1">
          <table:table-cell office:value-type="float" office:value="27.0182174172941" calcext:value-type="float">
            <text:p>27.0182174173</text:p>
          </table:table-cell>
          <table:table-cell office:value-type="float" office:value="-19.948488743432" calcext:value-type="float">
            <text:p>-19.9484887434</text:p>
          </table:table-cell>
        </table:table-row>
        <table:table-row table:style-name="ro1">
          <table:table-cell office:value-type="float" office:value="27.2683801190182" calcext:value-type="float">
            <text:p>27.268380119</text:p>
          </table:table-cell>
          <table:table-cell office:value-type="float" office:value="-16.8140803021256" calcext:value-type="float">
            <text:p>-16.8140803021</text:p>
          </table:table-cell>
        </table:table-row>
        <table:table-row table:style-name="ro1">
          <table:table-cell office:value-type="float" office:value="33.4857096018305" calcext:value-type="float">
            <text:p>33.4857096018</text:p>
          </table:table-cell>
          <table:table-cell office:value-type="float" office:value="-17.542349293022" calcext:value-type="float">
            <text:p>-17.542349293</text:p>
          </table:table-cell>
        </table:table-row>
        <table:table-row table:style-name="ro1">
          <table:table-cell office:value-type="float" office:value="47.1770920009995" calcext:value-type="float">
            <text:p>47.177092001</text:p>
          </table:table-cell>
          <table:table-cell office:value-type="float" office:value="-23.0830521970745" calcext:value-type="float">
            <text:p>-23.0830521971</text:p>
          </table:table-cell>
        </table:table-row>
        <table:table-row table:style-name="ro1">
          <table:table-cell office:value-type="float" office:value="40.3702338661305" calcext:value-type="float">
            <text:p>40.3702338661</text:p>
          </table:table-cell>
          <table:table-cell office:value-type="float" office:value="-15.70473573282" calcext:value-type="float">
            <text:p>-15.7047357328</text:p>
          </table:table-cell>
        </table:table-row>
        <table:table-row table:style-name="ro1">
          <table:table-cell office:value-type="float" office:value="45.5001830261063" calcext:value-type="float">
            <text:p>45.5001830261</text:p>
          </table:table-cell>
          <table:table-cell office:value-type="float" office:value="-15.8185476676946" calcext:value-type="float">
            <text:p>-15.8185476677</text:p>
          </table:table-cell>
        </table:table-row>
        <table:table-row table:style-name="ro1">
          <table:table-cell office:value-type="float" office:value="29.1665160400302" calcext:value-type="float">
            <text:p>29.16651604</text:p>
          </table:table-cell>
          <table:table-cell office:value-type="float" office:value="-16.048913611368" calcext:value-type="float">
            <text:p>-16.0489136114</text:p>
          </table:table-cell>
        </table:table-row>
        <table:table-row table:style-name="ro1">
          <table:table-cell office:value-type="float" office:value="34.490732773686" calcext:value-type="float">
            <text:p>34.4907327737</text:p>
          </table:table-cell>
          <table:table-cell office:value-type="float" office:value="-20.7508994741884" calcext:value-type="float">
            <text:p>-20.7508994742</text:p>
          </table:table-cell>
        </table:table-row>
        <table:table-row table:style-name="ro1">
          <table:table-cell office:value-type="float" office:value="66.9421482822283" calcext:value-type="float">
            <text:p>66.9421482822</text:p>
          </table:table-cell>
          <table:table-cell office:value-type="float" office:value="-20.5073348040315" calcext:value-type="float">
            <text:p>-20.507334804</text:p>
          </table:table-cell>
        </table:table-row>
        <table:table-row table:style-name="ro1">
          <table:table-cell office:value-type="float" office:value="36.5893242908392" calcext:value-type="float">
            <text:p>36.5893242908</text:p>
          </table:table-cell>
          <table:table-cell office:value-type="float" office:value="-30.9142678488522" calcext:value-type="float">
            <text:p>-30.9142678489</text:p>
          </table:table-cell>
        </table:table-row>
        <table:table-row table:style-name="ro1">
          <table:table-cell office:value-type="float" office:value="32.8030093449211" calcext:value-type="float">
            <text:p>32.8030093449</text:p>
          </table:table-cell>
          <table:table-cell office:value-type="float" office:value="-24.046308604538" calcext:value-type="float">
            <text:p>-24.0463086045</text:p>
          </table:table-cell>
        </table:table-row>
        <table:table-row table:style-name="ro1">
          <table:table-cell office:value-type="float" office:value="24.4569302413214" calcext:value-type="float">
            <text:p>24.4569302413</text:p>
          </table:table-cell>
          <table:table-cell office:value-type="float" office:value="-20.5060095167964" calcext:value-type="float">
            <text:p>-20.5060095168</text:p>
          </table:table-cell>
        </table:table-row>
        <table:table-row table:style-name="ro1">
          <table:table-cell office:value-type="float" office:value="38.6544196521038" calcext:value-type="float">
            <text:p>38.6544196521</text:p>
          </table:table-cell>
          <table:table-cell office:value-type="float" office:value="-31.4716430238707" calcext:value-type="float">
            <text:p>-31.4716430239</text:p>
          </table:table-cell>
        </table:table-row>
        <table:table-row table:style-name="ro1">
          <table:table-cell office:value-type="float" office:value="31.5529721720018" calcext:value-type="float">
            <text:p>31.552972172</text:p>
          </table:table-cell>
          <table:table-cell office:value-type="float" office:value="-18.3474948435547" calcext:value-type="float">
            <text:p>-18.3474948436</text:p>
          </table:table-cell>
        </table:table-row>
        <table:table-row table:style-name="ro1">
          <table:table-cell office:value-type="float" office:value="40.4723534635123" calcext:value-type="float">
            <text:p>40.4723534635</text:p>
          </table:table-cell>
          <table:table-cell office:value-type="float" office:value="-35.7226473940286" calcext:value-type="float">
            <text:p>-35.722647394</text:p>
          </table:table-cell>
        </table:table-row>
        <table:table-row table:style-name="ro1">
          <table:table-cell office:value-type="float" office:value="27.48680530415" calcext:value-type="float">
            <text:p>27.4868053042</text:p>
          </table:table-cell>
          <table:table-cell office:value-type="float" office:value="-21.6189060152208" calcext:value-type="float">
            <text:p>-21.6189060152</text:p>
          </table:table-cell>
        </table:table-row>
        <table:table-row table:style-name="ro1">
          <table:table-cell office:value-type="float" office:value="29.4152565820826" calcext:value-type="float">
            <text:p>29.4152565821</text:p>
          </table:table-cell>
          <table:table-cell office:value-type="float" office:value="-19.1675233296135" calcext:value-type="float">
            <text:p>-19.1675233296</text:p>
          </table:table-cell>
        </table:table-row>
        <table:table-row table:style-name="ro1">
          <table:table-cell office:value-type="float" office:value="23.6712035746389" calcext:value-type="float">
            <text:p>23.6712035746</text:p>
          </table:table-cell>
          <table:table-cell office:value-type="float" office:value="-21.4449816539055" calcext:value-type="float">
            <text:p>-21.4449816539</text:p>
          </table:table-cell>
        </table:table-row>
        <table:table-row table:style-name="ro1">
          <table:table-cell office:value-type="float" office:value="39.0703059019004" calcext:value-type="float">
            <text:p>39.0703059019</text:p>
          </table:table-cell>
          <table:table-cell office:value-type="float" office:value="-33.877408147526" calcext:value-type="float">
            <text:p>-33.8774081475</text:p>
          </table:table-cell>
        </table:table-row>
        <table:table-row table:style-name="ro1">
          <table:table-cell office:value-type="float" office:value="33.0259782806757" calcext:value-type="float">
            <text:p>33.0259782807</text:p>
          </table:table-cell>
          <table:table-cell office:value-type="float" office:value="-21.3080884985592" calcext:value-type="float">
            <text:p>-21.3080884986</text:p>
          </table:table-cell>
        </table:table-row>
        <table:table-row table:style-name="ro1">
          <table:table-cell office:value-type="float" office:value="59.7557340103319" calcext:value-type="float">
            <text:p>59.7557340103</text:p>
          </table:table-cell>
          <table:table-cell office:value-type="float" office:value="-16.0293510889236" calcext:value-type="float">
            <text:p>-16.0293510889</text:p>
          </table:table-cell>
        </table:table-row>
        <table:table-row table:style-name="ro1">
          <table:table-cell office:value-type="float" office:value="29.5400875636618" calcext:value-type="float">
            <text:p>29.5400875637</text:p>
          </table:table-cell>
          <table:table-cell office:value-type="float" office:value="-14.6063395566124" calcext:value-type="float">
            <text:p>-14.6063395566</text:p>
          </table:table-cell>
        </table:table-row>
        <table:table-row table:style-name="ro1">
          <table:table-cell office:value-type="float" office:value="31.0730266922154" calcext:value-type="float">
            <text:p>31.0730266922</text:p>
          </table:table-cell>
          <table:table-cell office:value-type="float" office:value="-23.2037398603353" calcext:value-type="float">
            <text:p>-23.2037398603</text:p>
          </table:table-cell>
        </table:table-row>
        <table:table-row table:style-name="ro1">
          <table:table-cell office:value-type="float" office:value="40.4045036160185" calcext:value-type="float">
            <text:p>40.404503616</text:p>
          </table:table-cell>
          <table:table-cell office:value-type="float" office:value="-35.5039607398038" calcext:value-type="float">
            <text:p>-35.5039607398</text:p>
          </table:table-cell>
        </table:table-row>
        <table:table-row table:style-name="ro1">
          <table:table-cell office:value-type="float" office:value="46.8207235118559" calcext:value-type="float">
            <text:p>46.8207235119</text:p>
          </table:table-cell>
          <table:table-cell office:value-type="float" office:value="-21.8484804000959" calcext:value-type="float">
            <text:p>-21.8484804001</text:p>
          </table:table-cell>
        </table:table-row>
        <table:table-row table:style-name="ro1">
          <table:table-cell office:value-type="float" office:value="35.0434054696477" calcext:value-type="float">
            <text:p>35.0434054696</text:p>
          </table:table-cell>
          <table:table-cell office:value-type="float" office:value="-24.7661205651089" calcext:value-type="float">
            <text:p>-24.7661205651</text:p>
          </table:table-cell>
        </table:table-row>
        <table:table-row table:style-name="ro1">
          <table:table-cell office:value-type="float" office:value="30.6147726840739" calcext:value-type="float">
            <text:p>30.6147726841</text:p>
          </table:table-cell>
          <table:table-cell office:value-type="float" office:value="-14.9814044006598" calcext:value-type="float">
            <text:p>-14.9814044007</text:p>
          </table:table-cell>
        </table:table-row>
        <table:table-row table:style-name="ro1">
          <table:table-cell office:value-type="float" office:value="53.8552813445818" calcext:value-type="float">
            <text:p>53.8552813446</text:p>
          </table:table-cell>
          <table:table-cell office:value-type="float" office:value="-12.4277075168065" calcext:value-type="float">
            <text:p>-12.4277075168</text:p>
          </table:table-cell>
        </table:table-row>
        <table:table-row table:style-name="ro1">
          <table:table-cell office:value-type="float" office:value="47.2353959635548" calcext:value-type="float">
            <text:p>47.2353959636</text:p>
          </table:table-cell>
          <table:table-cell office:value-type="float" office:value="-15.1541089577125" calcext:value-type="float">
            <text:p>-15.1541089577</text:p>
          </table:table-cell>
        </table:table-row>
        <table:table-row table:style-name="ro1">
          <table:table-cell office:value-type="float" office:value="47.0858707693268" calcext:value-type="float">
            <text:p>47.0858707693</text:p>
          </table:table-cell>
          <table:table-cell office:value-type="float" office:value="-20.2208292096053" calcext:value-type="float">
            <text:p>-20.2208292096</text:p>
          </table:table-cell>
        </table:table-row>
        <table:table-row table:style-name="ro1">
          <table:table-cell office:value-type="float" office:value="43.0209791010612" calcext:value-type="float">
            <text:p>43.0209791011</text:p>
          </table:table-cell>
          <table:table-cell office:value-type="float" office:value="-15.5544048747444" calcext:value-type="float">
            <text:p>-15.5544048747</text:p>
          </table:table-cell>
        </table:table-row>
        <table:table-row table:style-name="ro1">
          <table:table-cell office:value-type="float" office:value="53.2920247344109" calcext:value-type="float">
            <text:p>53.2920247344</text:p>
          </table:table-cell>
          <table:table-cell office:value-type="float" office:value="-14.2197866013851" calcext:value-type="float">
            <text:p>-14.2197866014</text:p>
          </table:table-cell>
        </table:table-row>
        <table:table-row table:style-name="ro1">
          <table:table-cell office:value-type="float" office:value="58.0587657306445" calcext:value-type="float">
            <text:p>58.0587657306</text:p>
          </table:table-cell>
          <table:table-cell office:value-type="float" office:value="-11.7542162513596" calcext:value-type="float">
            <text:p>-11.7542162514</text:p>
          </table:table-cell>
        </table:table-row>
        <table:table-row table:style-name="ro1">
          <table:table-cell office:value-type="float" office:value="52.739228316617" calcext:value-type="float">
            <text:p>52.7392283166</text:p>
          </table:table-cell>
          <table:table-cell office:value-type="float" office:value="-18.2248452079752" calcext:value-type="float">
            <text:p>-18.224845208</text:p>
          </table:table-cell>
        </table:table-row>
        <table:table-row table:style-name="ro1">
          <table:table-cell office:value-type="float" office:value="48.3214760464736" calcext:value-type="float">
            <text:p>48.3214760465</text:p>
          </table:table-cell>
          <table:table-cell office:value-type="float" office:value="-28.1799262347813" calcext:value-type="float">
            <text:p>-28.1799262348</text:p>
          </table:table-cell>
        </table:table-row>
        <table:table-row table:style-name="ro1">
          <table:table-cell office:value-type="float" office:value="53.0380420227136" calcext:value-type="float">
            <text:p>53.0380420227</text:p>
          </table:table-cell>
          <table:table-cell office:value-type="float" office:value="-26.6455446541269" calcext:value-type="float">
            <text:p>-26.6455446541</text:p>
          </table:table-cell>
        </table:table-row>
        <table:table-row table:style-name="ro1">
          <table:table-cell office:value-type="float" office:value="56.4126879073991" calcext:value-type="float">
            <text:p>56.4126879074</text:p>
          </table:table-cell>
          <table:table-cell office:value-type="float" office:value="-20.2156509753358" calcext:value-type="float">
            <text:p>-20.2156509753</text:p>
          </table:table-cell>
        </table:table-row>
        <table:table-row table:style-name="ro1">
          <table:table-cell office:value-type="float" office:value="43.3906749153692" calcext:value-type="float">
            <text:p>43.3906749154</text:p>
          </table:table-cell>
          <table:table-cell office:value-type="float" office:value="-20.0901611547352" calcext:value-type="float">
            <text:p>-20.0901611547</text:p>
          </table:table-cell>
        </table:table-row>
        <table:table-row table:style-name="ro1">
          <table:table-cell office:value-type="float" office:value="47.2352619235254" calcext:value-type="float">
            <text:p>47.2352619235</text:p>
          </table:table-cell>
          <table:table-cell office:value-type="float" office:value="-23.2187378539062" calcext:value-type="float">
            <text:p>-23.2187378539</text:p>
          </table:table-cell>
        </table:table-row>
        <table:table-row table:style-name="ro1">
          <table:table-cell office:value-type="float" office:value="69.4652282607863" calcext:value-type="float">
            <text:p>69.4652282608</text:p>
          </table:table-cell>
          <table:table-cell office:value-type="float" office:value="-21.5375723609812" calcext:value-type="float">
            <text:p>-21.537572361</text:p>
          </table:table-cell>
        </table:table-row>
        <table:table-row table:style-name="ro1">
          <table:table-cell office:value-type="float" office:value="60.2919979906159" calcext:value-type="float">
            <text:p>60.2919979906</text:p>
          </table:table-cell>
          <table:table-cell office:value-type="float" office:value="-19.9268308879096" calcext:value-type="float">
            <text:p>-19.9268308879</text:p>
          </table:table-cell>
        </table:table-row>
        <table:table-row table:style-name="ro1">
          <table:table-cell office:value-type="float" office:value="52.9470460893146" calcext:value-type="float">
            <text:p>52.9470460893</text:p>
          </table:table-cell>
          <table:table-cell office:value-type="float" office:value="-17.695899389293" calcext:value-type="float">
            <text:p>-17.6958993893</text:p>
          </table:table-cell>
        </table:table-row>
        <table:table-row table:style-name="ro1">
          <table:table-cell office:value-type="float" office:value="50.1721865044564" calcext:value-type="float">
            <text:p>50.1721865045</text:p>
          </table:table-cell>
          <table:table-cell office:value-type="float" office:value="-18.0092370169394" calcext:value-type="float">
            <text:p>-18.0092370169</text:p>
          </table:table-cell>
        </table:table-row>
        <table:table-row table:style-name="ro1">
          <table:table-cell office:value-type="float" office:value="45.954727329635" calcext:value-type="float">
            <text:p>45.9547273296</text:p>
          </table:table-cell>
          <table:table-cell office:value-type="float" office:value="-15.4761332293055" calcext:value-type="float">
            <text:p>-15.4761332293</text:p>
          </table:table-cell>
        </table:table-row>
        <table:table-row table:style-name="ro1">
          <table:table-cell office:value-type="float" office:value="38.2149618255389" calcext:value-type="float">
            <text:p>38.2149618255</text:p>
          </table:table-cell>
          <table:table-cell office:value-type="float" office:value="-25.6417682871563" calcext:value-type="float">
            <text:p>-25.6417682872</text:p>
          </table:table-cell>
        </table:table-row>
        <table:table-row table:style-name="ro1">
          <table:table-cell office:value-type="float" office:value="37.5580638862143" calcext:value-type="float">
            <text:p>37.5580638862</text:p>
          </table:table-cell>
          <table:table-cell office:value-type="float" office:value="-14.2422302439182" calcext:value-type="float">
            <text:p>-14.2422302439</text:p>
          </table:table-cell>
        </table:table-row>
        <table:table-row table:style-name="ro1">
          <table:table-cell office:value-type="float" office:value="35.7910705657022" calcext:value-type="float">
            <text:p>35.7910705657</text:p>
          </table:table-cell>
          <table:table-cell office:value-type="float" office:value="-30.0819432074648" calcext:value-type="float">
            <text:p>-30.0819432075</text:p>
          </table:table-cell>
        </table:table-row>
        <table:table-row table:style-name="ro1">
          <table:table-cell office:value-type="float" office:value="38.0184983435979" calcext:value-type="float">
            <text:p>38.0184983436</text:p>
          </table:table-cell>
          <table:table-cell office:value-type="float" office:value="-15.4758270249661" calcext:value-type="float">
            <text:p>-15.475827025</text:p>
          </table:table-cell>
        </table:table-row>
        <table:table-row table:style-name="ro1">
          <table:table-cell office:value-type="float" office:value="39.9268957022216" calcext:value-type="float">
            <text:p>39.9268957022</text:p>
          </table:table-cell>
          <table:table-cell office:value-type="float" office:value="-26.5152642980161" calcext:value-type="float">
            <text:p>-26.515264298</text:p>
          </table:table-cell>
        </table:table-row>
        <table:table-row table:style-name="ro1">
          <table:table-cell office:value-type="float" office:value="47.4918657602007" calcext:value-type="float">
            <text:p>47.4918657602</text:p>
          </table:table-cell>
          <table:table-cell office:value-type="float" office:value="-32.8358514561034" calcext:value-type="float">
            <text:p>-32.8358514561</text:p>
          </table:table-cell>
        </table:table-row>
        <table:table-row table:style-name="ro1">
          <table:table-cell office:value-type="float" office:value="31.2040128308022" calcext:value-type="float">
            <text:p>31.2040128308</text:p>
          </table:table-cell>
          <table:table-cell office:value-type="float" office:value="-21.5412604407104" calcext:value-type="float">
            <text:p>-21.5412604407</text:p>
          </table:table-cell>
        </table:table-row>
        <table:table-row table:style-name="ro1">
          <table:table-cell office:value-type="float" office:value="43.5680405609536" calcext:value-type="float">
            <text:p>43.568040561</text:p>
          </table:table-cell>
          <table:table-cell office:value-type="float" office:value="-19.6538694344086" calcext:value-type="float">
            <text:p>-19.6538694344</text:p>
          </table:table-cell>
        </table:table-row>
        <table:table-row table:style-name="ro1">
          <table:table-cell office:value-type="float" office:value="43.7451505084272" calcext:value-type="float">
            <text:p>43.7451505084</text:p>
          </table:table-cell>
          <table:table-cell office:value-type="float" office:value="-17.6734069052448" calcext:value-type="float">
            <text:p>-17.6734069052</text:p>
          </table:table-cell>
        </table:table-row>
        <table:table-row table:style-name="ro1">
          <table:table-cell office:value-type="float" office:value="42.7095400782096" calcext:value-type="float">
            <text:p>42.7095400782</text:p>
          </table:table-cell>
          <table:table-cell office:value-type="float" office:value="-14.0169940969397" calcext:value-type="float">
            <text:p>-14.0169940969</text:p>
          </table:table-cell>
        </table:table-row>
        <table:table-row table:style-name="ro1">
          <table:table-cell office:value-type="float" office:value="51.5340943091933" calcext:value-type="float">
            <text:p>51.5340943092</text:p>
          </table:table-cell>
          <table:table-cell office:value-type="float" office:value="-12.9203852804211" calcext:value-type="float">
            <text:p>-12.9203852804</text:p>
          </table:table-cell>
        </table:table-row>
        <table:table-row table:style-name="ro1">
          <table:table-cell office:value-type="float" office:value="42.1794328706987" calcext:value-type="float">
            <text:p>42.1794328707</text:p>
          </table:table-cell>
          <table:table-cell office:value-type="float" office:value="-19.7462036045673" calcext:value-type="float">
            <text:p>-19.7462036046</text:p>
          </table:table-cell>
        </table:table-row>
        <table:table-row table:style-name="ro1">
          <table:table-cell office:value-type="float" office:value="52.136984674759" calcext:value-type="float">
            <text:p>52.1369846748</text:p>
          </table:table-cell>
          <table:table-cell office:value-type="float" office:value="-20.8008197144385" calcext:value-type="float">
            <text:p>-20.8008197144</text:p>
          </table:table-cell>
        </table:table-row>
        <table:table-row table:style-name="ro1">
          <table:table-cell office:value-type="float" office:value="32.8414761443055" calcext:value-type="float">
            <text:p>32.8414761443</text:p>
          </table:table-cell>
          <table:table-cell office:value-type="float" office:value="-19.7766113745109" calcext:value-type="float">
            <text:p>-19.7766113745</text:p>
          </table:table-cell>
        </table:table-row>
        <table:table-row table:style-name="ro1">
          <table:table-cell office:value-type="float" office:value="32.4682176273023" calcext:value-type="float">
            <text:p>32.4682176273</text:p>
          </table:table-cell>
          <table:table-cell office:value-type="float" office:value="-21.9777023237891" calcext:value-type="float">
            <text:p>-21.9777023238</text:p>
          </table:table-cell>
        </table:table-row>
        <table:table-row table:style-name="ro1">
          <table:table-cell office:value-type="float" office:value="46.7174368501831" calcext:value-type="float">
            <text:p>46.7174368502</text:p>
          </table:table-cell>
          <table:table-cell office:value-type="float" office:value="-20.4350483967619" calcext:value-type="float">
            <text:p>-20.4350483968</text:p>
          </table:table-cell>
        </table:table-row>
        <table:table-row table:style-name="ro1">
          <table:table-cell office:value-type="float" office:value="34.3978003714203" calcext:value-type="float">
            <text:p>34.3978003714</text:p>
          </table:table-cell>
          <table:table-cell office:value-type="float" office:value="-30.3859618107021" calcext:value-type="float">
            <text:p>-30.3859618107</text:p>
          </table:table-cell>
        </table:table-row>
        <table:table-row table:style-name="ro1">
          <table:table-cell office:value-type="float" office:value="33.6013276069708" calcext:value-type="float">
            <text:p>33.601327607</text:p>
          </table:table-cell>
          <table:table-cell office:value-type="float" office:value="-26.3529915361045" calcext:value-type="float">
            <text:p>-26.3529915361</text:p>
          </table:table-cell>
        </table:table-row>
        <table:table-row table:style-name="ro1">
          <table:table-cell office:value-type="float" office:value="43.2891042456276" calcext:value-type="float">
            <text:p>43.2891042456</text:p>
          </table:table-cell>
          <table:table-cell office:value-type="float" office:value="-20.0268063722592" calcext:value-type="float">
            <text:p>-20.0268063723</text:p>
          </table:table-cell>
        </table:table-row>
        <table:table-row table:style-name="ro1">
          <table:table-cell office:value-type="float" office:value="54.6568467716332" calcext:value-type="float">
            <text:p>54.6568467716</text:p>
          </table:table-cell>
          <table:table-cell office:value-type="float" office:value="-15.7466527228237" calcext:value-type="float">
            <text:p>-15.7466527228</text:p>
          </table:table-cell>
        </table:table-row>
        <table:table-row table:style-name="ro1">
          <table:table-cell office:value-type="float" office:value="52.0917936064883" calcext:value-type="float">
            <text:p>52.0917936065</text:p>
          </table:table-cell>
          <table:table-cell office:value-type="float" office:value="-15.6734728736127" calcext:value-type="float">
            <text:p>-15.6734728736</text:p>
          </table:table-cell>
        </table:table-row>
        <table:table-row table:style-name="ro1">
          <table:table-cell office:value-type="float" office:value="36.1133710463989" calcext:value-type="float">
            <text:p>36.1133710464</text:p>
          </table:table-cell>
          <table:table-cell office:value-type="float" office:value="-24.0824059873732" calcext:value-type="float">
            <text:p>-24.0824059874</text:p>
          </table:table-cell>
        </table:table-row>
        <table:table-row table:style-name="ro1">
          <table:table-cell office:value-type="float" office:value="38.4570669042922" calcext:value-type="float">
            <text:p>38.4570669043</text:p>
          </table:table-cell>
          <table:table-cell office:value-type="float" office:value="-25.5701407403514" calcext:value-type="float">
            <text:p>-25.5701407404</text:p>
          </table:table-cell>
        </table:table-row>
        <table:table-row table:style-name="ro1">
          <table:table-cell office:value-type="float" office:value="26.5535848765264" calcext:value-type="float">
            <text:p>26.5535848765</text:p>
          </table:table-cell>
          <table:table-cell office:value-type="float" office:value="-22.5529462243746" calcext:value-type="float">
            <text:p>-22.5529462244</text:p>
          </table:table-cell>
        </table:table-row>
        <table:table-row table:style-name="ro1">
          <table:table-cell office:value-type="float" office:value="44.9818202516597" calcext:value-type="float">
            <text:p>44.9818202517</text:p>
          </table:table-cell>
          <table:table-cell office:value-type="float" office:value="-22.5437408883873" calcext:value-type="float">
            <text:p>-22.5437408884</text:p>
          </table:table-cell>
        </table:table-row>
        <table:table-row table:style-name="ro1">
          <table:table-cell office:value-type="float" office:value="32.8083360426705" calcext:value-type="float">
            <text:p>32.8083360427</text:p>
          </table:table-cell>
          <table:table-cell office:value-type="float" office:value="-21.5786003813865" calcext:value-type="float">
            <text:p>-21.5786003814</text:p>
          </table:table-cell>
        </table:table-row>
        <table:table-row table:style-name="ro1">
          <table:table-cell office:value-type="float" office:value="35.0787187150693" calcext:value-type="float">
            <text:p>35.0787187151</text:p>
          </table:table-cell>
          <table:table-cell office:value-type="float" office:value="-18.9029185511403" calcext:value-type="float">
            <text:p>-18.9029185511</text:p>
          </table:table-cell>
        </table:table-row>
        <table:table-row table:style-name="ro1">
          <table:table-cell office:value-type="float" office:value="35.3873639278347" calcext:value-type="float">
            <text:p>35.3873639278</text:p>
          </table:table-cell>
          <table:table-cell office:value-type="float" office:value="-16.8246116230899" calcext:value-type="float">
            <text:p>-16.8246116231</text:p>
          </table:table-cell>
        </table:table-row>
        <table:table-row table:style-name="ro1">
          <table:table-cell office:value-type="float" office:value="44.5908908186083" calcext:value-type="float">
            <text:p>44.5908908186</text:p>
          </table:table-cell>
          <table:table-cell office:value-type="float" office:value="-13.5244639807327" calcext:value-type="float">
            <text:p>-13.5244639807</text:p>
          </table:table-cell>
        </table:table-row>
        <table:table-row table:style-name="ro1">
          <table:table-cell office:value-type="float" office:value="37.0099446001546" calcext:value-type="float">
            <text:p>37.0099446002</text:p>
          </table:table-cell>
          <table:table-cell office:value-type="float" office:value="-21.0451013175261" calcext:value-type="float">
            <text:p>-21.0451013175</text:p>
          </table:table-cell>
        </table:table-row>
        <table:table-row table:style-name="ro1">
          <table:table-cell office:value-type="float" office:value="45.348465269494" calcext:value-type="float">
            <text:p>45.3484652695</text:p>
          </table:table-cell>
          <table:table-cell office:value-type="float" office:value="-14.47358831318" calcext:value-type="float">
            <text:p>-14.4735883132</text:p>
          </table:table-cell>
        </table:table-row>
        <table:table-row table:style-name="ro1">
          <table:table-cell office:value-type="float" office:value="44.8052366851177" calcext:value-type="float">
            <text:p>44.8052366851</text:p>
          </table:table-cell>
          <table:table-cell office:value-type="float" office:value="-22.8118867614738" calcext:value-type="float">
            <text:p>-22.8118867615</text:p>
          </table:table-cell>
        </table:table-row>
        <table:table-row table:style-name="ro1">
          <table:table-cell office:value-type="float" office:value="41.2006323210331" calcext:value-type="float">
            <text:p>41.200632321</text:p>
          </table:table-cell>
          <table:table-cell office:value-type="float" office:value="-16.3262892457227" calcext:value-type="float">
            <text:p>-16.3262892457</text:p>
          </table:table-cell>
        </table:table-row>
        <table:table-row table:style-name="ro1">
          <table:table-cell office:value-type="float" office:value="45.3807551171413" calcext:value-type="float">
            <text:p>45.3807551171</text:p>
          </table:table-cell>
          <table:table-cell office:value-type="float" office:value="-14.5557649096828" calcext:value-type="float">
            <text:p>-14.5557649097</text:p>
          </table:table-cell>
        </table:table-row>
        <table:table-row table:style-name="ro1">
          <table:table-cell office:value-type="float" office:value="25.1760676900937" calcext:value-type="float">
            <text:p>25.1760676901</text:p>
          </table:table-cell>
          <table:table-cell office:value-type="float" office:value="-22.7170259368618" calcext:value-type="float">
            <text:p>-22.7170259369</text:p>
          </table:table-cell>
        </table:table-row>
        <table:table-row table:style-name="ro1">
          <table:table-cell office:value-type="float" office:value="37.622356252634" calcext:value-type="float">
            <text:p>37.6223562526</text:p>
          </table:table-cell>
          <table:table-cell office:value-type="float" office:value="-26.6203020279706" calcext:value-type="float">
            <text:p>-26.620302028</text:p>
          </table:table-cell>
        </table:table-row>
        <table:table-row table:style-name="ro1">
          <table:table-cell office:value-type="float" office:value="36.6761090799532" calcext:value-type="float">
            <text:p>36.67610908</text:p>
          </table:table-cell>
          <table:table-cell office:value-type="float" office:value="-30.4795788587699" calcext:value-type="float">
            <text:p>-30.4795788588</text:p>
          </table:table-cell>
        </table:table-row>
        <table:table-row table:style-name="ro1">
          <table:table-cell office:value-type="float" office:value="45.5066027499858" calcext:value-type="float">
            <text:p>45.50660275</text:p>
          </table:table-cell>
          <table:table-cell office:value-type="float" office:value="-26.6671024321624" calcext:value-type="float">
            <text:p>-26.6671024322</text:p>
          </table:table-cell>
        </table:table-row>
        <table:table-row table:style-name="ro1">
          <table:table-cell office:value-type="float" office:value="32.7400244024368" calcext:value-type="float">
            <text:p>32.7400244024</text:p>
          </table:table-cell>
          <table:table-cell office:value-type="float" office:value="-22.6984118952106" calcext:value-type="float">
            <text:p>-22.6984118952</text:p>
          </table:table-cell>
        </table:table-row>
        <table:table-row table:style-name="ro1">
          <table:table-cell office:value-type="float" office:value="34.74240409535" calcext:value-type="float">
            <text:p>34.7424040954</text:p>
          </table:table-cell>
          <table:table-cell office:value-type="float" office:value="-23.6341918099156" calcext:value-type="float">
            <text:p>-23.6341918099</text:p>
          </table:table-cell>
        </table:table-row>
        <table:table-row table:style-name="ro1">
          <table:table-cell office:value-type="float" office:value="39.3485009688408" calcext:value-type="float">
            <text:p>39.3485009688</text:p>
          </table:table-cell>
          <table:table-cell office:value-type="float" office:value="-29.2093911178087" calcext:value-type="float">
            <text:p>-29.2093911178</text:p>
          </table:table-cell>
        </table:table-row>
        <table:table-row table:style-name="ro1">
          <table:table-cell office:value-type="float" office:value="37.6722410523792" calcext:value-type="float">
            <text:p>37.6722410524</text:p>
          </table:table-cell>
          <table:table-cell office:value-type="float" office:value="-27.8975823836325" calcext:value-type="float">
            <text:p>-27.8975823836</text:p>
          </table:table-cell>
        </table:table-row>
        <table:table-row table:style-name="ro1">
          <table:table-cell office:value-type="float" office:value="47.765676348355" calcext:value-type="float">
            <text:p>47.7656763484</text:p>
          </table:table-cell>
          <table:table-cell office:value-type="float" office:value="-19.4596238826319" calcext:value-type="float">
            <text:p>-19.4596238826</text:p>
          </table:table-cell>
        </table:table-row>
        <table:table-row table:style-name="ro1">
          <table:table-cell office:value-type="float" office:value="27.1855373438197" calcext:value-type="float">
            <text:p>27.1855373438</text:p>
          </table:table-cell>
          <table:table-cell office:value-type="float" office:value="-20.21034097188" calcext:value-type="float">
            <text:p>-20.2103409719</text:p>
          </table:table-cell>
        </table:table-row>
        <table:table-row table:style-name="ro1">
          <table:table-cell office:value-type="float" office:value="26.614883071827" calcext:value-type="float">
            <text:p>26.6148830718</text:p>
          </table:table-cell>
          <table:table-cell office:value-type="float" office:value="-20.7832747203823" calcext:value-type="float">
            <text:p>-20.7832747204</text:p>
          </table:table-cell>
        </table:table-row>
        <table:table-row table:style-name="ro1">
          <table:table-cell office:value-type="float" office:value="43.4535487533495" calcext:value-type="float">
            <text:p>43.4535487533</text:p>
          </table:table-cell>
          <table:table-cell office:value-type="float" office:value="-18.2556855866193" calcext:value-type="float">
            <text:p>-18.2556855866</text:p>
          </table:table-cell>
        </table:table-row>
        <table:table-row table:style-name="ro1">
          <table:table-cell office:value-type="float" office:value="26.865670694327" calcext:value-type="float">
            <text:p>26.8656706943</text:p>
          </table:table-cell>
          <table:table-cell office:value-type="float" office:value="-22.0842216710194" calcext:value-type="float">
            <text:p>-22.084221671</text:p>
          </table:table-cell>
        </table:table-row>
        <table:table-row table:style-name="ro1">
          <table:table-cell office:value-type="float" office:value="29.7403401963644" calcext:value-type="float">
            <text:p>29.7403401964</text:p>
          </table:table-cell>
          <table:table-cell office:value-type="float" office:value="-26.4102707485851" calcext:value-type="float">
            <text:p>-26.4102707486</text:p>
          </table:table-cell>
        </table:table-row>
        <table:table-row table:style-name="ro1">
          <table:table-cell office:value-type="float" office:value="25.0675894661165" calcext:value-type="float">
            <text:p>25.0675894661</text:p>
          </table:table-cell>
          <table:table-cell office:value-type="float" office:value="-21.4413173182931" calcext:value-type="float">
            <text:p>-21.4413173183</text:p>
          </table:table-cell>
        </table:table-row>
        <table:table-row table:style-name="ro1">
          <table:table-cell office:value-type="float" office:value="32.2570373495137" calcext:value-type="float">
            <text:p>32.2570373495</text:p>
          </table:table-cell>
          <table:table-cell office:value-type="float" office:value="-19.1746526739735" calcext:value-type="float">
            <text:p>-19.174652674</text:p>
          </table:table-cell>
        </table:table-row>
        <table:table-row table:style-name="ro1">
          <table:table-cell office:value-type="float" office:value="29.8291997811374" calcext:value-type="float">
            <text:p>29.8291997811</text:p>
          </table:table-cell>
          <table:table-cell office:value-type="float" office:value="-17.0249821751453" calcext:value-type="float">
            <text:p>-17.0249821751</text:p>
          </table:table-cell>
        </table:table-row>
        <table:table-row table:style-name="ro1">
          <table:table-cell office:value-type="float" office:value="30.3494152527106" calcext:value-type="float">
            <text:p>30.3494152527</text:p>
          </table:table-cell>
          <table:table-cell office:value-type="float" office:value="-14.6652091290253" calcext:value-type="float">
            <text:p>-14.665209129</text:p>
          </table:table-cell>
        </table:table-row>
        <table:table-row table:style-name="ro1">
          <table:table-cell office:value-type="float" office:value="25.5283520879858" calcext:value-type="float">
            <text:p>25.528352088</text:p>
          </table:table-cell>
          <table:table-cell office:value-type="float" office:value="-17.4744644636724" calcext:value-type="float">
            <text:p>-17.4744644637</text:p>
          </table:table-cell>
        </table:table-row>
        <table:table-row table:style-name="ro1">
          <table:table-cell office:value-type="float" office:value="44.6357942945809" calcext:value-type="float">
            <text:p>44.6357942946</text:p>
          </table:table-cell>
          <table:table-cell office:value-type="float" office:value="-13.9022929798494" calcext:value-type="float">
            <text:p>-13.9022929798</text:p>
          </table:table-cell>
        </table:table-row>
        <table:table-row table:style-name="ro1">
          <table:table-cell office:value-type="float" office:value="55.61340979597" calcext:value-type="float">
            <text:p>55.613409796</text:p>
          </table:table-cell>
          <table:table-cell office:value-type="float" office:value="-14.5294235455611" calcext:value-type="float">
            <text:p>-14.5294235456</text:p>
          </table:table-cell>
        </table:table-row>
        <table:table-row table:style-name="ro1">
          <table:table-cell office:value-type="float" office:value="32.8226455992691" calcext:value-type="float">
            <text:p>32.8226455993</text:p>
          </table:table-cell>
          <table:table-cell office:value-type="float" office:value="-16.5674149478847" calcext:value-type="float">
            <text:p>-16.5674149479</text:p>
          </table:table-cell>
        </table:table-row>
        <table:table-row table:style-name="ro1">
          <table:table-cell office:value-type="float" office:value="38.6214162123133" calcext:value-type="float">
            <text:p>38.6214162123</text:p>
          </table:table-cell>
          <table:table-cell office:value-type="float" office:value="-19.2660051708794" calcext:value-type="float">
            <text:p>-19.2660051709</text:p>
          </table:table-cell>
        </table:table-row>
        <table:table-row table:style-name="ro1">
          <table:table-cell office:value-type="float" office:value="43.4936779098021" calcext:value-type="float">
            <text:p>43.4936779098</text:p>
          </table:table-cell>
          <table:table-cell office:value-type="float" office:value="-25.7912980213436" calcext:value-type="float">
            <text:p>-25.7912980213</text:p>
          </table:table-cell>
        </table:table-row>
        <table:table-row table:style-name="ro1">
          <table:table-cell office:value-type="float" office:value="36.1611131512458" calcext:value-type="float">
            <text:p>36.1611131512</text:p>
          </table:table-cell>
          <table:table-cell office:value-type="float" office:value="-22.1056467376583" calcext:value-type="float">
            <text:p>-22.1056467377</text:p>
          </table:table-cell>
        </table:table-row>
        <table:table-row table:style-name="ro1">
          <table:table-cell office:value-type="float" office:value="41.2411496235173" calcext:value-type="float">
            <text:p>41.2411496235</text:p>
          </table:table-cell>
          <table:table-cell office:value-type="float" office:value="-17.67597820203" calcext:value-type="float">
            <text:p>-17.675978202</text:p>
          </table:table-cell>
        </table:table-row>
        <table:table-row table:style-name="ro1">
          <table:table-cell office:value-type="float" office:value="23.4627722386409" calcext:value-type="float">
            <text:p>23.4627722386</text:p>
          </table:table-cell>
          <table:table-cell office:value-type="float" office:value="-16.5372770252708" calcext:value-type="float">
            <text:p>-16.5372770253</text:p>
          </table:table-cell>
        </table:table-row>
        <table:table-row table:style-name="ro1">
          <table:table-cell office:value-type="float" office:value="28.9528513912063" calcext:value-type="float">
            <text:p>28.9528513912</text:p>
          </table:table-cell>
          <table:table-cell office:value-type="float" office:value="-24.204495421961" calcext:value-type="float">
            <text:p>-24.204495422</text:p>
          </table:table-cell>
        </table:table-row>
        <table:table-row table:style-name="ro1">
          <table:table-cell office:value-type="float" office:value="41.8940989630896" calcext:value-type="float">
            <text:p>41.8940989631</text:p>
          </table:table-cell>
          <table:table-cell office:value-type="float" office:value="-33.7868906537634" calcext:value-type="float">
            <text:p>-33.7868906538</text:p>
          </table:table-cell>
        </table:table-row>
        <table:table-row table:style-name="ro1">
          <table:table-cell office:value-type="float" office:value="38.2680609661258" calcext:value-type="float">
            <text:p>38.2680609661</text:p>
          </table:table-cell>
          <table:table-cell office:value-type="float" office:value="-28.8416348494588" calcext:value-type="float">
            <text:p>-28.8416348495</text:p>
          </table:table-cell>
        </table:table-row>
        <table:table-row table:style-name="ro1">
          <table:table-cell office:value-type="float" office:value="47.7720433333689" calcext:value-type="float">
            <text:p>47.7720433334</text:p>
          </table:table-cell>
          <table:table-cell office:value-type="float" office:value="-16.2285865300698" calcext:value-type="float">
            <text:p>-16.2285865301</text:p>
          </table:table-cell>
        </table:table-row>
        <table:table-row table:style-name="ro1">
          <table:table-cell office:value-type="float" office:value="36.7356634456919" calcext:value-type="float">
            <text:p>36.7356634457</text:p>
          </table:table-cell>
          <table:table-cell office:value-type="float" office:value="-15.4091704642706" calcext:value-type="float">
            <text:p>-15.4091704643</text:p>
          </table:table-cell>
        </table:table-row>
        <table:table-row table:style-name="ro1">
          <table:table-cell office:value-type="float" office:value="33.7601260263743" calcext:value-type="float">
            <text:p>33.7601260264</text:p>
          </table:table-cell>
          <table:table-cell office:value-type="float" office:value="-16.8892709421842" calcext:value-type="float">
            <text:p>-16.8892709422</text:p>
          </table:table-cell>
        </table:table-row>
        <table:table-row table:style-name="ro1">
          <table:table-cell office:value-type="float" office:value="46.2895079049193" calcext:value-type="float">
            <text:p>46.2895079049</text:p>
          </table:table-cell>
          <table:table-cell office:value-type="float" office:value="-14.7204489795845" calcext:value-type="float">
            <text:p>-14.7204489796</text:p>
          </table:table-cell>
        </table:table-row>
        <table:table-row table:style-name="ro1">
          <table:table-cell office:value-type="float" office:value="31.6719438686779" calcext:value-type="float">
            <text:p>31.6719438687</text:p>
          </table:table-cell>
          <table:table-cell office:value-type="float" office:value="-19.4409203280399" calcext:value-type="float">
            <text:p>-19.440920328</text:p>
          </table:table-cell>
        </table:table-row>
        <table:table-row table:style-name="ro1">
          <table:table-cell office:value-type="float" office:value="45.9752298938914" calcext:value-type="float">
            <text:p>45.9752298939</text:p>
          </table:table-cell>
          <table:table-cell office:value-type="float" office:value="-15.4135204550029" calcext:value-type="float">
            <text:p>-15.413520455</text:p>
          </table:table-cell>
        </table:table-row>
        <table:table-row table:style-name="ro1">
          <table:table-cell office:value-type="float" office:value="41.7052917957289" calcext:value-type="float">
            <text:p>41.7052917957</text:p>
          </table:table-cell>
          <table:table-cell office:value-type="float" office:value="-23.2982937272178" calcext:value-type="float">
            <text:p>-23.2982937272</text:p>
          </table:table-cell>
        </table:table-row>
        <table:table-row table:style-name="ro1">
          <table:table-cell office:value-type="float" office:value="29.9272417494789" calcext:value-type="float">
            <text:p>29.9272417495</text:p>
          </table:table-cell>
          <table:table-cell office:value-type="float" office:value="-24.5804269955043" calcext:value-type="float">
            <text:p>-24.5804269955</text:p>
          </table:table-cell>
        </table:table-row>
        <table:table-row table:style-name="ro1">
          <table:table-cell office:value-type="float" office:value="37.9288895448128" calcext:value-type="float">
            <text:p>37.9288895448</text:p>
          </table:table-cell>
          <table:table-cell office:value-type="float" office:value="-16.6415495299972" calcext:value-type="float">
            <text:p>-16.64154953</text:p>
          </table:table-cell>
        </table:table-row>
        <table:table-row table:style-name="ro1">
          <table:table-cell office:value-type="float" office:value="31.4980624186089" calcext:value-type="float">
            <text:p>31.4980624186</text:p>
          </table:table-cell>
          <table:table-cell office:value-type="float" office:value="-19.5391170564774" calcext:value-type="float">
            <text:p>-19.5391170565</text:p>
          </table:table-cell>
        </table:table-row>
        <table:table-row table:style-name="ro1">
          <table:table-cell office:value-type="float" office:value="31.0212557512134" calcext:value-type="float">
            <text:p>31.0212557512</text:p>
          </table:table-cell>
          <table:table-cell office:value-type="float" office:value="-16.0158200076126" calcext:value-type="float">
            <text:p>-16.0158200076</text:p>
          </table:table-cell>
        </table:table-row>
        <table:table-row table:style-name="ro1">
          <table:table-cell office:value-type="float" office:value="32.4595609390026" calcext:value-type="float">
            <text:p>32.459560939</text:p>
          </table:table-cell>
          <table:table-cell office:value-type="float" office:value="-21.9392008657773" calcext:value-type="float">
            <text:p>-21.9392008658</text:p>
          </table:table-cell>
        </table:table-row>
        <table:table-row table:style-name="ro1">
          <table:table-cell office:value-type="float" office:value="38.9974859366925" calcext:value-type="float">
            <text:p>38.9974859367</text:p>
          </table:table-cell>
          <table:table-cell office:value-type="float" office:value="-29.6531243855787" calcext:value-type="float">
            <text:p>-29.6531243856</text:p>
          </table:table-cell>
        </table:table-row>
        <table:table-row table:style-name="ro1">
          <table:table-cell office:value-type="float" office:value="28.21583120002" calcext:value-type="float">
            <text:p>28.2158312</text:p>
          </table:table-cell>
          <table:table-cell office:value-type="float" office:value="-21.9339303004147" calcext:value-type="float">
            <text:p>-21.9339303004</text:p>
          </table:table-cell>
        </table:table-row>
        <table:table-row table:style-name="ro1">
          <table:table-cell office:value-type="float" office:value="42.9372433128822" calcext:value-type="float">
            <text:p>42.9372433129</text:p>
          </table:table-cell>
          <table:table-cell office:value-type="float" office:value="-28.0091272166148" calcext:value-type="float">
            <text:p>-28.0091272166</text:p>
          </table:table-cell>
        </table:table-row>
        <table:table-row table:style-name="ro1">
          <table:table-cell office:value-type="float" office:value="29.7392489886602" calcext:value-type="float">
            <text:p>29.7392489887</text:p>
          </table:table-cell>
          <table:table-cell office:value-type="float" office:value="-14.2285673378846" calcext:value-type="float">
            <text:p>-14.2285673379</text:p>
          </table:table-cell>
        </table:table-row>
        <table:table-row table:style-name="ro1">
          <table:table-cell office:value-type="float" office:value="43.3271877978896" calcext:value-type="float">
            <text:p>43.3271877979</text:p>
          </table:table-cell>
          <table:table-cell office:value-type="float" office:value="-25.6647556722547" calcext:value-type="float">
            <text:p>-25.6647556723</text:p>
          </table:table-cell>
        </table:table-row>
        <table:table-row table:style-name="ro1">
          <table:table-cell office:value-type="float" office:value="38.8657580779457" calcext:value-type="float">
            <text:p>38.8657580779</text:p>
          </table:table-cell>
          <table:table-cell office:value-type="float" office:value="-20.1226123628689" calcext:value-type="float">
            <text:p>-20.1226123629</text:p>
          </table:table-cell>
        </table:table-row>
        <table:table-row table:style-name="ro1">
          <table:table-cell office:value-type="float" office:value="38.4366767804466" calcext:value-type="float">
            <text:p>38.4366767804</text:p>
          </table:table-cell>
          <table:table-cell office:value-type="float" office:value="-16.0110054537925" calcext:value-type="float">
            <text:p>-16.0110054538</text:p>
          </table:table-cell>
        </table:table-row>
        <table:table-row table:style-name="ro1">
          <table:table-cell office:value-type="float" office:value="35.9107302713259" calcext:value-type="float">
            <text:p>35.9107302713</text:p>
          </table:table-cell>
          <table:table-cell office:value-type="float" office:value="-19.2916257653502" calcext:value-type="float">
            <text:p>-19.2916257654</text:p>
          </table:table-cell>
        </table:table-row>
        <table:table-row table:style-name="ro1">
          <table:table-cell office:value-type="float" office:value="34.5342193993416" calcext:value-type="float">
            <text:p>34.5342193993</text:p>
          </table:table-cell>
          <table:table-cell office:value-type="float" office:value="-16.6320452294579" calcext:value-type="float">
            <text:p>-16.6320452295</text:p>
          </table:table-cell>
        </table:table-row>
        <table:table-row table:style-name="ro1">
          <table:table-cell office:value-type="float" office:value="33.619851158042" calcext:value-type="float">
            <text:p>33.619851158</text:p>
          </table:table-cell>
          <table:table-cell office:value-type="float" office:value="-17.2929291170675" calcext:value-type="float">
            <text:p>-17.2929291171</text:p>
          </table:table-cell>
        </table:table-row>
        <table:table-row table:style-name="ro1">
          <table:table-cell office:value-type="float" office:value="43.8796834268489" calcext:value-type="float">
            <text:p>43.8796834268</text:p>
          </table:table-cell>
          <table:table-cell office:value-type="float" office:value="-28.4862538632067" calcext:value-type="float">
            <text:p>-28.4862538632</text:p>
          </table:table-cell>
        </table:table-row>
        <table:table-row table:style-name="ro1">
          <table:table-cell office:value-type="float" office:value="37.8920511469593" calcext:value-type="float">
            <text:p>37.892051147</text:p>
          </table:table-cell>
          <table:table-cell office:value-type="float" office:value="-21.5192559559707" calcext:value-type="float">
            <text:p>-21.519255956</text:p>
          </table:table-cell>
        </table:table-row>
        <table:table-row table:style-name="ro1">
          <table:table-cell office:value-type="float" office:value="60.3222737032629" calcext:value-type="float">
            <text:p>60.3222737033</text:p>
          </table:table-cell>
          <table:table-cell office:value-type="float" office:value="-13.7723648011093" calcext:value-type="float">
            <text:p>-13.7723648011</text:p>
          </table:table-cell>
        </table:table-row>
        <table:table-row table:style-name="ro1">
          <table:table-cell office:value-type="float" office:value="31.3901015383966" calcext:value-type="float">
            <text:p>31.3901015384</text:p>
          </table:table-cell>
          <table:table-cell office:value-type="float" office:value="-14.9372329192218" calcext:value-type="float">
            <text:p>-14.9372329192</text:p>
          </table:table-cell>
        </table:table-row>
        <table:table-row table:style-name="ro1">
          <table:table-cell office:value-type="float" office:value="43.017832483866" calcext:value-type="float">
            <text:p>43.0178324839</text:p>
          </table:table-cell>
          <table:table-cell office:value-type="float" office:value="-18.8169739584563" calcext:value-type="float">
            <text:p>-18.8169739585</text:p>
          </table:table-cell>
        </table:table-row>
        <table:table-row table:style-name="ro1">
          <table:table-cell office:value-type="float" office:value="47.7797270412783" calcext:value-type="float">
            <text:p>47.7797270413</text:p>
          </table:table-cell>
          <table:table-cell office:value-type="float" office:value="-19.5236826565148" calcext:value-type="float">
            <text:p>-19.5236826565</text:p>
          </table:table-cell>
        </table:table-row>
        <table:table-row table:style-name="ro1">
          <table:table-cell office:value-type="float" office:value="38.1849760754435" calcext:value-type="float">
            <text:p>38.1849760754</text:p>
          </table:table-cell>
          <table:table-cell office:value-type="float" office:value="-25.8335788069119" calcext:value-type="float">
            <text:p>-25.8335788069</text:p>
          </table:table-cell>
        </table:table-row>
        <table:table-row table:style-name="ro1">
          <table:table-cell office:value-type="float" office:value="26.2652449965397" calcext:value-type="float">
            <text:p>26.2652449965</text:p>
          </table:table-cell>
          <table:table-cell office:value-type="float" office:value="-19.6818465845562" calcext:value-type="float">
            <text:p>-19.6818465846</text:p>
          </table:table-cell>
        </table:table-row>
        <table:table-row table:style-name="ro1">
          <table:table-cell office:value-type="float" office:value="56.5646063094623" calcext:value-type="float">
            <text:p>56.5646063095</text:p>
          </table:table-cell>
          <table:table-cell office:value-type="float" office:value="-13.9577093180161" calcext:value-type="float">
            <text:p>-13.957709318</text:p>
          </table:table-cell>
        </table:table-row>
        <table:table-row table:style-name="ro1">
          <table:table-cell office:value-type="float" office:value="41.9539966588968" calcext:value-type="float">
            <text:p>41.9539966589</text:p>
          </table:table-cell>
          <table:table-cell office:value-type="float" office:value="-15.2985779975863" calcext:value-type="float">
            <text:p>-15.2985779976</text:p>
          </table:table-cell>
        </table:table-row>
        <table:table-row table:style-name="ro1">
          <table:table-cell office:value-type="float" office:value="37.6047654389733" calcext:value-type="float">
            <text:p>37.604765439</text:p>
          </table:table-cell>
          <table:table-cell office:value-type="float" office:value="-23.2178307841825" calcext:value-type="float">
            <text:p>-23.2178307842</text:p>
          </table:table-cell>
        </table:table-row>
        <table:table-row table:style-name="ro1">
          <table:table-cell office:value-type="float" office:value="38.7356471590354" calcext:value-type="float">
            <text:p>38.735647159</text:p>
          </table:table-cell>
          <table:table-cell office:value-type="float" office:value="-29.7013527752035" calcext:value-type="float">
            <text:p>-29.7013527752</text:p>
          </table:table-cell>
        </table:table-row>
        <table:table-row table:style-name="ro1">
          <table:table-cell office:value-type="float" office:value="25.2297379299706" calcext:value-type="float">
            <text:p>25.22973793</text:p>
          </table:table-cell>
          <table:table-cell office:value-type="float" office:value="-21.0664641443053" calcext:value-type="float">
            <text:p>-21.0664641443</text:p>
          </table:table-cell>
        </table:table-row>
        <table:table-row table:style-name="ro1">
          <table:table-cell office:value-type="float" office:value="30.5168277310325" calcext:value-type="float">
            <text:p>30.516827731</text:p>
          </table:table-cell>
          <table:table-cell office:value-type="float" office:value="-23.9913715984625" calcext:value-type="float">
            <text:p>-23.9913715985</text:p>
          </table:table-cell>
        </table:table-row>
        <table:table-row table:style-name="ro1">
          <table:table-cell office:value-type="float" office:value="32.8484853478152" calcext:value-type="float">
            <text:p>32.8484853478</text:p>
          </table:table-cell>
          <table:table-cell office:value-type="float" office:value="-19.5822179841628" calcext:value-type="float">
            <text:p>-19.5822179842</text:p>
          </table:table-cell>
        </table:table-row>
        <table:table-row table:style-name="ro1">
          <table:table-cell office:value-type="float" office:value="36.5112601497054" calcext:value-type="float">
            <text:p>36.5112601497</text:p>
          </table:table-cell>
          <table:table-cell office:value-type="float" office:value="-16.7442533729511" calcext:value-type="float">
            <text:p>-16.744253373</text:p>
          </table:table-cell>
        </table:table-row>
        <table:table-row table:style-name="ro1">
          <table:table-cell office:value-type="float" office:value="25.9497366601198" calcext:value-type="float">
            <text:p>25.9497366601</text:p>
          </table:table-cell>
          <table:table-cell office:value-type="float" office:value="-18.187109900147" calcext:value-type="float">
            <text:p>-18.1871099001</text:p>
          </table:table-cell>
        </table:table-row>
        <table:table-row table:style-name="ro1">
          <table:table-cell office:value-type="float" office:value="31.4057481777817" calcext:value-type="float">
            <text:p>31.4057481778</text:p>
          </table:table-cell>
          <table:table-cell office:value-type="float" office:value="-24.1866820881945" calcext:value-type="float">
            <text:p>-24.1866820882</text:p>
          </table:table-cell>
        </table:table-row>
        <table:table-row table:style-name="ro1">
          <table:table-cell office:value-type="float" office:value="31.9265793910311" calcext:value-type="float">
            <text:p>31.926579391</text:p>
          </table:table-cell>
          <table:table-cell office:value-type="float" office:value="-16.0824876787645" calcext:value-type="float">
            <text:p>-16.0824876788</text:p>
          </table:table-cell>
        </table:table-row>
        <table:table-row table:style-name="ro1">
          <table:table-cell office:value-type="float" office:value="37.5068722932513" calcext:value-type="float">
            <text:p>37.5068722933</text:p>
          </table:table-cell>
          <table:table-cell office:value-type="float" office:value="-32.6450793930501" calcext:value-type="float">
            <text:p>-32.6450793931</text:p>
          </table:table-cell>
        </table:table-row>
        <table:table-row table:style-name="ro1">
          <table:table-cell office:value-type="float" office:value="36.8727423794395" calcext:value-type="float">
            <text:p>36.8727423794</text:p>
          </table:table-cell>
          <table:table-cell office:value-type="float" office:value="-19.3131113748426" calcext:value-type="float">
            <text:p>-19.3131113748</text:p>
          </table:table-cell>
        </table:table-row>
        <table:table-row table:style-name="ro1">
          <table:table-cell office:value-type="float" office:value="23.5566807118908" calcext:value-type="float">
            <text:p>23.5566807119</text:p>
          </table:table-cell>
          <table:table-cell office:value-type="float" office:value="-8.94723159770373" calcext:value-type="float">
            <text:p>-8.9472315977</text:p>
          </table:table-cell>
        </table:table-row>
        <table:table-row table:style-name="ro1">
          <table:table-cell office:value-type="float" office:value="44.9786729384782" calcext:value-type="float">
            <text:p>44.9786729385</text:p>
          </table:table-cell>
          <table:table-cell office:value-type="float" office:value="-16.0755133415225" calcext:value-type="float">
            <text:p>-16.0755133415</text:p>
          </table:table-cell>
        </table:table-row>
        <table:table-row table:style-name="ro1">
          <table:table-cell office:value-type="float" office:value="33.009020067573" calcext:value-type="float">
            <text:p>33.0090200676</text:p>
          </table:table-cell>
          <table:table-cell office:value-type="float" office:value="-21.1421467945581" calcext:value-type="float">
            <text:p>-21.1421467946</text:p>
          </table:table-cell>
        </table:table-row>
        <table:table-row table:style-name="ro1">
          <table:table-cell office:value-type="float" office:value="31.1995897441689" calcext:value-type="float">
            <text:p>31.1995897442</text:p>
          </table:table-cell>
          <table:table-cell office:value-type="float" office:value="-26.4310161543939" calcext:value-type="float">
            <text:p>-26.4310161544</text:p>
          </table:table-cell>
        </table:table-row>
        <table:table-row table:style-name="ro1">
          <table:table-cell office:value-type="float" office:value="34.1572263008849" calcext:value-type="float">
            <text:p>34.1572263009</text:p>
          </table:table-cell>
          <table:table-cell office:value-type="float" office:value="-22.9918875592613" calcext:value-type="float">
            <text:p>-22.9918875593</text:p>
          </table:table-cell>
        </table:table-row>
        <table:table-row table:style-name="ro1">
          <table:table-cell office:value-type="float" office:value="34.8547459323018" calcext:value-type="float">
            <text:p>34.8547459323</text:p>
          </table:table-cell>
          <table:table-cell office:value-type="float" office:value="-23.3494721913133" calcext:value-type="float">
            <text:p>-23.3494721913</text:p>
          </table:table-cell>
        </table:table-row>
        <table:table-row table:style-name="ro1">
          <table:table-cell office:value-type="float" office:value="23.0671271350756" calcext:value-type="float">
            <text:p>23.0671271351</text:p>
          </table:table-cell>
          <table:table-cell office:value-type="float" office:value="-20.3848285151488" calcext:value-type="float">
            <text:p>-20.3848285151</text:p>
          </table:table-cell>
        </table:table-row>
        <table:table-row table:style-name="ro1">
          <table:table-cell office:value-type="float" office:value="44.6313622401172" calcext:value-type="float">
            <text:p>44.6313622401</text:p>
          </table:table-cell>
          <table:table-cell office:value-type="float" office:value="-13.8714189268032" calcext:value-type="float">
            <text:p>-13.8714189268</text:p>
          </table:table-cell>
        </table:table-row>
        <table:table-row table:style-name="ro1">
          <table:table-cell office:value-type="float" office:value="25.9716091644658" calcext:value-type="float">
            <text:p>25.9716091645</text:p>
          </table:table-cell>
          <table:table-cell office:value-type="float" office:value="-18.292717572018" calcext:value-type="float">
            <text:p>-18.292717572</text:p>
          </table:table-cell>
        </table:table-row>
        <table:table-row table:style-name="ro1">
          <table:table-cell office:value-type="float" office:value="43.0151799575405" calcext:value-type="float">
            <text:p>43.0151799575</text:p>
          </table:table-cell>
          <table:table-cell office:value-type="float" office:value="-29.4014964248376" calcext:value-type="float">
            <text:p>-29.4014964248</text:p>
          </table:table-cell>
        </table:table-row>
        <table:table-row table:style-name="ro1">
          <table:table-cell office:value-type="float" office:value="30.3560840885227" calcext:value-type="float">
            <text:p>30.3560840885</text:p>
          </table:table-cell>
          <table:table-cell office:value-type="float" office:value="-15.1894198210758" calcext:value-type="float">
            <text:p>-15.1894198211</text:p>
          </table:table-cell>
        </table:table-row>
        <table:table-row table:style-name="ro1">
          <table:table-cell office:value-type="float" office:value="46.0358529757859" calcext:value-type="float">
            <text:p>46.0358529758</text:p>
          </table:table-cell>
          <table:table-cell office:value-type="float" office:value="-15.2176734171654" calcext:value-type="float">
            <text:p>-15.2176734172</text:p>
          </table:table-cell>
        </table:table-row>
        <table:table-row table:style-name="ro1">
          <table:table-cell office:value-type="float" office:value="42.8026473413524" calcext:value-type="float">
            <text:p>42.8026473414</text:p>
          </table:table-cell>
          <table:table-cell office:value-type="float" office:value="-32.4449427345055" calcext:value-type="float">
            <text:p>-32.4449427345</text:p>
          </table:table-cell>
        </table:table-row>
        <table:table-row table:style-name="ro1">
          <table:table-cell office:value-type="float" office:value="32.3530320462266" calcext:value-type="float">
            <text:p>32.3530320462</text:p>
          </table:table-cell>
          <table:table-cell office:value-type="float" office:value="-20.7264936066331" calcext:value-type="float">
            <text:p>-20.7264936066</text:p>
          </table:table-cell>
        </table:table-row>
        <table:table-row table:style-name="ro1">
          <table:table-cell office:value-type="float" office:value="40.4873908537097" calcext:value-type="float">
            <text:p>40.4873908537</text:p>
          </table:table-cell>
          <table:table-cell office:value-type="float" office:value="-13.9308622615822" calcext:value-type="float">
            <text:p>-13.9308622616</text:p>
          </table:table-cell>
        </table:table-row>
        <table:table-row table:style-name="ro1">
          <table:table-cell office:value-type="float" office:value="30.8621732952667" calcext:value-type="float">
            <text:p>30.8621732953</text:p>
          </table:table-cell>
          <table:table-cell office:value-type="float" office:value="-20.282669417602" calcext:value-type="float">
            <text:p>-20.2826694176</text:p>
          </table:table-cell>
        </table:table-row>
        <table:table-row table:style-name="ro1">
          <table:table-cell office:value-type="float" office:value="34.9508619641206" calcext:value-type="float">
            <text:p>34.9508619641</text:p>
          </table:table-cell>
          <table:table-cell office:value-type="float" office:value="-18.9183475366675" calcext:value-type="float">
            <text:p>-18.9183475367</text:p>
          </table:table-cell>
        </table:table-row>
        <table:table-row table:style-name="ro1">
          <table:table-cell office:value-type="float" office:value="43.4210794849078" calcext:value-type="float">
            <text:p>43.4210794849</text:p>
          </table:table-cell>
          <table:table-cell office:value-type="float" office:value="-13.4649917083737" calcext:value-type="float">
            <text:p>-13.4649917084</text:p>
          </table:table-cell>
        </table:table-row>
        <table:table-row table:style-name="ro1">
          <table:table-cell office:value-type="float" office:value="34.2167571746605" calcext:value-type="float">
            <text:p>34.2167571747</text:p>
          </table:table-cell>
          <table:table-cell office:value-type="float" office:value="-14.7288554778405" calcext:value-type="float">
            <text:p>-14.7288554778</text:p>
          </table:table-cell>
        </table:table-row>
        <table:table-row table:style-name="ro1">
          <table:table-cell office:value-type="float" office:value="36.4243688345051" calcext:value-type="float">
            <text:p>36.4243688345</text:p>
          </table:table-cell>
          <table:table-cell office:value-type="float" office:value="-17.0160251382438" calcext:value-type="float">
            <text:p>-17.0160251382</text:p>
          </table:table-cell>
        </table:table-row>
        <table:table-row table:style-name="ro1">
          <table:table-cell office:value-type="float" office:value="28.1026355007194" calcext:value-type="float">
            <text:p>28.1026355007</text:p>
          </table:table-cell>
          <table:table-cell office:value-type="float" office:value="-19.0833060488743" calcext:value-type="float">
            <text:p>-19.0833060489</text:p>
          </table:table-cell>
        </table:table-row>
        <table:table-row table:style-name="ro1">
          <table:table-cell office:value-type="float" office:value="39.2997280638057" calcext:value-type="float">
            <text:p>39.2997280638</text:p>
          </table:table-cell>
          <table:table-cell office:value-type="float" office:value="-27.4648235293027" calcext:value-type="float">
            <text:p>-27.4648235293</text:p>
          </table:table-cell>
        </table:table-row>
        <table:table-row table:style-name="ro1">
          <table:table-cell office:value-type="float" office:value="32.6087414051969" calcext:value-type="float">
            <text:p>32.6087414052</text:p>
          </table:table-cell>
          <table:table-cell office:value-type="float" office:value="-25.9597161274677" calcext:value-type="float">
            <text:p>-25.9597161275</text:p>
          </table:table-cell>
        </table:table-row>
        <table:table-row table:style-name="ro1">
          <table:table-cell office:value-type="float" office:value="39.5422632294473" calcext:value-type="float">
            <text:p>39.5422632294</text:p>
          </table:table-cell>
          <table:table-cell office:value-type="float" office:value="-33.7510975362944" calcext:value-type="float">
            <text:p>-33.7510975363</text:p>
          </table:table-cell>
        </table:table-row>
        <table:table-row table:style-name="ro1">
          <table:table-cell office:value-type="float" office:value="20.7001613152823" calcext:value-type="float">
            <text:p>20.7001613153</text:p>
          </table:table-cell>
          <table:table-cell office:value-type="float" office:value="-18.7508249431287" calcext:value-type="float">
            <text:p>-18.7508249431</text:p>
          </table:table-cell>
        </table:table-row>
        <table:table-row table:style-name="ro1">
          <table:table-cell office:value-type="float" office:value="46.5611158810166" calcext:value-type="float">
            <text:p>46.561115881</text:p>
          </table:table-cell>
          <table:table-cell office:value-type="float" office:value="-31.3062920757636" calcext:value-type="float">
            <text:p>-31.3062920758</text:p>
          </table:table-cell>
        </table:table-row>
        <table:table-row table:style-name="ro1">
          <table:table-cell office:value-type="float" office:value="32.2720994602814" calcext:value-type="float">
            <text:p>32.2720994603</text:p>
          </table:table-cell>
          <table:table-cell office:value-type="float" office:value="-19.0987207421154" calcext:value-type="float">
            <text:p>-19.0987207421</text:p>
          </table:table-cell>
        </table:table-row>
        <table:table-row table:style-name="ro1">
          <table:table-cell office:value-type="float" office:value="35.0010266861998" calcext:value-type="float">
            <text:p>35.0010266862</text:p>
          </table:table-cell>
          <table:table-cell office:value-type="float" office:value="-18.6548180973097" calcext:value-type="float">
            <text:p>-18.6548180973</text:p>
          </table:table-cell>
        </table:table-row>
        <table:table-row table:style-name="ro1">
          <table:table-cell office:value-type="float" office:value="42.913617404414" calcext:value-type="float">
            <text:p>42.9136174044</text:p>
          </table:table-cell>
          <table:table-cell office:value-type="float" office:value="-18.8116406921039" calcext:value-type="float">
            <text:p>-18.8116406921</text:p>
          </table:table-cell>
        </table:table-row>
        <table:table-row table:style-name="ro1">
          <table:table-cell office:value-type="float" office:value="24.9698230945086" calcext:value-type="float">
            <text:p>24.9698230945</text:p>
          </table:table-cell>
          <table:table-cell office:value-type="float" office:value="-17.899221000028" calcext:value-type="float">
            <text:p>-17.899221</text:p>
          </table:table-cell>
        </table:table-row>
        <table:table-row table:style-name="ro1">
          <table:table-cell office:value-type="float" office:value="32.8788287729692" calcext:value-type="float">
            <text:p>32.878828773</text:p>
          </table:table-cell>
          <table:table-cell office:value-type="float" office:value="-16.3215926764588" calcext:value-type="float">
            <text:p>-16.3215926765</text:p>
          </table:table-cell>
        </table:table-row>
        <table:table-row table:style-name="ro1">
          <table:table-cell office:value-type="float" office:value="50.3811352355212" calcext:value-type="float">
            <text:p>50.3811352355</text:p>
          </table:table-cell>
          <table:table-cell office:value-type="float" office:value="-25.8297954921" calcext:value-type="float">
            <text:p>-25.8297954921</text:p>
          </table:table-cell>
        </table:table-row>
        <table:table-row table:style-name="ro1">
          <table:table-cell office:value-type="float" office:value="34.8962395304936" calcext:value-type="float">
            <text:p>34.8962395305</text:p>
          </table:table-cell>
          <table:table-cell office:value-type="float" office:value="-28.2472220258759" calcext:value-type="float">
            <text:p>-28.2472220259</text:p>
          </table:table-cell>
        </table:table-row>
        <table:table-row table:style-name="ro1">
          <table:table-cell office:value-type="float" office:value="50.5536143307532" calcext:value-type="float">
            <text:p>50.5536143308</text:p>
          </table:table-cell>
          <table:table-cell office:value-type="float" office:value="-14.2102232087332" calcext:value-type="float">
            <text:p>-14.2102232087</text:p>
          </table:table-cell>
        </table:table-row>
        <table:table-row table:style-name="ro1">
          <table:table-cell office:value-type="float" office:value="35.6200430354303" calcext:value-type="float">
            <text:p>35.6200430354</text:p>
          </table:table-cell>
          <table:table-cell office:value-type="float" office:value="-16.5201508139187" calcext:value-type="float">
            <text:p>-16.5201508139</text:p>
          </table:table-cell>
        </table:table-row>
        <table:table-row table:style-name="ro1">
          <table:table-cell office:value-type="float" office:value="27.007542851201" calcext:value-type="float">
            <text:p>27.0075428512</text:p>
          </table:table-cell>
          <table:table-cell office:value-type="float" office:value="-17.477008192411" calcext:value-type="float">
            <text:p>-17.4770081924</text:p>
          </table:table-cell>
        </table:table-row>
        <table:table-row table:style-name="ro1">
          <table:table-cell office:value-type="float" office:value="24.2816608287877" calcext:value-type="float">
            <text:p>24.2816608288</text:p>
          </table:table-cell>
          <table:table-cell office:value-type="float" office:value="-17.545760035822" calcext:value-type="float">
            <text:p>-17.5457600358</text:p>
          </table:table-cell>
        </table:table-row>
        <table:table-row table:style-name="ro1">
          <table:table-cell office:value-type="float" office:value="27.7820667438524" calcext:value-type="float">
            <text:p>27.7820667439</text:p>
          </table:table-cell>
          <table:table-cell office:value-type="float" office:value="-17.9776391036355" calcext:value-type="float">
            <text:p>-17.9776391036</text:p>
          </table:table-cell>
        </table:table-row>
        <table:table-row table:style-name="ro1">
          <table:table-cell office:value-type="float" office:value="28.8975818591312" calcext:value-type="float">
            <text:p>28.8975818591</text:p>
          </table:table-cell>
          <table:table-cell office:value-type="float" office:value="-25.9708439611026" calcext:value-type="float">
            <text:p>-25.9708439611</text:p>
          </table:table-cell>
        </table:table-row>
        <table:table-row table:style-name="ro1">
          <table:table-cell office:value-type="float" office:value="27.2355056821511" calcext:value-type="float">
            <text:p>27.2355056822</text:p>
          </table:table-cell>
          <table:table-cell office:value-type="float" office:value="-17.121434666643" calcext:value-type="float">
            <text:p>-17.1214346666</text:p>
          </table:table-cell>
        </table:table-row>
        <table:table-row table:style-name="ro1">
          <table:table-cell office:value-type="float" office:value="54.455753328898" calcext:value-type="float">
            <text:p>54.4557533289</text:p>
          </table:table-cell>
          <table:table-cell office:value-type="float" office:value="-13.0603850123457" calcext:value-type="float">
            <text:p>-13.0603850123</text:p>
          </table:table-cell>
        </table:table-row>
        <table:table-row table:style-name="ro1">
          <table:table-cell office:value-type="float" office:value="32.1869844517297" calcext:value-type="float">
            <text:p>32.1869844517</text:p>
          </table:table-cell>
          <table:table-cell office:value-type="float" office:value="-20.8059512774755" calcext:value-type="float">
            <text:p>-20.8059512775</text:p>
          </table:table-cell>
        </table:table-row>
        <table:table-row table:style-name="ro1">
          <table:table-cell office:value-type="float" office:value="44.0532231940897" calcext:value-type="float">
            <text:p>44.0532231941</text:p>
          </table:table-cell>
          <table:table-cell office:value-type="float" office:value="-12.8624600829334" calcext:value-type="float">
            <text:p>-12.8624600829</text:p>
          </table:table-cell>
        </table:table-row>
        <table:table-row table:style-name="ro1">
          <table:table-cell office:value-type="float" office:value="27.8901699192643" calcext:value-type="float">
            <text:p>27.8901699193</text:p>
          </table:table-cell>
          <table:table-cell office:value-type="float" office:value="-22.384567371429" calcext:value-type="float">
            <text:p>-22.3845673714</text:p>
          </table:table-cell>
        </table:table-row>
        <table:table-row table:style-name="ro1">
          <table:table-cell office:value-type="float" office:value="40.6126394108881" calcext:value-type="float">
            <text:p>40.6126394109</text:p>
          </table:table-cell>
          <table:table-cell office:value-type="float" office:value="-16.9632482881239" calcext:value-type="float">
            <text:p>-16.9632482881</text:p>
          </table:table-cell>
        </table:table-row>
        <table:table-row table:style-name="ro1">
          <table:table-cell office:value-type="float" office:value="28.0142427080875" calcext:value-type="float">
            <text:p>28.0142427081</text:p>
          </table:table-cell>
          <table:table-cell office:value-type="float" office:value="-20.752467329576" calcext:value-type="float">
            <text:p>-20.7524673296</text:p>
          </table:table-cell>
        </table:table-row>
        <table:table-row table:style-name="ro1">
          <table:table-cell office:value-type="float" office:value="33.4540673969319" calcext:value-type="float">
            <text:p>33.4540673969</text:p>
          </table:table-cell>
          <table:table-cell office:value-type="float" office:value="-25.0598055347526" calcext:value-type="float">
            <text:p>-25.0598055348</text:p>
          </table:table-cell>
        </table:table-row>
        <table:table-row table:style-name="ro1">
          <table:table-cell office:value-type="float" office:value="26.5826811641831" calcext:value-type="float">
            <text:p>26.5826811642</text:p>
          </table:table-cell>
          <table:table-cell office:value-type="float" office:value="-19.0775703518199" calcext:value-type="float">
            <text:p>-19.0775703518</text:p>
          </table:table-cell>
        </table:table-row>
        <table:table-row table:style-name="ro1">
          <table:table-cell office:value-type="float" office:value="25.1250715755398" calcext:value-type="float">
            <text:p>25.1250715755</text:p>
          </table:table-cell>
          <table:table-cell office:value-type="float" office:value="-18.1030637927906" calcext:value-type="float">
            <text:p>-18.1030637928</text:p>
          </table:table-cell>
        </table:table-row>
        <table:table-row table:style-name="ro1">
          <table:table-cell office:value-type="float" office:value="28.3643825678741" calcext:value-type="float">
            <text:p>28.3643825679</text:p>
          </table:table-cell>
          <table:table-cell office:value-type="float" office:value="-25.1554371831549" calcext:value-type="float">
            <text:p>-25.1554371832</text:p>
          </table:table-cell>
        </table:table-row>
        <table:table-row table:style-name="ro1">
          <table:table-cell office:value-type="float" office:value="27.288923514535" calcext:value-type="float">
            <text:p>27.2889235145</text:p>
          </table:table-cell>
          <table:table-cell office:value-type="float" office:value="-15.4483503213738" calcext:value-type="float">
            <text:p>-15.4483503214</text:p>
          </table:table-cell>
        </table:table-row>
        <table:table-row table:style-name="ro1">
          <table:table-cell office:value-type="float" office:value="28.5672011359059" calcext:value-type="float">
            <text:p>28.5672011359</text:p>
          </table:table-cell>
          <table:table-cell office:value-type="float" office:value="-15.2093269404021" calcext:value-type="float">
            <text:p>-15.2093269404</text:p>
          </table:table-cell>
        </table:table-row>
        <table:table-row table:style-name="ro1">
          <table:table-cell office:value-type="float" office:value="37.3080347734304" calcext:value-type="float">
            <text:p>37.3080347734</text:p>
          </table:table-cell>
          <table:table-cell office:value-type="float" office:value="-26.5478929148343" calcext:value-type="float">
            <text:p>-26.5478929148</text:p>
          </table:table-cell>
        </table:table-row>
        <table:table-row table:style-name="ro1">
          <table:table-cell office:value-type="float" office:value="39.2128571873409" calcext:value-type="float">
            <text:p>39.2128571873</text:p>
          </table:table-cell>
          <table:table-cell office:value-type="float" office:value="-17.0680085506842" calcext:value-type="float">
            <text:p>-17.0680085507</text:p>
          </table:table-cell>
        </table:table-row>
        <table:table-row table:style-name="ro1">
          <table:table-cell office:value-type="float" office:value="25.2784381803361" calcext:value-type="float">
            <text:p>25.2784381803</text:p>
          </table:table-cell>
          <table:table-cell office:value-type="float" office:value="-17.744169310793" calcext:value-type="float">
            <text:p>-17.7441693108</text:p>
          </table:table-cell>
        </table:table-row>
        <table:table-row table:style-name="ro1">
          <table:table-cell office:value-type="float" office:value="30.7560060319196" calcext:value-type="float">
            <text:p>30.7560060319</text:p>
          </table:table-cell>
          <table:table-cell office:value-type="float" office:value="-17.3594521838414" calcext:value-type="float">
            <text:p>-17.3594521838</text:p>
          </table:table-cell>
        </table:table-row>
        <table:table-row table:style-name="ro1">
          <table:table-cell office:value-type="float" office:value="45.4994590980983" calcext:value-type="float">
            <text:p>45.4994590981</text:p>
          </table:table-cell>
          <table:table-cell office:value-type="float" office:value="-14.0303706809865" calcext:value-type="float">
            <text:p>-14.030370681</text:p>
          </table:table-cell>
        </table:table-row>
        <table:table-row table:style-name="ro1">
          <table:table-cell office:value-type="float" office:value="39.1523245628254" calcext:value-type="float">
            <text:p>39.1523245628</text:p>
          </table:table-cell>
          <table:table-cell office:value-type="float" office:value="-13.7965657981548" calcext:value-type="float">
            <text:p>-13.7965657982</text:p>
          </table:table-cell>
        </table:table-row>
        <table:table-row table:style-name="ro1">
          <table:table-cell office:value-type="float" office:value="27.7568146883238" calcext:value-type="float">
            <text:p>27.7568146883</text:p>
          </table:table-cell>
          <table:table-cell office:value-type="float" office:value="-15.8495264771857" calcext:value-type="float">
            <text:p>-15.8495264772</text:p>
          </table:table-cell>
        </table:table-row>
        <table:table-row table:style-name="ro1">
          <table:table-cell office:value-type="float" office:value="43.896280885068" calcext:value-type="float">
            <text:p>43.8962808851</text:p>
          </table:table-cell>
          <table:table-cell office:value-type="float" office:value="-28.6560396451028" calcext:value-type="float">
            <text:p>-28.6560396451</text:p>
          </table:table-cell>
        </table:table-row>
        <table:table-row table:style-name="ro1">
          <table:table-cell office:value-type="float" office:value="38.5896643128256" calcext:value-type="float">
            <text:p>38.5896643128</text:p>
          </table:table-cell>
          <table:table-cell office:value-type="float" office:value="-28.3751690332427" calcext:value-type="float">
            <text:p>-28.3751690332</text:p>
          </table:table-cell>
        </table:table-row>
        <table:table-row table:style-name="ro1">
          <table:table-cell office:value-type="float" office:value="25.3001013683939" calcext:value-type="float">
            <text:p>25.3001013684</text:p>
          </table:table-cell>
          <table:table-cell office:value-type="float" office:value="-17.8317496966796" calcext:value-type="float">
            <text:p>-17.8317496967</text:p>
          </table:table-cell>
        </table:table-row>
        <table:table-row table:style-name="ro1">
          <table:table-cell office:value-type="float" office:value="28.6125797780258" calcext:value-type="float">
            <text:p>28.612579778</text:p>
          </table:table-cell>
          <table:table-cell office:value-type="float" office:value="-18.341102392827" calcext:value-type="float">
            <text:p>-18.3411023928</text:p>
          </table:table-cell>
        </table:table-row>
        <table:table-row table:style-name="ro1">
          <table:table-cell office:value-type="float" office:value="36.3508675279376" calcext:value-type="float">
            <text:p>36.3508675279</text:p>
          </table:table-cell>
          <table:table-cell office:value-type="float" office:value="-28.3247727507314" calcext:value-type="float">
            <text:p>-28.3247727507</text:p>
          </table:table-cell>
        </table:table-row>
        <table:table-row table:style-name="ro1">
          <table:table-cell office:value-type="float" office:value="37.6490511529403" calcext:value-type="float">
            <text:p>37.6490511529</text:p>
          </table:table-cell>
          <table:table-cell office:value-type="float" office:value="-15.3867937064682" calcext:value-type="float">
            <text:p>-15.3867937065</text:p>
          </table:table-cell>
        </table:table-row>
        <table:table-row table:style-name="ro1">
          <table:table-cell office:value-type="float" office:value="23.4454057041635" calcext:value-type="float">
            <text:p>23.4454057042</text:p>
          </table:table-cell>
          <table:table-cell office:value-type="float" office:value="-18.5856640209212" calcext:value-type="float">
            <text:p>-18.5856640209</text:p>
          </table:table-cell>
        </table:table-row>
        <table:table-row table:style-name="ro1">
          <table:table-cell office:value-type="float" office:value="35.663762506248" calcext:value-type="float">
            <text:p>35.6637625062</text:p>
          </table:table-cell>
          <table:table-cell office:value-type="float" office:value="-27.3715012178102" calcext:value-type="float">
            <text:p>-27.3715012178</text:p>
          </table:table-cell>
        </table:table-row>
        <table:table-row table:style-name="ro1">
          <table:table-cell office:value-type="float" office:value="24.3958611552713" calcext:value-type="float">
            <text:p>24.3958611553</text:p>
          </table:table-cell>
          <table:table-cell office:value-type="float" office:value="-22.0324646256844" calcext:value-type="float">
            <text:p>-22.0324646257</text:p>
          </table:table-cell>
        </table:table-row>
        <table:table-row table:style-name="ro1">
          <table:table-cell office:value-type="float" office:value="35.4108171676735" calcext:value-type="float">
            <text:p>35.4108171677</text:p>
          </table:table-cell>
          <table:table-cell office:value-type="float" office:value="-25.711299287254" calcext:value-type="float">
            <text:p>-25.7112992873</text:p>
          </table:table-cell>
        </table:table-row>
        <table:table-row table:style-name="ro1">
          <table:table-cell office:value-type="float" office:value="31.6115501768046" calcext:value-type="float">
            <text:p>31.6115501768</text:p>
          </table:table-cell>
          <table:table-cell office:value-type="float" office:value="-24.1572293697488" calcext:value-type="float">
            <text:p>-24.1572293697</text:p>
          </table:table-cell>
        </table:table-row>
        <table:table-row table:style-name="ro1">
          <table:table-cell office:value-type="float" office:value="25.6529582584296" calcext:value-type="float">
            <text:p>25.6529582584</text:p>
          </table:table-cell>
          <table:table-cell office:value-type="float" office:value="-17.3443488234603" calcext:value-type="float">
            <text:p>-17.3443488235</text:p>
          </table:table-cell>
        </table:table-row>
        <table:table-row table:style-name="ro1">
          <table:table-cell office:value-type="float" office:value="26.531481281405" calcext:value-type="float">
            <text:p>26.5314812814</text:p>
          </table:table-cell>
          <table:table-cell office:value-type="float" office:value="-19.5439127525" calcext:value-type="float">
            <text:p>-19.5439127525</text:p>
          </table:table-cell>
        </table:table-row>
        <table:table-row table:style-name="ro1">
          <table:table-cell office:value-type="float" office:value="30.4684371952446" calcext:value-type="float">
            <text:p>30.4684371952</text:p>
          </table:table-cell>
          <table:table-cell office:value-type="float" office:value="-22.4456082626585" calcext:value-type="float">
            <text:p>-22.4456082627</text:p>
          </table:table-cell>
        </table:table-row>
        <table:table-row table:style-name="ro1">
          <table:table-cell office:value-type="float" office:value="24.4874649309697" calcext:value-type="float">
            <text:p>24.487464931</text:p>
          </table:table-cell>
          <table:table-cell office:value-type="float" office:value="-18.9869127817425" calcext:value-type="float">
            <text:p>-18.9869127817</text:p>
          </table:table-cell>
        </table:table-row>
        <table:table-row table:style-name="ro1">
          <table:table-cell office:value-type="float" office:value="40.0529310278148" calcext:value-type="float">
            <text:p>40.0529310278</text:p>
          </table:table-cell>
          <table:table-cell office:value-type="float" office:value="-15.981193671701" calcext:value-type="float">
            <text:p>-15.9811936717</text:p>
          </table:table-cell>
        </table:table-row>
        <table:table-row table:style-name="ro1">
          <table:table-cell office:value-type="float" office:value="52.9390255179409" calcext:value-type="float">
            <text:p>52.9390255179</text:p>
          </table:table-cell>
          <table:table-cell office:value-type="float" office:value="-20.9276928589136" calcext:value-type="float">
            <text:p>-20.9276928589</text:p>
          </table:table-cell>
        </table:table-row>
        <table:table-row table:style-name="ro1">
          <table:table-cell office:value-type="float" office:value="35.2084990508184" calcext:value-type="float">
            <text:p>35.2084990508</text:p>
          </table:table-cell>
          <table:table-cell office:value-type="float" office:value="-16.7562810919756" calcext:value-type="float">
            <text:p>-16.756281092</text:p>
          </table:table-cell>
        </table:table-row>
        <table:table-row table:style-name="ro1">
          <table:table-cell office:value-type="float" office:value="41.6982741041803" calcext:value-type="float">
            <text:p>41.6982741042</text:p>
          </table:table-cell>
          <table:table-cell office:value-type="float" office:value="-31.0171426555988" calcext:value-type="float">
            <text:p>-31.0171426556</text:p>
          </table:table-cell>
        </table:table-row>
        <table:table-row table:style-name="ro1">
          <table:table-cell office:value-type="float" office:value="26.6636276057486" calcext:value-type="float">
            <text:p>26.6636276057</text:p>
          </table:table-cell>
          <table:table-cell office:value-type="float" office:value="-19.0422042017577" calcext:value-type="float">
            <text:p>-19.0422042018</text:p>
          </table:table-cell>
        </table:table-row>
        <table:table-row table:style-name="ro1">
          <table:table-cell office:value-type="float" office:value="26.0457070305606" calcext:value-type="float">
            <text:p>26.0457070306</text:p>
          </table:table-cell>
          <table:table-cell office:value-type="float" office:value="-22.7177409348656" calcext:value-type="float">
            <text:p>-22.7177409349</text:p>
          </table:table-cell>
        </table:table-row>
        <table:table-row table:style-name="ro1">
          <table:table-cell office:value-type="float" office:value="32.4478201065545" calcext:value-type="float">
            <text:p>32.4478201066</text:p>
          </table:table-cell>
          <table:table-cell office:value-type="float" office:value="-23.3590306107149" calcext:value-type="float">
            <text:p>-23.3590306107</text:p>
          </table:table-cell>
        </table:table-row>
        <table:table-row table:style-name="ro1">
          <table:table-cell office:value-type="float" office:value="31.17457621972" calcext:value-type="float">
            <text:p>31.1745762197</text:p>
          </table:table-cell>
          <table:table-cell office:value-type="float" office:value="-23.5612130690103" calcext:value-type="float">
            <text:p>-23.561213069</text:p>
          </table:table-cell>
        </table:table-row>
        <table:table-row table:style-name="ro1">
          <table:table-cell office:value-type="float" office:value="38.060249063932" calcext:value-type="float">
            <text:p>38.0602490639</text:p>
          </table:table-cell>
          <table:table-cell office:value-type="float" office:value="-30.6785349963923" calcext:value-type="float">
            <text:p>-30.6785349964</text:p>
          </table:table-cell>
        </table:table-row>
        <table:table-row table:style-name="ro1">
          <table:table-cell office:value-type="float" office:value="28.7275240289314" calcext:value-type="float">
            <text:p>28.7275240289</text:p>
          </table:table-cell>
          <table:table-cell office:value-type="float" office:value="-16.5186279810701" calcext:value-type="float">
            <text:p>-16.5186279811</text:p>
          </table:table-cell>
        </table:table-row>
        <table:table-row table:style-name="ro1">
          <table:table-cell office:value-type="float" office:value="28.0832695037855" calcext:value-type="float">
            <text:p>28.0832695038</text:p>
          </table:table-cell>
          <table:table-cell office:value-type="float" office:value="-20.4227462810974" calcext:value-type="float">
            <text:p>-20.4227462811</text:p>
          </table:table-cell>
        </table:table-row>
        <table:table-row table:style-name="ro1">
          <table:table-cell office:value-type="float" office:value="34.7652788485537" calcext:value-type="float">
            <text:p>34.7652788486</text:p>
          </table:table-cell>
          <table:table-cell office:value-type="float" office:value="-26.8359077002592" calcext:value-type="float">
            <text:p>-26.8359077003</text:p>
          </table:table-cell>
        </table:table-row>
        <table:table-row table:style-name="ro1">
          <table:table-cell office:value-type="float" office:value="45.8650080534659" calcext:value-type="float">
            <text:p>45.8650080535</text:p>
          </table:table-cell>
          <table:table-cell office:value-type="float" office:value="-15.6659595478337" calcext:value-type="float">
            <text:p>-15.6659595478</text:p>
          </table:table-cell>
        </table:table-row>
        <table:table-row table:style-name="ro1">
          <table:table-cell office:value-type="float" office:value="31.6406331147087" calcext:value-type="float">
            <text:p>31.6406331147</text:p>
          </table:table-cell>
          <table:table-cell office:value-type="float" office:value="-29.1132798027146" calcext:value-type="float">
            <text:p>-29.1132798027</text:p>
          </table:table-cell>
        </table:table-row>
        <table:table-row table:style-name="ro1">
          <table:table-cell office:value-type="float" office:value="27.2924158574986" calcext:value-type="float">
            <text:p>27.2924158575</text:p>
          </table:table-cell>
          <table:table-cell office:value-type="float" office:value="-21.8809183509819" calcext:value-type="float">
            <text:p>-21.880918351</text:p>
          </table:table-cell>
        </table:table-row>
        <table:table-row table:style-name="ro1">
          <table:table-cell office:value-type="float" office:value="21.2796366539605" calcext:value-type="float">
            <text:p>21.279636654</text:p>
          </table:table-cell>
          <table:table-cell office:value-type="float" office:value="-19.3386162772653" calcext:value-type="float">
            <text:p>-19.3386162773</text:p>
          </table:table-cell>
        </table:table-row>
        <table:table-row table:style-name="ro1">
          <table:table-cell office:value-type="float" office:value="27.8062965909282" calcext:value-type="float">
            <text:p>27.8062965909</text:p>
          </table:table-cell>
          <table:table-cell office:value-type="float" office:value="-21.1024264980156" calcext:value-type="float">
            <text:p>-21.102426498</text:p>
          </table:table-cell>
        </table:table-row>
        <table:table-row table:style-name="ro1">
          <table:table-cell office:value-type="float" office:value="31.6742191416532" calcext:value-type="float">
            <text:p>31.6742191417</text:p>
          </table:table-cell>
          <table:table-cell office:value-type="float" office:value="-25.8724663728473" calcext:value-type="float">
            <text:p>-25.8724663728</text:p>
          </table:table-cell>
        </table:table-row>
        <table:table-row table:style-name="ro1">
          <table:table-cell office:value-type="float" office:value="48.9571448632219" calcext:value-type="float">
            <text:p>48.9571448632</text:p>
          </table:table-cell>
          <table:table-cell office:value-type="float" office:value="-16.6649784694493" calcext:value-type="float">
            <text:p>-16.6649784694</text:p>
          </table:table-cell>
        </table:table-row>
        <table:table-row table:style-name="ro1">
          <table:table-cell office:value-type="float" office:value="26.7425050379241" calcext:value-type="float">
            <text:p>26.7425050379</text:p>
          </table:table-cell>
          <table:table-cell office:value-type="float" office:value="-22.2512048076437" calcext:value-type="float">
            <text:p>-22.2512048076</text:p>
          </table:table-cell>
        </table:table-row>
        <table:table-row table:style-name="ro1">
          <table:table-cell office:value-type="float" office:value="37.4879388565534" calcext:value-type="float">
            <text:p>37.4879388566</text:p>
          </table:table-cell>
          <table:table-cell office:value-type="float" office:value="-29.9769688604789" calcext:value-type="float">
            <text:p>-29.9769688605</text:p>
          </table:table-cell>
        </table:table-row>
        <table:table-row table:style-name="ro1">
          <table:table-cell office:value-type="float" office:value="27.8176153598404" calcext:value-type="float">
            <text:p>27.8176153598</text:p>
          </table:table-cell>
          <table:table-cell office:value-type="float" office:value="-17.800991670653" calcext:value-type="float">
            <text:p>-17.8009916707</text:p>
          </table:table-cell>
        </table:table-row>
        <table:table-row table:style-name="ro1">
          <table:table-cell office:value-type="float" office:value="33.6621623326327" calcext:value-type="float">
            <text:p>33.6621623326</text:p>
          </table:table-cell>
          <table:table-cell office:value-type="float" office:value="-15.6898646680308" calcext:value-type="float">
            <text:p>-15.689864668</text:p>
          </table:table-cell>
        </table:table-row>
        <table:table-row table:style-name="ro1">
          <table:table-cell office:value-type="float" office:value="35.5218762888495" calcext:value-type="float">
            <text:p>35.5218762888</text:p>
          </table:table-cell>
          <table:table-cell office:value-type="float" office:value="-20.0441728879964" calcext:value-type="float">
            <text:p>-20.044172888</text:p>
          </table:table-cell>
        </table:table-row>
        <table:table-row table:style-name="ro1">
          <table:table-cell office:value-type="float" office:value="26.9154954826016" calcext:value-type="float">
            <text:p>26.9154954826</text:p>
          </table:table-cell>
          <table:table-cell office:value-type="float" office:value="-15.8435185814314" calcext:value-type="float">
            <text:p>-15.8435185814</text:p>
          </table:table-cell>
        </table:table-row>
        <table:table-row table:style-name="ro1">
          <table:table-cell office:value-type="float" office:value="41.1403845081456" calcext:value-type="float">
            <text:p>41.1403845081</text:p>
          </table:table-cell>
          <table:table-cell office:value-type="float" office:value="-32.9625920821096" calcext:value-type="float">
            <text:p>-32.9625920821</text:p>
          </table:table-cell>
        </table:table-row>
        <table:table-row table:style-name="ro1">
          <table:table-cell office:value-type="float" office:value="26.4952969819395" calcext:value-type="float">
            <text:p>26.4952969819</text:p>
          </table:table-cell>
          <table:table-cell office:value-type="float" office:value="-16.5224082659535" calcext:value-type="float">
            <text:p>-16.522408266</text:p>
          </table:table-cell>
        </table:table-row>
        <table:table-row table:style-name="ro1">
          <table:table-cell office:value-type="float" office:value="30.4491884953813" calcext:value-type="float">
            <text:p>30.4491884954</text:p>
          </table:table-cell>
          <table:table-cell office:value-type="float" office:value="-15.0461467804069" calcext:value-type="float">
            <text:p>-15.0461467804</text:p>
          </table:table-cell>
        </table:table-row>
        <table:table-row table:style-name="ro1">
          <table:table-cell office:value-type="float" office:value="25.9025666399329" calcext:value-type="float">
            <text:p>25.9025666399</text:p>
          </table:table-cell>
          <table:table-cell office:value-type="float" office:value="-17.177257103459" calcext:value-type="float">
            <text:p>-17.1772571035</text:p>
          </table:table-cell>
        </table:table-row>
        <table:table-row table:style-name="ro1">
          <table:table-cell office:value-type="float" office:value="29.1528387548221" calcext:value-type="float">
            <text:p>29.1528387548</text:p>
          </table:table-cell>
          <table:table-cell office:value-type="float" office:value="-16.3720824150722" calcext:value-type="float">
            <text:p>-16.3720824151</text:p>
          </table:table-cell>
        </table:table-row>
        <table:table-row table:style-name="ro1">
          <table:table-cell office:value-type="float" office:value="26.875320102101" calcext:value-type="float">
            <text:p>26.8753201021</text:p>
          </table:table-cell>
          <table:table-cell office:value-type="float" office:value="-15.7733662745649" calcext:value-type="float">
            <text:p>-15.7733662746</text:p>
          </table:table-cell>
        </table:table-row>
        <table:table-row table:style-name="ro1">
          <table:table-cell office:value-type="float" office:value="25.375446293795" calcext:value-type="float">
            <text:p>25.3754462938</text:p>
          </table:table-cell>
          <table:table-cell office:value-type="float" office:value="-20.9751403804933" calcext:value-type="float">
            <text:p>-20.9751403805</text:p>
          </table:table-cell>
        </table:table-row>
        <table:table-row table:style-name="ro1">
          <table:table-cell office:value-type="float" office:value="44.337869100582" calcext:value-type="float">
            <text:p>44.3378691006</text:p>
          </table:table-cell>
          <table:table-cell office:value-type="float" office:value="-20.642138083806" calcext:value-type="float">
            <text:p>-20.6421380838</text:p>
          </table:table-cell>
        </table:table-row>
        <table:table-row table:style-name="ro1">
          <table:table-cell office:value-type="float" office:value="21.9978510955019" calcext:value-type="float">
            <text:p>21.9978510955</text:p>
          </table:table-cell>
          <table:table-cell office:value-type="float" office:value="-17.5095277764894" calcext:value-type="float">
            <text:p>-17.5095277765</text:p>
          </table:table-cell>
        </table:table-row>
        <table:table-row table:style-name="ro1">
          <table:table-cell office:value-type="float" office:value="28.411689740017" calcext:value-type="float">
            <text:p>28.41168974</text:p>
          </table:table-cell>
          <table:table-cell office:value-type="float" office:value="-23.5088546948055" calcext:value-type="float">
            <text:p>-23.5088546948</text:p>
          </table:table-cell>
        </table:table-row>
        <table:table-row table:style-name="ro1">
          <table:table-cell office:value-type="float" office:value="28.665718504665" calcext:value-type="float">
            <text:p>28.6657185047</text:p>
          </table:table-cell>
          <table:table-cell office:value-type="float" office:value="-20.1288310447786" calcext:value-type="float">
            <text:p>-20.1288310448</text:p>
          </table:table-cell>
        </table:table-row>
        <table:table-row table:style-name="ro1">
          <table:table-cell office:value-type="float" office:value="36.6831608634371" calcext:value-type="float">
            <text:p>36.6831608634</text:p>
          </table:table-cell>
          <table:table-cell office:value-type="float" office:value="-28.8748058487103" calcext:value-type="float">
            <text:p>-28.8748058487</text:p>
          </table:table-cell>
        </table:table-row>
        <table:table-row table:style-name="ro1">
          <table:table-cell office:value-type="float" office:value="26.4174027339105" calcext:value-type="float">
            <text:p>26.4174027339</text:p>
          </table:table-cell>
          <table:table-cell office:value-type="float" office:value="-22.8182036040833" calcext:value-type="float">
            <text:p>-22.8182036041</text:p>
          </table:table-cell>
        </table:table-row>
        <table:table-row table:style-name="ro1">
          <table:table-cell office:value-type="float" office:value="42.3940071604939" calcext:value-type="float">
            <text:p>42.3940071605</text:p>
          </table:table-cell>
          <table:table-cell office:value-type="float" office:value="-18.2079356875272" calcext:value-type="float">
            <text:p>-18.2079356875</text:p>
          </table:table-cell>
        </table:table-row>
        <table:table-row table:style-name="ro1">
          <table:table-cell office:value-type="float" office:value="26.7103751663192" calcext:value-type="float">
            <text:p>26.7103751663</text:p>
          </table:table-cell>
          <table:table-cell office:value-type="float" office:value="-22.1092602640349" calcext:value-type="float">
            <text:p>-22.109260264</text:p>
          </table:table-cell>
        </table:table-row>
        <table:table-row table:style-name="ro1">
          <table:table-cell office:value-type="float" office:value="20.294444276927" calcext:value-type="float">
            <text:p>20.2944442769</text:p>
          </table:table-cell>
          <table:table-cell office:value-type="float" office:value="-17.6160255098795" calcext:value-type="float">
            <text:p>-17.6160255099</text:p>
          </table:table-cell>
        </table:table-row>
        <table:table-row table:style-name="ro1">
          <table:table-cell office:value-type="float" office:value="41.1851347507151" calcext:value-type="float">
            <text:p>41.1851347507</text:p>
          </table:table-cell>
          <table:table-cell office:value-type="float" office:value="-34.7614180771495" calcext:value-type="float">
            <text:p>-34.7614180771</text:p>
          </table:table-cell>
        </table:table-row>
        <table:table-row table:style-name="ro1">
          <table:table-cell office:value-type="float" office:value="29.0448521357804" calcext:value-type="float">
            <text:p>29.0448521358</text:p>
          </table:table-cell>
          <table:table-cell office:value-type="float" office:value="-25.5164867373294" calcext:value-type="float">
            <text:p>-25.5164867373</text:p>
          </table:table-cell>
        </table:table-row>
        <table:table-row table:style-name="ro1">
          <table:table-cell office:value-type="float" office:value="23.1718460746226" calcext:value-type="float">
            <text:p>23.1718460746</text:p>
          </table:table-cell>
          <table:table-cell office:value-type="float" office:value="-18.9558649436291" calcext:value-type="float">
            <text:p>-18.9558649436</text:p>
          </table:table-cell>
        </table:table-row>
        <table:table-row table:style-name="ro1">
          <table:table-cell office:value-type="float" office:value="27.4261042500614" calcext:value-type="float">
            <text:p>27.4261042501</text:p>
          </table:table-cell>
          <table:table-cell office:value-type="float" office:value="-21.2422945575975" calcext:value-type="float">
            <text:p>-21.2422945576</text:p>
          </table:table-cell>
        </table:table-row>
        <table:table-row table:style-name="ro1">
          <table:table-cell office:value-type="float" office:value="26.877978602595" calcext:value-type="float">
            <text:p>26.8779786026</text:p>
          </table:table-cell>
          <table:table-cell office:value-type="float" office:value="-23.7420715690671" calcext:value-type="float">
            <text:p>-23.7420715691</text:p>
          </table:table-cell>
        </table:table-row>
        <table:table-row table:style-name="ro1">
          <table:table-cell office:value-type="float" office:value="29.7810166825987" calcext:value-type="float">
            <text:p>29.7810166826</text:p>
          </table:table-cell>
          <table:table-cell office:value-type="float" office:value="-13.9518709873968" calcext:value-type="float">
            <text:p>-13.9518709874</text:p>
          </table:table-cell>
        </table:table-row>
        <table:table-row table:style-name="ro1">
          <table:table-cell office:value-type="float" office:value="35.8896116593767" calcext:value-type="float">
            <text:p>35.8896116594</text:p>
          </table:table-cell>
          <table:table-cell office:value-type="float" office:value="-31.8256533772205" calcext:value-type="float">
            <text:p>-31.8256533772</text:p>
          </table:table-cell>
        </table:table-row>
        <table:table-row table:style-name="ro1">
          <table:table-cell office:value-type="float" office:value="24.3675782308177" calcext:value-type="float">
            <text:p>24.3675782308</text:p>
          </table:table-cell>
          <table:table-cell office:value-type="float" office:value="-17.231052395615" calcext:value-type="float">
            <text:p>-17.2310523956</text:p>
          </table:table-cell>
        </table:table-row>
        <table:table-row table:style-name="ro1">
          <table:table-cell office:value-type="float" office:value="31.8036654748195" calcext:value-type="float">
            <text:p>31.8036654748</text:p>
          </table:table-cell>
          <table:table-cell office:value-type="float" office:value="-16.7974095482637" calcext:value-type="float">
            <text:p>-16.7974095483</text:p>
          </table:table-cell>
        </table:table-row>
        <table:table-row table:style-name="ro1">
          <table:table-cell office:value-type="float" office:value="40.5132079544116" calcext:value-type="float">
            <text:p>40.5132079544</text:p>
          </table:table-cell>
          <table:table-cell office:value-type="float" office:value="-24.8950581042587" calcext:value-type="float">
            <text:p>-24.8950581043</text:p>
          </table:table-cell>
        </table:table-row>
        <table:table-row table:style-name="ro1">
          <table:table-cell office:value-type="float" office:value="38.5188502248893" calcext:value-type="float">
            <text:p>38.5188502249</text:p>
          </table:table-cell>
          <table:table-cell office:value-type="float" office:value="-22.3878972410164" calcext:value-type="float">
            <text:p>-22.387897241</text:p>
          </table:table-cell>
        </table:table-row>
        <table:table-row table:style-name="ro1">
          <table:table-cell office:value-type="float" office:value="25.2683233855155" calcext:value-type="float">
            <text:p>25.2683233855</text:p>
          </table:table-cell>
          <table:table-cell office:value-type="float" office:value="-17.9736722054349" calcext:value-type="float">
            <text:p>-17.9736722054</text:p>
          </table:table-cell>
        </table:table-row>
        <table:table-row table:style-name="ro1">
          <table:table-cell office:value-type="float" office:value="38.0972938407248" calcext:value-type="float">
            <text:p>38.0972938407</text:p>
          </table:table-cell>
          <table:table-cell office:value-type="float" office:value="-21.1496383009787" calcext:value-type="float">
            <text:p>-21.149638301</text:p>
          </table:table-cell>
        </table:table-row>
        <table:table-row table:style-name="ro1">
          <table:table-cell office:value-type="float" office:value="32.042847140912" calcext:value-type="float">
            <text:p>32.0428471409</text:p>
          </table:table-cell>
          <table:table-cell office:value-type="float" office:value="-25.2099785556424" calcext:value-type="float">
            <text:p>-25.2099785556</text:p>
          </table:table-cell>
        </table:table-row>
        <table:table-row table:style-name="ro1">
          <table:table-cell office:value-type="float" office:value="28.5034428462214" calcext:value-type="float">
            <text:p>28.5034428462</text:p>
          </table:table-cell>
          <table:table-cell office:value-type="float" office:value="-25.0074648310532" calcext:value-type="float">
            <text:p>-25.0074648311</text:p>
          </table:table-cell>
        </table:table-row>
        <table:table-row table:style-name="ro1">
          <table:table-cell office:value-type="float" office:value="35.125465858354" calcext:value-type="float">
            <text:p>35.1254658584</text:p>
          </table:table-cell>
          <table:table-cell office:value-type="float" office:value="-20.2696463895504" calcext:value-type="float">
            <text:p>-20.2696463896</text:p>
          </table:table-cell>
        </table:table-row>
        <table:table-row table:style-name="ro1">
          <table:table-cell office:value-type="float" office:value="22.0719914179555" calcext:value-type="float">
            <text:p>22.071991418</text:p>
          </table:table-cell>
          <table:table-cell office:value-type="float" office:value="-15.1625769223586" calcext:value-type="float">
            <text:p>-15.1625769224</text:p>
          </table:table-cell>
        </table:table-row>
        <table:table-row table:style-name="ro1">
          <table:table-cell office:value-type="float" office:value="36.2487654742807" calcext:value-type="float">
            <text:p>36.2487654743</text:p>
          </table:table-cell>
          <table:table-cell office:value-type="float" office:value="-32.7485995002449" calcext:value-type="float">
            <text:p>-32.7485995002</text:p>
          </table:table-cell>
        </table:table-row>
        <table:table-row table:style-name="ro1">
          <table:table-cell office:value-type="float" office:value="22.9656162153465" calcext:value-type="float">
            <text:p>22.9656162153</text:p>
          </table:table-cell>
          <table:table-cell office:value-type="float" office:value="-8.33742990222627" calcext:value-type="float">
            <text:p>-8.3374299022</text:p>
          </table:table-cell>
        </table:table-row>
        <table:table-row table:style-name="ro1">
          <table:table-cell office:value-type="float" office:value="29.9932379715114" calcext:value-type="float">
            <text:p>29.9932379715</text:p>
          </table:table-cell>
          <table:table-cell office:value-type="float" office:value="-26.0539834318872" calcext:value-type="float">
            <text:p>-26.0539834319</text:p>
          </table:table-cell>
        </table:table-row>
        <table:table-row table:style-name="ro1">
          <table:table-cell office:value-type="float" office:value="70.2201468295552" calcext:value-type="float">
            <text:p>70.2201468296</text:p>
          </table:table-cell>
          <table:table-cell office:value-type="float" office:value="-14.6898040564237" calcext:value-type="float">
            <text:p>-14.6898040564</text:p>
          </table:table-cell>
        </table:table-row>
        <table:table-row table:style-name="ro1">
          <table:table-cell office:value-type="float" office:value="51.893316983944" calcext:value-type="float">
            <text:p>51.8933169839</text:p>
          </table:table-cell>
          <table:table-cell office:value-type="float" office:value="-25.3531197710015" calcext:value-type="float">
            <text:p>-25.353119771</text:p>
          </table:table-cell>
        </table:table-row>
        <table:table-row table:style-name="ro1">
          <table:table-cell office:value-type="float" office:value="49.4270697131537" calcext:value-type="float">
            <text:p>49.4270697132</text:p>
          </table:table-cell>
          <table:table-cell office:value-type="float" office:value="-19.0516477979862" calcext:value-type="float">
            <text:p>-19.051647798</text:p>
          </table:table-cell>
        </table:table-row>
        <table:table-row table:style-name="ro1">
          <table:table-cell office:value-type="float" office:value="44.5051059826378" calcext:value-type="float">
            <text:p>44.5051059826</text:p>
          </table:table-cell>
          <table:table-cell office:value-type="float" office:value="-13.8988536478554" calcext:value-type="float">
            <text:p>-13.8988536479</text:p>
          </table:table-cell>
        </table:table-row>
        <table:table-row table:style-name="ro1">
          <table:table-cell office:value-type="float" office:value="55.815086764794" calcext:value-type="float">
            <text:p>55.8150867648</text:p>
          </table:table-cell>
          <table:table-cell office:value-type="float" office:value="-29.9580957739315" calcext:value-type="float">
            <text:p>-29.9580957739</text:p>
          </table:table-cell>
        </table:table-row>
        <table:table-row table:style-name="ro1">
          <table:table-cell office:value-type="float" office:value="47.3994238247243" calcext:value-type="float">
            <text:p>47.3994238247</text:p>
          </table:table-cell>
          <table:table-cell office:value-type="float" office:value="-15.387472708573" calcext:value-type="float">
            <text:p>-15.3874727086</text:p>
          </table:table-cell>
        </table:table-row>
        <table:table-row table:style-name="ro1">
          <table:table-cell office:value-type="float" office:value="50.9836720071858" calcext:value-type="float">
            <text:p>50.9836720072</text:p>
          </table:table-cell>
          <table:table-cell office:value-type="float" office:value="-15.6778048397591" calcext:value-type="float">
            <text:p>-15.6778048398</text:p>
          </table:table-cell>
        </table:table-row>
        <table:table-row table:style-name="ro1">
          <table:table-cell office:value-type="float" office:value="43.3248389768921" calcext:value-type="float">
            <text:p>43.3248389769</text:p>
          </table:table-cell>
          <table:table-cell office:value-type="float" office:value="-13.8660979697276" calcext:value-type="float">
            <text:p>-13.8660979697</text:p>
          </table:table-cell>
        </table:table-row>
        <table:table-row table:style-name="ro1">
          <table:table-cell office:value-type="float" office:value="46.4550321488418" calcext:value-type="float">
            <text:p>46.4550321488</text:p>
          </table:table-cell>
          <table:table-cell office:value-type="float" office:value="-14.7508911434319" calcext:value-type="float">
            <text:p>-14.7508911434</text:p>
          </table:table-cell>
        </table:table-row>
        <table:table-row table:style-name="ro1">
          <table:table-cell office:value-type="float" office:value="31.9428467772021" calcext:value-type="float">
            <text:p>31.9428467772</text:p>
          </table:table-cell>
          <table:table-cell office:value-type="float" office:value="-25.6285626373115" calcext:value-type="float">
            <text:p>-25.6285626373</text:p>
          </table:table-cell>
        </table:table-row>
        <table:table-row table:style-name="ro1">
          <table:table-cell office:value-type="float" office:value="58.0499049594764" calcext:value-type="float">
            <text:p>58.0499049595</text:p>
          </table:table-cell>
          <table:table-cell office:value-type="float" office:value="-11.7469700699689" calcext:value-type="float">
            <text:p>-11.74697007</text:p>
          </table:table-cell>
        </table:table-row>
        <table:table-row table:style-name="ro1">
          <table:table-cell office:value-type="float" office:value="42.5321876938276" calcext:value-type="float">
            <text:p>42.5321876938</text:p>
          </table:table-cell>
          <table:table-cell office:value-type="float" office:value="-16.1537719635649" calcext:value-type="float">
            <text:p>-16.1537719636</text:p>
          </table:table-cell>
        </table:table-row>
        <table:table-row table:style-name="ro1">
          <table:table-cell office:value-type="float" office:value="60.3307841273142" calcext:value-type="float">
            <text:p>60.3307841273</text:p>
          </table:table-cell>
          <table:table-cell office:value-type="float" office:value="-24.5706601420721" calcext:value-type="float">
            <text:p>-24.5706601421</text:p>
          </table:table-cell>
        </table:table-row>
        <table:table-row table:style-name="ro1">
          <table:table-cell office:value-type="float" office:value="45.4546840905405" calcext:value-type="float">
            <text:p>45.4546840905</text:p>
          </table:table-cell>
          <table:table-cell office:value-type="float" office:value="-14.3683490435935" calcext:value-type="float">
            <text:p>-14.3683490436</text:p>
          </table:table-cell>
        </table:table-row>
        <table:table-row table:style-name="ro1">
          <table:table-cell office:value-type="float" office:value="37.0359688956749" calcext:value-type="float">
            <text:p>37.0359688957</text:p>
          </table:table-cell>
          <table:table-cell office:value-type="float" office:value="-19.5028986745262" calcext:value-type="float">
            <text:p>-19.5028986745</text:p>
          </table:table-cell>
        </table:table-row>
        <table:table-row table:style-name="ro1">
          <table:table-cell office:value-type="float" office:value="30.7671609088037" calcext:value-type="float">
            <text:p>30.7671609088</text:p>
          </table:table-cell>
          <table:table-cell office:value-type="float" office:value="-20.4647155300963" calcext:value-type="float">
            <text:p>-20.4647155301</text:p>
          </table:table-cell>
        </table:table-row>
        <table:table-row table:style-name="ro1">
          <table:table-cell office:value-type="float" office:value="46.9118806579374" calcext:value-type="float">
            <text:p>46.9118806579</text:p>
          </table:table-cell>
          <table:table-cell office:value-type="float" office:value="-15.9225745492766" calcext:value-type="float">
            <text:p>-15.9225745493</text:p>
          </table:table-cell>
        </table:table-row>
        <table:table-row table:style-name="ro1">
          <table:table-cell office:value-type="float" office:value="41.4318995769191" calcext:value-type="float">
            <text:p>41.4318995769</text:p>
          </table:table-cell>
          <table:table-cell office:value-type="float" office:value="-17.6274774723232" calcext:value-type="float">
            <text:p>-17.6274774723</text:p>
          </table:table-cell>
        </table:table-row>
        <table:table-row table:style-name="ro1">
          <table:table-cell office:value-type="float" office:value="20.8311623473858" calcext:value-type="float">
            <text:p>20.8311623474</text:p>
          </table:table-cell>
          <table:table-cell office:value-type="float" office:value="-18.1919734060536" calcext:value-type="float">
            <text:p>-18.1919734061</text:p>
          </table:table-cell>
        </table:table-row>
        <table:table-row table:style-name="ro1">
          <table:table-cell office:value-type="float" office:value="18.548901255033" calcext:value-type="float">
            <text:p>18.548901255</text:p>
          </table:table-cell>
          <table:table-cell office:value-type="float" office:value="-16.4407225943247" calcext:value-type="float">
            <text:p>-16.4407225943</text:p>
          </table:table-cell>
        </table:table-row>
        <table:table-row table:style-name="ro1">
          <table:table-cell office:value-type="float" office:value="22.2674061519015" calcext:value-type="float">
            <text:p>22.2674061519</text:p>
          </table:table-cell>
          <table:table-cell office:value-type="float" office:value="-18.0483361202872" calcext:value-type="float">
            <text:p>-18.0483361203</text:p>
          </table:table-cell>
        </table:table-row>
        <table:table-row table:style-name="ro1">
          <table:table-cell office:value-type="float" office:value="69.5110419250997" calcext:value-type="float">
            <text:p>69.5110419251</text:p>
          </table:table-cell>
          <table:table-cell office:value-type="float" office:value="-12.3500001971745" calcext:value-type="float">
            <text:p>-12.3500001972</text:p>
          </table:table-cell>
        </table:table-row>
        <table:table-row table:style-name="ro1">
          <table:table-cell office:value-type="float" office:value="76.1007973345293" calcext:value-type="float">
            <text:p>76.1007973345</text:p>
          </table:table-cell>
          <table:table-cell office:value-type="float" office:value="-10.9096746000839" calcext:value-type="float">
            <text:p>-10.9096746001</text:p>
          </table:table-cell>
        </table:table-row>
        <table:table-row table:style-name="ro1">
          <table:table-cell office:value-type="float" office:value="47.1319083094832" calcext:value-type="float">
            <text:p>47.1319083095</text:p>
          </table:table-cell>
          <table:table-cell office:value-type="float" office:value="-26.1260271790671" calcext:value-type="float">
            <text:p>-26.1260271791</text:p>
          </table:table-cell>
        </table:table-row>
        <table:table-row table:style-name="ro1">
          <table:table-cell office:value-type="float" office:value="48.0139166752928" calcext:value-type="float">
            <text:p>48.0139166753</text:p>
          </table:table-cell>
          <table:table-cell office:value-type="float" office:value="-19.1226341848558" calcext:value-type="float">
            <text:p>-19.1226341849</text:p>
          </table:table-cell>
        </table:table-row>
        <table:table-row table:style-name="ro1">
          <table:table-cell office:value-type="float" office:value="30.8774356571931" calcext:value-type="float">
            <text:p>30.8774356572</text:p>
          </table:table-cell>
          <table:table-cell office:value-type="float" office:value="-17.053448857422" calcext:value-type="float">
            <text:p>-17.0534488574</text:p>
          </table:table-cell>
        </table:table-row>
        <table:table-row table:style-name="ro1">
          <table:table-cell office:value-type="float" office:value="30.0181290343131" calcext:value-type="float">
            <text:p>30.0181290343</text:p>
          </table:table-cell>
          <table:table-cell office:value-type="float" office:value="-17.8696887479092" calcext:value-type="float">
            <text:p>-17.8696887479</text:p>
          </table:table-cell>
        </table:table-row>
        <table:table-row table:style-name="ro1">
          <table:table-cell office:value-type="float" office:value="33.9841962609435" calcext:value-type="float">
            <text:p>33.9841962609</text:p>
          </table:table-cell>
          <table:table-cell office:value-type="float" office:value="-27.7461497887823" calcext:value-type="float">
            <text:p>-27.7461497888</text:p>
          </table:table-cell>
        </table:table-row>
        <table:table-row table:style-name="ro1">
          <table:table-cell office:value-type="float" office:value="27.1033208377367" calcext:value-type="float">
            <text:p>27.1033208377</text:p>
          </table:table-cell>
          <table:table-cell office:value-type="float" office:value="-15.2187575618876" calcext:value-type="float">
            <text:p>-15.2187575619</text:p>
          </table:table-cell>
        </table:table-row>
        <table:table-row table:style-name="ro1">
          <table:table-cell office:value-type="float" office:value="30.1532286610125" calcext:value-type="float">
            <text:p>30.153228661</text:p>
          </table:table-cell>
          <table:table-cell office:value-type="float" office:value="-21.1922624306694" calcext:value-type="float">
            <text:p>-21.1922624307</text:p>
          </table:table-cell>
        </table:table-row>
        <table:table-row table:style-name="ro1">
          <table:table-cell office:value-type="float" office:value="25.2048926528324" calcext:value-type="float">
            <text:p>25.2048926528</text:p>
          </table:table-cell>
          <table:table-cell office:value-type="float" office:value="-17.7317603681938" calcext:value-type="float">
            <text:p>-17.7317603682</text:p>
          </table:table-cell>
        </table:table-row>
        <table:table-row table:style-name="ro1">
          <table:table-cell office:value-type="float" office:value="27.2107160914019" calcext:value-type="float">
            <text:p>27.2107160914</text:p>
          </table:table-cell>
          <table:table-cell office:value-type="float" office:value="-18.4406332480226" calcext:value-type="float">
            <text:p>-18.440633248</text:p>
          </table:table-cell>
        </table:table-row>
        <table:table-row table:style-name="ro1">
          <table:table-cell office:value-type="float" office:value="47.8553898023586" calcext:value-type="float">
            <text:p>47.8553898024</text:p>
          </table:table-cell>
          <table:table-cell office:value-type="float" office:value="-17.5948638254723" calcext:value-type="float">
            <text:p>-17.5948638255</text:p>
          </table:table-cell>
        </table:table-row>
        <table:table-row table:style-name="ro1">
          <table:table-cell office:value-type="float" office:value="43.7022506003901" calcext:value-type="float">
            <text:p>43.7022506004</text:p>
          </table:table-cell>
          <table:table-cell office:value-type="float" office:value="-19.4476743232085" calcext:value-type="float">
            <text:p>-19.4476743232</text:p>
          </table:table-cell>
        </table:table-row>
        <table:table-row table:style-name="ro1">
          <table:table-cell office:value-type="float" office:value="56.173546174474" calcext:value-type="float">
            <text:p>56.1735461745</text:p>
          </table:table-cell>
          <table:table-cell office:value-type="float" office:value="-15.5767058665132" calcext:value-type="float">
            <text:p>-15.5767058665</text:p>
          </table:table-cell>
        </table:table-row>
        <table:table-row table:style-name="ro1">
          <table:table-cell office:value-type="float" office:value="47.2918096473907" calcext:value-type="float">
            <text:p>47.2918096474</text:p>
          </table:table-cell>
          <table:table-cell office:value-type="float" office:value="-16.8791637657487" calcext:value-type="float">
            <text:p>-16.8791637657</text:p>
          </table:table-cell>
        </table:table-row>
        <table:table-row table:style-name="ro1">
          <table:table-cell office:value-type="float" office:value="22.8933254715351" calcext:value-type="float">
            <text:p>22.8933254715</text:p>
          </table:table-cell>
          <table:table-cell office:value-type="float" office:value="-20.5760361305479" calcext:value-type="float">
            <text:p>-20.5760361305</text:p>
          </table:table-cell>
        </table:table-row>
        <table:table-row table:style-name="ro1">
          <table:table-cell office:value-type="float" office:value="32.6906309271681" calcext:value-type="float">
            <text:p>32.6906309272</text:p>
          </table:table-cell>
          <table:table-cell office:value-type="float" office:value="-16.9754857618756" calcext:value-type="float">
            <text:p>-16.9754857619</text:p>
          </table:table-cell>
        </table:table-row>
        <table:table-row table:style-name="ro1">
          <table:table-cell office:value-type="float" office:value="20.0592522288044" calcext:value-type="float">
            <text:p>20.0592522288</text:p>
          </table:table-cell>
          <table:table-cell office:value-type="float" office:value="-14.7282405604672" calcext:value-type="float">
            <text:p>-14.7282405605</text:p>
          </table:table-cell>
        </table:table-row>
        <table:table-row table:style-name="ro1">
          <table:table-cell office:value-type="float" office:value="18.5852037805219" calcext:value-type="float">
            <text:p>18.5852037805</text:p>
          </table:table-cell>
          <table:table-cell office:value-type="float" office:value="-14.6062673517772" calcext:value-type="float">
            <text:p>-14.6062673518</text:p>
          </table:table-cell>
        </table:table-row>
        <table:table-row table:style-name="ro1">
          <table:table-cell office:value-type="float" office:value="44.9699521442394" calcext:value-type="float">
            <text:p>44.9699521442</text:p>
          </table:table-cell>
          <table:table-cell office:value-type="float" office:value="-16.5914258529345" calcext:value-type="float">
            <text:p>-16.5914258529</text:p>
          </table:table-cell>
        </table:table-row>
        <table:table-row table:style-name="ro1">
          <table:table-cell office:value-type="float" office:value="26.0904821311942" calcext:value-type="float">
            <text:p>26.0904821312</text:p>
          </table:table-cell>
          <table:table-cell office:value-type="float" office:value="-19.9007547102484" calcext:value-type="float">
            <text:p>-19.9007547102</text:p>
          </table:table-cell>
        </table:table-row>
        <table:table-row table:style-name="ro1">
          <table:table-cell office:value-type="float" office:value="59.6781298973028" calcext:value-type="float">
            <text:p>59.6781298973</text:p>
          </table:table-cell>
          <table:table-cell office:value-type="float" office:value="-13.1875959637154" calcext:value-type="float">
            <text:p>-13.1875959637</text:p>
          </table:table-cell>
        </table:table-row>
        <table:table-row table:style-name="ro1">
          <table:table-cell office:value-type="float" office:value="23.9615418982933" calcext:value-type="float">
            <text:p>23.9615418983</text:p>
          </table:table-cell>
          <table:table-cell office:value-type="float" office:value="-16.2544179399805" calcext:value-type="float">
            <text:p>-16.25441794</text:p>
          </table:table-cell>
        </table:table-row>
        <table:table-row table:style-name="ro1">
          <table:table-cell office:value-type="float" office:value="70.0056912590084" calcext:value-type="float">
            <text:p>70.005691259</text:p>
          </table:table-cell>
          <table:table-cell office:value-type="float" office:value="-13.3534975518052" calcext:value-type="float">
            <text:p>-13.3534975518</text:p>
          </table:table-cell>
        </table:table-row>
        <table:table-row table:style-name="ro1">
          <table:table-cell office:value-type="float" office:value="21.5869001564156" calcext:value-type="float">
            <text:p>21.5869001564</text:p>
          </table:table-cell>
          <table:table-cell office:value-type="float" office:value="-19.1711715362738" calcext:value-type="float">
            <text:p>-19.1711715363</text:p>
          </table:table-cell>
        </table:table-row>
        <table:table-row table:style-name="ro1">
          <table:table-cell office:value-type="float" office:value="22.7572028492609" calcext:value-type="float">
            <text:p>22.7572028493</text:p>
          </table:table-cell>
          <table:table-cell office:value-type="float" office:value="-15.9978461825242" calcext:value-type="float">
            <text:p>-15.9978461825</text:p>
          </table:table-cell>
        </table:table-row>
        <table:table-row table:style-name="ro1">
          <table:table-cell office:value-type="float" office:value="63.3040951557887" calcext:value-type="float">
            <text:p>63.3040951558</text:p>
          </table:table-cell>
          <table:table-cell office:value-type="float" office:value="-15.319106535681" calcext:value-type="float">
            <text:p>-15.3191065357</text:p>
          </table:table-cell>
        </table:table-row>
        <table:table-row table:style-name="ro1">
          <table:table-cell office:value-type="float" office:value="60.3217330017804" calcext:value-type="float">
            <text:p>60.3217330018</text:p>
          </table:table-cell>
          <table:table-cell office:value-type="float" office:value="-24.454711043512" calcext:value-type="float">
            <text:p>-24.4547110435</text:p>
          </table:table-cell>
        </table:table-row>
        <table:table-row table:style-name="ro1">
          <table:table-cell office:value-type="float" office:value="37.0353860498477" calcext:value-type="float">
            <text:p>37.0353860498</text:p>
          </table:table-cell>
          <table:table-cell office:value-type="float" office:value="-13.3607672428065" calcext:value-type="float">
            <text:p>-13.3607672428</text:p>
          </table:table-cell>
        </table:table-row>
        <table:table-row table:style-name="ro1">
          <table:table-cell office:value-type="float" office:value="57.6042299965587" calcext:value-type="float">
            <text:p>57.6042299966</text:p>
          </table:table-cell>
          <table:table-cell office:value-type="float" office:value="-24.4981578775921" calcext:value-type="float">
            <text:p>-24.4981578776</text:p>
          </table:table-cell>
        </table:table-row>
        <table:table-row table:style-name="ro1">
          <table:table-cell office:value-type="float" office:value="49.2973668870732" calcext:value-type="float">
            <text:p>49.2973668871</text:p>
          </table:table-cell>
          <table:table-cell office:value-type="float" office:value="-11.0330534656971" calcext:value-type="float">
            <text:p>-11.0330534657</text:p>
          </table:table-cell>
        </table:table-row>
        <table:table-row table:style-name="ro1">
          <table:table-cell office:value-type="float" office:value="46.148780806937" calcext:value-type="float">
            <text:p>46.1487808069</text:p>
          </table:table-cell>
          <table:table-cell office:value-type="float" office:value="-14.962217876677" calcext:value-type="float">
            <text:p>-14.9622178767</text:p>
          </table:table-cell>
        </table:table-row>
        <table:table-row table:style-name="ro1">
          <table:table-cell office:value-type="float" office:value="35.3918601978739" calcext:value-type="float">
            <text:p>35.3918601979</text:p>
          </table:table-cell>
          <table:table-cell office:value-type="float" office:value="-13.6364897322636" calcext:value-type="float">
            <text:p>-13.6364897323</text:p>
          </table:table-cell>
        </table:table-row>
        <table:table-row table:style-name="ro1">
          <table:table-cell office:value-type="float" office:value="37.5686161361981" calcext:value-type="float">
            <text:p>37.5686161362</text:p>
          </table:table-cell>
          <table:table-cell office:value-type="float" office:value="-13.7140769198323" calcext:value-type="float">
            <text:p>-13.7140769198</text:p>
          </table:table-cell>
        </table:table-row>
        <table:table-row table:style-name="ro1">
          <table:table-cell office:value-type="float" office:value="25.1889939753765" calcext:value-type="float">
            <text:p>25.1889939754</text:p>
          </table:table-cell>
          <table:table-cell office:value-type="float" office:value="-16.2521952415993" calcext:value-type="float">
            <text:p>-16.2521952416</text:p>
          </table:table-cell>
        </table:table-row>
        <table:table-row table:style-name="ro1">
          <table:table-cell office:value-type="float" office:value="42.839189204068" calcext:value-type="float">
            <text:p>42.8391892041</text:p>
          </table:table-cell>
          <table:table-cell office:value-type="float" office:value="-18.694385099812" calcext:value-type="float">
            <text:p>-18.6943850998</text:p>
          </table:table-cell>
        </table:table-row>
        <table:table-row table:style-name="ro1">
          <table:table-cell office:value-type="float" office:value="20.7954480905407" calcext:value-type="float">
            <text:p>20.7954480905</text:p>
          </table:table-cell>
          <table:table-cell office:value-type="float" office:value="-18.4700506364655" calcext:value-type="float">
            <text:p>-18.4700506365</text:p>
          </table:table-cell>
        </table:table-row>
        <table:table-row table:style-name="ro1">
          <table:table-cell office:value-type="float" office:value="40.069641443698" calcext:value-type="float">
            <text:p>40.0696414437</text:p>
          </table:table-cell>
          <table:table-cell office:value-type="float" office:value="-21.7765111967646" calcext:value-type="float">
            <text:p>-21.7765111968</text:p>
          </table:table-cell>
        </table:table-row>
        <table:table-row table:style-name="ro1">
          <table:table-cell office:value-type="float" office:value="38.6893622967594" calcext:value-type="float">
            <text:p>38.6893622968</text:p>
          </table:table-cell>
          <table:table-cell office:value-type="float" office:value="-27.852281766693" calcext:value-type="float">
            <text:p>-27.8522817667</text:p>
          </table:table-cell>
        </table:table-row>
        <table:table-row table:style-name="ro1">
          <table:table-cell office:value-type="float" office:value="50.8192708806456" calcext:value-type="float">
            <text:p>50.8192708806</text:p>
          </table:table-cell>
          <table:table-cell office:value-type="float" office:value="-14.4847106470534" calcext:value-type="float">
            <text:p>-14.4847106471</text:p>
          </table:table-cell>
        </table:table-row>
        <table:table-row table:style-name="ro1">
          <table:table-cell office:value-type="float" office:value="19.3714311126492" calcext:value-type="float">
            <text:p>19.3714311126</text:p>
          </table:table-cell>
          <table:table-cell office:value-type="float" office:value="-16.5638701661235" calcext:value-type="float">
            <text:p>-16.5638701661</text:p>
          </table:table-cell>
        </table:table-row>
        <table:table-row table:style-name="ro1">
          <table:table-cell office:value-type="float" office:value="49.7520162748353" calcext:value-type="float">
            <text:p>49.7520162748</text:p>
          </table:table-cell>
          <table:table-cell office:value-type="float" office:value="-15.4287546763715" calcext:value-type="float">
            <text:p>-15.4287546764</text:p>
          </table:table-cell>
        </table:table-row>
        <table:table-row table:style-name="ro1">
          <table:table-cell office:value-type="float" office:value="34.5443278298873" calcext:value-type="float">
            <text:p>34.5443278299</text:p>
          </table:table-cell>
          <table:table-cell office:value-type="float" office:value="-16.3731879860277" calcext:value-type="float">
            <text:p>-16.373187986</text:p>
          </table:table-cell>
        </table:table-row>
        <table:table-row table:style-name="ro1">
          <table:table-cell office:value-type="float" office:value="53.780006290588" calcext:value-type="float">
            <text:p>53.7800062906</text:p>
          </table:table-cell>
          <table:table-cell office:value-type="float" office:value="-15.4954338358926" calcext:value-type="float">
            <text:p>-15.4954338359</text:p>
          </table:table-cell>
        </table:table-row>
        <table:table-row table:style-name="ro1">
          <table:table-cell office:value-type="float" office:value="68.6574192400106" calcext:value-type="float">
            <text:p>68.65741924</text:p>
          </table:table-cell>
          <table:table-cell office:value-type="float" office:value="-12.1311563787655" calcext:value-type="float">
            <text:p>-12.1311563788</text:p>
          </table:table-cell>
        </table:table-row>
        <table:table-row table:style-name="ro1">
          <table:table-cell office:value-type="float" office:value="55.0577313027044" calcext:value-type="float">
            <text:p>55.0577313027</text:p>
          </table:table-cell>
          <table:table-cell office:value-type="float" office:value="-17.0228829177003" calcext:value-type="float">
            <text:p>-17.0228829177</text:p>
          </table:table-cell>
        </table:table-row>
        <table:table-row table:style-name="ro1">
          <table:table-cell office:value-type="float" office:value="28.2249561924518" calcext:value-type="float">
            <text:p>28.2249561925</text:p>
          </table:table-cell>
          <table:table-cell office:value-type="float" office:value="-22.1176520240218" calcext:value-type="float">
            <text:p>-22.117652024</text:p>
          </table:table-cell>
        </table:table-row>
        <table:table-row table:style-name="ro1">
          <table:table-cell office:value-type="float" office:value="50.9746031894026" calcext:value-type="float">
            <text:p>50.9746031894</text:p>
          </table:table-cell>
          <table:table-cell office:value-type="float" office:value="-21.8679721652509" calcext:value-type="float">
            <text:p>-21.8679721653</text:p>
          </table:table-cell>
        </table:table-row>
        <table:table-row table:style-name="ro1">
          <table:table-cell office:value-type="float" office:value="38.0208263305413" calcext:value-type="float">
            <text:p>38.0208263305</text:p>
          </table:table-cell>
          <table:table-cell office:value-type="float" office:value="-18.3417269080066" calcext:value-type="float">
            <text:p>-18.341726908</text:p>
          </table:table-cell>
        </table:table-row>
        <table:table-row table:style-name="ro1">
          <table:table-cell office:value-type="float" office:value="19.7849826876871" calcext:value-type="float">
            <text:p>19.7849826877</text:p>
          </table:table-cell>
          <table:table-cell office:value-type="float" office:value="-17.9925856650726" calcext:value-type="float">
            <text:p>-17.9925856651</text:p>
          </table:table-cell>
        </table:table-row>
        <table:table-row table:style-name="ro1">
          <table:table-cell office:value-type="float" office:value="46.9554539602291" calcext:value-type="float">
            <text:p>46.9554539602</text:p>
          </table:table-cell>
          <table:table-cell office:value-type="float" office:value="-15.399561499363" calcext:value-type="float">
            <text:p>-15.3995614994</text:p>
          </table:table-cell>
        </table:table-row>
        <table:table-row table:style-name="ro1">
          <table:table-cell office:value-type="float" office:value="50.6489586877225" calcext:value-type="float">
            <text:p>50.6489586877</text:p>
          </table:table-cell>
          <table:table-cell office:value-type="float" office:value="-18.9564699830056" calcext:value-type="float">
            <text:p>-18.956469983</text:p>
          </table:table-cell>
        </table:table-row>
        <table:table-row table:style-name="ro1">
          <table:table-cell office:value-type="float" office:value="24.2268166409369" calcext:value-type="float">
            <text:p>24.2268166409</text:p>
          </table:table-cell>
          <table:table-cell office:value-type="float" office:value="-15.6765189959966" calcext:value-type="float">
            <text:p>-15.676518996</text:p>
          </table:table-cell>
        </table:table-row>
        <table:table-row table:style-name="ro1">
          <table:table-cell office:value-type="float" office:value="46.3334895780647" calcext:value-type="float">
            <text:p>46.3334895781</text:p>
          </table:table-cell>
          <table:table-cell office:value-type="float" office:value="-34.4046866411705" calcext:value-type="float">
            <text:p>-34.4046866412</text:p>
          </table:table-cell>
        </table:table-row>
        <table:table-row table:style-name="ro1">
          <table:table-cell office:value-type="float" office:value="39.7365402637043" calcext:value-type="float">
            <text:p>39.7365402637</text:p>
          </table:table-cell>
          <table:table-cell office:value-type="float" office:value="-16.500044088865" calcext:value-type="float">
            <text:p>-16.5000440889</text:p>
          </table:table-cell>
        </table:table-row>
        <table:table-row table:style-name="ro1">
          <table:table-cell office:value-type="float" office:value="28.4691229372719" calcext:value-type="float">
            <text:p>28.4691229373</text:p>
          </table:table-cell>
          <table:table-cell office:value-type="float" office:value="-17.211088103212" calcext:value-type="float">
            <text:p>-17.2110881032</text:p>
          </table:table-cell>
        </table:table-row>
        <table:table-row table:style-name="ro1">
          <table:table-cell office:value-type="float" office:value="45.4755973787824" calcext:value-type="float">
            <text:p>45.4755973788</text:p>
          </table:table-cell>
          <table:table-cell office:value-type="float" office:value="-14.4251017635236" calcext:value-type="float">
            <text:p>-14.4251017635</text:p>
          </table:table-cell>
        </table:table-row>
        <table:table-row table:style-name="ro1">
          <table:table-cell office:value-type="float" office:value="17.0711734722041" calcext:value-type="float">
            <text:p>17.0711734722</text:p>
          </table:table-cell>
          <table:table-cell office:value-type="float" office:value="-15.0709084851418" calcext:value-type="float">
            <text:p>-15.0709084851</text:p>
          </table:table-cell>
        </table:table-row>
        <table:table-row table:style-name="ro1">
          <table:table-cell office:value-type="float" office:value="36.9603753619508" calcext:value-type="float">
            <text:p>36.960375362</text:p>
          </table:table-cell>
          <table:table-cell office:value-type="float" office:value="-16.2823325590862" calcext:value-type="float">
            <text:p>-16.2823325591</text:p>
          </table:table-cell>
        </table:table-row>
        <table:table-row table:style-name="ro1">
          <table:table-cell office:value-type="float" office:value="49.2673544816415" calcext:value-type="float">
            <text:p>49.2673544816</text:p>
          </table:table-cell>
          <table:table-cell office:value-type="float" office:value="-15.8907426071635" calcext:value-type="float">
            <text:p>-15.8907426072</text:p>
          </table:table-cell>
        </table:table-row>
        <table:table-row table:style-name="ro1">
          <table:table-cell office:value-type="float" office:value="37.4413904204557" calcext:value-type="float">
            <text:p>37.4413904205</text:p>
          </table:table-cell>
          <table:table-cell office:value-type="float" office:value="-17.4613044001632" calcext:value-type="float">
            <text:p>-17.4613044002</text:p>
          </table:table-cell>
        </table:table-row>
        <table:table-row table:style-name="ro1">
          <table:table-cell office:value-type="float" office:value="27.7405402264593" calcext:value-type="float">
            <text:p>27.7405402265</text:p>
          </table:table-cell>
          <table:table-cell office:value-type="float" office:value="-21.0641780163641" calcext:value-type="float">
            <text:p>-21.0641780164</text:p>
          </table:table-cell>
        </table:table-row>
        <table:table-row table:style-name="ro1">
          <table:table-cell office:value-type="float" office:value="19.0557939139026" calcext:value-type="float">
            <text:p>19.0557939139</text:p>
          </table:table-cell>
          <table:table-cell office:value-type="float" office:value="-17.5101260728303" calcext:value-type="float">
            <text:p>-17.5101260728</text:p>
          </table:table-cell>
        </table:table-row>
        <table:table-row table:style-name="ro1">
          <table:table-cell office:value-type="float" office:value="25.5363940710936" calcext:value-type="float">
            <text:p>25.5363940711</text:p>
          </table:table-cell>
          <table:table-cell office:value-type="float" office:value="-20.7477735008122" calcext:value-type="float">
            <text:p>-20.7477735008</text:p>
          </table:table-cell>
        </table:table-row>
        <table:table-row table:style-name="ro1">
          <table:table-cell office:value-type="float" office:value="38.6405469835611" calcext:value-type="float">
            <text:p>38.6405469836</text:p>
          </table:table-cell>
          <table:table-cell office:value-type="float" office:value="-23.6730926404362" calcext:value-type="float">
            <text:p>-23.6730926404</text:p>
          </table:table-cell>
        </table:table-row>
        <table:table-row table:style-name="ro1">
          <table:table-cell office:value-type="float" office:value="50.5742245821462" calcext:value-type="float">
            <text:p>50.5742245821</text:p>
          </table:table-cell>
          <table:table-cell office:value-type="float" office:value="-13.1807785738653" calcext:value-type="float">
            <text:p>-13.1807785739</text:p>
          </table:table-cell>
        </table:table-row>
        <table:table-row table:style-name="ro1">
          <table:table-cell office:value-type="float" office:value="32.8049274162268" calcext:value-type="float">
            <text:p>32.8049274162</text:p>
          </table:table-cell>
          <table:table-cell office:value-type="float" office:value="-15.0466509841567" calcext:value-type="float">
            <text:p>-15.0466509842</text:p>
          </table:table-cell>
        </table:table-row>
        <table:table-row table:style-name="ro1">
          <table:table-cell office:value-type="float" office:value="21.5267200845346" calcext:value-type="float">
            <text:p>21.5267200845</text:p>
          </table:table-cell>
          <table:table-cell office:value-type="float" office:value="-14.1379678042962" calcext:value-type="float">
            <text:p>-14.1379678043</text:p>
          </table:table-cell>
        </table:table-row>
        <table:table-row table:style-name="ro1">
          <table:table-cell office:value-type="float" office:value="45.623982828639" calcext:value-type="float">
            <text:p>45.6239828286</text:p>
          </table:table-cell>
          <table:table-cell office:value-type="float" office:value="-21.674681664381" calcext:value-type="float">
            <text:p>-21.6746816644</text:p>
          </table:table-cell>
        </table:table-row>
        <table:table-row table:style-name="ro1">
          <table:table-cell office:value-type="float" office:value="24.2378362026756" calcext:value-type="float">
            <text:p>24.2378362027</text:p>
          </table:table-cell>
          <table:table-cell office:value-type="float" office:value="-15.9134995660964" calcext:value-type="float">
            <text:p>-15.9134995661</text:p>
          </table:table-cell>
        </table:table-row>
        <table:table-row table:style-name="ro1">
          <table:table-cell office:value-type="float" office:value="66.3979652375234" calcext:value-type="float">
            <text:p>66.3979652375</text:p>
          </table:table-cell>
          <table:table-cell office:value-type="float" office:value="-13.22510350753" calcext:value-type="float">
            <text:p>-13.2251035075</text:p>
          </table:table-cell>
        </table:table-row>
        <table:table-row table:style-name="ro1">
          <table:table-cell office:value-type="float" office:value="19.8402254805108" calcext:value-type="float">
            <text:p>19.8402254805</text:p>
          </table:table-cell>
          <table:table-cell office:value-type="float" office:value="-16.2871379576255" calcext:value-type="float">
            <text:p>-16.2871379576</text:p>
          </table:table-cell>
        </table:table-row>
        <table:table-row table:style-name="ro1">
          <table:table-cell office:value-type="float" office:value="49.2756893995862" calcext:value-type="float">
            <text:p>49.2756893996</text:p>
          </table:table-cell>
          <table:table-cell office:value-type="float" office:value="-31.2450291618274" calcext:value-type="float">
            <text:p>-31.2450291618</text:p>
          </table:table-cell>
        </table:table-row>
        <table:table-row table:style-name="ro1">
          <table:table-cell office:value-type="float" office:value="26.7767136269311" calcext:value-type="float">
            <text:p>26.7767136269</text:p>
          </table:table-cell>
          <table:table-cell office:value-type="float" office:value="-23.5382734647313" calcext:value-type="float">
            <text:p>-23.5382734647</text:p>
          </table:table-cell>
        </table:table-row>
        <table:table-row table:style-name="ro1">
          <table:table-cell office:value-type="float" office:value="39.9506686840131" calcext:value-type="float">
            <text:p>39.950668684</text:p>
          </table:table-cell>
          <table:table-cell office:value-type="float" office:value="-15.9431087053941" calcext:value-type="float">
            <text:p>-15.9431087054</text:p>
          </table:table-cell>
        </table:table-row>
        <table:table-row table:style-name="ro1">
          <table:table-cell office:value-type="float" office:value="22.7490103208936" calcext:value-type="float">
            <text:p>22.7490103209</text:p>
          </table:table-cell>
          <table:table-cell office:value-type="float" office:value="-17.6622501655601" calcext:value-type="float">
            <text:p>-17.6622501656</text:p>
          </table:table-cell>
        </table:table-row>
        <table:table-row table:style-name="ro1">
          <table:table-cell office:value-type="float" office:value="44.9515610706531" calcext:value-type="float">
            <text:p>44.9515610707</text:p>
          </table:table-cell>
          <table:table-cell office:value-type="float" office:value="-13.1802819175794" calcext:value-type="float">
            <text:p>-13.1802819176</text:p>
          </table:table-cell>
        </table:table-row>
        <table:table-row table:style-name="ro1">
          <table:table-cell office:value-type="float" office:value="47.9882181172658" calcext:value-type="float">
            <text:p>47.9882181173</text:p>
          </table:table-cell>
          <table:table-cell office:value-type="float" office:value="-23.6104372060107" calcext:value-type="float">
            <text:p>-23.610437206</text:p>
          </table:table-cell>
        </table:table-row>
        <table:table-row table:style-name="ro1">
          <table:table-cell office:value-type="float" office:value="27.4876897193182" calcext:value-type="float">
            <text:p>27.4876897193</text:p>
          </table:table-cell>
          <table:table-cell office:value-type="float" office:value="-22.9215630829944" calcext:value-type="float">
            <text:p>-22.921563083</text:p>
          </table:table-cell>
        </table:table-row>
        <table:table-row table:style-name="ro1">
          <table:table-cell office:value-type="float" office:value="19.0846751860812" calcext:value-type="float">
            <text:p>19.0846751861</text:p>
          </table:table-cell>
          <table:table-cell office:value-type="float" office:value="-19.0657606956905" calcext:value-type="float">
            <text:p>-19.0657606957</text:p>
          </table:table-cell>
        </table:table-row>
        <table:table-row table:style-name="ro1">
          <table:table-cell office:value-type="float" office:value="56.0960165130847" calcext:value-type="float">
            <text:p>56.0960165131</text:p>
          </table:table-cell>
          <table:table-cell office:value-type="float" office:value="-23.3455528935548" calcext:value-type="float">
            <text:p>-23.3455528936</text:p>
          </table:table-cell>
        </table:table-row>
        <table:table-row table:style-name="ro1">
          <table:table-cell office:value-type="float" office:value="47.4571035738081" calcext:value-type="float">
            <text:p>47.4571035738</text:p>
          </table:table-cell>
          <table:table-cell office:value-type="float" office:value="-16.4218990139067" calcext:value-type="float">
            <text:p>-16.4218990139</text:p>
          </table:table-cell>
        </table:table-row>
        <table:table-row table:style-name="ro1">
          <table:table-cell office:value-type="float" office:value="31.2920197382874" calcext:value-type="float">
            <text:p>31.2920197383</text:p>
          </table:table-cell>
          <table:table-cell office:value-type="float" office:value="-14.9603422724563" calcext:value-type="float">
            <text:p>-14.9603422725</text:p>
          </table:table-cell>
        </table:table-row>
        <table:table-row table:style-name="ro1">
          <table:table-cell office:value-type="float" office:value="59.3980252059058" calcext:value-type="float">
            <text:p>59.3980252059</text:p>
          </table:table-cell>
          <table:table-cell office:value-type="float" office:value="-20.9521601184053" calcext:value-type="float">
            <text:p>-20.9521601184</text:p>
          </table:table-cell>
        </table:table-row>
        <table:table-row table:style-name="ro1">
          <table:table-cell office:value-type="float" office:value="44.4042974499457" calcext:value-type="float">
            <text:p>44.4042974499</text:p>
          </table:table-cell>
          <table:table-cell office:value-type="float" office:value="-16.9987674164393" calcext:value-type="float">
            <text:p>-16.9987674164</text:p>
          </table:table-cell>
        </table:table-row>
        <table:table-row table:style-name="ro1">
          <table:table-cell office:value-type="float" office:value="28.6396051575099" calcext:value-type="float">
            <text:p>28.6396051575</text:p>
          </table:table-cell>
          <table:table-cell office:value-type="float" office:value="-18.2312741477403" calcext:value-type="float">
            <text:p>-18.2312741477</text:p>
          </table:table-cell>
        </table:table-row>
        <table:table-row table:style-name="ro1">
          <table:table-cell office:value-type="float" office:value="49.1950439215838" calcext:value-type="float">
            <text:p>49.1950439216</text:p>
          </table:table-cell>
          <table:table-cell office:value-type="float" office:value="-15.8705704720786" calcext:value-type="float">
            <text:p>-15.8705704721</text:p>
          </table:table-cell>
        </table:table-row>
        <table:table-row table:style-name="ro1">
          <table:table-cell office:value-type="float" office:value="51.1054048881572" calcext:value-type="float">
            <text:p>51.1054048882</text:p>
          </table:table-cell>
          <table:table-cell office:value-type="float" office:value="-19.6225693531882" calcext:value-type="float">
            <text:p>-19.6225693532</text:p>
          </table:table-cell>
        </table:table-row>
        <table:table-row table:style-name="ro1">
          <table:table-cell office:value-type="float" office:value="55.3992230322386" calcext:value-type="float">
            <text:p>55.3992230322</text:p>
          </table:table-cell>
          <table:table-cell office:value-type="float" office:value="-16.4516016605965" calcext:value-type="float">
            <text:p>-16.4516016606</text:p>
          </table:table-cell>
        </table:table-row>
        <table:table-row table:style-name="ro1">
          <table:table-cell office:value-type="float" office:value="34.3246565519152" calcext:value-type="float">
            <text:p>34.3246565519</text:p>
          </table:table-cell>
          <table:table-cell office:value-type="float" office:value="-19.151478793399" calcext:value-type="float">
            <text:p>-19.1514787934</text:p>
          </table:table-cell>
        </table:table-row>
        <table:table-row table:style-name="ro1">
          <table:table-cell office:value-type="float" office:value="35.8137196766678" calcext:value-type="float">
            <text:p>35.8137196767</text:p>
          </table:table-cell>
          <table:table-cell office:value-type="float" office:value="-19.5460268690367" calcext:value-type="float">
            <text:p>-19.546026869</text:p>
          </table:table-cell>
        </table:table-row>
        <table:table-row table:style-name="ro1">
          <table:table-cell office:value-type="float" office:value="37.9512825760072" calcext:value-type="float">
            <text:p>37.951282576</text:p>
          </table:table-cell>
          <table:table-cell office:value-type="float" office:value="-18.4656878153677" calcext:value-type="float">
            <text:p>-18.4656878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23:58:48.978646951</dc:date>
    <dc:creator>Raffaele </dc:creator>
    <meta:document-statistic meta:table-count="1" meta:cell-count="168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15cm" svg:height="17.389cm" xlink:href=".." xlink:type="simple" chart:class="chart:scatter" chart:style-name="ch1">
        <chart:legend chart:legend-position="end" svg:x="27.527cm" svg:y="8.381cm" style:legend-expansion="high" chart:style-name="ch2"/>
        <chart:plot-area chart:style-name="ch3" table:cell-range-address="Sheet1.A2:Sheet1.B843" svg:x="0.598cm" svg:y="0.347cm" svg:width="26.331cm" svg:height="16.695cm">
          <chartooo:coordinate-region svg:x="1.393cm" svg:y="0.56cm" svg:width="25.323cm" svg:height="16.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43" chart:class="chart:scatter">
            <chart:domain table:cell-range-address="Sheet1.A2:Sheet1.A843"/>
            <chart:data-point chart:repeated="8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4865050588907">
                <text:p>38.4865050588907</text:p>
                <draw:g>
                  <svg:desc>Sheet1.A2:Sheet1.A843</svg:desc>
                </draw:g>
              </table:table-cell>
              <table:table-cell office:value-type="float" office:value="-16.2289561469259">
                <text:p>-16.2289561469259</text:p>
                <draw:g>
                  <svg:desc>Sheet1.B2:Sheet1.B8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6901408752345">
                <text:p>42.6901408752345</text:p>
              </table:table-cell>
              <table:table-cell office:value-type="float" office:value="-14.4044695017431">
                <text:p>-14.4044695017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6247595076243">
                <text:p>35.6247595076243</text:p>
              </table:table-cell>
              <table:table-cell office:value-type="float" office:value="-15.0666060655081">
                <text:p>-15.0666060655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6366301466784">
                <text:p>37.6366301466784</text:p>
              </table:table-cell>
              <table:table-cell office:value-type="float" office:value="-17.5550779188624">
                <text:p>-17.5550779188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460842213657">
                <text:p>42.460842213657</text:p>
              </table:table-cell>
              <table:table-cell office:value-type="float" office:value="-28.4679792519137">
                <text:p>-28.4679792519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6099344254183">
                <text:p>45.6099344254183</text:p>
              </table:table-cell>
              <table:table-cell office:value-type="float" office:value="-18.8257533232139">
                <text:p>-18.8257533232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5006553741948">
                <text:p>38.5006553741948</text:p>
              </table:table-cell>
              <table:table-cell office:value-type="float" office:value="-20.9727998455966">
                <text:p>-20.9727998455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453771118076">
                <text:p>48.3453771118076</text:p>
              </table:table-cell>
              <table:table-cell office:value-type="float" office:value="-27.9408523334396">
                <text:p>-27.9408523334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391546232653">
                <text:p>48.9391546232653</text:p>
              </table:table-cell>
              <table:table-cell office:value-type="float" office:value="-25.6048811845804">
                <text:p>-25.6048811845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0288378046896">
                <text:p>53.0288378046896</text:p>
              </table:table-cell>
              <table:table-cell office:value-type="float" office:value="-14.9416840547304">
                <text:p>-14.9416840547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7567263690043">
                <text:p>37.7567263690043</text:p>
              </table:table-cell>
              <table:table-cell office:value-type="float" office:value="-17.1163113568906">
                <text:p>-17.116311356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7583434520478">
                <text:p>51.7583434520478</text:p>
              </table:table-cell>
              <table:table-cell office:value-type="float" office:value="-12.6728236742661">
                <text:p>-12.6728236742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3340038987176">
                <text:p>37.3340038987176</text:p>
              </table:table-cell>
              <table:table-cell office:value-type="float" office:value="-14.5560850709953">
                <text:p>-14.5560850709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3636831203693">
                <text:p>50.3636831203693</text:p>
              </table:table-cell>
              <table:table-cell office:value-type="float" office:value="-26.8733984003046">
                <text:p>-26.8733984003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780359112062">
                <text:p>41.780359112062</text:p>
              </table:table-cell>
              <table:table-cell office:value-type="float" office:value="-18.6965457354799">
                <text:p>-18.6965457354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4362284794163">
                <text:p>36.4362284794163</text:p>
              </table:table-cell>
              <table:table-cell office:value-type="float" office:value="-16.9179016952028">
                <text:p>-16.9179016952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7599149653533">
                <text:p>40.7599149653533</text:p>
              </table:table-cell>
              <table:table-cell office:value-type="float" office:value="-13.7057196135789">
                <text:p>-13.705719613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4190753946629">
                <text:p>50.4190753946629</text:p>
              </table:table-cell>
              <table:table-cell office:value-type="float" office:value="-19.0981444896681">
                <text:p>-19.0981444896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0318901991035">
                <text:p>36.0318901991035</text:p>
              </table:table-cell>
              <table:table-cell office:value-type="float" office:value="-17.5679176090013">
                <text:p>-17.567917609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269421330633">
                <text:p>27.269421330633</text:p>
              </table:table-cell>
              <table:table-cell office:value-type="float" office:value="-18.1525125783858">
                <text:p>-18.1525125783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4263528758402">
                <text:p>32.4263528758402</text:p>
              </table:table-cell>
              <table:table-cell office:value-type="float" office:value="-17.3797842427477">
                <text:p>-17.3797842427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1231428079335">
                <text:p>43.1231428079335</text:p>
              </table:table-cell>
              <table:table-cell office:value-type="float" office:value="-18.4442982068744">
                <text:p>-18.4442982068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3284933492123">
                <text:p>34.3284933492123</text:p>
              </table:table-cell>
              <table:table-cell office:value-type="float" office:value="-18.2342715443019">
                <text:p>-18.2342715443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366722756471">
                <text:p>37.366722756471</text:p>
              </table:table-cell>
              <table:table-cell office:value-type="float" office:value="-14.7713445264882">
                <text:p>-14.7713445264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9572880480021">
                <text:p>36.9572880480021</text:p>
              </table:table-cell>
              <table:table-cell office:value-type="float" office:value="-15.0217519295729">
                <text:p>-15.0217519295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9129109749783">
                <text:p>34.9129109749783</text:p>
              </table:table-cell>
              <table:table-cell office:value-type="float" office:value="-20.6412936237575">
                <text:p>-20.6412936237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850357518453">
                <text:p>27.8850357518453</text:p>
              </table:table-cell>
              <table:table-cell office:value-type="float" office:value="-17.5874245356818">
                <text:p>-17.5874245356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1115935135983">
                <text:p>31.1115935135983</text:p>
              </table:table-cell>
              <table:table-cell office:value-type="float" office:value="-21.901223080561">
                <text:p>-21.901223080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8731247357891">
                <text:p>31.8731247357891</text:p>
              </table:table-cell>
              <table:table-cell office:value-type="float" office:value="-16.4269960472764">
                <text:p>-16.4269960472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0577936013678">
                <text:p>35.0577936013678</text:p>
              </table:table-cell>
              <table:table-cell office:value-type="float" office:value="-18.4893588088718">
                <text:p>-18.4893588088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0237432560193">
                <text:p>37.0237432560193</text:p>
              </table:table-cell>
              <table:table-cell office:value-type="float" office:value="-13.4254270042584">
                <text:p>-13.4254270042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1821068234999">
                <text:p>39.1821068234999</text:p>
              </table:table-cell>
              <table:table-cell office:value-type="float" office:value="-20.3274338536742">
                <text:p>-20.3274338536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4159311316177">
                <text:p>36.4159311316177</text:p>
              </table:table-cell>
              <table:table-cell office:value-type="float" office:value="-20.2201867174999">
                <text:p>-20.2201867174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7304368352024">
                <text:p>36.7304368352024</text:p>
              </table:table-cell>
              <table:table-cell office:value-type="float" office:value="-15.5175087293832">
                <text:p>-15.5175087293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9848336162594">
                <text:p>43.9848336162594</text:p>
              </table:table-cell>
              <table:table-cell office:value-type="float" office:value="-26.8356426063849">
                <text:p>-26.8356426063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.4117515615206">
                <text:p>42.4117515615206</text:p>
              </table:table-cell>
              <table:table-cell office:value-type="float" office:value="-25.4330453166898">
                <text:p>-25.43304531668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734453269355">
                <text:p>37.734453269355</text:p>
              </table:table-cell>
              <table:table-cell office:value-type="float" office:value="-21.7458942296468">
                <text:p>-21.7458942296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9837082732">
                <text:p>35.559837082732</text:p>
              </table:table-cell>
              <table:table-cell office:value-type="float" office:value="-16.8072528933607">
                <text:p>-16.8072528933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5477712469592">
                <text:p>40.5477712469592</text:p>
              </table:table-cell>
              <table:table-cell office:value-type="float" office:value="-18.4654996755231">
                <text:p>-18.46549967552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0520065996883">
                <text:p>33.0520065996883</text:p>
              </table:table-cell>
              <table:table-cell office:value-type="float" office:value="-18.1352857909461">
                <text:p>-18.1352857909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5656202055987">
                <text:p>45.5656202055987</text:p>
              </table:table-cell>
              <table:table-cell office:value-type="float" office:value="-17.2353561606964">
                <text:p>-17.2353561606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6079455086259">
                <text:p>35.6079455086259</text:p>
              </table:table-cell>
              <table:table-cell office:value-type="float" office:value="-13.5213343602638">
                <text:p>-13.5213343602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0882480957954">
                <text:p>35.0882480957954</text:p>
              </table:table-cell>
              <table:table-cell office:value-type="float" office:value="-18.9510420107375">
                <text:p>-18.9510420107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0253880392706">
                <text:p>30.0253880392706</text:p>
              </table:table-cell>
              <table:table-cell office:value-type="float" office:value="-18.4155127658887">
                <text:p>-18.4155127658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6301639601431">
                <text:p>28.6301639601431</text:p>
              </table:table-cell>
              <table:table-cell office:value-type="float" office:value="-16.8619407705116">
                <text:p>-16.8619407705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3286810243771">
                <text:p>27.3286810243771</text:p>
              </table:table-cell>
              <table:table-cell office:value-type="float" office:value="-18.2822437034119">
                <text:p>-18.2822437034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.8337619927">
                <text:p>31.8337619927</text:p>
              </table:table-cell>
              <table:table-cell office:value-type="float" office:value="-14.8563599520569">
                <text:p>-14.8563599520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.0107010302696">
                <text:p>67.0107010302696</text:p>
              </table:table-cell>
              <table:table-cell office:value-type="float" office:value="-12.5219699679984">
                <text:p>-12.5219699679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2401965505594">
                <text:p>32.2401965505594</text:p>
              </table:table-cell>
              <table:table-cell office:value-type="float" office:value="-17.426892717231">
                <text:p>-17.426892717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4827694508889">
                <text:p>29.4827694508889</text:p>
              </table:table-cell>
              <table:table-cell office:value-type="float" office:value="-17.5996975392485">
                <text:p>-17.59969753924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8590507846588">
                <text:p>39.8590507846588</text:p>
              </table:table-cell>
              <table:table-cell office:value-type="float" office:value="-16.2849372238557">
                <text:p>-16.2849372238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0799292911201">
                <text:p>44.0799292911201</text:p>
              </table:table-cell>
              <table:table-cell office:value-type="float" office:value="-14.3086887667526">
                <text:p>-14.3086887667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3905838562111">
                <text:p>34.3905838562111</text:p>
              </table:table-cell>
              <table:table-cell office:value-type="float" office:value="-25.8437032897306">
                <text:p>-25.8437032897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3687542307916">
                <text:p>28.3687542307916</text:p>
              </table:table-cell>
              <table:table-cell office:value-type="float" office:value="-15.6049603234953">
                <text:p>-15.6049603234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9265015132976">
                <text:p>27.9265015132976</text:p>
              </table:table-cell>
              <table:table-cell office:value-type="float" office:value="-15.9620814741045">
                <text:p>-15.9620814741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9898579266491">
                <text:p>44.9898579266491</text:p>
              </table:table-cell>
              <table:table-cell office:value-type="float" office:value="-27.2321543641678">
                <text:p>-27.2321543641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8270448544255">
                <text:p>28.8270448544255</text:p>
              </table:table-cell>
              <table:table-cell office:value-type="float" office:value="-13.6847493938766">
                <text:p>-13.6847493938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.3594047156215">
                <text:p>34.3594047156215</text:p>
              </table:table-cell>
              <table:table-cell office:value-type="float" office:value="-16.4277902868426">
                <text:p>-16.42779028684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3461516215783">
                <text:p>27.3461516215783</text:p>
              </table:table-cell>
              <table:table-cell office:value-type="float" office:value="-18.3565345372244">
                <text:p>-18.3565345372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3608237778501">
                <text:p>24.3608237778501</text:p>
              </table:table-cell>
              <table:table-cell office:value-type="float" office:value="-20.873463207929">
                <text:p>-20.873463207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276674454938">
                <text:p>53.276674454938</text:p>
              </table:table-cell>
              <table:table-cell office:value-type="float" office:value="-17.3506038240771">
                <text:p>-17.35060382407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8206649816136">
                <text:p>56.8206649816136</text:p>
              </table:table-cell>
              <table:table-cell office:value-type="float" office:value="-28.9685816481313">
                <text:p>-28.9685816481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6425037494981">
                <text:p>46.6425037494981</text:p>
              </table:table-cell>
              <table:table-cell office:value-type="float" office:value="-22.4190947668861">
                <text:p>-22.4190947668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.7176865818181">
                <text:p>43.7176865818181</text:p>
              </table:table-cell>
              <table:table-cell office:value-type="float" office:value="-13.121174482066">
                <text:p>-13.121174482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6745127838765">
                <text:p>44.6745127838765</text:p>
              </table:table-cell>
              <table:table-cell office:value-type="float" office:value="-13.7929172328924">
                <text:p>-13.7929172328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490154939">
                <text:p>43.490154939</text:p>
              </table:table-cell>
              <table:table-cell office:value-type="float" office:value="-16.5334986937895">
                <text:p>-16.5334986937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3989824290843">
                <text:p>36.3989824290843</text:p>
              </table:table-cell>
              <table:table-cell office:value-type="float" office:value="-20.3946480654054">
                <text:p>-20.3946480654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.6807965383033">
                <text:p>51.6807965383033</text:p>
              </table:table-cell>
              <table:table-cell office:value-type="float" office:value="-16.4976679845405">
                <text:p>-16.4976679845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.4731185496364">
                <text:p>45.4731185496364</text:p>
              </table:table-cell>
              <table:table-cell office:value-type="float" office:value="-20.7847223556269">
                <text:p>-20.7847223556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6315019652928">
                <text:p>45.6315019652928</text:p>
              </table:table-cell>
              <table:table-cell office:value-type="float" office:value="-18.5678961924548">
                <text:p>-18.5678961924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.6731678860439">
                <text:p>38.6731678860439</text:p>
              </table:table-cell>
              <table:table-cell office:value-type="float" office:value="-19.1869969819245">
                <text:p>-19.18699698192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0912243833253">
                <text:p>43.0912243833253</text:p>
              </table:table-cell>
              <table:table-cell office:value-type="float" office:value="-31.015573914046">
                <text:p>-31.015573914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9242541019706">
                <text:p>41.9242541019706</text:p>
              </table:table-cell>
              <table:table-cell office:value-type="float" office:value="-15.3447106107597">
                <text:p>-15.3447106107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7941553903086">
                <text:p>43.7941553903086</text:p>
              </table:table-cell>
              <table:table-cell office:value-type="float" office:value="-19.1570907898263">
                <text:p>-19.1570907898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.7506264125952">
                <text:p>47.7506264125952</text:p>
              </table:table-cell>
              <table:table-cell office:value-type="float" office:value="-15.9701334480431">
                <text:p>-15.9701334480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3592667935936">
                <text:p>40.3592667935936</text:p>
              </table:table-cell>
              <table:table-cell office:value-type="float" office:value="-12.3505556505317">
                <text:p>-12.3505556505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.6140419342827">
                <text:p>35.6140419342827</text:p>
              </table:table-cell>
              <table:table-cell office:value-type="float" office:value="-16.7370667018432">
                <text:p>-16.7370667018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7014752158392">
                <text:p>40.7014752158392</text:p>
              </table:table-cell>
              <table:table-cell office:value-type="float" office:value="-18.2005110082384">
                <text:p>-18.2005110082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7444302059404">
                <text:p>32.7444302059404</text:p>
              </table:table-cell>
              <table:table-cell office:value-type="float" office:value="-25.9496074567018">
                <text:p>-25.9496074567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2789911789412">
                <text:p>44.2789911789412</text:p>
              </table:table-cell>
              <table:table-cell office:value-type="float" office:value="-18.799728360654">
                <text:p>-18.799728360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0034324479581">
                <text:p>37.0034324479581</text:p>
              </table:table-cell>
              <table:table-cell office:value-type="float" office:value="-17.9327316929586">
                <text:p>-17.9327316929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8656200039562">
                <text:p>45.8656200039562</text:p>
              </table:table-cell>
              <table:table-cell office:value-type="float" office:value="-20.0708213675571">
                <text:p>-20.0708213675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.7129233657405">
                <text:p>32.7129233657405</text:p>
              </table:table-cell>
              <table:table-cell office:value-type="float" office:value="-16.8149601144751">
                <text:p>-16.8149601144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.4953706254257">
                <text:p>33.4953706254257</text:p>
              </table:table-cell>
              <table:table-cell office:value-type="float" office:value="-17.2659510016267">
                <text:p>-17.2659510016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.949704683221">
                <text:p>49.949704683221</text:p>
              </table:table-cell>
              <table:table-cell office:value-type="float" office:value="-18.2034703656256">
                <text:p>-18.2034703656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8793422097359">
                <text:p>41.8793422097359</text:p>
              </table:table-cell>
              <table:table-cell office:value-type="float" office:value="-17.2681459666183">
                <text:p>-17.26814596661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.4035186853261">
                <text:p>52.4035186853261</text:p>
              </table:table-cell>
              <table:table-cell office:value-type="float" office:value="-13.9121450723939">
                <text:p>-13.91214507239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2839223689071">
                <text:p>48.2839223689071</text:p>
              </table:table-cell>
              <table:table-cell office:value-type="float" office:value="-14.3817971840273">
                <text:p>-14.38179718402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786590361943">
                <text:p>38.786590361943</text:p>
              </table:table-cell>
              <table:table-cell office:value-type="float" office:value="-16.1874201621444">
                <text:p>-16.1874201621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9499958923298">
                <text:p>41.9499958923298</text:p>
              </table:table-cell>
              <table:table-cell office:value-type="float" office:value="-13.878853378733">
                <text:p>-13.878853378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.9532314943051">
                <text:p>39.9532314943051</text:p>
              </table:table-cell>
              <table:table-cell office:value-type="float" office:value="-15.9788773218678">
                <text:p>-15.9788773218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4574155798481">
                <text:p>46.4574155798481</text:p>
              </table:table-cell>
              <table:table-cell office:value-type="float" office:value="-30.3783184759301">
                <text:p>-30.3783184759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2823429881429">
                <text:p>44.2823429881429</text:p>
              </table:table-cell>
              <table:table-cell office:value-type="float" office:value="-17.2358364999094">
                <text:p>-17.23583649990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.7284715130151">
                <text:p>44.7284715130151</text:p>
              </table:table-cell>
              <table:table-cell office:value-type="float" office:value="-16.6576688611703">
                <text:p>-16.65766886117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6667891192441">
                <text:p>32.6667891192441</text:p>
              </table:table-cell>
              <table:table-cell office:value-type="float" office:value="-18.5477504935767">
                <text:p>-18.5477504935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.8730217407278">
                <text:p>32.8730217407278</text:p>
              </table:table-cell>
              <table:table-cell office:value-type="float" office:value="-14.9334422425876">
                <text:p>-14.9334422425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.6563170598299">
                <text:p>30.6563170598299</text:p>
              </table:table-cell>
              <table:table-cell office:value-type="float" office:value="-14.4683084690862">
                <text:p>-14.46830846908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9543491799414">
                <text:p>38.9543491799414</text:p>
              </table:table-cell>
              <table:table-cell office:value-type="float" office:value="-22.0781567508677">
                <text:p>-22.0781567508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1184469442384">
                <text:p>33.1184469442384</text:p>
              </table:table-cell>
              <table:table-cell office:value-type="float" office:value="-19.2377239161127">
                <text:p>-19.2377239161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.5196671035286">
                <text:p>44.5196671035286</text:p>
              </table:table-cell>
              <table:table-cell office:value-type="float" office:value="-21.2507088816245">
                <text:p>-21.2507088816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23271070966">
                <text:p>41.923271070966</text:p>
              </table:table-cell>
              <table:table-cell office:value-type="float" office:value="-18.6201266676851">
                <text:p>-18.6201266676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5302580594224">
                <text:p>30.5302580594224</text:p>
              </table:table-cell>
              <table:table-cell office:value-type="float" office:value="-14.8448527655738">
                <text:p>-14.84485276557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5784847448413">
                <text:p>30.5784847448413</text:p>
              </table:table-cell>
              <table:table-cell office:value-type="float" office:value="-25.3484119138112">
                <text:p>-25.3484119138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.1108827569547">
                <text:p>24.1108827569547</text:p>
              </table:table-cell>
              <table:table-cell office:value-type="float" office:value="-16.1870330086218">
                <text:p>-16.1870330086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1358249142682">
                <text:p>25.1358249142682</text:p>
              </table:table-cell>
              <table:table-cell office:value-type="float" office:value="-19.4859285116741">
                <text:p>-19.4859285116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9091271669187">
                <text:p>29.9091271669187</text:p>
              </table:table-cell>
              <table:table-cell office:value-type="float" office:value="-18.3949975784111">
                <text:p>-18.3949975784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442686657138">
                <text:p>31.442686657138</text:p>
              </table:table-cell>
              <table:table-cell office:value-type="float" office:value="-15.5126260192957">
                <text:p>-15.5126260192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2388939188304">
                <text:p>36.2388939188304</text:p>
              </table:table-cell>
              <table:table-cell office:value-type="float" office:value="-15.5976999480083">
                <text:p>-15.5976999480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.1935827120197">
                <text:p>37.1935827120197</text:p>
              </table:table-cell>
              <table:table-cell office:value-type="float" office:value="-19.3431813734692">
                <text:p>-19.3431813734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5621173708151">
                <text:p>25.5621173708151</text:p>
              </table:table-cell>
              <table:table-cell office:value-type="float" office:value="-17.5348900221421">
                <text:p>-17.5348900221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7190520500821">
                <text:p>33.7190520500821</text:p>
              </table:table-cell>
              <table:table-cell office:value-type="float" office:value="-24.9342236748971">
                <text:p>-24.93422367489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.0218337233448">
                <text:p>29.0218337233448</text:p>
              </table:table-cell>
              <table:table-cell office:value-type="float" office:value="-16.9135717202792">
                <text:p>-16.9135717202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3407690621886">
                <text:p>32.3407690621886</text:p>
              </table:table-cell>
              <table:table-cell office:value-type="float" office:value="-23.6163799865854">
                <text:p>-23.61637998658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.5333434387003">
                <text:p>25.5333434387003</text:p>
              </table:table-cell>
              <table:table-cell office:value-type="float" office:value="-17.6550330336868">
                <text:p>-17.65503303368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5301380442239">
                <text:p>24.5301380442239</text:p>
              </table:table-cell>
              <table:table-cell office:value-type="float" office:value="-18.5654575316086">
                <text:p>-18.56545753160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622952214931">
                <text:p>22.9622952214931</text:p>
              </table:table-cell>
              <table:table-cell office:value-type="float" office:value="-19.0594437438421">
                <text:p>-19.05944374384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.8048065656971">
                <text:p>37.8048065656971</text:p>
              </table:table-cell>
              <table:table-cell office:value-type="float" office:value="-26.0965769617222">
                <text:p>-26.0965769617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.311609861758">
                <text:p>42.311609861758</text:p>
              </table:table-cell>
              <table:table-cell office:value-type="float" office:value="-22.6797076163339">
                <text:p>-22.67970761633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684826294963">
                <text:p>46.684826294963</text:p>
              </table:table-cell>
              <table:table-cell office:value-type="float" office:value="-16.0493191187771">
                <text:p>-16.04931911877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.6042747721367">
                <text:p>44.6042747721367</text:p>
              </table:table-cell>
              <table:table-cell office:value-type="float" office:value="-13.4812706726928">
                <text:p>-13.4812706726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6613551743248">
                <text:p>52.6613551743248</text:p>
              </table:table-cell>
              <table:table-cell office:value-type="float" office:value="-18.369645537257">
                <text:p>-18.3696455372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.9594071780386">
                <text:p>44.9594071780386</text:p>
              </table:table-cell>
              <table:table-cell office:value-type="float" office:value="-17.8557247623351">
                <text:p>-17.85572476233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1904553469492">
                <text:p>33.1904553469492</text:p>
              </table:table-cell>
              <table:table-cell office:value-type="float" office:value="-14.6075574367002">
                <text:p>-14.6075574367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.139888321556">
                <text:p>53.139888321556</text:p>
              </table:table-cell>
              <table:table-cell office:value-type="float" office:value="-14.7076126665618">
                <text:p>-14.70761266656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7359546197619">
                <text:p>37.7359546197619</text:p>
              </table:table-cell>
              <table:table-cell office:value-type="float" office:value="-16.8934780447149">
                <text:p>-16.89347804471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.0186931588941">
                <text:p>44.0186931588941</text:p>
              </table:table-cell>
              <table:table-cell office:value-type="float" office:value="-21.7743607590776">
                <text:p>-21.77436075907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.6093632046827">
                <text:p>41.6093632046827</text:p>
              </table:table-cell>
              <table:table-cell office:value-type="float" office:value="-21.7651624868585">
                <text:p>-21.7651624868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.050435149561">
                <text:p>57.050435149561</text:p>
              </table:table-cell>
              <table:table-cell office:value-type="float" office:value="-17.8844326362039">
                <text:p>-17.8844326362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.9675084180487">
                <text:p>53.9675084180487</text:p>
              </table:table-cell>
              <table:table-cell office:value-type="float" office:value="-15.3422371622096">
                <text:p>-15.3422371622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.7947521078563">
                <text:p>51.7947521078563</text:p>
              </table:table-cell>
              <table:table-cell office:value-type="float" office:value="-14.7811433610251">
                <text:p>-14.7811433610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.1465844264291">
                <text:p>49.1465844264291</text:p>
              </table:table-cell>
              <table:table-cell office:value-type="float" office:value="-17.9605563016352">
                <text:p>-17.96055630163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7430468883127">
                <text:p>44.7430468883127</text:p>
              </table:table-cell>
              <table:table-cell office:value-type="float" office:value="-15.1972768646598">
                <text:p>-15.1972768646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6236643689162">
                <text:p>39.6236643689162</text:p>
              </table:table-cell>
              <table:table-cell office:value-type="float" office:value="-28.8466904066488">
                <text:p>-28.84669040664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.8028783245887">
                <text:p>36.8028783245887</text:p>
              </table:table-cell>
              <table:table-cell office:value-type="float" office:value="-27.3712333485785">
                <text:p>-27.37123334857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.7529822592707">
                <text:p>46.7529822592707</text:p>
              </table:table-cell>
              <table:table-cell office:value-type="float" office:value="-28.3607937418353">
                <text:p>-28.36079374183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7861263529566">
                <text:p>37.7861263529566</text:p>
              </table:table-cell>
              <table:table-cell office:value-type="float" office:value="-27.852820484368">
                <text:p>-27.852820484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.9854969555069">
                <text:p>45.9854969555069</text:p>
              </table:table-cell>
              <table:table-cell office:value-type="float" office:value="-27.5175569527392">
                <text:p>-27.5175569527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.8883619419275">
                <text:p>40.8883619419275</text:p>
              </table:table-cell>
              <table:table-cell office:value-type="float" office:value="-21.2705233394709">
                <text:p>-21.2705233394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.0039021870048">
                <text:p>40.0039021870048</text:p>
              </table:table-cell>
              <table:table-cell office:value-type="float" office:value="-25.3057123269742">
                <text:p>-25.30571232697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8375281971708">
                <text:p>35.8375281971708</text:p>
              </table:table-cell>
              <table:table-cell office:value-type="float" office:value="-24.0387245973001">
                <text:p>-24.0387245973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5062595542453">
                <text:p>38.5062595542453</text:p>
              </table:table-cell>
              <table:table-cell office:value-type="float" office:value="-14.591352192614">
                <text:p>-14.5913521926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8632544979771">
                <text:p>40.8632544979771</text:p>
              </table:table-cell>
              <table:table-cell office:value-type="float" office:value="-30.6113840746154">
                <text:p>-30.61138407461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9099986385608">
                <text:p>38.9099986385608</text:p>
              </table:table-cell>
              <table:table-cell office:value-type="float" office:value="-23.7168379619894">
                <text:p>-23.7168379619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8808378620084">
                <text:p>36.8808378620084</text:p>
              </table:table-cell>
              <table:table-cell office:value-type="float" office:value="-26.0122250922942">
                <text:p>-26.01222509229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6765661356884">
                <text:p>31.6765661356884</text:p>
              </table:table-cell>
              <table:table-cell office:value-type="float" office:value="-22.3959965643137">
                <text:p>-22.39599656431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929510587844">
                <text:p>36.929510587844</text:p>
              </table:table-cell>
              <table:table-cell office:value-type="float" office:value="-18.3621774796527">
                <text:p>-18.36217747965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6133944241521">
                <text:p>43.6133944241521</text:p>
              </table:table-cell>
              <table:table-cell office:value-type="float" office:value="-30.2931149314313">
                <text:p>-30.29311493143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995744490499">
                <text:p>40.995744490499</text:p>
              </table:table-cell>
              <table:table-cell office:value-type="float" office:value="-30.2219953406234">
                <text:p>-30.22199534062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5164457038778">
                <text:p>40.5164457038778</text:p>
              </table:table-cell>
              <table:table-cell office:value-type="float" office:value="-19.9417185500003">
                <text:p>-19.9417185500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.8746189849343">
                <text:p>44.8746189849343</text:p>
              </table:table-cell>
              <table:table-cell office:value-type="float" office:value="-27.6588626229011">
                <text:p>-27.6588626229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5622052820476">
                <text:p>43.5622052820476</text:p>
              </table:table-cell>
              <table:table-cell office:value-type="float" office:value="-19.6913789369703">
                <text:p>-19.69137893697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.9492676571064">
                <text:p>44.9492676571064</text:p>
              </table:table-cell>
              <table:table-cell office:value-type="float" office:value="-13.2224293076007">
                <text:p>-13.22242930760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7213955651984">
                <text:p>43.7213955651984</text:p>
              </table:table-cell>
              <table:table-cell office:value-type="float" office:value="-20.7843926848181">
                <text:p>-20.7843926848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.7789409281452">
                <text:p>41.7789409281452</text:p>
              </table:table-cell>
              <table:table-cell office:value-type="float" office:value="-16.983027414149">
                <text:p>-16.9830274141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.1437032627835">
                <text:p>45.1437032627835</text:p>
              </table:table-cell>
              <table:table-cell office:value-type="float" office:value="-20.8407744838947">
                <text:p>-20.8407744838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.5860105656148">
                <text:p>45.5860105656148</text:p>
              </table:table-cell>
              <table:table-cell office:value-type="float" office:value="-14.3889650627097">
                <text:p>-14.38896506270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2366880963659">
                <text:p>45.2366880963659</text:p>
              </table:table-cell>
              <table:table-cell office:value-type="float" office:value="-14.6308873098213">
                <text:p>-14.6308873098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8340891970857">
                <text:p>39.8340891970857</text:p>
              </table:table-cell>
              <table:table-cell office:value-type="float" office:value="-16.0642624372572">
                <text:p>-16.06426243725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0839056975825">
                <text:p>48.0839056975825</text:p>
              </table:table-cell>
              <table:table-cell office:value-type="float" office:value="-16.1755963170432">
                <text:p>-16.1755963170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.8290359658493">
                <text:p>41.8290359658493</text:p>
              </table:table-cell>
              <table:table-cell office:value-type="float" office:value="-15.1599711288801">
                <text:p>-15.15997112888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3957678897823">
                <text:p>27.3957678897823</text:p>
              </table:table-cell>
              <table:table-cell office:value-type="float" office:value="-18.4817766128456">
                <text:p>-18.48177661284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0636115462972">
                <text:p>39.0636115462972</text:p>
              </table:table-cell>
              <table:table-cell office:value-type="float" office:value="-17.1868957248518">
                <text:p>-17.18689572485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.8892534758965">
                <text:p>48.8892534758965</text:p>
              </table:table-cell>
              <table:table-cell office:value-type="float" office:value="-13.4490594738346">
                <text:p>-13.4490594738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1402133291147">
                <text:p>46.1402133291147</text:p>
              </table:table-cell>
              <table:table-cell office:value-type="float" office:value="-14.9692610079681">
                <text:p>-14.96926100796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3649207116294">
                <text:p>41.3649207116294</text:p>
              </table:table-cell>
              <table:table-cell office:value-type="float" office:value="-17.4906164071209">
                <text:p>-17.49061640712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.4787600787123">
                <text:p>36.4787600787123</text:p>
              </table:table-cell>
              <table:table-cell office:value-type="float" office:value="-20.1344858881352">
                <text:p>-20.1344858881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3578677844436">
                <text:p>50.3578677844436</text:p>
              </table:table-cell>
              <table:table-cell office:value-type="float" office:value="-16.4064717166519">
                <text:p>-16.40647171665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9822842174499">
                <text:p>46.9822842174499</text:p>
              </table:table-cell>
              <table:table-cell office:value-type="float" office:value="-17.3668426323682">
                <text:p>-17.3668426323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5941788617041">
                <text:p>47.5941788617041</text:p>
              </table:table-cell>
              <table:table-cell office:value-type="float" office:value="-16.513994720144">
                <text:p>-16.513994720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9236315728935">
                <text:p>37.9236315728935</text:p>
              </table:table-cell>
              <table:table-cell office:value-type="float" office:value="-29.1955002282986">
                <text:p>-29.19550022829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3788072994662">
                <text:p>39.3788072994662</text:p>
              </table:table-cell>
              <table:table-cell office:value-type="float" office:value="-28.7680592330715">
                <text:p>-28.76805923307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7215892243402">
                <text:p>40.7215892243402</text:p>
              </table:table-cell>
              <table:table-cell office:value-type="float" office:value="-22.9324735187175">
                <text:p>-22.93247351871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.2054552025823">
                <text:p>39.2054552025823</text:p>
              </table:table-cell>
              <table:table-cell office:value-type="float" office:value="-19.961290484567">
                <text:p>-19.9612904845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.5824054557735">
                <text:p>51.5824054557735</text:p>
              </table:table-cell>
              <table:table-cell office:value-type="float" office:value="-13.4258529850542">
                <text:p>-13.42585298505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981617423155">
                <text:p>40.8981617423155</text:p>
              </table:table-cell>
              <table:table-cell office:value-type="float" office:value="-21.0053892456701">
                <text:p>-21.00538924567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.0358865474945">
                <text:p>47.0358865474945</text:p>
              </table:table-cell>
              <table:table-cell office:value-type="float" office:value="-26.5037517764222">
                <text:p>-26.50375177642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.4273921365576">
                <text:p>43.4273921365576</text:p>
              </table:table-cell>
              <table:table-cell office:value-type="float" office:value="-14.972943034336">
                <text:p>-14.9729430343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.7226638886691">
                <text:p>43.7226638886691</text:p>
              </table:table-cell>
              <table:table-cell office:value-type="float" office:value="-13.0711583701333">
                <text:p>-13.0711583701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.4275266206017">
                <text:p>37.4275266206017</text:p>
              </table:table-cell>
              <table:table-cell office:value-type="float" office:value="-16.1206659063386">
                <text:p>-16.12066590633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9406822350019">
                <text:p>42.9406822350019</text:p>
              </table:table-cell>
              <table:table-cell office:value-type="float" office:value="-17.122333408074">
                <text:p>-17.1223334080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.9159753846244">
                <text:p>32.9159753846244</text:p>
              </table:table-cell>
              <table:table-cell office:value-type="float" office:value="-21.3058467436917">
                <text:p>-21.30584674369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5910837819295">
                <text:p>31.5910837819295</text:p>
              </table:table-cell>
              <table:table-cell office:value-type="float" office:value="-21.1669461721752">
                <text:p>-21.16694617217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142474848155">
                <text:p>36.142474848155</text:p>
              </table:table-cell>
              <table:table-cell office:value-type="float" office:value="-23.5064406468757">
                <text:p>-23.5064406468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3640346781658">
                <text:p>41.3640346781658</text:p>
              </table:table-cell>
              <table:table-cell office:value-type="float" office:value="-22.5137503340229">
                <text:p>-22.51375033402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0581348960407">
                <text:p>31.0581348960407</text:p>
              </table:table-cell>
              <table:table-cell office:value-type="float" office:value="-23.364252376908">
                <text:p>-23.3642523769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.1686937674024">
                <text:p>49.1686937674024</text:p>
              </table:table-cell>
              <table:table-cell office:value-type="float" office:value="-31.5321333475633">
                <text:p>-31.53213334756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.9637240807037">
                <text:p>39.9637240807037</text:p>
              </table:table-cell>
              <table:table-cell office:value-type="float" office:value="-15.794148523246">
                <text:p>-15.7941485232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.2194764077675">
                <text:p>33.2194764077675</text:p>
              </table:table-cell>
              <table:table-cell office:value-type="float" office:value="-26.90825632777">
                <text:p>-26.908256327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6745011789179">
                <text:p>33.6745011789179</text:p>
              </table:table-cell>
              <table:table-cell office:value-type="float" office:value="-18.5239763833371">
                <text:p>-18.52397638333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8010637164483">
                <text:p>55.8010637164483</text:p>
              </table:table-cell>
              <table:table-cell office:value-type="float" office:value="-20.914215408497">
                <text:p>-20.9142154084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.5030137720194">
                <text:p>40.5030137720194</text:p>
              </table:table-cell>
              <table:table-cell office:value-type="float" office:value="-23.160100463633">
                <text:p>-23.160100463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8243296106085">
                <text:p>27.8243296106085</text:p>
              </table:table-cell>
              <table:table-cell office:value-type="float" office:value="-24.4492493051883">
                <text:p>-24.44924930518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6811615045185">
                <text:p>32.6811615045185</text:p>
              </table:table-cell>
              <table:table-cell office:value-type="float" office:value="-29.1263281736144">
                <text:p>-29.12632817361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.1874841592282">
                <text:p>53.1874841592282</text:p>
              </table:table-cell>
              <table:table-cell office:value-type="float" office:value="-34.8167580675641">
                <text:p>-34.81675806756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8048715706278">
                <text:p>39.8048715706278</text:p>
              </table:table-cell>
              <table:table-cell office:value-type="float" office:value="-26.798441018151">
                <text:p>-26.798441018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.8846302791458">
                <text:p>61.8846302791458</text:p>
              </table:table-cell>
              <table:table-cell office:value-type="float" office:value="-32.0393245404219">
                <text:p>-32.03932454042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7586278340624">
                <text:p>42.7586278340624</text:p>
              </table:table-cell>
              <table:table-cell office:value-type="float" office:value="-14.1070661116037">
                <text:p>-14.10706611160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414469540318">
                <text:p>49.414469540318</text:p>
              </table:table-cell>
              <table:table-cell office:value-type="float" office:value="-17.7029246491465">
                <text:p>-17.7029246491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.5296809339974">
                <text:p>48.5296809339974</text:p>
              </table:table-cell>
              <table:table-cell office:value-type="float" office:value="-17.0452877848459">
                <text:p>-17.04528778484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1729095405054">
                <text:p>39.1729095405054</text:p>
              </table:table-cell>
              <table:table-cell office:value-type="float" office:value="-15.4153227900312">
                <text:p>-15.41532279003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.5409286444634">
                <text:p>48.5409286444634</text:p>
              </table:table-cell>
              <table:table-cell office:value-type="float" office:value="-13.9771583402192">
                <text:p>-13.97715834021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.1002028970747">
                <text:p>53.1002028970747</text:p>
              </table:table-cell>
              <table:table-cell office:value-type="float" office:value="-22.6894069116277">
                <text:p>-22.68940691162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8612577633626">
                <text:p>36.8612577633626</text:p>
              </table:table-cell>
              <table:table-cell office:value-type="float" office:value="-24.4174477143397">
                <text:p>-24.41744771433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3030154109405">
                <text:p>39.3030154109405</text:p>
              </table:table-cell>
              <table:table-cell office:value-type="float" office:value="-20.0873988572742">
                <text:p>-20.08739885727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.3767938723207">
                <text:p>38.3767938723207</text:p>
              </table:table-cell>
              <table:table-cell office:value-type="float" office:value="-25.3870915752446">
                <text:p>-25.38709157524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3165180926036">
                <text:p>44.3165180926036</text:p>
              </table:table-cell>
              <table:table-cell office:value-type="float" office:value="-25.2965830046493">
                <text:p>-25.29658300464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.8381185490957">
                <text:p>34.8381185490957</text:p>
              </table:table-cell>
              <table:table-cell office:value-type="float" office:value="-15.9621137820221">
                <text:p>-15.96211378202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4713425269948">
                <text:p>43.4713425269948</text:p>
              </table:table-cell>
              <table:table-cell office:value-type="float" office:value="-25.8003108449304">
                <text:p>-25.80031084493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.8209728004576">
                <text:p>39.8209728004576</text:p>
              </table:table-cell>
              <table:table-cell office:value-type="float" office:value="-21.091146507185">
                <text:p>-21.0911465071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.2376076331139">
                <text:p>38.2376076331139</text:p>
              </table:table-cell>
              <table:table-cell office:value-type="float" office:value="-24.2224113396959">
                <text:p>-24.22241133969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.9115638898934">
                <text:p>38.9115638898934</text:p>
              </table:table-cell>
              <table:table-cell office:value-type="float" office:value="-26.5020710943965">
                <text:p>-26.50207109439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3750771217661">
                <text:p>42.3750771217661</text:p>
              </table:table-cell>
              <table:table-cell office:value-type="float" office:value="-31.8431361950259">
                <text:p>-31.84313619502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2762438550278">
                <text:p>34.2762438550278</text:p>
              </table:table-cell>
              <table:table-cell office:value-type="float" office:value="-30.1688147120033">
                <text:p>-30.16881471200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.4519839830183">
                <text:p>38.4519839830183</text:p>
              </table:table-cell>
              <table:table-cell office:value-type="float" office:value="-28.6966993874386">
                <text:p>-28.69669938743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.9197891431383">
                <text:p>30.9197891431383</text:p>
              </table:table-cell>
              <table:table-cell office:value-type="float" office:value="-20.3066624606427">
                <text:p>-20.3066624606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.4080099269767">
                <text:p>49.4080099269767</text:p>
              </table:table-cell>
              <table:table-cell office:value-type="float" office:value="-27.8937424400139">
                <text:p>-27.89374244001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7798903468303">
                <text:p>30.7798903468303</text:p>
              </table:table-cell>
              <table:table-cell office:value-type="float" office:value="-20.6635768541711">
                <text:p>-20.66357685417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1957689077806">
                <text:p>25.1957689077806</text:p>
              </table:table-cell>
              <table:table-cell office:value-type="float" office:value="-17.4674004460667">
                <text:p>-17.4674004460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.5576510796821">
                <text:p>50.5576510796821</text:p>
              </table:table-cell>
              <table:table-cell office:value-type="float" office:value="-19.3214216887842">
                <text:p>-19.32142168878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.0876388623361">
                <text:p>30.0876388623361</text:p>
              </table:table-cell>
              <table:table-cell office:value-type="float" office:value="-15.2960894521068">
                <text:p>-15.29608945210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.3086268070815">
                <text:p>31.3086268070815</text:p>
              </table:table-cell>
              <table:table-cell office:value-type="float" office:value="-15.7072814272073">
                <text:p>-15.70728142720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.7828118235799">
                <text:p>25.7828118235799</text:p>
              </table:table-cell>
              <table:table-cell office:value-type="float" office:value="-20.4321179453725">
                <text:p>-20.4321179453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7265688756578">
                <text:p>30.7265688756578</text:p>
              </table:table-cell>
              <table:table-cell office:value-type="float" office:value="-20.7457176762562">
                <text:p>-20.74571767625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9034220313417">
                <text:p>35.9034220313417</text:p>
              </table:table-cell>
              <table:table-cell office:value-type="float" office:value="-19.4565574038694">
                <text:p>-19.4565574038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437156816849">
                <text:p>31.437156816849</text:p>
              </table:table-cell>
              <table:table-cell office:value-type="float" office:value="-15.2700802077309">
                <text:p>-15.27008020773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1723588089625">
                <text:p>32.1723588089625</text:p>
              </table:table-cell>
              <table:table-cell office:value-type="float" office:value="-20.7872422390055">
                <text:p>-20.7872422390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7171938780272">
                <text:p>26.7171938780272</text:p>
              </table:table-cell>
              <table:table-cell office:value-type="float" office:value="-20.800521166271">
                <text:p>-20.8005211662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.9871861029967">
                <text:p>47.9871861029967</text:p>
              </table:table-cell>
              <table:table-cell office:value-type="float" office:value="-20.71065276311">
                <text:p>-20.710652763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.0895906809765">
                <text:p>35.0895906809765</text:p>
              </table:table-cell>
              <table:table-cell office:value-type="float" office:value="-18.6629773649822">
                <text:p>-18.66297736498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4922522811655">
                <text:p>36.4922522811655</text:p>
              </table:table-cell>
              <table:table-cell office:value-type="float" office:value="-16.9608962256801">
                <text:p>-16.96089622568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.9919253969868">
                <text:p>39.9919253969868</text:p>
              </table:table-cell>
              <table:table-cell office:value-type="float" office:value="-14.311288328026">
                <text:p>-14.311288328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.518981959438">
                <text:p>36.518981959438</text:p>
              </table:table-cell>
              <table:table-cell office:value-type="float" office:value="-20.3137574165503">
                <text:p>-20.31375741655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.6913614203322">
                <text:p>40.6913614203322</text:p>
              </table:table-cell>
              <table:table-cell office:value-type="float" office:value="-17.0141815801685">
                <text:p>-17.01418158016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9691860103162">
                <text:p>33.9691860103162</text:p>
              </table:table-cell>
              <table:table-cell office:value-type="float" office:value="-15.2926218221559">
                <text:p>-15.29262182215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5051105349336">
                <text:p>50.5051105349336</text:p>
              </table:table-cell>
              <table:table-cell office:value-type="float" office:value="-13.3139218557651">
                <text:p>-13.31392185576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5352226202732">
                <text:p>28.5352226202732</text:p>
              </table:table-cell>
              <table:table-cell office:value-type="float" office:value="-20.147886556064">
                <text:p>-20.147886556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8901093396706">
                <text:p>34.8901093396706</text:p>
              </table:table-cell>
              <table:table-cell office:value-type="float" office:value="-27.9620023831418">
                <text:p>-27.96200238314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0787856511103">
                <text:p>28.0787856511103</text:p>
              </table:table-cell>
              <table:table-cell office:value-type="float" office:value="-22.4302512655157">
                <text:p>-22.43025126551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.8030287304145">
                <text:p>32.8030287304145</text:p>
              </table:table-cell>
              <table:table-cell office:value-type="float" office:value="-16.9114617201225">
                <text:p>-16.9114617201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.0021521596906">
                <text:p>31.0021521596906</text:p>
              </table:table-cell>
              <table:table-cell office:value-type="float" office:value="-23.3543001837845">
                <text:p>-23.35430018378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5969645916473">
                <text:p>47.5969645916473</text:p>
              </table:table-cell>
              <table:table-cell office:value-type="float" office:value="-13.2958175199001">
                <text:p>-13.2958175199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.2564807564347">
                <text:p>40.2564807564347</text:p>
              </table:table-cell>
              <table:table-cell office:value-type="float" office:value="-23.5370425378966">
                <text:p>-23.53704253789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8653012500125">
                <text:p>46.8653012500125</text:p>
              </table:table-cell>
              <table:table-cell office:value-type="float" office:value="-15.9308821291674">
                <text:p>-15.93088212916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.4364512057057">
                <text:p>38.4364512057057</text:p>
              </table:table-cell>
              <table:table-cell office:value-type="float" office:value="-17.9487097281309">
                <text:p>-17.9487097281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369542212206">
                <text:p>29.369542212206</text:p>
              </table:table-cell>
              <table:table-cell office:value-type="float" office:value="-16.1453035370605">
                <text:p>-16.14530353706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1709292901538">
                <text:p>53.1709292901538</text:p>
              </table:table-cell>
              <table:table-cell office:value-type="float" office:value="-14.7495370120365">
                <text:p>-14.74953701203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.2106568058524">
                <text:p>40.2106568058524</text:p>
              </table:table-cell>
              <table:table-cell office:value-type="float" office:value="-34.4659900257127">
                <text:p>-34.46599002571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9351249576553">
                <text:p>39.9351249576553</text:p>
              </table:table-cell>
              <table:table-cell office:value-type="float" office:value="-15.9436675676991">
                <text:p>-15.9436675676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2245133189645">
                <text:p>34.2245133189645</text:p>
              </table:table-cell>
              <table:table-cell office:value-type="float" office:value="-18.2549189676055">
                <text:p>-18.25491896760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.0521577765999">
                <text:p>51.0521577765999</text:p>
              </table:table-cell>
              <table:table-cell office:value-type="float" office:value="-26.3036028466327">
                <text:p>-26.30360284663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.3059870634585">
                <text:p>39.3059870634585</text:p>
              </table:table-cell>
              <table:table-cell office:value-type="float" office:value="-22.7137759935835">
                <text:p>-22.71377599358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.1510772064874">
                <text:p>36.1510772064874</text:p>
              </table:table-cell>
              <table:table-cell office:value-type="float" office:value="-21.9896707588416">
                <text:p>-21.9896707588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.831957492301">
                <text:p>42.831957492301</text:p>
              </table:table-cell>
              <table:table-cell office:value-type="float" office:value="-18.9062338295984">
                <text:p>-18.90623382959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.6330031080762">
                <text:p>42.6330031080762</text:p>
              </table:table-cell>
              <table:table-cell office:value-type="float" office:value="-14.6580514326306">
                <text:p>-14.65805143263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.2002685217842">
                <text:p>42.2002685217842</text:p>
              </table:table-cell>
              <table:table-cell office:value-type="float" office:value="-24.2169638438687">
                <text:p>-24.21696384386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.7461660486992">
                <text:p>32.7461660486992</text:p>
              </table:table-cell>
              <table:table-cell office:value-type="float" office:value="-15.1612360369379">
                <text:p>-15.16123603693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9247255044531">
                <text:p>26.9247255044531</text:p>
              </table:table-cell>
              <table:table-cell office:value-type="float" office:value="-17.5731972875237">
                <text:p>-17.57319728752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.1466966254716">
                <text:p>38.1466966254716</text:p>
              </table:table-cell>
              <table:table-cell office:value-type="float" office:value="-21.265869889166">
                <text:p>-21.2658698891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6811168812456">
                <text:p>34.6811168812456</text:p>
              </table:table-cell>
              <table:table-cell office:value-type="float" office:value="-25.5020867852957">
                <text:p>-25.50208678529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8533184805045">
                <text:p>24.8533184805045</text:p>
              </table:table-cell>
              <table:table-cell office:value-type="float" office:value="-19.5287507902013">
                <text:p>-19.52875079020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373885014135">
                <text:p>30.373885014135</text:p>
              </table:table-cell>
              <table:table-cell office:value-type="float" office:value="-22.177753386508">
                <text:p>-22.177753386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2295933324592">
                <text:p>32.2295933324592</text:p>
              </table:table-cell>
              <table:table-cell office:value-type="float" office:value="-12.8302129397612">
                <text:p>-12.83021293976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.4442312556002">
                <text:p>40.4442312556002</text:p>
              </table:table-cell>
              <table:table-cell office:value-type="float" office:value="-23.011326363904">
                <text:p>-23.0113263639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.9756090982997">
                <text:p>47.9756090982997</text:p>
              </table:table-cell>
              <table:table-cell office:value-type="float" office:value="-29.5443701743628">
                <text:p>-29.54437017436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.054648167804">
                <text:p>40.054648167804</text:p>
              </table:table-cell>
              <table:table-cell office:value-type="float" office:value="-17.2312547638025">
                <text:p>-17.231254763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.0062385722045">
                <text:p>40.0062385722045</text:p>
              </table:table-cell>
              <table:table-cell office:value-type="float" office:value="-17.5094382310835">
                <text:p>-17.50943823108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.1513048665885">
                <text:p>48.1513048665885</text:p>
              </table:table-cell>
              <table:table-cell office:value-type="float" office:value="-14.580894336692">
                <text:p>-14.580894336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.7173075508701">
                <text:p>49.7173075508701</text:p>
              </table:table-cell>
              <table:table-cell office:value-type="float" office:value="-13.8650485051301">
                <text:p>-13.86504850513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419916182313">
                <text:p>53.6419916182313</text:p>
              </table:table-cell>
              <table:table-cell office:value-type="float" office:value="-21.918150132497">
                <text:p>-21.9181501324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7669004466939">
                <text:p>53.7669004466939</text:p>
              </table:table-cell>
              <table:table-cell office:value-type="float" office:value="-27.642212822445">
                <text:p>-27.6422128224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2375915064309">
                <text:p>27.2375915064309</text:p>
              </table:table-cell>
              <table:table-cell office:value-type="float" office:value="-20.2089081339725">
                <text:p>-20.20890813397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.3367724669991">
                <text:p>30.3367724669991</text:p>
              </table:table-cell>
              <table:table-cell office:value-type="float" office:value="-24.2768508532593">
                <text:p>-24.27685085325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9.5326496397554">
                <text:p>49.5326496397554</text:p>
              </table:table-cell>
              <table:table-cell office:value-type="float" office:value="-17.6547741998616">
                <text:p>-17.65477419986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.1630135389194">
                <text:p>32.1630135389194</text:p>
              </table:table-cell>
              <table:table-cell office:value-type="float" office:value="-17.494604684099">
                <text:p>-17.4946046840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48669372351">
                <text:p>25.48669372351</text:p>
              </table:table-cell>
              <table:table-cell office:value-type="float" office:value="-20.6948740806651">
                <text:p>-20.69487408066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.3942221808288">
                <text:p>41.3942221808288</text:p>
              </table:table-cell>
              <table:table-cell office:value-type="float" office:value="-26.6893690217243">
                <text:p>-26.68936902172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.4505812463396">
                <text:p>50.4505812463396</text:p>
              </table:table-cell>
              <table:table-cell office:value-type="float" office:value="-13.1049396827242">
                <text:p>-13.10493968272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.0209908320516">
                <text:p>39.0209908320516</text:p>
              </table:table-cell>
              <table:table-cell office:value-type="float" office:value="-15.060186519302">
                <text:p>-15.0601865193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415868714665">
                <text:p>34.415868714665</text:p>
              </table:table-cell>
              <table:table-cell office:value-type="float" office:value="-17.9227081639487">
                <text:p>-17.92270816394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.3106943257394">
                <text:p>40.3106943257394</text:p>
              </table:table-cell>
              <table:table-cell office:value-type="float" office:value="-19.9901794438584">
                <text:p>-19.99017944385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.5155026746769">
                <text:p>31.5155026746769</text:p>
              </table:table-cell>
              <table:table-cell office:value-type="float" office:value="-18.1083900169225">
                <text:p>-18.10839001692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4909455971426">
                <text:p>34.4909455971426</text:p>
              </table:table-cell>
              <table:table-cell office:value-type="float" office:value="-21.1314139973857">
                <text:p>-21.13141399738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.7405514577742">
                <text:p>37.7405514577742</text:p>
              </table:table-cell>
              <table:table-cell office:value-type="float" office:value="-17.206096173862">
                <text:p>-17.2060961738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1877344934405">
                <text:p>32.1877344934405</text:p>
              </table:table-cell>
              <table:table-cell office:value-type="float" office:value="-19.1692020549239">
                <text:p>-19.16920205492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.9716028379686">
                <text:p>37.9716028379686</text:p>
              </table:table-cell>
              <table:table-cell office:value-type="float" office:value="-18.211050114847">
                <text:p>-18.2110501148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.9521760133858">
                <text:p>42.9521760133858</text:p>
              </table:table-cell>
              <table:table-cell office:value-type="float" office:value="-16.7223485610351">
                <text:p>-16.72234856103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.5782519554372">
                <text:p>69.5782519554372</text:p>
              </table:table-cell>
              <table:table-cell office:value-type="float" office:value="-15.4548493163632">
                <text:p>-15.45484931636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.2412181430821">
                <text:p>34.2412181430821</text:p>
              </table:table-cell>
              <table:table-cell office:value-type="float" office:value="-17.9570111945237">
                <text:p>-17.9570111945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.4662168763541">
                <text:p>44.4662168763541</text:p>
              </table:table-cell>
              <table:table-cell office:value-type="float" office:value="-30.9286664967921">
                <text:p>-30.92866649679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9228710423812">
                <text:p>29.9228710423812</text:p>
              </table:table-cell>
              <table:table-cell office:value-type="float" office:value="-19.8276320907462">
                <text:p>-19.82763209074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.3888498858793">
                <text:p>41.3888498858793</text:p>
              </table:table-cell>
              <table:table-cell office:value-type="float" office:value="-22.3186886014858">
                <text:p>-22.31868860148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.4947809376719">
                <text:p>42.4947809376719</text:p>
              </table:table-cell>
              <table:table-cell office:value-type="float" office:value="-14.5604256846802">
                <text:p>-14.56042568468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.0364117842247">
                <text:p>43.0364117842247</text:p>
              </table:table-cell>
              <table:table-cell office:value-type="float" office:value="-18.3261286543242">
                <text:p>-18.32612865432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.465647784962">
                <text:p>37.465647784962</text:p>
              </table:table-cell>
              <table:table-cell office:value-type="float" office:value="-21.928030112596">
                <text:p>-21.9280301125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.0548917504294">
                <text:p>41.0548917504294</text:p>
              </table:table-cell>
              <table:table-cell office:value-type="float" office:value="-23.9720440238954">
                <text:p>-23.97204402389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8051749283966">
                <text:p>35.8051749283966</text:p>
              </table:table-cell>
              <table:table-cell office:value-type="float" office:value="-27.0715152610482">
                <text:p>-27.0715152610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.1841630780687">
                <text:p>37.1841630780687</text:p>
              </table:table-cell>
              <table:table-cell office:value-type="float" office:value="-19.2912344468057">
                <text:p>-19.29123444680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1343200374021">
                <text:p>34.1343200374021</text:p>
              </table:table-cell>
              <table:table-cell office:value-type="float" office:value="-20.1524290212506">
                <text:p>-20.15242902125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.9883868590419">
                <text:p>28.9883868590419</text:p>
              </table:table-cell>
              <table:table-cell office:value-type="float" office:value="-22.8021105546127">
                <text:p>-22.8021105546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271613460758">
                <text:p>37.271613460758</text:p>
              </table:table-cell>
              <table:table-cell office:value-type="float" office:value="-18.0141308467036">
                <text:p>-18.01413084670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7.7448114536905">
                <text:p>57.7448114536905</text:p>
              </table:table-cell>
              <table:table-cell office:value-type="float" office:value="-38.5035123210239">
                <text:p>-38.50351232102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971936197019">
                <text:p>30.1971936197019</text:p>
              </table:table-cell>
              <table:table-cell office:value-type="float" office:value="-22.9303575455814">
                <text:p>-22.93035754558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.3100268379503">
                <text:p>25.3100268379503</text:p>
              </table:table-cell>
              <table:table-cell office:value-type="float" office:value="-16.1826809666784">
                <text:p>-16.18268096667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9280856008702">
                <text:p>30.9280856008702</text:p>
              </table:table-cell>
              <table:table-cell office:value-type="float" office:value="-16.0922684705369">
                <text:p>-16.0922684705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.4827106556877">
                <text:p>52.4827106556877</text:p>
              </table:table-cell>
              <table:table-cell office:value-type="float" office:value="-17.0472597555598">
                <text:p>-17.0472597555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9122406780449">
                <text:p>38.9122406780449</text:p>
              </table:table-cell>
              <table:table-cell office:value-type="float" office:value="-21.7966829008435">
                <text:p>-21.79668290084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.5342799907246">
                <text:p>36.5342799907246</text:p>
              </table:table-cell>
              <table:table-cell office:value-type="float" office:value="-20.3695040263712">
                <text:p>-20.36950402637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.9122139075017">
                <text:p>33.9122139075017</text:p>
              </table:table-cell>
              <table:table-cell office:value-type="float" office:value="-23.1273266877337">
                <text:p>-23.12732668773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.0523712885165">
                <text:p>39.0523712885165</text:p>
              </table:table-cell>
              <table:table-cell office:value-type="float" office:value="-26.4074897597813">
                <text:p>-26.40748975978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.5454285710059">
                <text:p>32.5454285710059</text:p>
              </table:table-cell>
              <table:table-cell office:value-type="float" office:value="-13.804064593363">
                <text:p>-13.8040645933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.1879519205908">
                <text:p>32.1879519205908</text:p>
              </table:table-cell>
              <table:table-cell office:value-type="float" office:value="-25.2441429869102">
                <text:p>-25.2441429869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.0134626309054">
                <text:p>40.0134626309054</text:p>
              </table:table-cell>
              <table:table-cell office:value-type="float" office:value="-17.2307250699361">
                <text:p>-17.23072506993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.5616270412022">
                <text:p>34.5616270412022</text:p>
              </table:table-cell>
              <table:table-cell office:value-type="float" office:value="-24.2479942788806">
                <text:p>-24.24799427888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.2609604600268">
                <text:p>36.2609604600268</text:p>
              </table:table-cell>
              <table:table-cell office:value-type="float" office:value="-17.4705169076437">
                <text:p>-17.47051690764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0013472923599">
                <text:p>30.0013472923599</text:p>
              </table:table-cell>
              <table:table-cell office:value-type="float" office:value="-24.7797077487085">
                <text:p>-24.77970774870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5592730094029">
                <text:p>26.5592730094029</text:p>
              </table:table-cell>
              <table:table-cell office:value-type="float" office:value="-19.1716976056818">
                <text:p>-19.1716976056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.4372466360082">
                <text:p>42.4372466360082</text:p>
              </table:table-cell>
              <table:table-cell office:value-type="float" office:value="-34.7545298982564">
                <text:p>-34.7545298982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.6686479240806">
                <text:p>23.6686479240806</text:p>
              </table:table-cell>
              <table:table-cell office:value-type="float" office:value="-8.85522386699879">
                <text:p>-8.855223866998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.4555417601451">
                <text:p>53.4555417601451</text:p>
              </table:table-cell>
              <table:table-cell office:value-type="float" office:value="-33.779478216787">
                <text:p>-33.7794782167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.2908914063051">
                <text:p>45.2908914063051</text:p>
              </table:table-cell>
              <table:table-cell office:value-type="float" office:value="-28.4428643524056">
                <text:p>-28.44286435240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.1791464840622">
                <text:p>43.1791464840622</text:p>
              </table:table-cell>
              <table:table-cell office:value-type="float" office:value="-28.9849863007866">
                <text:p>-28.98498630078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.8477414523299">
                <text:p>43.8477414523299</text:p>
              </table:table-cell>
              <table:table-cell office:value-type="float" office:value="-16.3921664191742">
                <text:p>-16.39216641917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5167871417434">
                <text:p>40.5167871417434</text:p>
              </table:table-cell>
              <table:table-cell office:value-type="float" office:value="-26.1154951083594">
                <text:p>-26.11549510835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.8328576908187">
                <text:p>44.8328576908187</text:p>
              </table:table-cell>
              <table:table-cell office:value-type="float" office:value="-13.1543311710748">
                <text:p>-13.15433117107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.1752453609703">
                <text:p>37.1752453609703</text:p>
              </table:table-cell>
              <table:table-cell office:value-type="float" office:value="-20.9070936929624">
                <text:p>-20.90709369296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.1608865989606">
                <text:p>36.1608865989606</text:p>
              </table:table-cell>
              <table:table-cell office:value-type="float" office:value="-20.4920021247612">
                <text:p>-20.49200212476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.4216851272285">
                <text:p>31.4216851272285</text:p>
              </table:table-cell>
              <table:table-cell office:value-type="float" office:value="-19.6148256203688">
                <text:p>-19.61482562036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.253327229905">
                <text:p>35.253327229905</text:p>
              </table:table-cell>
              <table:table-cell office:value-type="float" office:value="-21.4209686059133">
                <text:p>-21.4209686059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2712389932088">
                <text:p>33.2712389932088</text:p>
              </table:table-cell>
              <table:table-cell office:value-type="float" office:value="-23.6295157685712">
                <text:p>-23.62951576857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.6143318890034">
                <text:p>34.6143318890034</text:p>
              </table:table-cell>
              <table:table-cell office:value-type="float" office:value="-23.8243645001726">
                <text:p>-23.8243645001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.5824924860243">
                <text:p>36.5824924860243</text:p>
              </table:table-cell>
              <table:table-cell office:value-type="float" office:value="-30.6268089052951">
                <text:p>-30.62680890529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.6984850739136">
                <text:p>28.6984850739136</text:p>
              </table:table-cell>
              <table:table-cell office:value-type="float" office:value="-20.1603533993153">
                <text:p>-20.16035339931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.7416426630536">
                <text:p>31.7416426630536</text:p>
              </table:table-cell>
              <table:table-cell office:value-type="float" office:value="-16.7324027385915">
                <text:p>-16.73240273859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534868277748">
                <text:p>29.534868277748</text:p>
              </table:table-cell>
              <table:table-cell office:value-type="float" office:value="-23.5110742347815">
                <text:p>-23.51107423478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.8781587588004">
                <text:p>20.8781587588004</text:p>
              </table:table-cell>
              <table:table-cell office:value-type="float" office:value="-18.3817195243272">
                <text:p>-18.38171952432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9520931243752">
                <text:p>27.9520931243752</text:p>
              </table:table-cell>
              <table:table-cell office:value-type="float" office:value="-20.434873414602">
                <text:p>-20.434873414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.7414632743677">
                <text:p>31.7414632743677</text:p>
              </table:table-cell>
              <table:table-cell office:value-type="float" office:value="-17.8928010076281">
                <text:p>-17.89280100762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.9749339779135">
                <text:p>48.9749339779135</text:p>
              </table:table-cell>
              <table:table-cell office:value-type="float" office:value="-13.2460683275464">
                <text:p>-13.24606832754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.3015758727413">
                <text:p>39.3015758727413</text:p>
              </table:table-cell>
              <table:table-cell office:value-type="float" office:value="-26.0549178658837">
                <text:p>-26.05491786588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.6303415334921">
                <text:p>28.6303415334921</text:p>
              </table:table-cell>
              <table:table-cell office:value-type="float" office:value="-21.5959563695965">
                <text:p>-21.59595636959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.850511130448">
                <text:p>35.850511130448</text:p>
              </table:table-cell>
              <table:table-cell office:value-type="float" office:value="-24.2471653672108">
                <text:p>-24.24716536721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0057992512562">
                <text:p>27.0057992512562</text:p>
              </table:table-cell>
              <table:table-cell office:value-type="float" office:value="-17.3122650748602">
                <text:p>-17.31226507486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5551228271141">
                <text:p>28.5551228271141</text:p>
              </table:table-cell>
              <table:table-cell office:value-type="float" office:value="-18.6559034605921">
                <text:p>-18.65590346059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.4657815436343">
                <text:p>35.4657815436343</text:p>
              </table:table-cell>
              <table:table-cell office:value-type="float" office:value="-16.6600981363169">
                <text:p>-16.66009813631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0456479290252">
                <text:p>34.0456479290252</text:p>
              </table:table-cell>
              <table:table-cell office:value-type="float" office:value="-24.5329172870559">
                <text:p>-24.53291728705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7092230218157">
                <text:p>41.7092230218157</text:p>
              </table:table-cell>
              <table:table-cell office:value-type="float" office:value="-18.998414311286">
                <text:p>-18.9984143112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.9323631035789">
                <text:p>27.9323631035789</text:p>
              </table:table-cell>
              <table:table-cell office:value-type="float" office:value="-17.4970292325677">
                <text:p>-17.49702923256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4618662070058">
                <text:p>42.4618662070058</text:p>
              </table:table-cell>
              <table:table-cell office:value-type="float" office:value="-14.7779565144731">
                <text:p>-14.77795651447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.5401559377765">
                <text:p>31.5401559377765</text:p>
              </table:table-cell>
              <table:table-cell office:value-type="float" office:value="-17.9580966365463">
                <text:p>-17.95809663654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9651877581332">
                <text:p>37.9651877581332</text:p>
              </table:table-cell>
              <table:table-cell office:value-type="float" office:value="-21.2338238614158">
                <text:p>-21.23382386141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.6849628000011">
                <text:p>36.6849628000011</text:p>
              </table:table-cell>
              <table:table-cell office:value-type="float" office:value="-25.7708927479642">
                <text:p>-25.77089274796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.9677580998877">
                <text:p>32.9677580998877</text:p>
              </table:table-cell>
              <table:table-cell office:value-type="float" office:value="-19.6257679722742">
                <text:p>-19.62576797227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.1423819846677">
                <text:p>46.1423819846677</text:p>
              </table:table-cell>
              <table:table-cell office:value-type="float" office:value="-33.2840436682721">
                <text:p>-33.28404366827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.2426582179117">
                <text:p>52.2426582179117</text:p>
              </table:table-cell>
              <table:table-cell office:value-type="float" office:value="-12.5970017171329">
                <text:p>-12.59700171713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.7249122843157">
                <text:p>32.7249122843157</text:p>
              </table:table-cell>
              <table:table-cell office:value-type="float" office:value="-13.6079636521254">
                <text:p>-13.60796365212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.2923769326985">
                <text:p>53.2923769326985</text:p>
              </table:table-cell>
              <table:table-cell office:value-type="float" office:value="-14.327414544325">
                <text:p>-14.3274145443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.2863266152593">
                <text:p>33.2863266152593</text:p>
              </table:table-cell>
              <table:table-cell office:value-type="float" office:value="-16.4085919717295">
                <text:p>-16.40859197172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.1201285846637">
                <text:p>31.1201285846637</text:p>
              </table:table-cell>
              <table:table-cell office:value-type="float" office:value="-18.6461307878906">
                <text:p>-18.64613078789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.4361604189313">
                <text:p>21.4361604189313</text:p>
              </table:table-cell>
              <table:table-cell office:value-type="float" office:value="-19.308133777845">
                <text:p>-19.3081337778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.7279928223603">
                <text:p>27.7279928223603</text:p>
              </table:table-cell>
              <table:table-cell office:value-type="float" office:value="-18.1152106313654">
                <text:p>-18.11521063136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.0021995473825">
                <text:p>53.0021995473825</text:p>
              </table:table-cell>
              <table:table-cell office:value-type="float" office:value="-15.0939242873709">
                <text:p>-15.09392428737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.9035518384525">
                <text:p>38.9035518384525</text:p>
              </table:table-cell>
              <table:table-cell office:value-type="float" office:value="-21.779819321048">
                <text:p>-21.7798193210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.1151129360622">
                <text:p>41.1151129360622</text:p>
              </table:table-cell>
              <table:table-cell office:value-type="float" office:value="-23.8374838439625">
                <text:p>-23.8374838439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.7052894449531">
                <text:p>38.7052894449531</text:p>
              </table:table-cell>
              <table:table-cell office:value-type="float" office:value="-29.6450939913293">
                <text:p>-29.64509399132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0493068630329">
                <text:p>35.0493068630329</text:p>
              </table:table-cell>
              <table:table-cell office:value-type="float" office:value="-18.7927374417733">
                <text:p>-18.79273744177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1386487187229">
                <text:p>49.1386487187229</text:p>
              </table:table-cell>
              <table:table-cell office:value-type="float" office:value="-34.7094970303108">
                <text:p>-34.70949703031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8834199537591">
                <text:p>43.8834199537591</text:p>
              </table:table-cell>
              <table:table-cell office:value-type="float" office:value="-34.8869115914895">
                <text:p>-34.88691159148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8668467655645">
                <text:p>46.8668467655645</text:p>
              </table:table-cell>
              <table:table-cell office:value-type="float" office:value="-15.8248696375605">
                <text:p>-15.82486963756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6506755539861">
                <text:p>37.6506755539861</text:p>
              </table:table-cell>
              <table:table-cell office:value-type="float" office:value="-18.5906643265616">
                <text:p>-18.59066432656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.2021413499196">
                <text:p>45.2021413499196</text:p>
              </table:table-cell>
              <table:table-cell office:value-type="float" office:value="-16.147365408947">
                <text:p>-16.147365408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.3735052162343">
                <text:p>22.3735052162343</text:p>
              </table:table-cell>
              <table:table-cell office:value-type="float" office:value="-16.4900116226218">
                <text:p>-16.49001162262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.5802462700381">
                <text:p>39.5802462700381</text:p>
              </table:table-cell>
              <table:table-cell office:value-type="float" office:value="-28.9138845100913">
                <text:p>-28.91388451009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.6162717197067">
                <text:p>32.6162717197067</text:p>
              </table:table-cell>
              <table:table-cell office:value-type="float" office:value="-21.8704489236562">
                <text:p>-21.87044892365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.698330463985">
                <text:p>29.698330463985</text:p>
              </table:table-cell>
              <table:table-cell office:value-type="float" office:value="-22.2045921614208">
                <text:p>-22.20459216142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.9179553691475">
                <text:p>41.9179553691475</text:p>
              </table:table-cell>
              <table:table-cell office:value-type="float" office:value="-33.5528061664019">
                <text:p>-33.55280616640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.5771232116393">
                <text:p>38.5771232116393</text:p>
              </table:table-cell>
              <table:table-cell office:value-type="float" office:value="-25.0652916633045">
                <text:p>-25.06529166330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.4136553069771">
                <text:p>40.4136553069771</text:p>
              </table:table-cell>
              <table:table-cell office:value-type="float" office:value="-23.1747354804241">
                <text:p>-23.17473548042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.2177274344216">
                <text:p>33.2177274344216</text:p>
              </table:table-cell>
              <table:table-cell office:value-type="float" office:value="-24.0871883378923">
                <text:p>-24.08718833789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.9149217221001">
                <text:p>28.9149217221001</text:p>
              </table:table-cell>
              <table:table-cell office:value-type="float" office:value="-19.2916896272042">
                <text:p>-19.29168962720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.8356807891972">
                <text:p>35.8356807891972</text:p>
              </table:table-cell>
              <table:table-cell office:value-type="float" office:value="-16.1332045124414">
                <text:p>-16.13320451244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.200043253756">
                <text:p>23.200043253756</text:p>
              </table:table-cell>
              <table:table-cell office:value-type="float" office:value="-15.8261620757145">
                <text:p>-15.82616207571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.8060393280961">
                <text:p>36.8060393280961</text:p>
              </table:table-cell>
              <table:table-cell office:value-type="float" office:value="-32.0451746186123">
                <text:p>-32.04517461861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.7715126275687">
                <text:p>35.7715126275687</text:p>
              </table:table-cell>
              <table:table-cell office:value-type="float" office:value="-22.8224790146279">
                <text:p>-22.82247901462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6.7067734466168">
                <text:p>46.7067734466168</text:p>
              </table:table-cell>
              <table:table-cell office:value-type="float" office:value="-12.9726106194949">
                <text:p>-12.97261061949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.5000852106367">
                <text:p>25.5000852106367</text:p>
              </table:table-cell>
              <table:table-cell office:value-type="float" office:value="-17.3441256327184">
                <text:p>-17.3441256327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.0764166511243">
                <text:p>25.0764166511243</text:p>
              </table:table-cell>
              <table:table-cell office:value-type="float" office:value="-19.5719062586003">
                <text:p>-19.57190625860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.9018626901319">
                <text:p>29.9018626901319</text:p>
              </table:table-cell>
              <table:table-cell office:value-type="float" office:value="-17.1504066339712">
                <text:p>-17.15040663397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.5887001148338">
                <text:p>21.5887001148338</text:p>
              </table:table-cell>
              <table:table-cell office:value-type="float" office:value="-19.0357499009414">
                <text:p>-19.03574990094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.9447840160727">
                <text:p>33.9447840160727</text:p>
              </table:table-cell>
              <table:table-cell office:value-type="float" office:value="-15.113622508098">
                <text:p>-15.1136225080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.7129738078283">
                <text:p>36.7129738078283</text:p>
              </table:table-cell>
              <table:table-cell office:value-type="float" office:value="-21.4874142910587">
                <text:p>-21.48741429105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057087454841">
                <text:p>25.2057087454841</text:p>
              </table:table-cell>
              <table:table-cell office:value-type="float" office:value="-21.0981791568061">
                <text:p>-21.09817915680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.9720960658169">
                <text:p>34.9720960658169</text:p>
              </table:table-cell>
              <table:table-cell office:value-type="float" office:value="-26.3878317780656">
                <text:p>-26.38783177806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.9097195430428">
                <text:p>31.9097195430428</text:p>
              </table:table-cell>
              <table:table-cell office:value-type="float" office:value="-14.9145200435687">
                <text:p>-14.91452004356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.3492494792476">
                <text:p>55.3492494792476</text:p>
              </table:table-cell>
              <table:table-cell office:value-type="float" office:value="-16.7654999118568">
                <text:p>-16.76549991185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.5033187131697">
                <text:p>40.5033187131697</text:p>
              </table:table-cell>
              <table:table-cell office:value-type="float" office:value="-16.9861191414586">
                <text:p>-16.9861191414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.8405927729956">
                <text:p>28.8405927729956</text:p>
              </table:table-cell>
              <table:table-cell office:value-type="float" office:value="-19.8840422876047">
                <text:p>-19.88404228760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.4037121158728">
                <text:p>32.4037121158728</text:p>
              </table:table-cell>
              <table:table-cell office:value-type="float" office:value="-25.0748897913726">
                <text:p>-25.07488979137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3936856162472">
                <text:p>43.3936856162472</text:p>
              </table:table-cell>
              <table:table-cell office:value-type="float" office:value="-17.7734718147684">
                <text:p>-17.77347181476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.5582881329084">
                <text:p>35.5582881329084</text:p>
              </table:table-cell>
              <table:table-cell office:value-type="float" office:value="-26.0033214731451">
                <text:p>-26.00332147314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.9981636281994">
                <text:p>37.9981636281994</text:p>
              </table:table-cell>
              <table:table-cell office:value-type="float" office:value="-21.4780354318449">
                <text:p>-21.47803543184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7578794506777">
                <text:p>25.7578794506777</text:p>
              </table:table-cell>
              <table:table-cell office:value-type="float" office:value="-20.6232451578397">
                <text:p>-20.62324515783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.8588860354235">
                <text:p>30.8588860354235</text:p>
              </table:table-cell>
              <table:table-cell office:value-type="float" office:value="-14.3460958006352">
                <text:p>-14.34609580063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.1518384057519">
                <text:p>27.1518384057519</text:p>
              </table:table-cell>
              <table:table-cell office:value-type="float" office:value="-18.6128520409434">
                <text:p>-18.61285204094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.6016953621238">
                <text:p>62.6016953621238</text:p>
              </table:table-cell>
              <table:table-cell office:value-type="float" office:value="-16.0008630760896">
                <text:p>-16.00086307608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.6754854135381">
                <text:p>36.6754854135381</text:p>
              </table:table-cell>
              <table:table-cell office:value-type="float" office:value="-22.9019399807623">
                <text:p>-22.90193998076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.80832285828">
                <text:p>29.80832285828</text:p>
              </table:table-cell>
              <table:table-cell office:value-type="float" office:value="-23.422893496548">
                <text:p>-23.4228934965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2203691333056">
                <text:p>28.2203691333056</text:p>
              </table:table-cell>
              <table:table-cell office:value-type="float" office:value="-22.285664240889">
                <text:p>-22.2856642408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.7987687508627">
                <text:p>33.7987687508627</text:p>
              </table:table-cell>
              <table:table-cell office:value-type="float" office:value="-29.3357880488007">
                <text:p>-29.33578804880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.4001213273565">
                <text:p>37.4001213273565</text:p>
              </table:table-cell>
              <table:table-cell office:value-type="float" office:value="-20.7660063947235">
                <text:p>-20.76600639472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.8336383373045">
                <text:p>35.8336383373045</text:p>
              </table:table-cell>
              <table:table-cell office:value-type="float" office:value="-22.6109483347486">
                <text:p>-22.61094833474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.9274840001389">
                <text:p>34.9274840001389</text:p>
              </table:table-cell>
              <table:table-cell office:value-type="float" office:value="-18.8112832082419">
                <text:p>-18.81128320824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2534714376855">
                <text:p>41.2534714376855</text:p>
              </table:table-cell>
              <table:table-cell office:value-type="float" office:value="-16.1075430727705">
                <text:p>-16.10754307277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.3103242349043">
                <text:p>34.3103242349043</text:p>
              </table:table-cell>
              <table:table-cell office:value-type="float" office:value="-27.4321499718107">
                <text:p>-27.43214997181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.1073299137551">
                <text:p>28.1073299137551</text:p>
              </table:table-cell>
              <table:table-cell office:value-type="float" office:value="-22.2825314988035">
                <text:p>-22.28253149880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.8477491803475">
                <text:p>27.8477491803475</text:p>
              </table:table-cell>
              <table:table-cell office:value-type="float" office:value="-19.3646906692797">
                <text:p>-19.36469066927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.6558269386928">
                <text:p>58.6558269386928</text:p>
              </table:table-cell>
              <table:table-cell office:value-type="float" office:value="-18.8560760384008">
                <text:p>-18.85607603840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.3493616466382">
                <text:p>22.3493616466382</text:p>
              </table:table-cell>
              <table:table-cell office:value-type="float" office:value="-19.5598881114151">
                <text:p>-19.55988811141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.3580374686279">
                <text:p>42.3580374686279</text:p>
              </table:table-cell>
              <table:table-cell office:value-type="float" office:value="-27.126039084657">
                <text:p>-27.1260390846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.2586069033924">
                <text:p>22.2586069033924</text:p>
              </table:table-cell>
              <table:table-cell office:value-type="float" office:value="-17.832517590866">
                <text:p>-17.8325175908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.4066604415135">
                <text:p>32.4066604415135</text:p>
              </table:table-cell>
              <table:table-cell office:value-type="float" office:value="-20.3723212180367">
                <text:p>-20.37232121803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3400798987285">
                <text:p>45.3400798987285</text:p>
              </table:table-cell>
              <table:table-cell office:value-type="float" office:value="-23.8681240502619">
                <text:p>-23.86812405026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.4569956963863">
                <text:p>31.4569956963863</text:p>
              </table:table-cell>
              <table:table-cell office:value-type="float" office:value="-15.0237521762463">
                <text:p>-15.02375217624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.721390990142">
                <text:p>43.721390990142</text:p>
              </table:table-cell>
              <table:table-cell office:value-type="float" office:value="-25.5296496324351">
                <text:p>-25.52964963243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.6882802133444">
                <text:p>35.6882802133444</text:p>
              </table:table-cell>
              <table:table-cell office:value-type="float" office:value="-30.491794665136">
                <text:p>-30.4917946651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2423192009075">
                <text:p>27.2423192009075</text:p>
              </table:table-cell>
              <table:table-cell office:value-type="float" office:value="-20.0895196571663">
                <text:p>-20.08951965716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.4056740290293">
                <text:p>43.4056740290293</text:p>
              </table:table-cell>
              <table:table-cell office:value-type="float" office:value="-19.637776439407">
                <text:p>-19.6377764394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.5663070045059">
                <text:p>21.5663070045059</text:p>
              </table:table-cell>
              <table:table-cell office:value-type="float" office:value="-17.4907889010469">
                <text:p>-17.49078890104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.0741765593763">
                <text:p>30.0741765593763</text:p>
              </table:table-cell>
              <table:table-cell office:value-type="float" office:value="-18.3570733670953">
                <text:p>-18.35707336709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.2614576775623">
                <text:p>44.2614576775623</text:p>
              </table:table-cell>
              <table:table-cell office:value-type="float" office:value="-35.6420334576211">
                <text:p>-35.64203345762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.6302917663595">
                <text:p>41.6302917663595</text:p>
              </table:table-cell>
              <table:table-cell office:value-type="float" office:value="-18.5395900505857">
                <text:p>-18.53959005058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.4359403451684">
                <text:p>33.4359403451684</text:p>
              </table:table-cell>
              <table:table-cell office:value-type="float" office:value="-26.7500389399806">
                <text:p>-26.75003893998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5194297438702">
                <text:p>27.5194297438702</text:p>
              </table:table-cell>
              <table:table-cell office:value-type="float" office:value="-21.282392234023">
                <text:p>-21.2823922340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.8728783404614">
                <text:p>36.8728783404614</text:p>
              </table:table-cell>
              <table:table-cell office:value-type="float" office:value="-27.374606605265">
                <text:p>-27.374606605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.4469150175335">
                <text:p>30.4469150175335</text:p>
              </table:table-cell>
              <table:table-cell office:value-type="float" office:value="-24.073454462325">
                <text:p>-24.0734544623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.5996646494154">
                <text:p>29.5996646494154</text:p>
              </table:table-cell>
              <table:table-cell office:value-type="float" office:value="-20.6529089934285">
                <text:p>-20.65290899342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.6186774870739">
                <text:p>27.6186774870739</text:p>
              </table:table-cell>
              <table:table-cell office:value-type="float" office:value="-22.5349676248974">
                <text:p>-22.53496762489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.7008703327494">
                <text:p>20.7008703327494</text:p>
              </table:table-cell>
              <table:table-cell office:value-type="float" office:value="-18.88919638005">
                <text:p>-18.88919638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.8210877506787">
                <text:p>29.8210877506787</text:p>
              </table:table-cell>
              <table:table-cell office:value-type="float" office:value="-22.0474890931877">
                <text:p>-22.04748909318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.4645876067833">
                <text:p>20.4645876067833</text:p>
              </table:table-cell>
              <table:table-cell office:value-type="float" office:value="-15.994110313368">
                <text:p>-15.9941103133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.4671638980265">
                <text:p>31.4671638980265</text:p>
              </table:table-cell>
              <table:table-cell office:value-type="float" office:value="-24.2931900413613">
                <text:p>-24.29319004136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.8396484927099">
                <text:p>22.8396484927099</text:p>
              </table:table-cell>
              <table:table-cell office:value-type="float" office:value="-17.5688269396699">
                <text:p>-17.56882693966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.8017552648107">
                <text:p>42.8017552648107</text:p>
              </table:table-cell>
              <table:table-cell office:value-type="float" office:value="-28.5425523099781">
                <text:p>-28.54255230997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.0347196731973">
                <text:p>26.0347196731973</text:p>
              </table:table-cell>
              <table:table-cell office:value-type="float" office:value="-20.2187498774064">
                <text:p>-20.21874987740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.0182174172941">
                <text:p>27.0182174172941</text:p>
              </table:table-cell>
              <table:table-cell office:value-type="float" office:value="-19.948488743432">
                <text:p>-19.9484887434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.2683801190182">
                <text:p>27.2683801190182</text:p>
              </table:table-cell>
              <table:table-cell office:value-type="float" office:value="-16.8140803021256">
                <text:p>-16.81408030212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.4857096018305">
                <text:p>33.4857096018305</text:p>
              </table:table-cell>
              <table:table-cell office:value-type="float" office:value="-17.542349293022">
                <text:p>-17.5423492930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.1770920009995">
                <text:p>47.1770920009995</text:p>
              </table:table-cell>
              <table:table-cell office:value-type="float" office:value="-23.0830521970745">
                <text:p>-23.0830521970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.3702338661305">
                <text:p>40.3702338661305</text:p>
              </table:table-cell>
              <table:table-cell office:value-type="float" office:value="-15.70473573282">
                <text:p>-15.704735732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5001830261063">
                <text:p>45.5001830261063</text:p>
              </table:table-cell>
              <table:table-cell office:value-type="float" office:value="-15.8185476676946">
                <text:p>-15.81854766769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.1665160400302">
                <text:p>29.1665160400302</text:p>
              </table:table-cell>
              <table:table-cell office:value-type="float" office:value="-16.048913611368">
                <text:p>-16.0489136113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.490732773686">
                <text:p>34.490732773686</text:p>
              </table:table-cell>
              <table:table-cell office:value-type="float" office:value="-20.7508994741884">
                <text:p>-20.75089947418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.9421482822283">
                <text:p>66.9421482822283</text:p>
              </table:table-cell>
              <table:table-cell office:value-type="float" office:value="-20.5073348040315">
                <text:p>-20.50733480403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.5893242908392">
                <text:p>36.5893242908392</text:p>
              </table:table-cell>
              <table:table-cell office:value-type="float" office:value="-30.9142678488522">
                <text:p>-30.91426784885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.8030093449211">
                <text:p>32.8030093449211</text:p>
              </table:table-cell>
              <table:table-cell office:value-type="float" office:value="-24.046308604538">
                <text:p>-24.0463086045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4569302413214">
                <text:p>24.4569302413214</text:p>
              </table:table-cell>
              <table:table-cell office:value-type="float" office:value="-20.5060095167964">
                <text:p>-20.50600951679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.6544196521038">
                <text:p>38.6544196521038</text:p>
              </table:table-cell>
              <table:table-cell office:value-type="float" office:value="-31.4716430238707">
                <text:p>-31.47164302387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1.5529721720018">
                <text:p>31.5529721720018</text:p>
              </table:table-cell>
              <table:table-cell office:value-type="float" office:value="-18.3474948435547">
                <text:p>-18.34749484355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.4723534635123">
                <text:p>40.4723534635123</text:p>
              </table:table-cell>
              <table:table-cell office:value-type="float" office:value="-35.7226473940286">
                <text:p>-35.72264739402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.48680530415">
                <text:p>27.48680530415</text:p>
              </table:table-cell>
              <table:table-cell office:value-type="float" office:value="-21.6189060152208">
                <text:p>-21.6189060152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4152565820826">
                <text:p>29.4152565820826</text:p>
              </table:table-cell>
              <table:table-cell office:value-type="float" office:value="-19.1675233296135">
                <text:p>-19.16752332961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6712035746389">
                <text:p>23.6712035746389</text:p>
              </table:table-cell>
              <table:table-cell office:value-type="float" office:value="-21.4449816539055">
                <text:p>-21.44498165390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.0703059019004">
                <text:p>39.0703059019004</text:p>
              </table:table-cell>
              <table:table-cell office:value-type="float" office:value="-33.877408147526">
                <text:p>-33.8774081475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3.0259782806757">
                <text:p>33.0259782806757</text:p>
              </table:table-cell>
              <table:table-cell office:value-type="float" office:value="-21.3080884985592">
                <text:p>-21.30808849855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.7557340103319">
                <text:p>59.7557340103319</text:p>
              </table:table-cell>
              <table:table-cell office:value-type="float" office:value="-16.0293510889236">
                <text:p>-16.02935108892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5400875636618">
                <text:p>29.5400875636618</text:p>
              </table:table-cell>
              <table:table-cell office:value-type="float" office:value="-14.6063395566124">
                <text:p>-14.60633955661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1.0730266922154">
                <text:p>31.0730266922154</text:p>
              </table:table-cell>
              <table:table-cell office:value-type="float" office:value="-23.2037398603353">
                <text:p>-23.20373986033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.4045036160185">
                <text:p>40.4045036160185</text:p>
              </table:table-cell>
              <table:table-cell office:value-type="float" office:value="-35.5039607398038">
                <text:p>-35.50396073980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207235118559">
                <text:p>46.8207235118559</text:p>
              </table:table-cell>
              <table:table-cell office:value-type="float" office:value="-21.8484804000959">
                <text:p>-21.84848040009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.0434054696477">
                <text:p>35.0434054696477</text:p>
              </table:table-cell>
              <table:table-cell office:value-type="float" office:value="-24.7661205651089">
                <text:p>-24.76612056510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6147726840739">
                <text:p>30.6147726840739</text:p>
              </table:table-cell>
              <table:table-cell office:value-type="float" office:value="-14.9814044006598">
                <text:p>-14.98140440065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.8552813445818">
                <text:p>53.8552813445818</text:p>
              </table:table-cell>
              <table:table-cell office:value-type="float" office:value="-12.4277075168065">
                <text:p>-12.42770751680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353959635548">
                <text:p>47.2353959635548</text:p>
              </table:table-cell>
              <table:table-cell office:value-type="float" office:value="-15.1541089577125">
                <text:p>-15.1541089577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0858707693268">
                <text:p>47.0858707693268</text:p>
              </table:table-cell>
              <table:table-cell office:value-type="float" office:value="-20.2208292096053">
                <text:p>-20.22082920960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0209791010612">
                <text:p>43.0209791010612</text:p>
              </table:table-cell>
              <table:table-cell office:value-type="float" office:value="-15.5544048747444">
                <text:p>-15.55440487474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.2920247344109">
                <text:p>53.2920247344109</text:p>
              </table:table-cell>
              <table:table-cell office:value-type="float" office:value="-14.2197866013851">
                <text:p>-14.21978660138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8.0587657306445">
                <text:p>58.0587657306445</text:p>
              </table:table-cell>
              <table:table-cell office:value-type="float" office:value="-11.7542162513596">
                <text:p>-11.75421625135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.739228316617">
                <text:p>52.739228316617</text:p>
              </table:table-cell>
              <table:table-cell office:value-type="float" office:value="-18.2248452079752">
                <text:p>-18.22484520797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.3214760464736">
                <text:p>48.3214760464736</text:p>
              </table:table-cell>
              <table:table-cell office:value-type="float" office:value="-28.1799262347813">
                <text:p>-28.17992623478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.0380420227136">
                <text:p>53.0380420227136</text:p>
              </table:table-cell>
              <table:table-cell office:value-type="float" office:value="-26.6455446541269">
                <text:p>-26.64554465412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.4126879073991">
                <text:p>56.4126879073991</text:p>
              </table:table-cell>
              <table:table-cell office:value-type="float" office:value="-20.2156509753358">
                <text:p>-20.21565097533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.3906749153692">
                <text:p>43.3906749153692</text:p>
              </table:table-cell>
              <table:table-cell office:value-type="float" office:value="-20.0901611547352">
                <text:p>-20.09016115473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.2352619235254">
                <text:p>47.2352619235254</text:p>
              </table:table-cell>
              <table:table-cell office:value-type="float" office:value="-23.2187378539062">
                <text:p>-23.2187378539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.4652282607863">
                <text:p>69.4652282607863</text:p>
              </table:table-cell>
              <table:table-cell office:value-type="float" office:value="-21.5375723609812">
                <text:p>-21.53757236098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2919979906159">
                <text:p>60.2919979906159</text:p>
              </table:table-cell>
              <table:table-cell office:value-type="float" office:value="-19.9268308879096">
                <text:p>-19.92683088790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.9470460893146">
                <text:p>52.9470460893146</text:p>
              </table:table-cell>
              <table:table-cell office:value-type="float" office:value="-17.695899389293">
                <text:p>-17.6958993892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.1721865044564">
                <text:p>50.1721865044564</text:p>
              </table:table-cell>
              <table:table-cell office:value-type="float" office:value="-18.0092370169394">
                <text:p>-18.00923701693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5.954727329635">
                <text:p>45.954727329635</text:p>
              </table:table-cell>
              <table:table-cell office:value-type="float" office:value="-15.4761332293055">
                <text:p>-15.47613322930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.2149618255389">
                <text:p>38.2149618255389</text:p>
              </table:table-cell>
              <table:table-cell office:value-type="float" office:value="-25.6417682871563">
                <text:p>-25.64176828715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.5580638862143">
                <text:p>37.5580638862143</text:p>
              </table:table-cell>
              <table:table-cell office:value-type="float" office:value="-14.2422302439182">
                <text:p>-14.24223024391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5.7910705657022">
                <text:p>35.7910705657022</text:p>
              </table:table-cell>
              <table:table-cell office:value-type="float" office:value="-30.0819432074648">
                <text:p>-30.08194320746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8.0184983435979">
                <text:p>38.0184983435979</text:p>
              </table:table-cell>
              <table:table-cell office:value-type="float" office:value="-15.4758270249661">
                <text:p>-15.47582702496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.9268957022216">
                <text:p>39.9268957022216</text:p>
              </table:table-cell>
              <table:table-cell office:value-type="float" office:value="-26.5152642980161">
                <text:p>-26.51526429801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7.4918657602007">
                <text:p>47.4918657602007</text:p>
              </table:table-cell>
              <table:table-cell office:value-type="float" office:value="-32.8358514561034">
                <text:p>-32.83585145610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2040128308022">
                <text:p>31.2040128308022</text:p>
              </table:table-cell>
              <table:table-cell office:value-type="float" office:value="-21.5412604407104">
                <text:p>-21.54126044071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.5680405609536">
                <text:p>43.5680405609536</text:p>
              </table:table-cell>
              <table:table-cell office:value-type="float" office:value="-19.6538694344086">
                <text:p>-19.65386943440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3.7451505084272">
                <text:p>43.7451505084272</text:p>
              </table:table-cell>
              <table:table-cell office:value-type="float" office:value="-17.6734069052448">
                <text:p>-17.67340690524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.7095400782096">
                <text:p>42.7095400782096</text:p>
              </table:table-cell>
              <table:table-cell office:value-type="float" office:value="-14.0169940969397">
                <text:p>-14.01699409693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.5340943091933">
                <text:p>51.5340943091933</text:p>
              </table:table-cell>
              <table:table-cell office:value-type="float" office:value="-12.9203852804211">
                <text:p>-12.92038528042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.1794328706987">
                <text:p>42.1794328706987</text:p>
              </table:table-cell>
              <table:table-cell office:value-type="float" office:value="-19.7462036045673">
                <text:p>-19.74620360456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.136984674759">
                <text:p>52.136984674759</text:p>
              </table:table-cell>
              <table:table-cell office:value-type="float" office:value="-20.8008197144385">
                <text:p>-20.80081971443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8414761443055">
                <text:p>32.8414761443055</text:p>
              </table:table-cell>
              <table:table-cell office:value-type="float" office:value="-19.7766113745109">
                <text:p>-19.77661137451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4682176273023">
                <text:p>32.4682176273023</text:p>
              </table:table-cell>
              <table:table-cell office:value-type="float" office:value="-21.9777023237891">
                <text:p>-21.97770232378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6.7174368501831">
                <text:p>46.7174368501831</text:p>
              </table:table-cell>
              <table:table-cell office:value-type="float" office:value="-20.4350483967619">
                <text:p>-20.43504839676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.3978003714203">
                <text:p>34.3978003714203</text:p>
              </table:table-cell>
              <table:table-cell office:value-type="float" office:value="-30.3859618107021">
                <text:p>-30.38596181070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.6013276069708">
                <text:p>33.6013276069708</text:p>
              </table:table-cell>
              <table:table-cell office:value-type="float" office:value="-26.3529915361045">
                <text:p>-26.35299153610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.2891042456276">
                <text:p>43.2891042456276</text:p>
              </table:table-cell>
              <table:table-cell office:value-type="float" office:value="-20.0268063722592">
                <text:p>-20.02680637225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4.6568467716332">
                <text:p>54.6568467716332</text:p>
              </table:table-cell>
              <table:table-cell office:value-type="float" office:value="-15.7466527228237">
                <text:p>-15.74665272282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2.0917936064883">
                <text:p>52.0917936064883</text:p>
              </table:table-cell>
              <table:table-cell office:value-type="float" office:value="-15.6734728736127">
                <text:p>-15.67347287361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.1133710463989">
                <text:p>36.1133710463989</text:p>
              </table:table-cell>
              <table:table-cell office:value-type="float" office:value="-24.0824059873732">
                <text:p>-24.08240598737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8.4570669042922">
                <text:p>38.4570669042922</text:p>
              </table:table-cell>
              <table:table-cell office:value-type="float" office:value="-25.5701407403514">
                <text:p>-25.57014074035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.5535848765264">
                <text:p>26.5535848765264</text:p>
              </table:table-cell>
              <table:table-cell office:value-type="float" office:value="-22.5529462243746">
                <text:p>-22.55294622437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4.9818202516597">
                <text:p>44.9818202516597</text:p>
              </table:table-cell>
              <table:table-cell office:value-type="float" office:value="-22.5437408883873">
                <text:p>-22.54374088838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083360426705">
                <text:p>32.8083360426705</text:p>
              </table:table-cell>
              <table:table-cell office:value-type="float" office:value="-21.5786003813865">
                <text:p>-21.57860038138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.0787187150693">
                <text:p>35.0787187150693</text:p>
              </table:table-cell>
              <table:table-cell office:value-type="float" office:value="-18.9029185511403">
                <text:p>-18.90291855114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.3873639278347">
                <text:p>35.3873639278347</text:p>
              </table:table-cell>
              <table:table-cell office:value-type="float" office:value="-16.8246116230899">
                <text:p>-16.8246116230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4.5908908186083">
                <text:p>44.5908908186083</text:p>
              </table:table-cell>
              <table:table-cell office:value-type="float" office:value="-13.5244639807327">
                <text:p>-13.52446398073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7.0099446001546">
                <text:p>37.0099446001546</text:p>
              </table:table-cell>
              <table:table-cell office:value-type="float" office:value="-21.0451013175261">
                <text:p>-21.04510131752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5.348465269494">
                <text:p>45.348465269494</text:p>
              </table:table-cell>
              <table:table-cell office:value-type="float" office:value="-14.47358831318">
                <text:p>-14.473588313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.8052366851177">
                <text:p>44.8052366851177</text:p>
              </table:table-cell>
              <table:table-cell office:value-type="float" office:value="-22.8118867614738">
                <text:p>-22.81188676147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.2006323210331">
                <text:p>41.2006323210331</text:p>
              </table:table-cell>
              <table:table-cell office:value-type="float" office:value="-16.3262892457227">
                <text:p>-16.32628924572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.3807551171413">
                <text:p>45.3807551171413</text:p>
              </table:table-cell>
              <table:table-cell office:value-type="float" office:value="-14.5557649096828">
                <text:p>-14.55576490968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.1760676900937">
                <text:p>25.1760676900937</text:p>
              </table:table-cell>
              <table:table-cell office:value-type="float" office:value="-22.7170259368618">
                <text:p>-22.71702593686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7.622356252634">
                <text:p>37.622356252634</text:p>
              </table:table-cell>
              <table:table-cell office:value-type="float" office:value="-26.6203020279706">
                <text:p>-26.62030202797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.6761090799532">
                <text:p>36.6761090799532</text:p>
              </table:table-cell>
              <table:table-cell office:value-type="float" office:value="-30.4795788587699">
                <text:p>-30.47957885876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5.5066027499858">
                <text:p>45.5066027499858</text:p>
              </table:table-cell>
              <table:table-cell office:value-type="float" office:value="-26.6671024321624">
                <text:p>-26.66710243216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.7400244024368">
                <text:p>32.7400244024368</text:p>
              </table:table-cell>
              <table:table-cell office:value-type="float" office:value="-22.6984118952106">
                <text:p>-22.69841189521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74240409535">
                <text:p>34.74240409535</text:p>
              </table:table-cell>
              <table:table-cell office:value-type="float" office:value="-23.6341918099156">
                <text:p>-23.6341918099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9.3485009688408">
                <text:p>39.3485009688408</text:p>
              </table:table-cell>
              <table:table-cell office:value-type="float" office:value="-29.2093911178087">
                <text:p>-29.20939111780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.6722410523792">
                <text:p>37.6722410523792</text:p>
              </table:table-cell>
              <table:table-cell office:value-type="float" office:value="-27.8975823836325">
                <text:p>-27.89758238363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7.765676348355">
                <text:p>47.765676348355</text:p>
              </table:table-cell>
              <table:table-cell office:value-type="float" office:value="-19.4596238826319">
                <text:p>-19.45962388263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.1855373438197">
                <text:p>27.1855373438197</text:p>
              </table:table-cell>
              <table:table-cell office:value-type="float" office:value="-20.21034097188">
                <text:p>-20.210340971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614883071827">
                <text:p>26.614883071827</text:p>
              </table:table-cell>
              <table:table-cell office:value-type="float" office:value="-20.7832747203823">
                <text:p>-20.78327472038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3.4535487533495">
                <text:p>43.4535487533495</text:p>
              </table:table-cell>
              <table:table-cell office:value-type="float" office:value="-18.2556855866193">
                <text:p>-18.25568558661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865670694327">
                <text:p>26.865670694327</text:p>
              </table:table-cell>
              <table:table-cell office:value-type="float" office:value="-22.0842216710194">
                <text:p>-22.08422167101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.7403401963644">
                <text:p>29.7403401963644</text:p>
              </table:table-cell>
              <table:table-cell office:value-type="float" office:value="-26.4102707485851">
                <text:p>-26.41027074858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.0675894661165">
                <text:p>25.0675894661165</text:p>
              </table:table-cell>
              <table:table-cell office:value-type="float" office:value="-21.4413173182931">
                <text:p>-21.44131731829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.2570373495137">
                <text:p>32.2570373495137</text:p>
              </table:table-cell>
              <table:table-cell office:value-type="float" office:value="-19.1746526739735">
                <text:p>-19.17465267397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.8291997811374">
                <text:p>29.8291997811374</text:p>
              </table:table-cell>
              <table:table-cell office:value-type="float" office:value="-17.0249821751453">
                <text:p>-17.02498217514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3494152527106">
                <text:p>30.3494152527106</text:p>
              </table:table-cell>
              <table:table-cell office:value-type="float" office:value="-14.6652091290253">
                <text:p>-14.66520912902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.5283520879858">
                <text:p>25.5283520879858</text:p>
              </table:table-cell>
              <table:table-cell office:value-type="float" office:value="-17.4744644636724">
                <text:p>-17.47446446367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.6357942945809">
                <text:p>44.6357942945809</text:p>
              </table:table-cell>
              <table:table-cell office:value-type="float" office:value="-13.9022929798494">
                <text:p>-13.90229297984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.61340979597">
                <text:p>55.61340979597</text:p>
              </table:table-cell>
              <table:table-cell office:value-type="float" office:value="-14.5294235455611">
                <text:p>-14.52942354556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.8226455992691">
                <text:p>32.8226455992691</text:p>
              </table:table-cell>
              <table:table-cell office:value-type="float" office:value="-16.5674149478847">
                <text:p>-16.56741494788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.6214162123133">
                <text:p>38.6214162123133</text:p>
              </table:table-cell>
              <table:table-cell office:value-type="float" office:value="-19.2660051708794">
                <text:p>-19.26600517087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3.4936779098021">
                <text:p>43.4936779098021</text:p>
              </table:table-cell>
              <table:table-cell office:value-type="float" office:value="-25.7912980213436">
                <text:p>-25.79129802134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.1611131512458">
                <text:p>36.1611131512458</text:p>
              </table:table-cell>
              <table:table-cell office:value-type="float" office:value="-22.1056467376583">
                <text:p>-22.10564673765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.2411496235173">
                <text:p>41.2411496235173</text:p>
              </table:table-cell>
              <table:table-cell office:value-type="float" office:value="-17.67597820203">
                <text:p>-17.675978202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3.4627722386409">
                <text:p>23.4627722386409</text:p>
              </table:table-cell>
              <table:table-cell office:value-type="float" office:value="-16.5372770252708">
                <text:p>-16.53727702527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.9528513912063">
                <text:p>28.9528513912063</text:p>
              </table:table-cell>
              <table:table-cell office:value-type="float" office:value="-24.204495421961">
                <text:p>-24.2044954219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.8940989630896">
                <text:p>41.8940989630896</text:p>
              </table:table-cell>
              <table:table-cell office:value-type="float" office:value="-33.7868906537634">
                <text:p>-33.78689065376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.2680609661258">
                <text:p>38.2680609661258</text:p>
              </table:table-cell>
              <table:table-cell office:value-type="float" office:value="-28.8416348494588">
                <text:p>-28.84163484945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.7720433333689">
                <text:p>47.7720433333689</text:p>
              </table:table-cell>
              <table:table-cell office:value-type="float" office:value="-16.2285865300698">
                <text:p>-16.22858653006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.7356634456919">
                <text:p>36.7356634456919</text:p>
              </table:table-cell>
              <table:table-cell office:value-type="float" office:value="-15.4091704642706">
                <text:p>-15.4091704642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3.7601260263743">
                <text:p>33.7601260263743</text:p>
              </table:table-cell>
              <table:table-cell office:value-type="float" office:value="-16.8892709421842">
                <text:p>-16.88927094218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.2895079049193">
                <text:p>46.2895079049193</text:p>
              </table:table-cell>
              <table:table-cell office:value-type="float" office:value="-14.7204489795845">
                <text:p>-14.72044897958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6719438686779">
                <text:p>31.6719438686779</text:p>
              </table:table-cell>
              <table:table-cell office:value-type="float" office:value="-19.4409203280399">
                <text:p>-19.44092032803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.9752298938914">
                <text:p>45.9752298938914</text:p>
              </table:table-cell>
              <table:table-cell office:value-type="float" office:value="-15.4135204550029">
                <text:p>-15.41352045500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1.7052917957289">
                <text:p>41.7052917957289</text:p>
              </table:table-cell>
              <table:table-cell office:value-type="float" office:value="-23.2982937272178">
                <text:p>-23.29829372721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.9272417494789">
                <text:p>29.9272417494789</text:p>
              </table:table-cell>
              <table:table-cell office:value-type="float" office:value="-24.5804269955043">
                <text:p>-24.58042699550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.9288895448128">
                <text:p>37.9288895448128</text:p>
              </table:table-cell>
              <table:table-cell office:value-type="float" office:value="-16.6415495299972">
                <text:p>-16.64154952999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1.4980624186089">
                <text:p>31.4980624186089</text:p>
              </table:table-cell>
              <table:table-cell office:value-type="float" office:value="-19.5391170564774">
                <text:p>-19.53911705647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1.0212557512134">
                <text:p>31.0212557512134</text:p>
              </table:table-cell>
              <table:table-cell office:value-type="float" office:value="-16.0158200076126">
                <text:p>-16.01582000761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4595609390026">
                <text:p>32.4595609390026</text:p>
              </table:table-cell>
              <table:table-cell office:value-type="float" office:value="-21.9392008657773">
                <text:p>-21.93920086577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.9974859366925">
                <text:p>38.9974859366925</text:p>
              </table:table-cell>
              <table:table-cell office:value-type="float" office:value="-29.6531243855787">
                <text:p>-29.65312438557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.21583120002">
                <text:p>28.21583120002</text:p>
              </table:table-cell>
              <table:table-cell office:value-type="float" office:value="-21.9339303004147">
                <text:p>-21.93393030041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.9372433128822">
                <text:p>42.9372433128822</text:p>
              </table:table-cell>
              <table:table-cell office:value-type="float" office:value="-28.0091272166148">
                <text:p>-28.00912721661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.7392489886602">
                <text:p>29.7392489886602</text:p>
              </table:table-cell>
              <table:table-cell office:value-type="float" office:value="-14.2285673378846">
                <text:p>-14.22856733788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.3271877978896">
                <text:p>43.3271877978896</text:p>
              </table:table-cell>
              <table:table-cell office:value-type="float" office:value="-25.6647556722547">
                <text:p>-25.66475567225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.8657580779457">
                <text:p>38.8657580779457</text:p>
              </table:table-cell>
              <table:table-cell office:value-type="float" office:value="-20.1226123628689">
                <text:p>-20.12261236286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.4366767804466">
                <text:p>38.4366767804466</text:p>
              </table:table-cell>
              <table:table-cell office:value-type="float" office:value="-16.0110054537925">
                <text:p>-16.01100545379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5.9107302713259">
                <text:p>35.9107302713259</text:p>
              </table:table-cell>
              <table:table-cell office:value-type="float" office:value="-19.2916257653502">
                <text:p>-19.29162576535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.5342193993416">
                <text:p>34.5342193993416</text:p>
              </table:table-cell>
              <table:table-cell office:value-type="float" office:value="-16.6320452294579">
                <text:p>-16.63204522945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3.619851158042">
                <text:p>33.619851158042</text:p>
              </table:table-cell>
              <table:table-cell office:value-type="float" office:value="-17.2929291170675">
                <text:p>-17.29292911706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3.8796834268489">
                <text:p>43.8796834268489</text:p>
              </table:table-cell>
              <table:table-cell office:value-type="float" office:value="-28.4862538632067">
                <text:p>-28.48625386320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8920511469593">
                <text:p>37.8920511469593</text:p>
              </table:table-cell>
              <table:table-cell office:value-type="float" office:value="-21.5192559559707">
                <text:p>-21.51925595597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.3222737032629">
                <text:p>60.3222737032629</text:p>
              </table:table-cell>
              <table:table-cell office:value-type="float" office:value="-13.7723648011093">
                <text:p>-13.77236480110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.3901015383966">
                <text:p>31.3901015383966</text:p>
              </table:table-cell>
              <table:table-cell office:value-type="float" office:value="-14.9372329192218">
                <text:p>-14.93723291922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3.017832483866">
                <text:p>43.017832483866</text:p>
              </table:table-cell>
              <table:table-cell office:value-type="float" office:value="-18.8169739584563">
                <text:p>-18.81697395845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7.7797270412783">
                <text:p>47.7797270412783</text:p>
              </table:table-cell>
              <table:table-cell office:value-type="float" office:value="-19.5236826565148">
                <text:p>-19.52368265651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.1849760754435">
                <text:p>38.1849760754435</text:p>
              </table:table-cell>
              <table:table-cell office:value-type="float" office:value="-25.8335788069119">
                <text:p>-25.83357880691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.2652449965397">
                <text:p>26.2652449965397</text:p>
              </table:table-cell>
              <table:table-cell office:value-type="float" office:value="-19.6818465845562">
                <text:p>-19.68184658455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6.5646063094623">
                <text:p>56.5646063094623</text:p>
              </table:table-cell>
              <table:table-cell office:value-type="float" office:value="-13.9577093180161">
                <text:p>-13.95770931801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.9539966588968">
                <text:p>41.9539966588968</text:p>
              </table:table-cell>
              <table:table-cell office:value-type="float" office:value="-15.2985779975863">
                <text:p>-15.29857799758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6047654389733">
                <text:p>37.6047654389733</text:p>
              </table:table-cell>
              <table:table-cell office:value-type="float" office:value="-23.2178307841825">
                <text:p>-23.21783078418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8.7356471590354">
                <text:p>38.7356471590354</text:p>
              </table:table-cell>
              <table:table-cell office:value-type="float" office:value="-29.7013527752035">
                <text:p>-29.70135277520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.2297379299706">
                <text:p>25.2297379299706</text:p>
              </table:table-cell>
              <table:table-cell office:value-type="float" office:value="-21.0664641443053">
                <text:p>-21.06646414430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.5168277310325">
                <text:p>30.5168277310325</text:p>
              </table:table-cell>
              <table:table-cell office:value-type="float" office:value="-23.9913715984625">
                <text:p>-23.99137159846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2.8484853478152">
                <text:p>32.8484853478152</text:p>
              </table:table-cell>
              <table:table-cell office:value-type="float" office:value="-19.5822179841628">
                <text:p>-19.58221798416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.5112601497054">
                <text:p>36.5112601497054</text:p>
              </table:table-cell>
              <table:table-cell office:value-type="float" office:value="-16.7442533729511">
                <text:p>-16.74425337295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.9497366601198">
                <text:p>25.9497366601198</text:p>
              </table:table-cell>
              <table:table-cell office:value-type="float" office:value="-18.187109900147">
                <text:p>-18.1871099001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1.4057481777817">
                <text:p>31.4057481777817</text:p>
              </table:table-cell>
              <table:table-cell office:value-type="float" office:value="-24.1866820881945">
                <text:p>-24.18668208819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.9265793910311">
                <text:p>31.9265793910311</text:p>
              </table:table-cell>
              <table:table-cell office:value-type="float" office:value="-16.0824876787645">
                <text:p>-16.08248767876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.5068722932513">
                <text:p>37.5068722932513</text:p>
              </table:table-cell>
              <table:table-cell office:value-type="float" office:value="-32.6450793930501">
                <text:p>-32.64507939305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.8727423794395">
                <text:p>36.8727423794395</text:p>
              </table:table-cell>
              <table:table-cell office:value-type="float" office:value="-19.3131113748426">
                <text:p>-19.31311137484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.5566807118908">
                <text:p>23.5566807118908</text:p>
              </table:table-cell>
              <table:table-cell office:value-type="float" office:value="-8.94723159770373">
                <text:p>-8.947231597703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4.9786729384782">
                <text:p>44.9786729384782</text:p>
              </table:table-cell>
              <table:table-cell office:value-type="float" office:value="-16.0755133415225">
                <text:p>-16.07551334152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.009020067573">
                <text:p>33.009020067573</text:p>
              </table:table-cell>
              <table:table-cell office:value-type="float" office:value="-21.1421467945581">
                <text:p>-21.14214679455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1.1995897441689">
                <text:p>31.1995897441689</text:p>
              </table:table-cell>
              <table:table-cell office:value-type="float" office:value="-26.4310161543939">
                <text:p>-26.43101615439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.1572263008849">
                <text:p>34.1572263008849</text:p>
              </table:table-cell>
              <table:table-cell office:value-type="float" office:value="-22.9918875592613">
                <text:p>-22.99188755926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.8547459323018">
                <text:p>34.8547459323018</text:p>
              </table:table-cell>
              <table:table-cell office:value-type="float" office:value="-23.3494721913133">
                <text:p>-23.34947219131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.0671271350756">
                <text:p>23.0671271350756</text:p>
              </table:table-cell>
              <table:table-cell office:value-type="float" office:value="-20.3848285151488">
                <text:p>-20.38482851514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4.6313622401172">
                <text:p>44.6313622401172</text:p>
              </table:table-cell>
              <table:table-cell office:value-type="float" office:value="-13.8714189268032">
                <text:p>-13.87141892680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.9716091644658">
                <text:p>25.9716091644658</text:p>
              </table:table-cell>
              <table:table-cell office:value-type="float" office:value="-18.292717572018">
                <text:p>-18.2927175720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3.0151799575405">
                <text:p>43.0151799575405</text:p>
              </table:table-cell>
              <table:table-cell office:value-type="float" office:value="-29.4014964248376">
                <text:p>-29.40149642483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.3560840885227">
                <text:p>30.3560840885227</text:p>
              </table:table-cell>
              <table:table-cell office:value-type="float" office:value="-15.1894198210758">
                <text:p>-15.18941982107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6.0358529757859">
                <text:p>46.0358529757859</text:p>
              </table:table-cell>
              <table:table-cell office:value-type="float" office:value="-15.2176734171654">
                <text:p>-15.21767341716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.8026473413524">
                <text:p>42.8026473413524</text:p>
              </table:table-cell>
              <table:table-cell office:value-type="float" office:value="-32.4449427345055">
                <text:p>-32.44494273450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2.3530320462266">
                <text:p>32.3530320462266</text:p>
              </table:table-cell>
              <table:table-cell office:value-type="float" office:value="-20.7264936066331">
                <text:p>-20.72649360663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.4873908537097">
                <text:p>40.4873908537097</text:p>
              </table:table-cell>
              <table:table-cell office:value-type="float" office:value="-13.9308622615822">
                <text:p>-13.93086226158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.8621732952667">
                <text:p>30.8621732952667</text:p>
              </table:table-cell>
              <table:table-cell office:value-type="float" office:value="-20.282669417602">
                <text:p>-20.2826694176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.9508619641206">
                <text:p>34.9508619641206</text:p>
              </table:table-cell>
              <table:table-cell office:value-type="float" office:value="-18.9183475366675">
                <text:p>-18.91834753666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.4210794849078">
                <text:p>43.4210794849078</text:p>
              </table:table-cell>
              <table:table-cell office:value-type="float" office:value="-13.4649917083737">
                <text:p>-13.46499170837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.2167571746605">
                <text:p>34.2167571746605</text:p>
              </table:table-cell>
              <table:table-cell office:value-type="float" office:value="-14.7288554778405">
                <text:p>-14.72885547784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6.4243688345051">
                <text:p>36.4243688345051</text:p>
              </table:table-cell>
              <table:table-cell office:value-type="float" office:value="-17.0160251382438">
                <text:p>-17.01602513824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.1026355007194">
                <text:p>28.1026355007194</text:p>
              </table:table-cell>
              <table:table-cell office:value-type="float" office:value="-19.0833060488743">
                <text:p>-19.08330604887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2997280638057">
                <text:p>39.2997280638057</text:p>
              </table:table-cell>
              <table:table-cell office:value-type="float" office:value="-27.4648235293027">
                <text:p>-27.46482352930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2.6087414051969">
                <text:p>32.6087414051969</text:p>
              </table:table-cell>
              <table:table-cell office:value-type="float" office:value="-25.9597161274677">
                <text:p>-25.95971612746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5422632294473">
                <text:p>39.5422632294473</text:p>
              </table:table-cell>
              <table:table-cell office:value-type="float" office:value="-33.7510975362944">
                <text:p>-33.75109753629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7001613152823">
                <text:p>20.7001613152823</text:p>
              </table:table-cell>
              <table:table-cell office:value-type="float" office:value="-18.7508249431287">
                <text:p>-18.75082494312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6.5611158810166">
                <text:p>46.5611158810166</text:p>
              </table:table-cell>
              <table:table-cell office:value-type="float" office:value="-31.3062920757636">
                <text:p>-31.30629207576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2.2720994602814">
                <text:p>32.2720994602814</text:p>
              </table:table-cell>
              <table:table-cell office:value-type="float" office:value="-19.0987207421154">
                <text:p>-19.09872074211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.0010266861998">
                <text:p>35.0010266861998</text:p>
              </table:table-cell>
              <table:table-cell office:value-type="float" office:value="-18.6548180973097">
                <text:p>-18.65481809730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.913617404414">
                <text:p>42.913617404414</text:p>
              </table:table-cell>
              <table:table-cell office:value-type="float" office:value="-18.8116406921039">
                <text:p>-18.81164069210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.9698230945086">
                <text:p>24.9698230945086</text:p>
              </table:table-cell>
              <table:table-cell office:value-type="float" office:value="-17.899221000028">
                <text:p>-17.8992210000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.8788287729692">
                <text:p>32.8788287729692</text:p>
              </table:table-cell>
              <table:table-cell office:value-type="float" office:value="-16.3215926764588">
                <text:p>-16.32159267645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.3811352355212">
                <text:p>50.3811352355212</text:p>
              </table:table-cell>
              <table:table-cell office:value-type="float" office:value="-25.8297954921">
                <text:p>-25.82979549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4.8962395304936">
                <text:p>34.8962395304936</text:p>
              </table:table-cell>
              <table:table-cell office:value-type="float" office:value="-28.2472220258759">
                <text:p>-28.24722202587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.5536143307532">
                <text:p>50.5536143307532</text:p>
              </table:table-cell>
              <table:table-cell office:value-type="float" office:value="-14.2102232087332">
                <text:p>-14.21022320873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.6200430354303">
                <text:p>35.6200430354303</text:p>
              </table:table-cell>
              <table:table-cell office:value-type="float" office:value="-16.5201508139187">
                <text:p>-16.52015081391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7.007542851201">
                <text:p>27.007542851201</text:p>
              </table:table-cell>
              <table:table-cell office:value-type="float" office:value="-17.477008192411">
                <text:p>-17.4770081924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4.2816608287877">
                <text:p>24.2816608287877</text:p>
              </table:table-cell>
              <table:table-cell office:value-type="float" office:value="-17.545760035822">
                <text:p>-17.5457600358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.7820667438524">
                <text:p>27.7820667438524</text:p>
              </table:table-cell>
              <table:table-cell office:value-type="float" office:value="-17.9776391036355">
                <text:p>-17.97763910363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.8975818591312">
                <text:p>28.8975818591312</text:p>
              </table:table-cell>
              <table:table-cell office:value-type="float" office:value="-25.9708439611026">
                <text:p>-25.97084396110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.2355056821511">
                <text:p>27.2355056821511</text:p>
              </table:table-cell>
              <table:table-cell office:value-type="float" office:value="-17.121434666643">
                <text:p>-17.1214346666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4.455753328898">
                <text:p>54.455753328898</text:p>
              </table:table-cell>
              <table:table-cell office:value-type="float" office:value="-13.0603850123457">
                <text:p>-13.06038501234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2.1869844517297">
                <text:p>32.1869844517297</text:p>
              </table:table-cell>
              <table:table-cell office:value-type="float" office:value="-20.8059512774755">
                <text:p>-20.80595127747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4.0532231940897">
                <text:p>44.0532231940897</text:p>
              </table:table-cell>
              <table:table-cell office:value-type="float" office:value="-12.8624600829334">
                <text:p>-12.86246008293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.8901699192643">
                <text:p>27.8901699192643</text:p>
              </table:table-cell>
              <table:table-cell office:value-type="float" office:value="-22.384567371429">
                <text:p>-22.3845673714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0.6126394108881">
                <text:p>40.6126394108881</text:p>
              </table:table-cell>
              <table:table-cell office:value-type="float" office:value="-16.9632482881239">
                <text:p>-16.96324828812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.0142427080875">
                <text:p>28.0142427080875</text:p>
              </table:table-cell>
              <table:table-cell office:value-type="float" office:value="-20.752467329576">
                <text:p>-20.7524673295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3.4540673969319">
                <text:p>33.4540673969319</text:p>
              </table:table-cell>
              <table:table-cell office:value-type="float" office:value="-25.0598055347526">
                <text:p>-25.05980553475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.5826811641831">
                <text:p>26.5826811641831</text:p>
              </table:table-cell>
              <table:table-cell office:value-type="float" office:value="-19.0775703518199">
                <text:p>-19.0775703518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.1250715755398">
                <text:p>25.1250715755398</text:p>
              </table:table-cell>
              <table:table-cell office:value-type="float" office:value="-18.1030637927906">
                <text:p>-18.10306379279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.3643825678741">
                <text:p>28.3643825678741</text:p>
              </table:table-cell>
              <table:table-cell office:value-type="float" office:value="-25.1554371831549">
                <text:p>-25.15543718315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.288923514535">
                <text:p>27.288923514535</text:p>
              </table:table-cell>
              <table:table-cell office:value-type="float" office:value="-15.4483503213738">
                <text:p>-15.44835032137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.5672011359059">
                <text:p>28.5672011359059</text:p>
              </table:table-cell>
              <table:table-cell office:value-type="float" office:value="-15.2093269404021">
                <text:p>-15.20932694040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7.3080347734304">
                <text:p>37.3080347734304</text:p>
              </table:table-cell>
              <table:table-cell office:value-type="float" office:value="-26.5478929148343">
                <text:p>-26.54789291483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9.2128571873409">
                <text:p>39.2128571873409</text:p>
              </table:table-cell>
              <table:table-cell office:value-type="float" office:value="-17.0680085506842">
                <text:p>-17.06800855068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.2784381803361">
                <text:p>25.2784381803361</text:p>
              </table:table-cell>
              <table:table-cell office:value-type="float" office:value="-17.744169310793">
                <text:p>-17.7441693107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.7560060319196">
                <text:p>30.7560060319196</text:p>
              </table:table-cell>
              <table:table-cell office:value-type="float" office:value="-17.3594521838414">
                <text:p>-17.35945218384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5.4994590980983">
                <text:p>45.4994590980983</text:p>
              </table:table-cell>
              <table:table-cell office:value-type="float" office:value="-14.0303706809865">
                <text:p>-14.03037068098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9.1523245628254">
                <text:p>39.1523245628254</text:p>
              </table:table-cell>
              <table:table-cell office:value-type="float" office:value="-13.7965657981548">
                <text:p>-13.79656579815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7.7568146883238">
                <text:p>27.7568146883238</text:p>
              </table:table-cell>
              <table:table-cell office:value-type="float" office:value="-15.8495264771857">
                <text:p>-15.84952647718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3.896280885068">
                <text:p>43.896280885068</text:p>
              </table:table-cell>
              <table:table-cell office:value-type="float" office:value="-28.6560396451028">
                <text:p>-28.65603964510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8.5896643128256">
                <text:p>38.5896643128256</text:p>
              </table:table-cell>
              <table:table-cell office:value-type="float" office:value="-28.3751690332427">
                <text:p>-28.37516903324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.3001013683939">
                <text:p>25.3001013683939</text:p>
              </table:table-cell>
              <table:table-cell office:value-type="float" office:value="-17.8317496966796">
                <text:p>-17.83174969667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.6125797780258">
                <text:p>28.6125797780258</text:p>
              </table:table-cell>
              <table:table-cell office:value-type="float" office:value="-18.341102392827">
                <text:p>-18.3411023928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.3508675279376">
                <text:p>36.3508675279376</text:p>
              </table:table-cell>
              <table:table-cell office:value-type="float" office:value="-28.3247727507314">
                <text:p>-28.32477275073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7.6490511529403">
                <text:p>37.6490511529403</text:p>
              </table:table-cell>
              <table:table-cell office:value-type="float" office:value="-15.3867937064682">
                <text:p>-15.38679370646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.4454057041635">
                <text:p>23.4454057041635</text:p>
              </table:table-cell>
              <table:table-cell office:value-type="float" office:value="-18.5856640209212">
                <text:p>-18.58566402092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5.663762506248">
                <text:p>35.663762506248</text:p>
              </table:table-cell>
              <table:table-cell office:value-type="float" office:value="-27.3715012178102">
                <text:p>-27.37150121781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4.3958611552713">
                <text:p>24.3958611552713</text:p>
              </table:table-cell>
              <table:table-cell office:value-type="float" office:value="-22.0324646256844">
                <text:p>-22.03246462568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5.4108171676735">
                <text:p>35.4108171676735</text:p>
              </table:table-cell>
              <table:table-cell office:value-type="float" office:value="-25.711299287254">
                <text:p>-25.7112992872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.6115501768046">
                <text:p>31.6115501768046</text:p>
              </table:table-cell>
              <table:table-cell office:value-type="float" office:value="-24.1572293697488">
                <text:p>-24.15722936974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.6529582584296">
                <text:p>25.6529582584296</text:p>
              </table:table-cell>
              <table:table-cell office:value-type="float" office:value="-17.3443488234603">
                <text:p>-17.34434882346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.531481281405">
                <text:p>26.531481281405</text:p>
              </table:table-cell>
              <table:table-cell office:value-type="float" office:value="-19.5439127525">
                <text:p>-19.54391275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0.4684371952446">
                <text:p>30.4684371952446</text:p>
              </table:table-cell>
              <table:table-cell office:value-type="float" office:value="-22.4456082626585">
                <text:p>-22.44560826265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.4874649309697">
                <text:p>24.4874649309697</text:p>
              </table:table-cell>
              <table:table-cell office:value-type="float" office:value="-18.9869127817425">
                <text:p>-18.98691278174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.0529310278148">
                <text:p>40.0529310278148</text:p>
              </table:table-cell>
              <table:table-cell office:value-type="float" office:value="-15.981193671701">
                <text:p>-15.9811936717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2.9390255179409">
                <text:p>52.9390255179409</text:p>
              </table:table-cell>
              <table:table-cell office:value-type="float" office:value="-20.9276928589136">
                <text:p>-20.92769285891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5.2084990508184">
                <text:p>35.2084990508184</text:p>
              </table:table-cell>
              <table:table-cell office:value-type="float" office:value="-16.7562810919756">
                <text:p>-16.7562810919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1.6982741041803">
                <text:p>41.6982741041803</text:p>
              </table:table-cell>
              <table:table-cell office:value-type="float" office:value="-31.0171426555988">
                <text:p>-31.01714265559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.6636276057486">
                <text:p>26.6636276057486</text:p>
              </table:table-cell>
              <table:table-cell office:value-type="float" office:value="-19.0422042017577">
                <text:p>-19.04220420175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.0457070305606">
                <text:p>26.0457070305606</text:p>
              </table:table-cell>
              <table:table-cell office:value-type="float" office:value="-22.7177409348656">
                <text:p>-22.71774093486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.4478201065545">
                <text:p>32.4478201065545</text:p>
              </table:table-cell>
              <table:table-cell office:value-type="float" office:value="-23.3590306107149">
                <text:p>-23.35903061071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1.17457621972">
                <text:p>31.17457621972</text:p>
              </table:table-cell>
              <table:table-cell office:value-type="float" office:value="-23.5612130690103">
                <text:p>-23.56121306901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8.060249063932">
                <text:p>38.060249063932</text:p>
              </table:table-cell>
              <table:table-cell office:value-type="float" office:value="-30.6785349963923">
                <text:p>-30.67853499639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.7275240289314">
                <text:p>28.7275240289314</text:p>
              </table:table-cell>
              <table:table-cell office:value-type="float" office:value="-16.5186279810701">
                <text:p>-16.51862798107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.0832695037855">
                <text:p>28.0832695037855</text:p>
              </table:table-cell>
              <table:table-cell office:value-type="float" office:value="-20.4227462810974">
                <text:p>-20.42274628109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.7652788485537">
                <text:p>34.7652788485537</text:p>
              </table:table-cell>
              <table:table-cell office:value-type="float" office:value="-26.8359077002592">
                <text:p>-26.83590770025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.8650080534659">
                <text:p>45.8650080534659</text:p>
              </table:table-cell>
              <table:table-cell office:value-type="float" office:value="-15.6659595478337">
                <text:p>-15.66595954783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.6406331147087">
                <text:p>31.6406331147087</text:p>
              </table:table-cell>
              <table:table-cell office:value-type="float" office:value="-29.1132798027146">
                <text:p>-29.11327980271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.2924158574986">
                <text:p>27.2924158574986</text:p>
              </table:table-cell>
              <table:table-cell office:value-type="float" office:value="-21.8809183509819">
                <text:p>-21.88091835098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2796366539605">
                <text:p>21.2796366539605</text:p>
              </table:table-cell>
              <table:table-cell office:value-type="float" office:value="-19.3386162772653">
                <text:p>-19.33861627726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.8062965909282">
                <text:p>27.8062965909282</text:p>
              </table:table-cell>
              <table:table-cell office:value-type="float" office:value="-21.1024264980156">
                <text:p>-21.10242649801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.6742191416532">
                <text:p>31.6742191416532</text:p>
              </table:table-cell>
              <table:table-cell office:value-type="float" office:value="-25.8724663728473">
                <text:p>-25.87246637284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8.9571448632219">
                <text:p>48.9571448632219</text:p>
              </table:table-cell>
              <table:table-cell office:value-type="float" office:value="-16.6649784694493">
                <text:p>-16.66497846944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.7425050379241">
                <text:p>26.7425050379241</text:p>
              </table:table-cell>
              <table:table-cell office:value-type="float" office:value="-22.2512048076437">
                <text:p>-22.25120480764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.4879388565534">
                <text:p>37.4879388565534</text:p>
              </table:table-cell>
              <table:table-cell office:value-type="float" office:value="-29.9769688604789">
                <text:p>-29.97696886047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8176153598404">
                <text:p>27.8176153598404</text:p>
              </table:table-cell>
              <table:table-cell office:value-type="float" office:value="-17.800991670653">
                <text:p>-17.800991670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.6621623326327">
                <text:p>33.6621623326327</text:p>
              </table:table-cell>
              <table:table-cell office:value-type="float" office:value="-15.6898646680308">
                <text:p>-15.68986466803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5.5218762888495">
                <text:p>35.5218762888495</text:p>
              </table:table-cell>
              <table:table-cell office:value-type="float" office:value="-20.0441728879964">
                <text:p>-20.04417288799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.9154954826016">
                <text:p>26.9154954826016</text:p>
              </table:table-cell>
              <table:table-cell office:value-type="float" office:value="-15.8435185814314">
                <text:p>-15.84351858143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.1403845081456">
                <text:p>41.1403845081456</text:p>
              </table:table-cell>
              <table:table-cell office:value-type="float" office:value="-32.9625920821096">
                <text:p>-32.96259208210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.4952969819395">
                <text:p>26.4952969819395</text:p>
              </table:table-cell>
              <table:table-cell office:value-type="float" office:value="-16.5224082659535">
                <text:p>-16.52240826595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.4491884953813">
                <text:p>30.4491884953813</text:p>
              </table:table-cell>
              <table:table-cell office:value-type="float" office:value="-15.0461467804069">
                <text:p>-15.04614678040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5.9025666399329">
                <text:p>25.9025666399329</text:p>
              </table:table-cell>
              <table:table-cell office:value-type="float" office:value="-17.177257103459">
                <text:p>-17.1772571034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.1528387548221">
                <text:p>29.1528387548221</text:p>
              </table:table-cell>
              <table:table-cell office:value-type="float" office:value="-16.3720824150722">
                <text:p>-16.37208241507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.875320102101">
                <text:p>26.875320102101</text:p>
              </table:table-cell>
              <table:table-cell office:value-type="float" office:value="-15.7733662745649">
                <text:p>-15.77336627456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.375446293795">
                <text:p>25.375446293795</text:p>
              </table:table-cell>
              <table:table-cell office:value-type="float" office:value="-20.9751403804933">
                <text:p>-20.97514038049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4.337869100582">
                <text:p>44.337869100582</text:p>
              </table:table-cell>
              <table:table-cell office:value-type="float" office:value="-20.642138083806">
                <text:p>-20.6421380838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.9978510955019">
                <text:p>21.9978510955019</text:p>
              </table:table-cell>
              <table:table-cell office:value-type="float" office:value="-17.5095277764894">
                <text:p>-17.50952777648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.411689740017">
                <text:p>28.411689740017</text:p>
              </table:table-cell>
              <table:table-cell office:value-type="float" office:value="-23.5088546948055">
                <text:p>-23.50885469480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.665718504665">
                <text:p>28.665718504665</text:p>
              </table:table-cell>
              <table:table-cell office:value-type="float" office:value="-20.1288310447786">
                <text:p>-20.12883104477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6.6831608634371">
                <text:p>36.6831608634371</text:p>
              </table:table-cell>
              <table:table-cell office:value-type="float" office:value="-28.8748058487103">
                <text:p>-28.87480584871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.4174027339105">
                <text:p>26.4174027339105</text:p>
              </table:table-cell>
              <table:table-cell office:value-type="float" office:value="-22.8182036040833">
                <text:p>-22.81820360408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2.3940071604939">
                <text:p>42.3940071604939</text:p>
              </table:table-cell>
              <table:table-cell office:value-type="float" office:value="-18.2079356875272">
                <text:p>-18.20793568752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6.7103751663192">
                <text:p>26.7103751663192</text:p>
              </table:table-cell>
              <table:table-cell office:value-type="float" office:value="-22.1092602640349">
                <text:p>-22.10926026403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294444276927">
                <text:p>20.294444276927</text:p>
              </table:table-cell>
              <table:table-cell office:value-type="float" office:value="-17.6160255098795">
                <text:p>-17.61602550987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1.1851347507151">
                <text:p>41.1851347507151</text:p>
              </table:table-cell>
              <table:table-cell office:value-type="float" office:value="-34.7614180771495">
                <text:p>-34.76141807714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.0448521357804">
                <text:p>29.0448521357804</text:p>
              </table:table-cell>
              <table:table-cell office:value-type="float" office:value="-25.5164867373294">
                <text:p>-25.51648673732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1718460746226">
                <text:p>23.1718460746226</text:p>
              </table:table-cell>
              <table:table-cell office:value-type="float" office:value="-18.9558649436291">
                <text:p>-18.95586494362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.4261042500614">
                <text:p>27.4261042500614</text:p>
              </table:table-cell>
              <table:table-cell office:value-type="float" office:value="-21.2422945575975">
                <text:p>-21.24229455759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6.877978602595">
                <text:p>26.877978602595</text:p>
              </table:table-cell>
              <table:table-cell office:value-type="float" office:value="-23.7420715690671">
                <text:p>-23.74207156906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.7810166825987">
                <text:p>29.7810166825987</text:p>
              </table:table-cell>
              <table:table-cell office:value-type="float" office:value="-13.9518709873968">
                <text:p>-13.95187098739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.8896116593767">
                <text:p>35.8896116593767</text:p>
              </table:table-cell>
              <table:table-cell office:value-type="float" office:value="-31.8256533772205">
                <text:p>-31.82565337722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.3675782308177">
                <text:p>24.3675782308177</text:p>
              </table:table-cell>
              <table:table-cell office:value-type="float" office:value="-17.231052395615">
                <text:p>-17.2310523956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.8036654748195">
                <text:p>31.8036654748195</text:p>
              </table:table-cell>
              <table:table-cell office:value-type="float" office:value="-16.7974095482637">
                <text:p>-16.797409548263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0.5132079544116">
                <text:p>40.5132079544116</text:p>
              </table:table-cell>
              <table:table-cell office:value-type="float" office:value="-24.8950581042587">
                <text:p>-24.89505810425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8.5188502248893">
                <text:p>38.5188502248893</text:p>
              </table:table-cell>
              <table:table-cell office:value-type="float" office:value="-22.3878972410164">
                <text:p>-22.38789724101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.2683233855155">
                <text:p>25.2683233855155</text:p>
              </table:table-cell>
              <table:table-cell office:value-type="float" office:value="-17.9736722054349">
                <text:p>-17.97367220543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8.0972938407248">
                <text:p>38.0972938407248</text:p>
              </table:table-cell>
              <table:table-cell office:value-type="float" office:value="-21.1496383009787">
                <text:p>-21.14963830097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2.042847140912">
                <text:p>32.042847140912</text:p>
              </table:table-cell>
              <table:table-cell office:value-type="float" office:value="-25.2099785556424">
                <text:p>-25.20997855564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.5034428462214">
                <text:p>28.5034428462214</text:p>
              </table:table-cell>
              <table:table-cell office:value-type="float" office:value="-25.0074648310532">
                <text:p>-25.00746483105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5.125465858354">
                <text:p>35.125465858354</text:p>
              </table:table-cell>
              <table:table-cell office:value-type="float" office:value="-20.2696463895504">
                <text:p>-20.26964638955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.0719914179555">
                <text:p>22.0719914179555</text:p>
              </table:table-cell>
              <table:table-cell office:value-type="float" office:value="-15.1625769223586">
                <text:p>-15.16257692235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.2487654742807">
                <text:p>36.2487654742807</text:p>
              </table:table-cell>
              <table:table-cell office:value-type="float" office:value="-32.7485995002449">
                <text:p>-32.74859950024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.9656162153465">
                <text:p>22.9656162153465</text:p>
              </table:table-cell>
              <table:table-cell office:value-type="float" office:value="-8.33742990222627">
                <text:p>-8.337429902226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9932379715114">
                <text:p>29.9932379715114</text:p>
              </table:table-cell>
              <table:table-cell office:value-type="float" office:value="-26.0539834318872">
                <text:p>-26.05398343188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0.2201468295552">
                <text:p>70.2201468295552</text:p>
              </table:table-cell>
              <table:table-cell office:value-type="float" office:value="-14.6898040564237">
                <text:p>-14.68980405642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1.893316983944">
                <text:p>51.893316983944</text:p>
              </table:table-cell>
              <table:table-cell office:value-type="float" office:value="-25.3531197710015">
                <text:p>-25.35311977100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9.4270697131537">
                <text:p>49.4270697131537</text:p>
              </table:table-cell>
              <table:table-cell office:value-type="float" office:value="-19.0516477979862">
                <text:p>-19.051647797986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4.5051059826378">
                <text:p>44.5051059826378</text:p>
              </table:table-cell>
              <table:table-cell office:value-type="float" office:value="-13.8988536478554">
                <text:p>-13.89885364785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5.815086764794">
                <text:p>55.815086764794</text:p>
              </table:table-cell>
              <table:table-cell office:value-type="float" office:value="-29.9580957739315">
                <text:p>-29.95809577393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.3994238247243">
                <text:p>47.3994238247243</text:p>
              </table:table-cell>
              <table:table-cell office:value-type="float" office:value="-15.387472708573">
                <text:p>-15.38747270857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.9836720071858">
                <text:p>50.9836720071858</text:p>
              </table:table-cell>
              <table:table-cell office:value-type="float" office:value="-15.6778048397591">
                <text:p>-15.67780483975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3.3248389768921">
                <text:p>43.3248389768921</text:p>
              </table:table-cell>
              <table:table-cell office:value-type="float" office:value="-13.8660979697276">
                <text:p>-13.86609796972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6.4550321488418">
                <text:p>46.4550321488418</text:p>
              </table:table-cell>
              <table:table-cell office:value-type="float" office:value="-14.7508911434319">
                <text:p>-14.75089114343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.9428467772021">
                <text:p>31.9428467772021</text:p>
              </table:table-cell>
              <table:table-cell office:value-type="float" office:value="-25.6285626373115">
                <text:p>-25.62856263731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8.0499049594764">
                <text:p>58.0499049594764</text:p>
              </table:table-cell>
              <table:table-cell office:value-type="float" office:value="-11.7469700699689">
                <text:p>-11.74697006996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.5321876938276">
                <text:p>42.5321876938276</text:p>
              </table:table-cell>
              <table:table-cell office:value-type="float" office:value="-16.1537719635649">
                <text:p>-16.15377196356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0.3307841273142">
                <text:p>60.3307841273142</text:p>
              </table:table-cell>
              <table:table-cell office:value-type="float" office:value="-24.5706601420721">
                <text:p>-24.57066014207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5.4546840905405">
                <text:p>45.4546840905405</text:p>
              </table:table-cell>
              <table:table-cell office:value-type="float" office:value="-14.3683490435935">
                <text:p>-14.36834904359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.0359688956749">
                <text:p>37.0359688956749</text:p>
              </table:table-cell>
              <table:table-cell office:value-type="float" office:value="-19.5028986745262">
                <text:p>-19.50289867452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0.7671609088037">
                <text:p>30.7671609088037</text:p>
              </table:table-cell>
              <table:table-cell office:value-type="float" office:value="-20.4647155300963">
                <text:p>-20.46471553009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.9118806579374">
                <text:p>46.9118806579374</text:p>
              </table:table-cell>
              <table:table-cell office:value-type="float" office:value="-15.9225745492766">
                <text:p>-15.92257454927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.4318995769191">
                <text:p>41.4318995769191</text:p>
              </table:table-cell>
              <table:table-cell office:value-type="float" office:value="-17.6274774723232">
                <text:p>-17.62747747232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.8311623473858">
                <text:p>20.8311623473858</text:p>
              </table:table-cell>
              <table:table-cell office:value-type="float" office:value="-18.1919734060536">
                <text:p>-18.19197340605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.548901255033">
                <text:p>18.548901255033</text:p>
              </table:table-cell>
              <table:table-cell office:value-type="float" office:value="-16.4407225943247">
                <text:p>-16.44072259432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2674061519015">
                <text:p>22.2674061519015</text:p>
              </table:table-cell>
              <table:table-cell office:value-type="float" office:value="-18.0483361202872">
                <text:p>-18.04833612028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.5110419250997">
                <text:p>69.5110419250997</text:p>
              </table:table-cell>
              <table:table-cell office:value-type="float" office:value="-12.3500001971745">
                <text:p>-12.35000019717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.1007973345293">
                <text:p>76.1007973345293</text:p>
              </table:table-cell>
              <table:table-cell office:value-type="float" office:value="-10.9096746000839">
                <text:p>-10.90967460008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.1319083094832">
                <text:p>47.1319083094832</text:p>
              </table:table-cell>
              <table:table-cell office:value-type="float" office:value="-26.1260271790671">
                <text:p>-26.12602717906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8.0139166752928">
                <text:p>48.0139166752928</text:p>
              </table:table-cell>
              <table:table-cell office:value-type="float" office:value="-19.1226341848558">
                <text:p>-19.12263418485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.8774356571931">
                <text:p>30.8774356571931</text:p>
              </table:table-cell>
              <table:table-cell office:value-type="float" office:value="-17.053448857422">
                <text:p>-17.0534488574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0181290343131">
                <text:p>30.0181290343131</text:p>
              </table:table-cell>
              <table:table-cell office:value-type="float" office:value="-17.8696887479092">
                <text:p>-17.86968874790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3.9841962609435">
                <text:p>33.9841962609435</text:p>
              </table:table-cell>
              <table:table-cell office:value-type="float" office:value="-27.7461497887823">
                <text:p>-27.746149788782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.1033208377367">
                <text:p>27.1033208377367</text:p>
              </table:table-cell>
              <table:table-cell office:value-type="float" office:value="-15.2187575618876">
                <text:p>-15.21875756188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.1532286610125">
                <text:p>30.1532286610125</text:p>
              </table:table-cell>
              <table:table-cell office:value-type="float" office:value="-21.1922624306694">
                <text:p>-21.19226243066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2048926528324">
                <text:p>25.2048926528324</text:p>
              </table:table-cell>
              <table:table-cell office:value-type="float" office:value="-17.7317603681938">
                <text:p>-17.73176036819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7.2107160914019">
                <text:p>27.2107160914019</text:p>
              </table:table-cell>
              <table:table-cell office:value-type="float" office:value="-18.4406332480226">
                <text:p>-18.44063324802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7.8553898023586">
                <text:p>47.8553898023586</text:p>
              </table:table-cell>
              <table:table-cell office:value-type="float" office:value="-17.5948638254723">
                <text:p>-17.59486382547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.7022506003901">
                <text:p>43.7022506003901</text:p>
              </table:table-cell>
              <table:table-cell office:value-type="float" office:value="-19.4476743232085">
                <text:p>-19.44767432320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6.173546174474">
                <text:p>56.173546174474</text:p>
              </table:table-cell>
              <table:table-cell office:value-type="float" office:value="-15.5767058665132">
                <text:p>-15.57670586651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7.2918096473907">
                <text:p>47.2918096473907</text:p>
              </table:table-cell>
              <table:table-cell office:value-type="float" office:value="-16.8791637657487">
                <text:p>-16.87916376574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8933254715351">
                <text:p>22.8933254715351</text:p>
              </table:table-cell>
              <table:table-cell office:value-type="float" office:value="-20.5760361305479">
                <text:p>-20.57603613054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2.6906309271681">
                <text:p>32.6906309271681</text:p>
              </table:table-cell>
              <table:table-cell office:value-type="float" office:value="-16.9754857618756">
                <text:p>-16.97548576187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.0592522288044">
                <text:p>20.0592522288044</text:p>
              </table:table-cell>
              <table:table-cell office:value-type="float" office:value="-14.7282405604672">
                <text:p>-14.72824056046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.5852037805219">
                <text:p>18.5852037805219</text:p>
              </table:table-cell>
              <table:table-cell office:value-type="float" office:value="-14.6062673517772">
                <text:p>-14.60626735177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4.9699521442394">
                <text:p>44.9699521442394</text:p>
              </table:table-cell>
              <table:table-cell office:value-type="float" office:value="-16.5914258529345">
                <text:p>-16.591425852934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6.0904821311942">
                <text:p>26.0904821311942</text:p>
              </table:table-cell>
              <table:table-cell office:value-type="float" office:value="-19.9007547102484">
                <text:p>-19.90075471024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9.6781298973028">
                <text:p>59.6781298973028</text:p>
              </table:table-cell>
              <table:table-cell office:value-type="float" office:value="-13.1875959637154">
                <text:p>-13.18759596371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3.9615418982933">
                <text:p>23.9615418982933</text:p>
              </table:table-cell>
              <table:table-cell office:value-type="float" office:value="-16.2544179399805">
                <text:p>-16.25441793998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0.0056912590084">
                <text:p>70.0056912590084</text:p>
              </table:table-cell>
              <table:table-cell office:value-type="float" office:value="-13.3534975518052">
                <text:p>-13.35349755180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.5869001564156">
                <text:p>21.5869001564156</text:p>
              </table:table-cell>
              <table:table-cell office:value-type="float" office:value="-19.1711715362738">
                <text:p>-19.171171536273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7572028492609">
                <text:p>22.7572028492609</text:p>
              </table:table-cell>
              <table:table-cell office:value-type="float" office:value="-15.9978461825242">
                <text:p>-15.99784618252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3.3040951557887">
                <text:p>63.3040951557887</text:p>
              </table:table-cell>
              <table:table-cell office:value-type="float" office:value="-15.319106535681">
                <text:p>-15.31910653568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0.3217330017804">
                <text:p>60.3217330017804</text:p>
              </table:table-cell>
              <table:table-cell office:value-type="float" office:value="-24.454711043512">
                <text:p>-24.4547110435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.0353860498477">
                <text:p>37.0353860498477</text:p>
              </table:table-cell>
              <table:table-cell office:value-type="float" office:value="-13.3607672428065">
                <text:p>-13.360767242806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7.6042299965587">
                <text:p>57.6042299965587</text:p>
              </table:table-cell>
              <table:table-cell office:value-type="float" office:value="-24.4981578775921">
                <text:p>-24.49815787759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9.2973668870732">
                <text:p>49.2973668870732</text:p>
              </table:table-cell>
              <table:table-cell office:value-type="float" office:value="-11.0330534656971">
                <text:p>-11.03305346569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6.148780806937">
                <text:p>46.148780806937</text:p>
              </table:table-cell>
              <table:table-cell office:value-type="float" office:value="-14.962217876677">
                <text:p>-14.9622178766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5.3918601978739">
                <text:p>35.3918601978739</text:p>
              </table:table-cell>
              <table:table-cell office:value-type="float" office:value="-13.6364897322636">
                <text:p>-13.63648973226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7.5686161361981">
                <text:p>37.5686161361981</text:p>
              </table:table-cell>
              <table:table-cell office:value-type="float" office:value="-13.7140769198323">
                <text:p>-13.71407691983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.1889939753765">
                <text:p>25.1889939753765</text:p>
              </table:table-cell>
              <table:table-cell office:value-type="float" office:value="-16.2521952415993">
                <text:p>-16.25219524159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2.839189204068">
                <text:p>42.839189204068</text:p>
              </table:table-cell>
              <table:table-cell office:value-type="float" office:value="-18.694385099812">
                <text:p>-18.6943850998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.7954480905407">
                <text:p>20.7954480905407</text:p>
              </table:table-cell>
              <table:table-cell office:value-type="float" office:value="-18.4700506364655">
                <text:p>-18.47005063646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.069641443698">
                <text:p>40.069641443698</text:p>
              </table:table-cell>
              <table:table-cell office:value-type="float" office:value="-21.7765111967646">
                <text:p>-21.77651119676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8.6893622967594">
                <text:p>38.6893622967594</text:p>
              </table:table-cell>
              <table:table-cell office:value-type="float" office:value="-27.852281766693">
                <text:p>-27.8522817666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.8192708806456">
                <text:p>50.8192708806456</text:p>
              </table:table-cell>
              <table:table-cell office:value-type="float" office:value="-14.4847106470534">
                <text:p>-14.48471064705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.3714311126492">
                <text:p>19.3714311126492</text:p>
              </table:table-cell>
              <table:table-cell office:value-type="float" office:value="-16.5638701661235">
                <text:p>-16.56387016612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9.7520162748353">
                <text:p>49.7520162748353</text:p>
              </table:table-cell>
              <table:table-cell office:value-type="float" office:value="-15.4287546763715">
                <text:p>-15.42875467637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4.5443278298873">
                <text:p>34.5443278298873</text:p>
              </table:table-cell>
              <table:table-cell office:value-type="float" office:value="-16.3731879860277">
                <text:p>-16.37318798602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3.780006290588">
                <text:p>53.780006290588</text:p>
              </table:table-cell>
              <table:table-cell office:value-type="float" office:value="-15.4954338358926">
                <text:p>-15.49543383589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8.6574192400106">
                <text:p>68.6574192400106</text:p>
              </table:table-cell>
              <table:table-cell office:value-type="float" office:value="-12.1311563787655">
                <text:p>-12.13115637876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5.0577313027044">
                <text:p>55.0577313027044</text:p>
              </table:table-cell>
              <table:table-cell office:value-type="float" office:value="-17.0228829177003">
                <text:p>-17.02288291770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.2249561924518">
                <text:p>28.2249561924518</text:p>
              </table:table-cell>
              <table:table-cell office:value-type="float" office:value="-22.1176520240218">
                <text:p>-22.11765202402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0.9746031894026">
                <text:p>50.9746031894026</text:p>
              </table:table-cell>
              <table:table-cell office:value-type="float" office:value="-21.8679721652509">
                <text:p>-21.86797216525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8.0208263305413">
                <text:p>38.0208263305413</text:p>
              </table:table-cell>
              <table:table-cell office:value-type="float" office:value="-18.3417269080066">
                <text:p>-18.34172690800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.7849826876871">
                <text:p>19.7849826876871</text:p>
              </table:table-cell>
              <table:table-cell office:value-type="float" office:value="-17.9925856650726">
                <text:p>-17.99258566507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6.9554539602291">
                <text:p>46.9554539602291</text:p>
              </table:table-cell>
              <table:table-cell office:value-type="float" office:value="-15.399561499363">
                <text:p>-15.3995614993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0.6489586877225">
                <text:p>50.6489586877225</text:p>
              </table:table-cell>
              <table:table-cell office:value-type="float" office:value="-18.9564699830056">
                <text:p>-18.95646998300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4.2268166409369">
                <text:p>24.2268166409369</text:p>
              </table:table-cell>
              <table:table-cell office:value-type="float" office:value="-15.6765189959966">
                <text:p>-15.67651899599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6.3334895780647">
                <text:p>46.3334895780647</text:p>
              </table:table-cell>
              <table:table-cell office:value-type="float" office:value="-34.4046866411705">
                <text:p>-34.40468664117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9.7365402637043">
                <text:p>39.7365402637043</text:p>
              </table:table-cell>
              <table:table-cell office:value-type="float" office:value="-16.500044088865">
                <text:p>-16.5000440888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.4691229372719">
                <text:p>28.4691229372719</text:p>
              </table:table-cell>
              <table:table-cell office:value-type="float" office:value="-17.211088103212">
                <text:p>-17.2110881032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.4755973787824">
                <text:p>45.4755973787824</text:p>
              </table:table-cell>
              <table:table-cell office:value-type="float" office:value="-14.4251017635236">
                <text:p>-14.42510176352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.0711734722041">
                <text:p>17.0711734722041</text:p>
              </table:table-cell>
              <table:table-cell office:value-type="float" office:value="-15.0709084851418">
                <text:p>-15.07090848514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.9603753619508">
                <text:p>36.9603753619508</text:p>
              </table:table-cell>
              <table:table-cell office:value-type="float" office:value="-16.2823325590862">
                <text:p>-16.28233255908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9.2673544816415">
                <text:p>49.2673544816415</text:p>
              </table:table-cell>
              <table:table-cell office:value-type="float" office:value="-15.8907426071635">
                <text:p>-15.89074260716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7.4413904204557">
                <text:p>37.4413904204557</text:p>
              </table:table-cell>
              <table:table-cell office:value-type="float" office:value="-17.4613044001632">
                <text:p>-17.46130440016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7405402264593">
                <text:p>27.7405402264593</text:p>
              </table:table-cell>
              <table:table-cell office:value-type="float" office:value="-21.0641780163641">
                <text:p>-21.06417801636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.0557939139026">
                <text:p>19.0557939139026</text:p>
              </table:table-cell>
              <table:table-cell office:value-type="float" office:value="-17.5101260728303">
                <text:p>-17.510126072830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5.5363940710936">
                <text:p>25.5363940710936</text:p>
              </table:table-cell>
              <table:table-cell office:value-type="float" office:value="-20.7477735008122">
                <text:p>-20.74777350081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8.6405469835611">
                <text:p>38.6405469835611</text:p>
              </table:table-cell>
              <table:table-cell office:value-type="float" office:value="-23.6730926404362">
                <text:p>-23.67309264043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0.5742245821462">
                <text:p>50.5742245821462</text:p>
              </table:table-cell>
              <table:table-cell office:value-type="float" office:value="-13.1807785738653">
                <text:p>-13.18077857386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8049274162268">
                <text:p>32.8049274162268</text:p>
              </table:table-cell>
              <table:table-cell office:value-type="float" office:value="-15.0466509841567">
                <text:p>-15.04665098415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.5267200845346">
                <text:p>21.5267200845346</text:p>
              </table:table-cell>
              <table:table-cell office:value-type="float" office:value="-14.1379678042962">
                <text:p>-14.13796780429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5.623982828639">
                <text:p>45.623982828639</text:p>
              </table:table-cell>
              <table:table-cell office:value-type="float" office:value="-21.674681664381">
                <text:p>-21.6746816643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.2378362026756">
                <text:p>24.2378362026756</text:p>
              </table:table-cell>
              <table:table-cell office:value-type="float" office:value="-15.9134995660964">
                <text:p>-15.91349956609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6.3979652375234">
                <text:p>66.3979652375234</text:p>
              </table:table-cell>
              <table:table-cell office:value-type="float" office:value="-13.22510350753">
                <text:p>-13.225103507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.8402254805108">
                <text:p>19.8402254805108</text:p>
              </table:table-cell>
              <table:table-cell office:value-type="float" office:value="-16.2871379576255">
                <text:p>-16.28713795762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9.2756893995862">
                <text:p>49.2756893995862</text:p>
              </table:table-cell>
              <table:table-cell office:value-type="float" office:value="-31.2450291618274">
                <text:p>-31.24502916182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.7767136269311">
                <text:p>26.7767136269311</text:p>
              </table:table-cell>
              <table:table-cell office:value-type="float" office:value="-23.5382734647313">
                <text:p>-23.53827346473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9.9506686840131">
                <text:p>39.9506686840131</text:p>
              </table:table-cell>
              <table:table-cell office:value-type="float" office:value="-15.9431087053941">
                <text:p>-15.94310870539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.7490103208936">
                <text:p>22.7490103208936</text:p>
              </table:table-cell>
              <table:table-cell office:value-type="float" office:value="-17.6622501655601">
                <text:p>-17.66225016556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4.9515610706531">
                <text:p>44.9515610706531</text:p>
              </table:table-cell>
              <table:table-cell office:value-type="float" office:value="-13.1802819175794">
                <text:p>-13.18028191757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.9882181172658">
                <text:p>47.9882181172658</text:p>
              </table:table-cell>
              <table:table-cell office:value-type="float" office:value="-23.6104372060107">
                <text:p>-23.61043720601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4876897193182">
                <text:p>27.4876897193182</text:p>
              </table:table-cell>
              <table:table-cell office:value-type="float" office:value="-22.9215630829944">
                <text:p>-22.92156308299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.0846751860812">
                <text:p>19.0846751860812</text:p>
              </table:table-cell>
              <table:table-cell office:value-type="float" office:value="-19.0657606956905">
                <text:p>-19.06576069569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6.0960165130847">
                <text:p>56.0960165130847</text:p>
              </table:table-cell>
              <table:table-cell office:value-type="float" office:value="-23.3455528935548">
                <text:p>-23.34555289355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.4571035738081">
                <text:p>47.4571035738081</text:p>
              </table:table-cell>
              <table:table-cell office:value-type="float" office:value="-16.4218990139067">
                <text:p>-16.42189901390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1.2920197382874">
                <text:p>31.2920197382874</text:p>
              </table:table-cell>
              <table:table-cell office:value-type="float" office:value="-14.9603422724563">
                <text:p>-14.96034227245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9.3980252059058">
                <text:p>59.3980252059058</text:p>
              </table:table-cell>
              <table:table-cell office:value-type="float" office:value="-20.9521601184053">
                <text:p>-20.952160118405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4.4042974499457">
                <text:p>44.4042974499457</text:p>
              </table:table-cell>
              <table:table-cell office:value-type="float" office:value="-16.9987674164393">
                <text:p>-16.99876741643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.6396051575099">
                <text:p>28.6396051575099</text:p>
              </table:table-cell>
              <table:table-cell office:value-type="float" office:value="-18.2312741477403">
                <text:p>-18.23127414774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9.1950439215838">
                <text:p>49.1950439215838</text:p>
              </table:table-cell>
              <table:table-cell office:value-type="float" office:value="-15.8705704720786">
                <text:p>-15.87057047207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1.1054048881572">
                <text:p>51.1054048881572</text:p>
              </table:table-cell>
              <table:table-cell office:value-type="float" office:value="-19.6225693531882">
                <text:p>-19.622569353188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.3992230322386">
                <text:p>55.3992230322386</text:p>
              </table:table-cell>
              <table:table-cell office:value-type="float" office:value="-16.4516016605965">
                <text:p>-16.45160166059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4.3246565519152">
                <text:p>34.3246565519152</text:p>
              </table:table-cell>
              <table:table-cell office:value-type="float" office:value="-19.151478793399">
                <text:p>-19.1514787933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5.8137196766678">
                <text:p>35.8137196766678</text:p>
              </table:table-cell>
              <table:table-cell office:value-type="float" office:value="-19.5460268690367">
                <text:p>-19.54602686903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7.9512825760072">
                <text:p>37.9512825760072</text:p>
              </table:table-cell>
              <table:table-cell office:value-type="float" office:value="-18.4656878153677">
                <text:p>-18.4656878153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